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75 budget75it</text:p>
          </table:table-cell>
          <table:table-cell table:number-columns-repeated="39"/>
        </table:table-row>
        <table:table-row table:style-name="ro1">
          <table:table-cell table:number-columns-repeated="40" office:value-type="float" office:value="439.444915467243" calcext:value-type="float">
            <text:p>439.4449154672</text:p>
          </table:table-cell>
        </table:table-row>
        <table:table-row table:style-name="ro1"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815757485309" calcext:value-type="float">
            <text:p>435.8157574853</text:p>
          </table:table-cell>
          <table:table-cell office:value-type="float" office:value="439.444915467243" calcext:value-type="float">
            <text:p>439.4449154672</text:p>
          </table:table-cell>
          <table:table-cell table:number-columns-repeated="3" office:value-type="float" office:value="435.815757485309" calcext:value-type="float">
            <text:p>435.8157574853</text:p>
          </table:table-cell>
          <table:table-cell table:number-columns-repeated="3" office:value-type="float" office:value="439.444915467243" calcext:value-type="float">
            <text:p>439.4449154672</text:p>
          </table:table-cell>
          <table:table-cell office:value-type="float" office:value="435.815757485309" calcext:value-type="float">
            <text:p>435.8157574853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815757485309" calcext:value-type="float">
            <text:p>435.8157574853</text:p>
          </table:table-cell>
          <table:table-cell office:value-type="float" office:value="439.444915467243" calcext:value-type="float">
            <text:p>439.4449154672</text:p>
          </table:table-cell>
          <table:table-cell table:number-columns-repeated="6" office:value-type="float" office:value="435.815757485309" calcext:value-type="float">
            <text:p>435.8157574853</text:p>
          </table:table-cell>
          <table:table-cell office:value-type="float" office:value="439.444915467243" calcext:value-type="float">
            <text:p>439.4449154672</text:p>
          </table:table-cell>
          <table:table-cell table:number-columns-repeated="3" office:value-type="float" office:value="435.815757485309" calcext:value-type="float">
            <text:p>435.8157574853</text:p>
          </table:table-cell>
          <table:table-cell table:number-columns-repeated="4" office:value-type="float" office:value="439.444915467243" calcext:value-type="float">
            <text:p>439.4449154672</text:p>
          </table:table-cell>
          <table:table-cell office:value-type="float" office:value="435.815757485309" calcext:value-type="float">
            <text:p>435.8157574853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815757485309" calcext:value-type="float">
            <text:p>435.8157574853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815757485309" calcext:value-type="float">
            <text:p>435.8157574853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table:number-columns-repeated="2" office:value-type="float" office:value="435.815757485309" calcext:value-type="float">
            <text:p>435.8157574853</text:p>
          </table:table-cell>
          <table:table-cell office:value-type="float" office:value="439.444915467243" calcext:value-type="float">
            <text:p>439.4449154672</text:p>
          </table:table-cell>
        </table:table-row>
        <table:table-row table:style-name="ro1"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560711382274" calcext:value-type="float">
            <text:p>435.5607113823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63211262519" calcext:value-type="float">
            <text:p>435.6321126252</text:p>
          </table:table-cell>
          <table:table-cell office:value-type="float" office:value="435.945996688692" calcext:value-type="float">
            <text:p>435.9459966887</text:p>
          </table:table-cell>
          <table:table-cell office:value-type="float" office:value="435.990955960523" calcext:value-type="float">
            <text:p>435.9909559605</text:p>
          </table:table-cell>
          <table:table-cell table:number-columns-repeated="3" office:value-type="float" office:value="439.444915467243" calcext:value-type="float">
            <text:p>439.4449154672</text:p>
          </table:table-cell>
          <table:table-cell office:value-type="float" office:value="435.560711382274" calcext:value-type="float">
            <text:p>435.5607113823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63211262519" calcext:value-type="float">
            <text:p>435.6321126252</text:p>
          </table:table-cell>
          <table:table-cell office:value-type="float" office:value="435.693264251471" calcext:value-type="float">
            <text:p>435.6932642515</text:p>
          </table:table-cell>
          <table:table-cell office:value-type="float" office:value="435.990955960523" calcext:value-type="float">
            <text:p>435.9909559605</text:p>
          </table:table-cell>
          <table:table-cell table:number-columns-repeated="3" office:value-type="float" office:value="435.560711382274" calcext:value-type="float">
            <text:p>435.5607113823</text:p>
          </table:table-cell>
          <table:table-cell table:number-columns-repeated="2" office:value-type="float" office:value="435.63211262519" calcext:value-type="float">
            <text:p>435.6321126252</text:p>
          </table:table-cell>
          <table:table-cell office:value-type="float" office:value="435.532506972923" calcext:value-type="float">
            <text:p>435.5325069729</text:p>
          </table:table-cell>
          <table:table-cell office:value-type="float" office:value="435.63211262519" calcext:value-type="float">
            <text:p>435.6321126252</text:p>
          </table:table-cell>
          <table:table-cell office:value-type="float" office:value="435.560711382274" calcext:value-type="float">
            <text:p>435.5607113823</text:p>
          </table:table-cell>
          <table:table-cell office:value-type="float" office:value="435.63211262519" calcext:value-type="float">
            <text:p>435.6321126252</text:p>
          </table:table-cell>
          <table:table-cell table:number-columns-repeated="4" office:value-type="float" office:value="439.444915467243" calcext:value-type="float">
            <text:p>439.4449154672</text:p>
          </table:table-cell>
          <table:table-cell office:value-type="float" office:value="435.63211262519" calcext:value-type="float">
            <text:p>435.6321126252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63211262519" calcext:value-type="float">
            <text:p>435.6321126252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560711382274" calcext:value-type="float">
            <text:p>435.5607113823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776202826925" calcext:value-type="float">
            <text:p>435.7762028269</text:p>
          </table:table-cell>
          <table:table-cell office:value-type="float" office:value="435.63211262519" calcext:value-type="float">
            <text:p>435.6321126252</text:p>
          </table:table-cell>
          <table:table-cell office:value-type="float" office:value="435.560711382274" calcext:value-type="float">
            <text:p>435.5607113823</text:p>
          </table:table-cell>
          <table:table-cell office:value-type="float" office:value="435.693264251471" calcext:value-type="float">
            <text:p>435.6932642515</text:p>
          </table:table-cell>
        </table:table-row>
        <table:table-row table:style-name="ro1">
          <table:table-cell office:value-type="float" office:value="439.444915467243" calcext:value-type="float">
            <text:p>439.4449154672</text:p>
          </table:table-cell>
          <table:table-cell office:value-type="float" office:value="435.62189978949" calcext:value-type="float">
            <text:p>435.6218997895</text:p>
          </table:table-cell>
          <table:table-cell office:value-type="float" office:value="435.342779688052" calcext:value-type="float">
            <text:p>435.3427796881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500180696262" calcext:value-type="float">
            <text:p>435.5001806963</text:p>
          </table:table-cell>
          <table:table-cell office:value-type="float" office:value="436.057034206638" calcext:value-type="float">
            <text:p>436.0570342066</text:p>
          </table:table-cell>
          <table:table-cell office:value-type="float" office:value="428.209174947491" calcext:value-type="float">
            <text:p>428.2091749475</text:p>
          </table:table-cell>
          <table:table-cell table:number-columns-repeated="3" office:value-type="float" office:value="439.444915467243" calcext:value-type="float">
            <text:p>439.4449154672</text:p>
          </table:table-cell>
          <table:table-cell office:value-type="float" office:value="429.691504754673" calcext:value-type="float">
            <text:p>429.6915047547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752891635461" calcext:value-type="float">
            <text:p>435.7528916355</text:p>
          </table:table-cell>
          <table:table-cell office:value-type="float" office:value="435.491146299235" calcext:value-type="float">
            <text:p>435.4911462992</text:p>
          </table:table-cell>
          <table:table-cell office:value-type="float" office:value="435.714900238478" calcext:value-type="float">
            <text:p>435.7149002385</text:p>
          </table:table-cell>
          <table:table-cell office:value-type="float" office:value="435.388510118578" calcext:value-type="float">
            <text:p>435.3885101186</text:p>
          </table:table-cell>
          <table:table-cell office:value-type="float" office:value="435.724009499888" calcext:value-type="float">
            <text:p>435.7240094999</text:p>
          </table:table-cell>
          <table:table-cell office:value-type="float" office:value="435.747594267231" calcext:value-type="float">
            <text:p>435.7475942672</text:p>
          </table:table-cell>
          <table:table-cell office:value-type="float" office:value="435.800029297527" calcext:value-type="float">
            <text:p>435.8000292975</text:p>
          </table:table-cell>
          <table:table-cell office:value-type="float" office:value="429.896287434607" calcext:value-type="float">
            <text:p>429.8962874346</text:p>
          </table:table-cell>
          <table:table-cell office:value-type="float" office:value="435.429340358001" calcext:value-type="float">
            <text:p>435.429340358</text:p>
          </table:table-cell>
          <table:table-cell office:value-type="float" office:value="429.896287434607" calcext:value-type="float">
            <text:p>429.8962874346</text:p>
          </table:table-cell>
          <table:table-cell office:value-type="float" office:value="435.687449298407" calcext:value-type="float">
            <text:p>435.6874492984</text:p>
          </table:table-cell>
          <table:table-cell office:value-type="float" office:value="435.450361345377" calcext:value-type="float">
            <text:p>435.4503613454</text:p>
          </table:table-cell>
          <table:table-cell office:value-type="float" office:value="435.678284914667" calcext:value-type="float">
            <text:p>435.6782849147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438437954585" calcext:value-type="float">
            <text:p>435.4384379546</text:p>
          </table:table-cell>
          <table:table-cell office:value-type="float" office:value="435.500180696262" calcext:value-type="float">
            <text:p>435.5001806963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29.896287434607" calcext:value-type="float">
            <text:p>429.8962874346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342779688052" calcext:value-type="float">
            <text:p>435.3427796881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563208653922" calcext:value-type="float">
            <text:p>435.5632086539</text:p>
          </table:table-cell>
          <table:table-cell office:value-type="float" office:value="429.896287434607" calcext:value-type="float">
            <text:p>429.8962874346</text:p>
          </table:table-cell>
          <table:table-cell office:value-type="float" office:value="429.691504754673" calcext:value-type="float">
            <text:p>429.6915047547</text:p>
          </table:table-cell>
          <table:table-cell office:value-type="float" office:value="435.438215040534" calcext:value-type="float">
            <text:p>435.4382150405</text:p>
          </table:table-cell>
        </table:table-row>
        <table:table-row table:style-name="ro1">
          <table:table-cell office:value-type="float" office:value="439.444915467243" calcext:value-type="float">
            <text:p>439.4449154672</text:p>
          </table:table-cell>
          <table:table-cell office:value-type="float" office:value="435.450591992142" calcext:value-type="float">
            <text:p>435.4505919921</text:p>
          </table:table-cell>
          <table:table-cell office:value-type="float" office:value="435.147671525857" calcext:value-type="float">
            <text:p>435.147671525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9.517073608084" calcext:value-type="float">
            <text:p>429.5170736081</text:p>
          </table:table-cell>
          <table:table-cell office:value-type="float" office:value="427.933275533768" calcext:value-type="float">
            <text:p>427.9332755338</text:p>
          </table:table-cell>
          <table:table-cell office:value-type="float" office:value="428.252734506387" calcext:value-type="float">
            <text:p>428.2527345064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286233857658" calcext:value-type="float">
            <text:p>435.2862338577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9.195401453783" calcext:value-type="float">
            <text:p>429.1954014538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80881630157" calcext:value-type="float">
            <text:p>435.8088163016</text:p>
          </table:table-cell>
          <table:table-cell office:value-type="float" office:value="428.565647159047" calcext:value-type="float">
            <text:p>428.565647159</text:p>
          </table:table-cell>
          <table:table-cell office:value-type="float" office:value="435.30047687758" calcext:value-type="float">
            <text:p>435.3004768776</text:p>
          </table:table-cell>
          <table:table-cell office:value-type="float" office:value="435.937742882172" calcext:value-type="float">
            <text:p>435.9377428822</text:p>
          </table:table-cell>
          <table:table-cell office:value-type="float" office:value="435.527207141282" calcext:value-type="float">
            <text:p>435.5272071413</text:p>
          </table:table-cell>
          <table:table-cell office:value-type="float" office:value="435.456371567592" calcext:value-type="float">
            <text:p>435.4563715676</text:p>
          </table:table-cell>
          <table:table-cell office:value-type="float" office:value="428.519592256891" calcext:value-type="float">
            <text:p>428.5195922569</text:p>
          </table:table-cell>
          <table:table-cell office:value-type="float" office:value="435.539718584894" calcext:value-type="float">
            <text:p>435.5397185849</text:p>
          </table:table-cell>
          <table:table-cell office:value-type="float" office:value="429.373040266471" calcext:value-type="float">
            <text:p>429.3730402665</text:p>
          </table:table-cell>
          <table:table-cell office:value-type="float" office:value="435.322295495553" calcext:value-type="float">
            <text:p>435.3222954956</text:p>
          </table:table-cell>
          <table:table-cell office:value-type="float" office:value="430.228632448473" calcext:value-type="float">
            <text:p>430.2286324485</text:p>
          </table:table-cell>
          <table:table-cell office:value-type="float" office:value="435.547809804167" calcext:value-type="float">
            <text:p>435.5478098042</text:p>
          </table:table-cell>
          <table:table-cell office:value-type="float" office:value="435.273441182446" calcext:value-type="float">
            <text:p>435.2734411824</text:p>
          </table:table-cell>
          <table:table-cell office:value-type="float" office:value="435.462247940073" calcext:value-type="float">
            <text:p>435.4622479401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210547713055" calcext:value-type="float">
            <text:p>435.2105477131</text:p>
          </table:table-cell>
          <table:table-cell office:value-type="float" office:value="435.353852414899" calcext:value-type="float">
            <text:p>435.3538524149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29.373040266471" calcext:value-type="float">
            <text:p>429.3730402665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147671525857" calcext:value-type="float">
            <text:p>435.147671525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9.761280757753" calcext:value-type="float">
            <text:p>429.7612807578</text:p>
          </table:table-cell>
          <table:table-cell office:value-type="float" office:value="429.373040266471" calcext:value-type="float">
            <text:p>429.3730402665</text:p>
          </table:table-cell>
          <table:table-cell office:value-type="float" office:value="429.06441222529" calcext:value-type="float">
            <text:p>429.0644122253</text:p>
          </table:table-cell>
          <table:table-cell office:value-type="float" office:value="435.619045668688" calcext:value-type="float">
            <text:p>435.6190456687</text:p>
          </table:table-cell>
        </table:table-row>
        <table:table-row table:style-name="ro1">
          <table:table-cell office:value-type="float" office:value="439.444915467243" calcext:value-type="float">
            <text:p>439.4449154672</text:p>
          </table:table-cell>
          <table:table-cell office:value-type="float" office:value="435.627499780868" calcext:value-type="float">
            <text:p>435.6274997809</text:p>
          </table:table-cell>
          <table:table-cell office:value-type="float" office:value="434.992750298461" calcext:value-type="float">
            <text:p>434.9927502985</text:p>
          </table:table-cell>
          <table:table-cell office:value-type="float" office:value="435.341039358667" calcext:value-type="float">
            <text:p>435.3410393587</text:p>
          </table:table-cell>
          <table:table-cell office:value-type="float" office:value="429.815590211121" calcext:value-type="float">
            <text:p>429.8155902111</text:p>
          </table:table-cell>
          <table:table-cell office:value-type="float" office:value="427.7828042015" calcext:value-type="float">
            <text:p>427.7828042015</text:p>
          </table:table-cell>
          <table:table-cell office:value-type="float" office:value="428.268249259936" calcext:value-type="float">
            <text:p>428.268249259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156184899964" calcext:value-type="float">
            <text:p>435.156184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8.726566657563" calcext:value-type="float">
            <text:p>428.7265666576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546791798166" calcext:value-type="float">
            <text:p>435.5467917982</text:p>
          </table:table-cell>
          <table:table-cell office:value-type="float" office:value="428.132756412767" calcext:value-type="float">
            <text:p>428.1327564128</text:p>
          </table:table-cell>
          <table:table-cell office:value-type="float" office:value="435.467970464893" calcext:value-type="float">
            <text:p>435.4679704649</text:p>
          </table:table-cell>
          <table:table-cell office:value-type="float" office:value="428.00860700893" calcext:value-type="float">
            <text:p>428.0086070089</text:p>
          </table:table-cell>
          <table:table-cell office:value-type="float" office:value="435.277667018425" calcext:value-type="float">
            <text:p>435.2776670184</text:p>
          </table:table-cell>
          <table:table-cell office:value-type="float" office:value="435.215085054673" calcext:value-type="float">
            <text:p>435.2150850547</text:p>
          </table:table-cell>
          <table:table-cell office:value-type="float" office:value="428.799407336272" calcext:value-type="float">
            <text:p>428.7994073363</text:p>
          </table:table-cell>
          <table:table-cell office:value-type="float" office:value="435.62885911255" calcext:value-type="float">
            <text:p>435.6288591126</text:p>
          </table:table-cell>
          <table:table-cell office:value-type="float" office:value="428.969388557983" calcext:value-type="float">
            <text:p>428.969388558</text:p>
          </table:table-cell>
          <table:table-cell office:value-type="float" office:value="435.242586120065" calcext:value-type="float">
            <text:p>435.2425861201</text:p>
          </table:table-cell>
          <table:table-cell office:value-type="float" office:value="431.742780226377" calcext:value-type="float">
            <text:p>431.7427802264</text:p>
          </table:table-cell>
          <table:table-cell office:value-type="float" office:value="435.416367264158" calcext:value-type="float">
            <text:p>435.4163672642</text:p>
          </table:table-cell>
          <table:table-cell office:value-type="float" office:value="435.089415770045" calcext:value-type="float">
            <text:p>435.08941577</text:p>
          </table:table-cell>
          <table:table-cell office:value-type="float" office:value="435.282577945594" calcext:value-type="float">
            <text:p>435.2825779456</text:p>
          </table:table-cell>
          <table:table-cell office:value-type="float" office:value="435.298999394861" calcext:value-type="float">
            <text:p>435.298999394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028995612829" calcext:value-type="float">
            <text:p>435.0289956128</text:p>
          </table:table-cell>
          <table:table-cell office:value-type="float" office:value="435.22107150155" calcext:value-type="float">
            <text:p>435.2210715016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562384854561" calcext:value-type="float">
            <text:p>435.5623848546</text:p>
          </table:table-cell>
          <table:table-cell office:value-type="float" office:value="428.969388557983" calcext:value-type="float">
            <text:p>428.969388558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8.504080965407" calcext:value-type="float">
            <text:p>428.5040809654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9.329403109228" calcext:value-type="float">
            <text:p>429.3294031092</text:p>
          </table:table-cell>
          <table:table-cell office:value-type="float" office:value="428.969388557983" calcext:value-type="float">
            <text:p>428.969388558</text:p>
          </table:table-cell>
          <table:table-cell office:value-type="float" office:value="428.608186964717" calcext:value-type="float">
            <text:p>428.6081869647</text:p>
          </table:table-cell>
          <table:table-cell office:value-type="float" office:value="435.758266762345" calcext:value-type="float">
            <text:p>435.7582667623</text:p>
          </table:table-cell>
        </table:table-row>
        <table:table-row table:style-name="ro1">
          <table:table-cell office:value-type="float" office:value="439.444915467243" calcext:value-type="float">
            <text:p>439.4449154672</text:p>
          </table:table-cell>
          <table:table-cell office:value-type="float" office:value="435.488645909271" calcext:value-type="float">
            <text:p>435.4886459093</text:p>
          </table:table-cell>
          <table:table-cell office:value-type="float" office:value="434.835233977823" calcext:value-type="float">
            <text:p>434.8352339778</text:p>
          </table:table-cell>
          <table:table-cell office:value-type="float" office:value="435.237467355545" calcext:value-type="float">
            <text:p>435.2374673555</text:p>
          </table:table-cell>
          <table:table-cell office:value-type="float" office:value="431.643413743113" calcext:value-type="float">
            <text:p>431.6434137431</text:p>
          </table:table-cell>
          <table:table-cell office:value-type="float" office:value="427.674059210187" calcext:value-type="float">
            <text:p>427.6740592102</text:p>
          </table:table-cell>
          <table:table-cell office:value-type="float" office:value="428.265142422131" calcext:value-type="float">
            <text:p>428.2651424221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049261508923" calcext:value-type="float">
            <text:p>435.049261508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8.240756179539" calcext:value-type="float">
            <text:p>428.2407561795</text:p>
          </table:table-cell>
          <table:table-cell office:value-type="float" office:value="435.363148941144" calcext:value-type="float">
            <text:p>435.3631489411</text:p>
          </table:table-cell>
          <table:table-cell office:value-type="float" office:value="435.725446806335" calcext:value-type="float">
            <text:p>435.7254468063</text:p>
          </table:table-cell>
          <table:table-cell office:value-type="float" office:value="427.74468390377" calcext:value-type="float">
            <text:p>427.7446839038</text:p>
          </table:table-cell>
          <table:table-cell office:value-type="float" office:value="435.667274575777" calcext:value-type="float">
            <text:p>435.6672745758</text:p>
          </table:table-cell>
          <table:table-cell office:value-type="float" office:value="427.681303824884" calcext:value-type="float">
            <text:p>427.6813038249</text:p>
          </table:table-cell>
          <table:table-cell office:value-type="float" office:value="435.442809523757" calcext:value-type="float">
            <text:p>435.4428095238</text:p>
          </table:table-cell>
          <table:table-cell office:value-type="float" office:value="435.413438723796" calcext:value-type="float">
            <text:p>435.4134387238</text:p>
          </table:table-cell>
          <table:table-cell office:value-type="float" office:value="417.644812899432" calcext:value-type="float">
            <text:p>417.6448128994</text:p>
          </table:table-cell>
          <table:table-cell office:value-type="float" office:value="435.724616406463" calcext:value-type="float">
            <text:p>435.7246164065</text:p>
          </table:table-cell>
          <table:table-cell office:value-type="float" office:value="431.856597787789" calcext:value-type="float">
            <text:p>431.8565977878</text:p>
          </table:table-cell>
          <table:table-cell office:value-type="float" office:value="435.345458327263" calcext:value-type="float">
            <text:p>435.3454583273</text:p>
          </table:table-cell>
          <table:table-cell office:value-type="float" office:value="431.921662640856" calcext:value-type="float">
            <text:p>431.9216626409</text:p>
          </table:table-cell>
          <table:table-cell office:value-type="float" office:value="435.531544030822" calcext:value-type="float">
            <text:p>435.5315440308</text:p>
          </table:table-cell>
          <table:table-cell office:value-type="float" office:value="434.937257623572" calcext:value-type="float">
            <text:p>434.9372576236</text:p>
          </table:table-cell>
          <table:table-cell office:value-type="float" office:value="435.467783423279" calcext:value-type="float">
            <text:p>435.4677834233</text:p>
          </table:table-cell>
          <table:table-cell office:value-type="float" office:value="435.4678325947" calcext:value-type="float">
            <text:p>435.4678325947</text:p>
          </table:table-cell>
          <table:table-cell office:value-type="float" office:value="435.068567823201" calcext:value-type="float">
            <text:p>435.0685678232</text:p>
          </table:table-cell>
          <table:table-cell office:value-type="float" office:value="435.196502305934" calcext:value-type="float">
            <text:p>435.1965023059</text:p>
          </table:table-cell>
          <table:table-cell office:value-type="float" office:value="435.073690171164" calcext:value-type="float">
            <text:p>435.0736901712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32819862619" calcext:value-type="float">
            <text:p>435.3281986262</text:p>
          </table:table-cell>
          <table:table-cell office:value-type="float" office:value="428.573546980816" calcext:value-type="float">
            <text:p>428.5735469808</text:p>
          </table:table-cell>
          <table:table-cell office:value-type="float" office:value="434.897565791862" calcext:value-type="float">
            <text:p>434.8975657919</text:p>
          </table:table-cell>
          <table:table-cell office:value-type="float" office:value="428.925838432007" calcext:value-type="float">
            <text:p>428.925838432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8.906421266404" calcext:value-type="float">
            <text:p>428.9064212664</text:p>
          </table:table-cell>
          <table:table-cell office:value-type="float" office:value="428.533957566472" calcext:value-type="float">
            <text:p>428.5339575665</text:p>
          </table:table-cell>
          <table:table-cell office:value-type="float" office:value="431.638495758041" calcext:value-type="float">
            <text:p>431.638495758</text:p>
          </table:table-cell>
          <table:table-cell office:value-type="float" office:value="436.856597410345" calcext:value-type="float">
            <text:p>436.8565974103</text:p>
          </table:table-cell>
        </table:table-row>
        <table:table-row table:style-name="ro1">
          <table:table-cell office:value-type="float" office:value="435.670678406409" calcext:value-type="float">
            <text:p>435.6706784064</text:p>
          </table:table-cell>
          <table:table-cell office:value-type="float" office:value="435.336136157712" calcext:value-type="float">
            <text:p>435.3361361577</text:p>
          </table:table-cell>
          <table:table-cell office:value-type="float" office:value="435.102953901154" calcext:value-type="float">
            <text:p>435.1029539012</text:p>
          </table:table-cell>
          <table:table-cell office:value-type="float" office:value="435.100458166774" calcext:value-type="float">
            <text:p>435.1004581668</text:p>
          </table:table-cell>
          <table:table-cell office:value-type="float" office:value="431.829364866665" calcext:value-type="float">
            <text:p>431.8293648667</text:p>
          </table:table-cell>
          <table:table-cell office:value-type="float" office:value="427.622017020146" calcext:value-type="float">
            <text:p>427.6220170201</text:p>
          </table:table-cell>
          <table:table-cell office:value-type="float" office:value="418.22240495441" calcext:value-type="float">
            <text:p>418.2224049544</text:p>
          </table:table-cell>
          <table:table-cell office:value-type="float" office:value="434.845646955096" calcext:value-type="float">
            <text:p>434.8456469551</text:p>
          </table:table-cell>
          <table:table-cell office:value-type="float" office:value="427.26031375493" calcext:value-type="float">
            <text:p>427.2603137549</text:p>
          </table:table-cell>
          <table:table-cell office:value-type="float" office:value="435.77923913904" calcext:value-type="float">
            <text:p>435.779239139</text:p>
          </table:table-cell>
          <table:table-cell office:value-type="float" office:value="428.620732577109" calcext:value-type="float">
            <text:p>428.6207325771</text:p>
          </table:table-cell>
          <table:table-cell office:value-type="float" office:value="435.526391103853" calcext:value-type="float">
            <text:p>435.5263911039</text:p>
          </table:table-cell>
          <table:table-cell office:value-type="float" office:value="435.449655159012" calcext:value-type="float">
            <text:p>435.449655159</text:p>
          </table:table-cell>
          <table:table-cell office:value-type="float" office:value="427.412435564861" calcext:value-type="float">
            <text:p>427.4124355649</text:p>
          </table:table-cell>
          <table:table-cell office:value-type="float" office:value="435.781921616945" calcext:value-type="float">
            <text:p>435.7819216169</text:p>
          </table:table-cell>
          <table:table-cell office:value-type="float" office:value="427.36799548369" calcext:value-type="float">
            <text:p>427.3679954837</text:p>
          </table:table-cell>
          <table:table-cell office:value-type="float" office:value="435.264925232421" calcext:value-type="float">
            <text:p>435.2649252324</text:p>
          </table:table-cell>
          <table:table-cell office:value-type="float" office:value="427.891445485554" calcext:value-type="float">
            <text:p>427.8914454856</text:p>
          </table:table-cell>
          <table:table-cell office:value-type="float" office:value="417.864145320353" calcext:value-type="float">
            <text:p>417.8641453204</text:p>
          </table:table-cell>
          <table:table-cell office:value-type="float" office:value="435.80216116748" calcext:value-type="float">
            <text:p>435.8021611675</text:p>
          </table:table-cell>
          <table:table-cell office:value-type="float" office:value="431.616847177107" calcext:value-type="float">
            <text:p>431.6168471771</text:p>
          </table:table-cell>
          <table:table-cell office:value-type="float" office:value="435.126196350476" calcext:value-type="float">
            <text:p>435.1261963505</text:p>
          </table:table-cell>
          <table:table-cell office:value-type="float" office:value="431.981272137764" calcext:value-type="float">
            <text:p>431.9812721378</text:p>
          </table:table-cell>
          <table:table-cell office:value-type="float" office:value="435.685617078941" calcext:value-type="float">
            <text:p>435.6856170789</text:p>
          </table:table-cell>
          <table:table-cell office:value-type="float" office:value="435.081455984061" calcext:value-type="float">
            <text:p>435.0814559841</text:p>
          </table:table-cell>
          <table:table-cell office:value-type="float" office:value="435.328240863729" calcext:value-type="float">
            <text:p>435.3282408637</text:p>
          </table:table-cell>
          <table:table-cell office:value-type="float" office:value="435.663241179681" calcext:value-type="float">
            <text:p>435.6632411797</text:p>
          </table:table-cell>
          <table:table-cell office:value-type="float" office:value="434.837129526767" calcext:value-type="float">
            <text:p>434.8371295268</text:p>
          </table:table-cell>
          <table:table-cell office:value-type="float" office:value="435.284470894794" calcext:value-type="float">
            <text:p>435.2844708948</text:p>
          </table:table-cell>
          <table:table-cell office:value-type="float" office:value="435.294204773952" calcext:value-type="float">
            <text:p>435.294204774</text:p>
          </table:table-cell>
          <table:table-cell office:value-type="float" office:value="435.003294583451" calcext:value-type="float">
            <text:p>435.0032945835</text:p>
          </table:table-cell>
          <table:table-cell office:value-type="float" office:value="435.516542029813" calcext:value-type="float">
            <text:p>435.5165420298</text:p>
          </table:table-cell>
          <table:table-cell office:value-type="float" office:value="428.153874407771" calcext:value-type="float">
            <text:p>428.1538744078</text:p>
          </table:table-cell>
          <table:table-cell office:value-type="float" office:value="434.712824070615" calcext:value-type="float">
            <text:p>434.7128240706</text:p>
          </table:table-cell>
          <table:table-cell office:value-type="float" office:value="429.467897594544" calcext:value-type="float">
            <text:p>429.4678975945</text:p>
          </table:table-cell>
          <table:table-cell office:value-type="float" office:value="435.05954252767" calcext:value-type="float">
            <text:p>435.0595425277</text:p>
          </table:table-cell>
          <table:table-cell office:value-type="float" office:value="429.328427928441" calcext:value-type="float">
            <text:p>429.3284279284</text:p>
          </table:table-cell>
          <table:table-cell office:value-type="float" office:value="428.118466125181" calcext:value-type="float">
            <text:p>428.1184661252</text:p>
          </table:table-cell>
          <table:table-cell office:value-type="float" office:value="431.514850806519" calcext:value-type="float">
            <text:p>431.5148508065</text:p>
          </table:table-cell>
          <table:table-cell office:value-type="float" office:value="436.864305165063" calcext:value-type="float">
            <text:p>436.8643051651</text:p>
          </table:table-cell>
        </table:table-row>
        <table:table-row table:style-name="ro1">
          <table:table-cell office:value-type="float" office:value="435.8539008442" calcext:value-type="float">
            <text:p>435.8539008442</text:p>
          </table:table-cell>
          <table:table-cell office:value-type="float" office:value="431.917381869112" calcext:value-type="float">
            <text:p>431.9173818691</text:p>
          </table:table-cell>
          <table:table-cell office:value-type="float" office:value="435.016856290443" calcext:value-type="float">
            <text:p>435.0168562904</text:p>
          </table:table-cell>
          <table:table-cell office:value-type="float" office:value="435.253853364773" calcext:value-type="float">
            <text:p>435.2538533648</text:p>
          </table:table-cell>
          <table:table-cell office:value-type="float" office:value="428.555031270596" calcext:value-type="float">
            <text:p>428.5550312706</text:p>
          </table:table-cell>
          <table:table-cell office:value-type="float" office:value="427.502320508484" calcext:value-type="float">
            <text:p>427.5023205085</text:p>
          </table:table-cell>
          <table:table-cell office:value-type="float" office:value="418.080215578597" calcext:value-type="float">
            <text:p>418.0802155786</text:p>
          </table:table-cell>
          <table:table-cell office:value-type="float" office:value="434.653955701839" calcext:value-type="float">
            <text:p>434.6539557018</text:p>
          </table:table-cell>
          <table:table-cell office:value-type="float" office:value="426.834627805802" calcext:value-type="float">
            <text:p>426.8346278058</text:p>
          </table:table-cell>
          <table:table-cell office:value-type="float" office:value="435.547775839982" calcext:value-type="float">
            <text:p>435.54777584</text:p>
          </table:table-cell>
          <table:table-cell office:value-type="float" office:value="431.325482806415" calcext:value-type="float">
            <text:p>431.3254828064</text:p>
          </table:table-cell>
          <table:table-cell office:value-type="float" office:value="435.222477178816" calcext:value-type="float">
            <text:p>435.2224771788</text:p>
          </table:table-cell>
          <table:table-cell office:value-type="float" office:value="435.250060462862" calcext:value-type="float">
            <text:p>435.2500604629</text:p>
          </table:table-cell>
          <table:table-cell office:value-type="float" office:value="427.113149773971" calcext:value-type="float">
            <text:p>427.113149774</text:p>
          </table:table-cell>
          <table:table-cell office:value-type="float" office:value="435.851008997524" calcext:value-type="float">
            <text:p>435.8510089975</text:p>
          </table:table-cell>
          <table:table-cell office:value-type="float" office:value="427.10693630086" calcext:value-type="float">
            <text:p>427.1069363009</text:p>
          </table:table-cell>
          <table:table-cell office:value-type="float" office:value="431.792821992134" calcext:value-type="float">
            <text:p>431.7928219921</text:p>
          </table:table-cell>
          <table:table-cell office:value-type="float" office:value="427.356198406967" calcext:value-type="float">
            <text:p>427.356198407</text:p>
          </table:table-cell>
          <table:table-cell office:value-type="float" office:value="405.833019183597" calcext:value-type="float">
            <text:p>405.8330191836</text:p>
          </table:table-cell>
          <table:table-cell office:value-type="float" office:value="435.847512443145" calcext:value-type="float">
            <text:p>435.8475124431</text:p>
          </table:table-cell>
          <table:table-cell office:value-type="float" office:value="431.362609649478" calcext:value-type="float">
            <text:p>431.3626096495</text:p>
          </table:table-cell>
          <table:table-cell office:value-type="float" office:value="435.010033048865" calcext:value-type="float">
            <text:p>435.0100330489</text:p>
          </table:table-cell>
          <table:table-cell office:value-type="float" office:value="431.993798711646" calcext:value-type="float">
            <text:p>431.9937987116</text:p>
          </table:table-cell>
          <table:table-cell office:value-type="float" office:value="430.262663286046" calcext:value-type="float">
            <text:p>430.262663286</text:p>
          </table:table-cell>
          <table:table-cell office:value-type="float" office:value="434.910021305199" calcext:value-type="float">
            <text:p>434.9100213052</text:p>
          </table:table-cell>
          <table:table-cell office:value-type="float" office:value="431.934329957922" calcext:value-type="float">
            <text:p>431.9343299579</text:p>
          </table:table-cell>
          <table:table-cell office:value-type="float" office:value="435.766752737413" calcext:value-type="float">
            <text:p>435.7667527374</text:p>
          </table:table-cell>
          <table:table-cell office:value-type="float" office:value="435.176376645106" calcext:value-type="float">
            <text:p>435.1763766451</text:p>
          </table:table-cell>
          <table:table-cell office:value-type="float" office:value="434.97477864022" calcext:value-type="float">
            <text:p>434.9747786402</text:p>
          </table:table-cell>
          <table:table-cell office:value-type="float" office:value="435.178225517978" calcext:value-type="float">
            <text:p>435.178225518</text:p>
          </table:table-cell>
          <table:table-cell office:value-type="float" office:value="435.169231223681" calcext:value-type="float">
            <text:p>435.1692312237</text:p>
          </table:table-cell>
          <table:table-cell office:value-type="float" office:value="435.687192844329" calcext:value-type="float">
            <text:p>435.6871928443</text:p>
          </table:table-cell>
          <table:table-cell office:value-type="float" office:value="427.73799652905" calcext:value-type="float">
            <text:p>427.7379965291</text:p>
          </table:table-cell>
          <table:table-cell office:value-type="float" office:value="427.525006125216" calcext:value-type="float">
            <text:p>427.5250061252</text:p>
          </table:table-cell>
          <table:table-cell office:value-type="float" office:value="429.740353473003" calcext:value-type="float">
            <text:p>429.740353473</text:p>
          </table:table-cell>
          <table:table-cell office:value-type="float" office:value="435.157468049083" calcext:value-type="float">
            <text:p>435.1574680491</text:p>
          </table:table-cell>
          <table:table-cell office:value-type="float" office:value="429.715153414915" calcext:value-type="float">
            <text:p>429.7151534149</text:p>
          </table:table-cell>
          <table:table-cell office:value-type="float" office:value="427.687053675732" calcext:value-type="float">
            <text:p>427.6870536757</text:p>
          </table:table-cell>
          <table:table-cell office:value-type="float" office:value="431.358572370084" calcext:value-type="float">
            <text:p>431.3585723701</text:p>
          </table:table-cell>
          <table:table-cell office:value-type="float" office:value="434.136125412949" calcext:value-type="float">
            <text:p>434.1361254129</text:p>
          </table:table-cell>
        </table:table-row>
        <table:table-row table:style-name="ro1">
          <table:table-cell office:value-type="float" office:value="436.021243259247" calcext:value-type="float">
            <text:p>436.0212432592</text:p>
          </table:table-cell>
          <table:table-cell office:value-type="float" office:value="431.686254814109" calcext:value-type="float">
            <text:p>431.6862548141</text:p>
          </table:table-cell>
          <table:table-cell office:value-type="float" office:value="434.926473683459" calcext:value-type="float">
            <text:p>434.9264736835</text:p>
          </table:table-cell>
          <table:table-cell office:value-type="float" office:value="435.479009393249" calcext:value-type="float">
            <text:p>435.4790093932</text:p>
          </table:table-cell>
          <table:table-cell office:value-type="float" office:value="428.82241645516" calcext:value-type="float">
            <text:p>428.8224164552</text:p>
          </table:table-cell>
          <table:table-cell office:value-type="float" office:value="427.428156740012" calcext:value-type="float">
            <text:p>427.42815674</text:p>
          </table:table-cell>
          <table:table-cell office:value-type="float" office:value="418.452807540342" calcext:value-type="float">
            <text:p>418.4528075403</text:p>
          </table:table-cell>
          <table:table-cell office:value-type="float" office:value="434.441921634553" calcext:value-type="float">
            <text:p>434.4419216346</text:p>
          </table:table-cell>
          <table:table-cell office:value-type="float" office:value="426.473778978769" calcext:value-type="float">
            <text:p>426.4737789788</text:p>
          </table:table-cell>
          <table:table-cell office:value-type="float" office:value="435.731300611067" calcext:value-type="float">
            <text:p>435.7313006111</text:p>
          </table:table-cell>
          <table:table-cell office:value-type="float" office:value="431.654975654076" calcext:value-type="float">
            <text:p>431.6549756541</text:p>
          </table:table-cell>
          <table:table-cell office:value-type="float" office:value="428.82622199138" calcext:value-type="float">
            <text:p>428.8262219914</text:p>
          </table:table-cell>
          <table:table-cell office:value-type="float" office:value="435.428595975761" calcext:value-type="float">
            <text:p>435.4285959758</text:p>
          </table:table-cell>
          <table:table-cell office:value-type="float" office:value="426.82759969634" calcext:value-type="float">
            <text:p>426.8275996963</text:p>
          </table:table-cell>
          <table:table-cell office:value-type="float" office:value="435.896700233401" calcext:value-type="float">
            <text:p>435.8967002334</text:p>
          </table:table-cell>
          <table:table-cell office:value-type="float" office:value="426.921814840135" calcext:value-type="float">
            <text:p>426.9218148401</text:p>
          </table:table-cell>
          <table:table-cell office:value-type="float" office:value="431.445344795974" calcext:value-type="float">
            <text:p>431.445344796</text:p>
          </table:table-cell>
          <table:table-cell office:value-type="float" office:value="419.682819390132" calcext:value-type="float">
            <text:p>419.6828193901</text:p>
          </table:table-cell>
          <table:table-cell office:value-type="float" office:value="405.661508208637" calcext:value-type="float">
            <text:p>405.6615082086</text:p>
          </table:table-cell>
          <table:table-cell office:value-type="float" office:value="435.734940336923" calcext:value-type="float">
            <text:p>435.7349403369</text:p>
          </table:table-cell>
          <table:table-cell office:value-type="float" office:value="426.658075576996" calcext:value-type="float">
            <text:p>426.658075577</text:p>
          </table:table-cell>
          <table:table-cell office:value-type="float" office:value="434.900878611107" calcext:value-type="float">
            <text:p>434.9008786111</text:p>
          </table:table-cell>
          <table:table-cell office:value-type="float" office:value="427.81755075888" calcext:value-type="float">
            <text:p>427.8175507589</text:p>
          </table:table-cell>
          <table:table-cell office:value-type="float" office:value="430.114438032935" calcext:value-type="float">
            <text:p>430.1144380329</text:p>
          </table:table-cell>
          <table:table-cell office:value-type="float" office:value="434.815621554018" calcext:value-type="float">
            <text:p>434.815621554</text:p>
          </table:table-cell>
          <table:table-cell office:value-type="float" office:value="432.177801234983" calcext:value-type="float">
            <text:p>432.177801235</text:p>
          </table:table-cell>
          <table:table-cell office:value-type="float" office:value="434.299059092301" calcext:value-type="float">
            <text:p>434.2990590923</text:p>
          </table:table-cell>
          <table:table-cell office:value-type="float" office:value="435.014089466297" calcext:value-type="float">
            <text:p>435.0140894663</text:p>
          </table:table-cell>
          <table:table-cell office:value-type="float" office:value="434.905393891979" calcext:value-type="float">
            <text:p>434.905393892</text:p>
          </table:table-cell>
          <table:table-cell office:value-type="float" office:value="431.353504856218" calcext:value-type="float">
            <text:p>431.3535048562</text:p>
          </table:table-cell>
          <table:table-cell office:value-type="float" office:value="435.271477245485" calcext:value-type="float">
            <text:p>435.2714772455</text:p>
          </table:table-cell>
          <table:table-cell office:value-type="float" office:value="435.755275787537" calcext:value-type="float">
            <text:p>435.7552757875</text:p>
          </table:table-cell>
          <table:table-cell office:value-type="float" office:value="427.314817391304" calcext:value-type="float">
            <text:p>427.3148173913</text:p>
          </table:table-cell>
          <table:table-cell office:value-type="float" office:value="427.955772266928" calcext:value-type="float">
            <text:p>427.9557722669</text:p>
          </table:table-cell>
          <table:table-cell office:value-type="float" office:value="429.889569313337" calcext:value-type="float">
            <text:p>429.8895693133</text:p>
          </table:table-cell>
          <table:table-cell office:value-type="float" office:value="435.206981439794" calcext:value-type="float">
            <text:p>435.2069814398</text:p>
          </table:table-cell>
          <table:table-cell office:value-type="float" office:value="429.899222147121" calcext:value-type="float">
            <text:p>429.8992221471</text:p>
          </table:table-cell>
          <table:table-cell office:value-type="float" office:value="427.216225474384" calcext:value-type="float">
            <text:p>427.2162254744</text:p>
          </table:table-cell>
          <table:table-cell office:value-type="float" office:value="426.651525627167" calcext:value-type="float">
            <text:p>426.6515256272</text:p>
          </table:table-cell>
          <table:table-cell office:value-type="float" office:value="434.081466771998" calcext:value-type="float">
            <text:p>434.081466772</text:p>
          </table:table-cell>
        </table:table-row>
        <table:table-row table:style-name="ro1">
          <table:table-cell office:value-type="float" office:value="436.108176031957" calcext:value-type="float">
            <text:p>436.108176032</text:p>
          </table:table-cell>
          <table:table-cell office:value-type="float" office:value="431.454949203843" calcext:value-type="float">
            <text:p>431.4549492038</text:p>
          </table:table-cell>
          <table:table-cell office:value-type="float" office:value="434.819920612916" calcext:value-type="float">
            <text:p>434.8199206129</text:p>
          </table:table-cell>
          <table:table-cell office:value-type="float" office:value="435.603838079755" calcext:value-type="float">
            <text:p>435.6038380798</text:p>
          </table:table-cell>
          <table:table-cell office:value-type="float" office:value="433.659356770038" calcext:value-type="float">
            <text:p>433.65935677</text:p>
          </table:table-cell>
          <table:table-cell office:value-type="float" office:value="427.315680260561" calcext:value-type="float">
            <text:p>427.3156802606</text:p>
          </table:table-cell>
          <table:table-cell office:value-type="float" office:value="418.302218317289" calcext:value-type="float">
            <text:p>418.3022183173</text:p>
          </table:table-cell>
          <table:table-cell office:value-type="float" office:value="434.264979108652" calcext:value-type="float">
            <text:p>434.2649791087</text:p>
          </table:table-cell>
          <table:table-cell office:value-type="float" office:value="426.110145151926" calcext:value-type="float">
            <text:p>426.1101451519</text:p>
          </table:table-cell>
          <table:table-cell office:value-type="float" office:value="429.028953595102" calcext:value-type="float">
            <text:p>429.0289535951</text:p>
          </table:table-cell>
          <table:table-cell office:value-type="float" office:value="431.821119915295" calcext:value-type="float">
            <text:p>431.8211199153</text:p>
          </table:table-cell>
          <table:table-cell office:value-type="float" office:value="428.140622441096" calcext:value-type="float">
            <text:p>428.1406224411</text:p>
          </table:table-cell>
          <table:table-cell office:value-type="float" office:value="435.129756546652" calcext:value-type="float">
            <text:p>435.1297565467</text:p>
          </table:table-cell>
          <table:table-cell office:value-type="float" office:value="426.687675427337" calcext:value-type="float">
            <text:p>426.6876754273</text:p>
          </table:table-cell>
          <table:table-cell office:value-type="float" office:value="435.943121586526" calcext:value-type="float">
            <text:p>435.9431215865</text:p>
          </table:table-cell>
          <table:table-cell office:value-type="float" office:value="426.73532344787" calcext:value-type="float">
            <text:p>426.7353234479</text:p>
          </table:table-cell>
          <table:table-cell office:value-type="float" office:value="431.112555254421" calcext:value-type="float">
            <text:p>431.1125552544</text:p>
          </table:table-cell>
          <table:table-cell office:value-type="float" office:value="418.789558035158" calcext:value-type="float">
            <text:p>418.7895580352</text:p>
          </table:table-cell>
          <table:table-cell office:value-type="float" office:value="405.526282705233" calcext:value-type="float">
            <text:p>405.5262827052</text:p>
          </table:table-cell>
          <table:table-cell office:value-type="float" office:value="435.507848095184" calcext:value-type="float">
            <text:p>435.5078480952</text:p>
          </table:table-cell>
          <table:table-cell office:value-type="float" office:value="427.068261581032" calcext:value-type="float">
            <text:p>427.068261581</text:p>
          </table:table-cell>
          <table:table-cell office:value-type="float" office:value="434.807258012222" calcext:value-type="float">
            <text:p>434.8072580122</text:p>
          </table:table-cell>
          <table:table-cell office:value-type="float" office:value="427.455769407862" calcext:value-type="float">
            <text:p>427.4557694079</text:p>
          </table:table-cell>
          <table:table-cell office:value-type="float" office:value="423.14183224088" calcext:value-type="float">
            <text:p>423.1418322409</text:p>
          </table:table-cell>
          <table:table-cell office:value-type="float" office:value="427.548155518048" calcext:value-type="float">
            <text:p>427.548155518</text:p>
          </table:table-cell>
          <table:table-cell office:value-type="float" office:value="432.482389230893" calcext:value-type="float">
            <text:p>432.4823892309</text:p>
          </table:table-cell>
          <table:table-cell office:value-type="float" office:value="434.088948978941" calcext:value-type="float">
            <text:p>434.0889489789</text:p>
          </table:table-cell>
          <table:table-cell office:value-type="float" office:value="434.849972604011" calcext:value-type="float">
            <text:p>434.849972604</text:p>
          </table:table-cell>
          <table:table-cell office:value-type="float" office:value="434.670289463584" calcext:value-type="float">
            <text:p>434.6702894636</text:p>
          </table:table-cell>
          <table:table-cell office:value-type="float" office:value="431.100968242451" calcext:value-type="float">
            <text:p>431.1009682425</text:p>
          </table:table-cell>
          <table:table-cell office:value-type="float" office:value="434.647711080297" calcext:value-type="float">
            <text:p>434.6477110803</text:p>
          </table:table-cell>
          <table:table-cell office:value-type="float" office:value="435.800922486827" calcext:value-type="float">
            <text:p>435.8009224868</text:p>
          </table:table-cell>
          <table:table-cell office:value-type="float" office:value="426.888026038971" calcext:value-type="float">
            <text:p>426.888026039</text:p>
          </table:table-cell>
          <table:table-cell office:value-type="float" office:value="427.175303070513" calcext:value-type="float">
            <text:p>427.1753030705</text:p>
          </table:table-cell>
          <table:table-cell office:value-type="float" office:value="430.043917066599" calcext:value-type="float">
            <text:p>430.0439170666</text:p>
          </table:table-cell>
          <table:table-cell office:value-type="float" office:value="435.23912359193" calcext:value-type="float">
            <text:p>435.2391235919</text:p>
          </table:table-cell>
          <table:table-cell office:value-type="float" office:value="429.831419539788" calcext:value-type="float">
            <text:p>429.8314195398</text:p>
          </table:table-cell>
          <table:table-cell office:value-type="float" office:value="420.108424355963" calcext:value-type="float">
            <text:p>420.108424356</text:p>
          </table:table-cell>
          <table:table-cell office:value-type="float" office:value="426.300904340669" calcext:value-type="float">
            <text:p>426.3009043407</text:p>
          </table:table-cell>
          <table:table-cell office:value-type="float" office:value="434.009541269126" calcext:value-type="float">
            <text:p>434.0095412691</text:p>
          </table:table-cell>
        </table:table-row>
        <table:table-row table:style-name="ro1">
          <table:table-cell office:value-type="float" office:value="436.156039310726" calcext:value-type="float">
            <text:p>436.1560393107</text:p>
          </table:table-cell>
          <table:table-cell office:value-type="float" office:value="431.205308577829" calcext:value-type="float">
            <text:p>431.2053085778</text:p>
          </table:table-cell>
          <table:table-cell office:value-type="float" office:value="434.703886233659" calcext:value-type="float">
            <text:p>434.7038862337</text:p>
          </table:table-cell>
          <table:table-cell office:value-type="float" office:value="434.161594131336" calcext:value-type="float">
            <text:p>434.1615941313</text:p>
          </table:table-cell>
          <table:table-cell office:value-type="float" office:value="433.686932810598" calcext:value-type="float">
            <text:p>433.6869328106</text:p>
          </table:table-cell>
          <table:table-cell office:value-type="float" office:value="429.864582186789" calcext:value-type="float">
            <text:p>429.8645821868</text:p>
          </table:table-cell>
          <table:table-cell office:value-type="float" office:value="422.83522673782" calcext:value-type="float">
            <text:p>422.8352267378</text:p>
          </table:table-cell>
          <table:table-cell office:value-type="float" office:value="434.754395867818" calcext:value-type="float">
            <text:p>434.7543958678</text:p>
          </table:table-cell>
          <table:table-cell office:value-type="float" office:value="425.858268112835" calcext:value-type="float">
            <text:p>425.8582681128</text:p>
          </table:table-cell>
          <table:table-cell office:value-type="float" office:value="428.420263733466" calcext:value-type="float">
            <text:p>428.4202637335</text:p>
          </table:table-cell>
          <table:table-cell office:value-type="float" office:value="423.952078467828" calcext:value-type="float">
            <text:p>423.9520784678</text:p>
          </table:table-cell>
          <table:table-cell office:value-type="float" office:value="428.631276469727" calcext:value-type="float">
            <text:p>428.6312764697</text:p>
          </table:table-cell>
          <table:table-cell office:value-type="float" office:value="428.347488823912" calcext:value-type="float">
            <text:p>428.3474888239</text:p>
          </table:table-cell>
          <table:table-cell office:value-type="float" office:value="426.581512216416" calcext:value-type="float">
            <text:p>426.5815122164</text:p>
          </table:table-cell>
          <table:table-cell office:value-type="float" office:value="435.972151954222" calcext:value-type="float">
            <text:p>435.9721519542</text:p>
          </table:table-cell>
          <table:table-cell office:value-type="float" office:value="426.549868694497" calcext:value-type="float">
            <text:p>426.5498686945</text:p>
          </table:table-cell>
          <table:table-cell office:value-type="float" office:value="430.86186424734" calcext:value-type="float">
            <text:p>430.8618642473</text:p>
          </table:table-cell>
          <table:table-cell office:value-type="float" office:value="419.432697249298" calcext:value-type="float">
            <text:p>419.4326972493</text:p>
          </table:table-cell>
          <table:table-cell office:value-type="float" office:value="412.54611810297" calcext:value-type="float">
            <text:p>412.546118103</text:p>
          </table:table-cell>
          <table:table-cell office:value-type="float" office:value="435.310540721731" calcext:value-type="float">
            <text:p>435.3105407217</text:p>
          </table:table-cell>
          <table:table-cell office:value-type="float" office:value="427.52312880752" calcext:value-type="float">
            <text:p>427.5231288075</text:p>
          </table:table-cell>
          <table:table-cell office:value-type="float" office:value="434.726696768606" calcext:value-type="float">
            <text:p>434.7266967686</text:p>
          </table:table-cell>
          <table:table-cell office:value-type="float" office:value="422.064917190825" calcext:value-type="float">
            <text:p>422.0649171908</text:p>
          </table:table-cell>
          <table:table-cell office:value-type="float" office:value="422.645920541865" calcext:value-type="float">
            <text:p>422.6459205419</text:p>
          </table:table-cell>
          <table:table-cell office:value-type="float" office:value="427.838278438643" calcext:value-type="float">
            <text:p>427.8382784386</text:p>
          </table:table-cell>
          <table:table-cell office:value-type="float" office:value="428.901981013274" calcext:value-type="float">
            <text:p>428.9019810133</text:p>
          </table:table-cell>
          <table:table-cell office:value-type="float" office:value="429.552890152511" calcext:value-type="float">
            <text:p>429.5528901525</text:p>
          </table:table-cell>
          <table:table-cell office:value-type="float" office:value="430.936639828751" calcext:value-type="float">
            <text:p>430.9366398288</text:p>
          </table:table-cell>
          <table:table-cell office:value-type="float" office:value="430.240727406835" calcext:value-type="float">
            <text:p>430.2407274068</text:p>
          </table:table-cell>
          <table:table-cell office:value-type="float" office:value="430.825568760074" calcext:value-type="float">
            <text:p>430.8255687601</text:p>
          </table:table-cell>
          <table:table-cell office:value-type="float" office:value="434.49718036744" calcext:value-type="float">
            <text:p>434.4971803674</text:p>
          </table:table-cell>
          <table:table-cell office:value-type="float" office:value="433.821724040522" calcext:value-type="float">
            <text:p>433.8217240405</text:p>
          </table:table-cell>
          <table:table-cell office:value-type="float" office:value="426.425288912846" calcext:value-type="float">
            <text:p>426.4252889128</text:p>
          </table:table-cell>
          <table:table-cell office:value-type="float" office:value="427.806613272065" calcext:value-type="float">
            <text:p>427.8066132721</text:p>
          </table:table-cell>
          <table:table-cell office:value-type="float" office:value="429.735271254102" calcext:value-type="float">
            <text:p>429.7352712541</text:p>
          </table:table-cell>
          <table:table-cell office:value-type="float" office:value="427.165854232621" calcext:value-type="float">
            <text:p>427.1658542326</text:p>
          </table:table-cell>
          <table:table-cell office:value-type="float" office:value="429.760091703201" calcext:value-type="float">
            <text:p>429.7600917032</text:p>
          </table:table-cell>
          <table:table-cell office:value-type="float" office:value="419.401425380898" calcext:value-type="float">
            <text:p>419.4014253809</text:p>
          </table:table-cell>
          <table:table-cell office:value-type="float" office:value="425.887797086527" calcext:value-type="float">
            <text:p>425.8877970865</text:p>
          </table:table-cell>
          <table:table-cell office:value-type="float" office:value="433.774836948142" calcext:value-type="float">
            <text:p>433.7748369481</text:p>
          </table:table-cell>
        </table:table-row>
        <table:table-row table:style-name="ro1">
          <table:table-cell office:value-type="float" office:value="434.332462237698" calcext:value-type="float">
            <text:p>434.3324622377</text:p>
          </table:table-cell>
          <table:table-cell office:value-type="float" office:value="430.931311298994" calcext:value-type="float">
            <text:p>430.931311299</text:p>
          </table:table-cell>
          <table:table-cell office:value-type="float" office:value="434.791504306674" calcext:value-type="float">
            <text:p>434.7915043067</text:p>
          </table:table-cell>
          <table:table-cell office:value-type="float" office:value="433.953132665616" calcext:value-type="float">
            <text:p>433.9531326656</text:p>
          </table:table-cell>
          <table:table-cell office:value-type="float" office:value="429.133082851272" calcext:value-type="float">
            <text:p>429.1330828513</text:p>
          </table:table-cell>
          <table:table-cell office:value-type="float" office:value="429.783330380689" calcext:value-type="float">
            <text:p>429.7833303807</text:p>
          </table:table-cell>
          <table:table-cell office:value-type="float" office:value="423.295827026158" calcext:value-type="float">
            <text:p>423.2958270262</text:p>
          </table:table-cell>
          <table:table-cell office:value-type="float" office:value="434.618981760702" calcext:value-type="float">
            <text:p>434.6189817607</text:p>
          </table:table-cell>
          <table:table-cell office:value-type="float" office:value="417.239953106283" calcext:value-type="float">
            <text:p>417.2399531063</text:p>
          </table:table-cell>
          <table:table-cell office:value-type="float" office:value="427.882440840389" calcext:value-type="float">
            <text:p>427.8824408404</text:p>
          </table:table-cell>
          <table:table-cell office:value-type="float" office:value="423.924637793717" calcext:value-type="float">
            <text:p>423.9246377937</text:p>
          </table:table-cell>
          <table:table-cell office:value-type="float" office:value="429.147287334087" calcext:value-type="float">
            <text:p>429.1472873341</text:p>
          </table:table-cell>
          <table:table-cell office:value-type="float" office:value="427.617735344204" calcext:value-type="float">
            <text:p>427.6177353442</text:p>
          </table:table-cell>
          <table:table-cell office:value-type="float" office:value="426.392282131976" calcext:value-type="float">
            <text:p>426.392282132</text:p>
          </table:table-cell>
          <table:table-cell office:value-type="float" office:value="436.023793325076" calcext:value-type="float">
            <text:p>436.0237933251</text:p>
          </table:table-cell>
          <table:table-cell office:value-type="float" office:value="426.359505018271" calcext:value-type="float">
            <text:p>426.3595050183</text:p>
          </table:table-cell>
          <table:table-cell office:value-type="float" office:value="430.588908974301" calcext:value-type="float">
            <text:p>430.5889089743</text:p>
          </table:table-cell>
          <table:table-cell office:value-type="float" office:value="418.256908206724" calcext:value-type="float">
            <text:p>418.2569082067</text:p>
          </table:table-cell>
          <table:table-cell office:value-type="float" office:value="412.535815999976" calcext:value-type="float">
            <text:p>412.535816</text:p>
          </table:table-cell>
          <table:table-cell office:value-type="float" office:value="435.156642052906" calcext:value-type="float">
            <text:p>435.1566420529</text:p>
          </table:table-cell>
          <table:table-cell office:value-type="float" office:value="427.807501395199" calcext:value-type="float">
            <text:p>427.8075013952</text:p>
          </table:table-cell>
          <table:table-cell office:value-type="float" office:value="430.195257866508" calcext:value-type="float">
            <text:p>430.1952578665</text:p>
          </table:table-cell>
          <table:table-cell office:value-type="float" office:value="422.546905087207" calcext:value-type="float">
            <text:p>422.5469050872</text:p>
          </table:table-cell>
          <table:table-cell office:value-type="float" office:value="423.14461666093" calcext:value-type="float">
            <text:p>423.1446166609</text:p>
          </table:table-cell>
          <table:table-cell office:value-type="float" office:value="428.222064622926" calcext:value-type="float">
            <text:p>428.2220646229</text:p>
          </table:table-cell>
          <table:table-cell office:value-type="float" office:value="428.870585084566" calcext:value-type="float">
            <text:p>428.8705850846</text:p>
          </table:table-cell>
          <table:table-cell office:value-type="float" office:value="430.005128314758" calcext:value-type="float">
            <text:p>430.0051283148</text:p>
          </table:table-cell>
          <table:table-cell office:value-type="float" office:value="431.186562386135" calcext:value-type="float">
            <text:p>431.1865623861</text:p>
          </table:table-cell>
          <table:table-cell office:value-type="float" office:value="429.751761283871" calcext:value-type="float">
            <text:p>429.7517612839</text:p>
          </table:table-cell>
          <table:table-cell office:value-type="float" office:value="430.51975352498" calcext:value-type="float">
            <text:p>430.519753525</text:p>
          </table:table-cell>
          <table:table-cell office:value-type="float" office:value="430.065262687415" calcext:value-type="float">
            <text:p>430.0652626874</text:p>
          </table:table-cell>
          <table:table-cell office:value-type="float" office:value="433.960654576951" calcext:value-type="float">
            <text:p>433.960654577</text:p>
          </table:table-cell>
          <table:table-cell office:value-type="float" office:value="425.908225718173" calcext:value-type="float">
            <text:p>425.9082257182</text:p>
          </table:table-cell>
          <table:table-cell office:value-type="float" office:value="427.986797743511" calcext:value-type="float">
            <text:p>427.9867977435</text:p>
          </table:table-cell>
          <table:table-cell office:value-type="float" office:value="429.842257212069" calcext:value-type="float">
            <text:p>429.8422572121</text:p>
          </table:table-cell>
          <table:table-cell office:value-type="float" office:value="426.977750115941" calcext:value-type="float">
            <text:p>426.9777501159</text:p>
          </table:table-cell>
          <table:table-cell office:value-type="float" office:value="429.62827249873" calcext:value-type="float">
            <text:p>429.6282724987</text:p>
          </table:table-cell>
          <table:table-cell office:value-type="float" office:value="419.039531494173" calcext:value-type="float">
            <text:p>419.0395314942</text:p>
          </table:table-cell>
          <table:table-cell office:value-type="float" office:value="425.721576575868" calcext:value-type="float">
            <text:p>425.7215765759</text:p>
          </table:table-cell>
          <table:table-cell office:value-type="float" office:value="433.834484136191" calcext:value-type="float">
            <text:p>433.8344841362</text:p>
          </table:table-cell>
        </table:table-row>
        <table:table-row table:style-name="ro1">
          <table:table-cell office:value-type="float" office:value="434.141511226058" calcext:value-type="float">
            <text:p>434.1415112261</text:p>
          </table:table-cell>
          <table:table-cell office:value-type="float" office:value="430.625619648054" calcext:value-type="float">
            <text:p>430.6256196481</text:p>
          </table:table-cell>
          <table:table-cell office:value-type="float" office:value="430.282548942396" calcext:value-type="float">
            <text:p>430.2825489424</text:p>
          </table:table-cell>
          <table:table-cell office:value-type="float" office:value="433.757249857539" calcext:value-type="float">
            <text:p>433.7572498575</text:p>
          </table:table-cell>
          <table:table-cell office:value-type="float" office:value="429.122490546748" calcext:value-type="float">
            <text:p>429.1224905467</text:p>
          </table:table-cell>
          <table:table-cell office:value-type="float" office:value="429.697792370757" calcext:value-type="float">
            <text:p>429.6977923708</text:p>
          </table:table-cell>
          <table:table-cell office:value-type="float" office:value="428.016010434141" calcext:value-type="float">
            <text:p>428.0160104341</text:p>
          </table:table-cell>
          <table:table-cell office:value-type="float" office:value="434.490699780769" calcext:value-type="float">
            <text:p>434.4906997808</text:p>
          </table:table-cell>
          <table:table-cell office:value-type="float" office:value="416.762032039777" calcext:value-type="float">
            <text:p>416.7620320398</text:p>
          </table:table-cell>
          <table:table-cell office:value-type="float" office:value="421.011313102094" calcext:value-type="float">
            <text:p>421.0113131021</text:p>
          </table:table-cell>
          <table:table-cell office:value-type="float" office:value="423.870755590864" calcext:value-type="float">
            <text:p>423.8707555909</text:p>
          </table:table-cell>
          <table:table-cell office:value-type="float" office:value="429.732861774614" calcext:value-type="float">
            <text:p>429.7328617746</text:p>
          </table:table-cell>
          <table:table-cell office:value-type="float" office:value="427.105384841867" calcext:value-type="float">
            <text:p>427.1053848419</text:p>
          </table:table-cell>
          <table:table-cell office:value-type="float" office:value="426.202581478542" calcext:value-type="float">
            <text:p>426.2025814785</text:p>
          </table:table-cell>
          <table:table-cell office:value-type="float" office:value="436.073380167409" calcext:value-type="float">
            <text:p>436.0733801674</text:p>
          </table:table-cell>
          <table:table-cell office:value-type="float" office:value="426.149302347896" calcext:value-type="float">
            <text:p>426.1493023479</text:p>
          </table:table-cell>
          <table:table-cell office:value-type="float" office:value="430.295730469755" calcext:value-type="float">
            <text:p>430.2957304698</text:p>
          </table:table-cell>
          <table:table-cell office:value-type="float" office:value="410.507937909873" calcext:value-type="float">
            <text:p>410.5079379099</text:p>
          </table:table-cell>
          <table:table-cell office:value-type="float" office:value="412.525515990463" calcext:value-type="float">
            <text:p>412.5255159905</text:p>
          </table:table-cell>
          <table:table-cell office:value-type="float" office:value="435.036415228232" calcext:value-type="float">
            <text:p>435.0364152282</text:p>
          </table:table-cell>
          <table:table-cell office:value-type="float" office:value="427.980568292466" calcext:value-type="float">
            <text:p>427.9805682925</text:p>
          </table:table-cell>
          <table:table-cell office:value-type="float" office:value="429.979870970336" calcext:value-type="float">
            <text:p>429.9798709703</text:p>
          </table:table-cell>
          <table:table-cell office:value-type="float" office:value="421.656499406623" calcext:value-type="float">
            <text:p>421.6564994066</text:p>
          </table:table-cell>
          <table:table-cell office:value-type="float" office:value="422.458180493732" calcext:value-type="float">
            <text:p>422.4581804937</text:p>
          </table:table-cell>
          <table:table-cell office:value-type="float" office:value="428.401345193752" calcext:value-type="float">
            <text:p>428.4013451938</text:p>
          </table:table-cell>
          <table:table-cell office:value-type="float" office:value="428.700719480877" calcext:value-type="float">
            <text:p>428.7007194809</text:p>
          </table:table-cell>
          <table:table-cell office:value-type="float" office:value="430.121592367777" calcext:value-type="float">
            <text:p>430.1215923678</text:p>
          </table:table-cell>
          <table:table-cell office:value-type="float" office:value="430.732864643262" calcext:value-type="float">
            <text:p>430.7328646433</text:p>
          </table:table-cell>
          <table:table-cell office:value-type="float" office:value="430.07570291382" calcext:value-type="float">
            <text:p>430.0757029138</text:p>
          </table:table-cell>
          <table:table-cell office:value-type="float" office:value="425.17155888385" calcext:value-type="float">
            <text:p>425.1715588839</text:p>
          </table:table-cell>
          <table:table-cell office:value-type="float" office:value="429.861041946267" calcext:value-type="float">
            <text:p>429.8610419463</text:p>
          </table:table-cell>
          <table:table-cell office:value-type="float" office:value="434.032303848885" calcext:value-type="float">
            <text:p>434.0323038489</text:p>
          </table:table-cell>
          <table:table-cell office:value-type="float" office:value="426.388409717933" calcext:value-type="float">
            <text:p>426.3884097179</text:p>
          </table:table-cell>
          <table:table-cell office:value-type="float" office:value="428.150628828413" calcext:value-type="float">
            <text:p>428.1506288284</text:p>
          </table:table-cell>
          <table:table-cell office:value-type="float" office:value="430.027250302221" calcext:value-type="float">
            <text:p>430.0272503022</text:p>
          </table:table-cell>
          <table:table-cell office:value-type="float" office:value="426.803570876985" calcext:value-type="float">
            <text:p>426.803570877</text:p>
          </table:table-cell>
          <table:table-cell office:value-type="float" office:value="429.79320299358" calcext:value-type="float">
            <text:p>429.7932029936</text:p>
          </table:table-cell>
          <table:table-cell office:value-type="float" office:value="412.465655711657" calcext:value-type="float">
            <text:p>412.4656557117</text:p>
          </table:table-cell>
          <table:table-cell office:value-type="float" office:value="420.679318924133" calcext:value-type="float">
            <text:p>420.6793189241</text:p>
          </table:table-cell>
          <table:table-cell office:value-type="float" office:value="429.895646956081" calcext:value-type="float">
            <text:p>429.8956469561</text:p>
          </table:table-cell>
        </table:table-row>
        <table:table-row table:style-name="ro1">
          <table:table-cell office:value-type="float" office:value="429.18986608614" calcext:value-type="float">
            <text:p>429.1898660861</text:p>
          </table:table-cell>
          <table:table-cell office:value-type="float" office:value="425.355262465537" calcext:value-type="float">
            <text:p>425.3552624655</text:p>
          </table:table-cell>
          <table:table-cell office:value-type="float" office:value="429.991161724176" calcext:value-type="float">
            <text:p>429.9911617242</text:p>
          </table:table-cell>
          <table:table-cell office:value-type="float" office:value="428.889598296956" calcext:value-type="float">
            <text:p>428.889598297</text:p>
          </table:table-cell>
          <table:table-cell office:value-type="float" office:value="431.016773258873" calcext:value-type="float">
            <text:p>431.0167732589</text:p>
          </table:table-cell>
          <table:table-cell office:value-type="float" office:value="428.058761271369" calcext:value-type="float">
            <text:p>428.0587612714</text:p>
          </table:table-cell>
          <table:table-cell office:value-type="float" office:value="427.828636557006" calcext:value-type="float">
            <text:p>427.828636557</text:p>
          </table:table-cell>
          <table:table-cell office:value-type="float" office:value="434.360942037099" calcext:value-type="float">
            <text:p>434.3609420371</text:p>
          </table:table-cell>
          <table:table-cell office:value-type="float" office:value="423.192591130585" calcext:value-type="float">
            <text:p>423.1925911306</text:p>
          </table:table-cell>
          <table:table-cell office:value-type="float" office:value="421.713789424173" calcext:value-type="float">
            <text:p>421.7137894242</text:p>
          </table:table-cell>
          <table:table-cell office:value-type="float" office:value="423.816694157865" calcext:value-type="float">
            <text:p>423.8166941579</text:p>
          </table:table-cell>
          <table:table-cell office:value-type="float" office:value="429.688642722189" calcext:value-type="float">
            <text:p>429.6886427222</text:p>
          </table:table-cell>
          <table:table-cell office:value-type="float" office:value="426.651612041465" calcext:value-type="float">
            <text:p>426.6516120415</text:p>
          </table:table-cell>
          <table:table-cell office:value-type="float" office:value="426.401614459247" calcext:value-type="float">
            <text:p>426.4016144592</text:p>
          </table:table-cell>
          <table:table-cell office:value-type="float" office:value="434.187224691135" calcext:value-type="float">
            <text:p>434.1872246911</text:p>
          </table:table-cell>
          <table:table-cell office:value-type="float" office:value="416.268099845379" calcext:value-type="float">
            <text:p>416.2680998454</text:p>
          </table:table-cell>
          <table:table-cell office:value-type="float" office:value="429.977313744843" calcext:value-type="float">
            <text:p>429.9773137448</text:p>
          </table:table-cell>
          <table:table-cell office:value-type="float" office:value="409.183052137558" calcext:value-type="float">
            <text:p>409.1830521376</text:p>
          </table:table-cell>
          <table:table-cell office:value-type="float" office:value="412.515215197654" calcext:value-type="float">
            <text:p>412.5152151977</text:p>
          </table:table-cell>
          <table:table-cell office:value-type="float" office:value="434.915059312297" calcext:value-type="float">
            <text:p>434.9150593123</text:p>
          </table:table-cell>
          <table:table-cell office:value-type="float" office:value="425.453979916296" calcext:value-type="float">
            <text:p>425.4539799163</text:p>
          </table:table-cell>
          <table:table-cell office:value-type="float" office:value="429.761796279561" calcext:value-type="float">
            <text:p>429.7617962796</text:p>
          </table:table-cell>
          <table:table-cell office:value-type="float" office:value="422.147865836546" calcext:value-type="float">
            <text:p>422.1478658365</text:p>
          </table:table-cell>
          <table:table-cell office:value-type="float" office:value="415.613628177523" calcext:value-type="float">
            <text:p>415.6136281775</text:p>
          </table:table-cell>
          <table:table-cell office:value-type="float" office:value="428.549260248677" calcext:value-type="float">
            <text:p>428.5492602487</text:p>
          </table:table-cell>
          <table:table-cell office:value-type="float" office:value="425.86674205319" calcext:value-type="float">
            <text:p>425.8667420532</text:p>
          </table:table-cell>
          <table:table-cell office:value-type="float" office:value="429.793790043443" calcext:value-type="float">
            <text:p>429.7937900434</text:p>
          </table:table-cell>
          <table:table-cell office:value-type="float" office:value="425.485831697723" calcext:value-type="float">
            <text:p>425.4858316977</text:p>
          </table:table-cell>
          <table:table-cell office:value-type="float" office:value="429.589955713013" calcext:value-type="float">
            <text:p>429.589955713</text:p>
          </table:table-cell>
          <table:table-cell office:value-type="float" office:value="425.637444349711" calcext:value-type="float">
            <text:p>425.6374443497</text:p>
          </table:table-cell>
          <table:table-cell office:value-type="float" office:value="429.684184249653" calcext:value-type="float">
            <text:p>429.6841842497</text:p>
          </table:table-cell>
          <table:table-cell office:value-type="float" office:value="433.888595550424" calcext:value-type="float">
            <text:p>433.8885955504</text:p>
          </table:table-cell>
          <table:table-cell office:value-type="float" office:value="426.810846229559" calcext:value-type="float">
            <text:p>426.8108462296</text:p>
          </table:table-cell>
          <table:table-cell office:value-type="float" office:value="428.203568916596" calcext:value-type="float">
            <text:p>428.2035689166</text:p>
          </table:table-cell>
          <table:table-cell office:value-type="float" office:value="430.148300441172" calcext:value-type="float">
            <text:p>430.1483004412</text:p>
          </table:table-cell>
          <table:table-cell office:value-type="float" office:value="426.709774537846" calcext:value-type="float">
            <text:p>426.7097745378</text:p>
          </table:table-cell>
          <table:table-cell office:value-type="float" office:value="432.64692469205" calcext:value-type="float">
            <text:p>432.6469246921</text:p>
          </table:table-cell>
          <table:table-cell office:value-type="float" office:value="411.733515445348" calcext:value-type="float">
            <text:p>411.7335154453</text:p>
          </table:table-cell>
          <table:table-cell office:value-type="float" office:value="420.366100697523" calcext:value-type="float">
            <text:p>420.3661006975</text:p>
          </table:table-cell>
          <table:table-cell office:value-type="float" office:value="429.826604382607" calcext:value-type="float">
            <text:p>429.8266043826</text:p>
          </table:table-cell>
        </table:table-row>
        <table:table-row table:style-name="ro1">
          <table:table-cell office:value-type="float" office:value="428.869580870388" calcext:value-type="float">
            <text:p>428.8695808704</text:p>
          </table:table-cell>
          <table:table-cell office:value-type="float" office:value="424.804437467504" calcext:value-type="float">
            <text:p>424.8044374675</text:p>
          </table:table-cell>
          <table:table-cell office:value-type="float" office:value="424.156331951072" calcext:value-type="float">
            <text:p>424.1563319511</text:p>
          </table:table-cell>
          <table:table-cell office:value-type="float" office:value="429.314601075532" calcext:value-type="float">
            <text:p>429.3146010755</text:p>
          </table:table-cell>
          <table:table-cell office:value-type="float" office:value="431.002338380195" calcext:value-type="float">
            <text:p>431.0023383802</text:p>
          </table:table-cell>
          <table:table-cell office:value-type="float" office:value="427.813944241335" calcext:value-type="float">
            <text:p>427.8139442413</text:p>
          </table:table-cell>
          <table:table-cell office:value-type="float" office:value="428.676939111275" calcext:value-type="float">
            <text:p>428.6769391113</text:p>
          </table:table-cell>
          <table:table-cell office:value-type="float" office:value="434.219710009513" calcext:value-type="float">
            <text:p>434.2197100095</text:p>
          </table:table-cell>
          <table:table-cell office:value-type="float" office:value="422.841536321406" calcext:value-type="float">
            <text:p>422.8415363214</text:p>
          </table:table-cell>
          <table:table-cell office:value-type="float" office:value="422.392567264275" calcext:value-type="float">
            <text:p>422.3925672643</text:p>
          </table:table-cell>
          <table:table-cell office:value-type="float" office:value="428.673715747213" calcext:value-type="float">
            <text:p>428.6737157472</text:p>
          </table:table-cell>
          <table:table-cell office:value-type="float" office:value="429.570513277677" calcext:value-type="float">
            <text:p>429.5705132777</text:p>
          </table:table-cell>
          <table:table-cell office:value-type="float" office:value="427.085786143126" calcext:value-type="float">
            <text:p>427.0857861431</text:p>
          </table:table-cell>
          <table:table-cell office:value-type="float" office:value="429.912077632642" calcext:value-type="float">
            <text:p>429.9120776326</text:p>
          </table:table-cell>
          <table:table-cell office:value-type="float" office:value="434.178819583171" calcext:value-type="float">
            <text:p>434.1788195832</text:p>
          </table:table-cell>
          <table:table-cell office:value-type="float" office:value="416.862955786733" calcext:value-type="float">
            <text:p>416.8629557867</text:p>
          </table:table-cell>
          <table:table-cell office:value-type="float" office:value="424.280370974771" calcext:value-type="float">
            <text:p>424.2803709748</text:p>
          </table:table-cell>
          <table:table-cell office:value-type="float" office:value="408.144614115235" calcext:value-type="float">
            <text:p>408.1446141152</text:p>
          </table:table-cell>
          <table:table-cell office:value-type="float" office:value="412.503915096913" calcext:value-type="float">
            <text:p>412.5039150969</text:p>
          </table:table-cell>
          <table:table-cell office:value-type="float" office:value="435.029253859859" calcext:value-type="float">
            <text:p>435.0292538599</text:p>
          </table:table-cell>
          <table:table-cell office:value-type="float" office:value="425.443028724193" calcext:value-type="float">
            <text:p>425.4430287242</text:p>
          </table:table-cell>
          <table:table-cell office:value-type="float" office:value="429.575638524646" calcext:value-type="float">
            <text:p>429.5756385246</text:p>
          </table:table-cell>
          <table:table-cell office:value-type="float" office:value="421.899166514233" calcext:value-type="float">
            <text:p>421.8991665142</text:p>
          </table:table-cell>
          <table:table-cell office:value-type="float" office:value="414.639152442835" calcext:value-type="float">
            <text:p>414.6391524428</text:p>
          </table:table-cell>
          <table:table-cell office:value-type="float" office:value="428.693768589649" calcext:value-type="float">
            <text:p>428.6937685896</text:p>
          </table:table-cell>
          <table:table-cell office:value-type="float" office:value="426.203603760595" calcext:value-type="float">
            <text:p>426.2036037606</text:p>
          </table:table-cell>
          <table:table-cell office:value-type="float" office:value="429.88739536604" calcext:value-type="float">
            <text:p>429.887395366</text:p>
          </table:table-cell>
          <table:table-cell office:value-type="float" office:value="424.826288618005" calcext:value-type="float">
            <text:p>424.826288618</text:p>
          </table:table-cell>
          <table:table-cell office:value-type="float" office:value="429.246131849277" calcext:value-type="float">
            <text:p>429.2461318493</text:p>
          </table:table-cell>
          <table:table-cell office:value-type="float" office:value="426.100728976554" calcext:value-type="float">
            <text:p>426.1007289766</text:p>
          </table:table-cell>
          <table:table-cell office:value-type="float" office:value="429.531380181116" calcext:value-type="float">
            <text:p>429.5313801811</text:p>
          </table:table-cell>
          <table:table-cell office:value-type="float" office:value="433.640597013628" calcext:value-type="float">
            <text:p>433.6405970136</text:p>
          </table:table-cell>
          <table:table-cell office:value-type="float" office:value="427.051081896886" calcext:value-type="float">
            <text:p>427.0510818969</text:p>
          </table:table-cell>
          <table:table-cell office:value-type="float" office:value="428.020495811164" calcext:value-type="float">
            <text:p>428.0204958112</text:p>
          </table:table-cell>
          <table:table-cell office:value-type="float" office:value="430.258530556024" calcext:value-type="float">
            <text:p>430.258530556</text:p>
          </table:table-cell>
          <table:table-cell office:value-type="float" office:value="426.613673775296" calcext:value-type="float">
            <text:p>426.6136737753</text:p>
          </table:table-cell>
          <table:table-cell office:value-type="float" office:value="432.703963317202" calcext:value-type="float">
            <text:p>432.7039633172</text:p>
          </table:table-cell>
          <table:table-cell office:value-type="float" office:value="411.100307549897" calcext:value-type="float">
            <text:p>411.1003075499</text:p>
          </table:table-cell>
          <table:table-cell office:value-type="float" office:value="420.009212576271" calcext:value-type="float">
            <text:p>420.0092125763</text:p>
          </table:table-cell>
          <table:table-cell office:value-type="float" office:value="429.718117768117" calcext:value-type="float">
            <text:p>429.7181177681</text:p>
          </table:table-cell>
        </table:table-row>
        <table:table-row table:style-name="ro1">
          <table:table-cell office:value-type="float" office:value="428.508355626356" calcext:value-type="float">
            <text:p>428.5083556264</text:p>
          </table:table-cell>
          <table:table-cell office:value-type="float" office:value="419.235612520064" calcext:value-type="float">
            <text:p>419.2356125201</text:p>
          </table:table-cell>
          <table:table-cell office:value-type="float" office:value="423.620856514681" calcext:value-type="float">
            <text:p>423.6208565147</text:p>
          </table:table-cell>
          <table:table-cell office:value-type="float" office:value="428.583174684534" calcext:value-type="float">
            <text:p>428.5831746845</text:p>
          </table:table-cell>
          <table:table-cell office:value-type="float" office:value="431.131846847799" calcext:value-type="float">
            <text:p>431.1318468478</text:p>
          </table:table-cell>
          <table:table-cell office:value-type="float" office:value="427.940342093298" calcext:value-type="float">
            <text:p>427.9403420933</text:p>
          </table:table-cell>
          <table:table-cell office:value-type="float" office:value="428.703664219889" calcext:value-type="float">
            <text:p>428.7036642199</text:p>
          </table:table-cell>
          <table:table-cell office:value-type="float" office:value="429.37253375801" calcext:value-type="float">
            <text:p>429.372533758</text:p>
          </table:table-cell>
          <table:table-cell office:value-type="float" office:value="422.476951628333" calcext:value-type="float">
            <text:p>422.4769516283</text:p>
          </table:table-cell>
          <table:table-cell office:value-type="float" office:value="422.708772712871" calcext:value-type="float">
            <text:p>422.7087727129</text:p>
          </table:table-cell>
          <table:table-cell office:value-type="float" office:value="428.649962046729" calcext:value-type="float">
            <text:p>428.6499620467</text:p>
          </table:table-cell>
          <table:table-cell office:value-type="float" office:value="429.476269293371" calcext:value-type="float">
            <text:p>429.4762692934</text:p>
          </table:table-cell>
          <table:table-cell office:value-type="float" office:value="426.384420064182" calcext:value-type="float">
            <text:p>426.3844200642</text:p>
          </table:table-cell>
          <table:table-cell office:value-type="float" office:value="430.065905297045" calcext:value-type="float">
            <text:p>430.065905297</text:p>
          </table:table-cell>
          <table:table-cell office:value-type="float" office:value="428.924709664736" calcext:value-type="float">
            <text:p>428.9247096647</text:p>
          </table:table-cell>
          <table:table-cell office:value-type="float" office:value="407.710861660633" calcext:value-type="float">
            <text:p>407.7108616606</text:p>
          </table:table-cell>
          <table:table-cell office:value-type="float" office:value="423.826232220168" calcext:value-type="float">
            <text:p>423.8262322202</text:p>
          </table:table-cell>
          <table:table-cell office:value-type="float" office:value="415.949613639329" calcext:value-type="float">
            <text:p>415.9496136393</text:p>
          </table:table-cell>
          <table:table-cell office:value-type="float" office:value="414.006355861455" calcext:value-type="float">
            <text:p>414.0063558615</text:p>
          </table:table-cell>
          <table:table-cell office:value-type="float" office:value="435.104890165882" calcext:value-type="float">
            <text:p>435.1048901659</text:p>
          </table:table-cell>
          <table:table-cell office:value-type="float" office:value="425.366587627956" calcext:value-type="float">
            <text:p>425.366587628</text:p>
          </table:table-cell>
          <table:table-cell office:value-type="float" office:value="429.437822654253" calcext:value-type="float">
            <text:p>429.4378226543</text:p>
          </table:table-cell>
          <table:table-cell office:value-type="float" office:value="421.813730709217" calcext:value-type="float">
            <text:p>421.8137307092</text:p>
          </table:table-cell>
          <table:table-cell office:value-type="float" office:value="408.474134345871" calcext:value-type="float">
            <text:p>408.4741343459</text:p>
          </table:table-cell>
          <table:table-cell office:value-type="float" office:value="428.799975063247" calcext:value-type="float">
            <text:p>428.7999750632</text:p>
          </table:table-cell>
          <table:table-cell office:value-type="float" office:value="431.458340720252" calcext:value-type="float">
            <text:p>431.4583407203</text:p>
          </table:table-cell>
          <table:table-cell office:value-type="float" office:value="429.687285799126" calcext:value-type="float">
            <text:p>429.6872857991</text:p>
          </table:table-cell>
          <table:table-cell office:value-type="float" office:value="424.235239538883" calcext:value-type="float">
            <text:p>424.2352395389</text:p>
          </table:table-cell>
          <table:table-cell office:value-type="float" office:value="423.287065421493" calcext:value-type="float">
            <text:p>423.2870654215</text:p>
          </table:table-cell>
          <table:table-cell office:value-type="float" office:value="426.37732681631" calcext:value-type="float">
            <text:p>426.3773268163</text:p>
          </table:table-cell>
          <table:table-cell office:value-type="float" office:value="427.35934908653" calcext:value-type="float">
            <text:p>427.3593490865</text:p>
          </table:table-cell>
          <table:table-cell office:value-type="float" office:value="429.876159144152" calcext:value-type="float">
            <text:p>429.8761591442</text:p>
          </table:table-cell>
          <table:table-cell office:value-type="float" office:value="427.014694274794" calcext:value-type="float">
            <text:p>427.0146942748</text:p>
          </table:table-cell>
          <table:table-cell office:value-type="float" office:value="427.866527427651" calcext:value-type="float">
            <text:p>427.8665274277</text:p>
          </table:table-cell>
          <table:table-cell office:value-type="float" office:value="429.681494972208" calcext:value-type="float">
            <text:p>429.6814949722</text:p>
          </table:table-cell>
          <table:table-cell office:value-type="float" office:value="429.613692918696" calcext:value-type="float">
            <text:p>429.6136929187</text:p>
          </table:table-cell>
          <table:table-cell office:value-type="float" office:value="432.732454156188" calcext:value-type="float">
            <text:p>432.7324541562</text:p>
          </table:table-cell>
          <table:table-cell office:value-type="float" office:value="410.363203037632" calcext:value-type="float">
            <text:p>410.3632030376</text:p>
          </table:table-cell>
          <table:table-cell office:value-type="float" office:value="419.55398943524" calcext:value-type="float">
            <text:p>419.5539894352</text:p>
          </table:table-cell>
          <table:table-cell office:value-type="float" office:value="428.693177774633" calcext:value-type="float">
            <text:p>428.6931777746</text:p>
          </table:table-cell>
        </table:table-row>
        <table:table-row table:style-name="ro1">
          <table:table-cell office:value-type="float" office:value="428.903858531435" calcext:value-type="float">
            <text:p>428.9038585314</text:p>
          </table:table-cell>
          <table:table-cell office:value-type="float" office:value="419.823153279846" calcext:value-type="float">
            <text:p>419.8231532798</text:p>
          </table:table-cell>
          <table:table-cell office:value-type="float" office:value="417.524987822399" calcext:value-type="float">
            <text:p>417.5249878224</text:p>
          </table:table-cell>
          <table:table-cell office:value-type="float" office:value="429.148771080667" calcext:value-type="float">
            <text:p>429.1487710807</text:p>
          </table:table-cell>
          <table:table-cell office:value-type="float" office:value="431.125708095283" calcext:value-type="float">
            <text:p>431.1257080953</text:p>
          </table:table-cell>
          <table:table-cell office:value-type="float" office:value="424.882260055777" calcext:value-type="float">
            <text:p>424.8822600558</text:p>
          </table:table-cell>
          <table:table-cell office:value-type="float" office:value="426.299107117578" calcext:value-type="float">
            <text:p>426.2991071176</text:p>
          </table:table-cell>
          <table:table-cell office:value-type="float" office:value="429.159647830195" calcext:value-type="float">
            <text:p>429.1596478302</text:p>
          </table:table-cell>
          <table:table-cell office:value-type="float" office:value="415.911087045255" calcext:value-type="float">
            <text:p>415.9110870453</text:p>
          </table:table-cell>
          <table:table-cell office:value-type="float" office:value="422.910605347336" calcext:value-type="float">
            <text:p>422.9106053473</text:p>
          </table:table-cell>
          <table:table-cell office:value-type="float" office:value="428.632844966988" calcext:value-type="float">
            <text:p>428.632844967</text:p>
          </table:table-cell>
          <table:table-cell office:value-type="float" office:value="425.299884097628" calcext:value-type="float">
            <text:p>425.2998840976</text:p>
          </table:table-cell>
          <table:table-cell office:value-type="float" office:value="418.660895115693" calcext:value-type="float">
            <text:p>418.6608951157</text:p>
          </table:table-cell>
          <table:table-cell office:value-type="float" office:value="427.869273656634" calcext:value-type="float">
            <text:p>427.8692736566</text:p>
          </table:table-cell>
          <table:table-cell office:value-type="float" office:value="428.523841229579" calcext:value-type="float">
            <text:p>428.5238412296</text:p>
          </table:table-cell>
          <table:table-cell office:value-type="float" office:value="408.671288257201" calcext:value-type="float">
            <text:p>408.6712882572</text:p>
          </table:table-cell>
          <table:table-cell office:value-type="float" office:value="423.366775559778" calcext:value-type="float">
            <text:p>423.3667755598</text:p>
          </table:table-cell>
          <table:table-cell office:value-type="float" office:value="416.384608567771" calcext:value-type="float">
            <text:p>416.3846085678</text:p>
          </table:table-cell>
          <table:table-cell office:value-type="float" office:value="413.948012196844" calcext:value-type="float">
            <text:p>413.9480121968</text:p>
          </table:table-cell>
          <table:table-cell office:value-type="float" office:value="434.879430901366" calcext:value-type="float">
            <text:p>434.8794309014</text:p>
          </table:table-cell>
          <table:table-cell office:value-type="float" office:value="425.325551405134" calcext:value-type="float">
            <text:p>425.3255514051</text:p>
          </table:table-cell>
          <table:table-cell office:value-type="float" office:value="429.288737969894" calcext:value-type="float">
            <text:p>429.2887379699</text:p>
          </table:table-cell>
          <table:table-cell office:value-type="float" office:value="420.78740095744" calcext:value-type="float">
            <text:p>420.7874009574</text:p>
          </table:table-cell>
          <table:table-cell office:value-type="float" office:value="409.709778286054" calcext:value-type="float">
            <text:p>409.7097782861</text:p>
          </table:table-cell>
          <table:table-cell office:value-type="float" office:value="428.933268427393" calcext:value-type="float">
            <text:p>428.9332684274</text:p>
          </table:table-cell>
          <table:table-cell office:value-type="float" office:value="430.987290074196" calcext:value-type="float">
            <text:p>430.9872900742</text:p>
          </table:table-cell>
          <table:table-cell office:value-type="float" office:value="429.51592006607" calcext:value-type="float">
            <text:p>429.5159200661</text:p>
          </table:table-cell>
          <table:table-cell office:value-type="float" office:value="423.671067783185" calcext:value-type="float">
            <text:p>423.6710677832</text:p>
          </table:table-cell>
          <table:table-cell office:value-type="float" office:value="422.939257397219" calcext:value-type="float">
            <text:p>422.9392573972</text:p>
          </table:table-cell>
          <table:table-cell office:value-type="float" office:value="424.026574600551" calcext:value-type="float">
            <text:p>424.0265746006</text:p>
          </table:table-cell>
          <table:table-cell office:value-type="float" office:value="427.556456118155" calcext:value-type="float">
            <text:p>427.5564561182</text:p>
          </table:table-cell>
          <table:table-cell office:value-type="float" office:value="429.83301711113" calcext:value-type="float">
            <text:p>429.8330171111</text:p>
          </table:table-cell>
          <table:table-cell office:value-type="float" office:value="426.948924702149" calcext:value-type="float">
            <text:p>426.9489247021</text:p>
          </table:table-cell>
          <table:table-cell office:value-type="float" office:value="427.727782244626" calcext:value-type="float">
            <text:p>427.7277822446</text:p>
          </table:table-cell>
          <table:table-cell office:value-type="float" office:value="429.471366900144" calcext:value-type="float">
            <text:p>429.4713669001</text:p>
          </table:table-cell>
          <table:table-cell office:value-type="float" office:value="429.767871632426" calcext:value-type="float">
            <text:p>429.7678716324</text:p>
          </table:table-cell>
          <table:table-cell office:value-type="float" office:value="426.684753521455" calcext:value-type="float">
            <text:p>426.6847535215</text:p>
          </table:table-cell>
          <table:table-cell office:value-type="float" office:value="409.41442806034" calcext:value-type="float">
            <text:p>409.4144280603</text:p>
          </table:table-cell>
          <table:table-cell office:value-type="float" office:value="414.546344753253" calcext:value-type="float">
            <text:p>414.5463447533</text:p>
          </table:table-cell>
          <table:table-cell office:value-type="float" office:value="428.416830041006" calcext:value-type="float">
            <text:p>428.416830041</text:p>
          </table:table-cell>
        </table:table-row>
        <table:table-row table:style-name="ro1">
          <table:table-cell office:value-type="float" office:value="433.114793937377" calcext:value-type="float">
            <text:p>433.1147939374</text:p>
          </table:table-cell>
          <table:table-cell office:value-type="float" office:value="420.52648281707" calcext:value-type="float">
            <text:p>420.5264828171</text:p>
          </table:table-cell>
          <table:table-cell office:value-type="float" office:value="418.173759520962" calcext:value-type="float">
            <text:p>418.173759521</text:p>
          </table:table-cell>
          <table:table-cell office:value-type="float" office:value="429.254576605439" calcext:value-type="float">
            <text:p>429.2545766054</text:p>
          </table:table-cell>
          <table:table-cell office:value-type="float" office:value="430.953290195439" calcext:value-type="float">
            <text:p>430.9532901954</text:p>
          </table:table-cell>
          <table:table-cell office:value-type="float" office:value="424.307911767258" calcext:value-type="float">
            <text:p>424.3079117673</text:p>
          </table:table-cell>
          <table:table-cell office:value-type="float" office:value="426.435365775571" calcext:value-type="float">
            <text:p>426.4353657756</text:p>
          </table:table-cell>
          <table:table-cell office:value-type="float" office:value="428.893222746255" calcext:value-type="float">
            <text:p>428.8932227463</text:p>
          </table:table-cell>
          <table:table-cell office:value-type="float" office:value="415.354129876901" calcext:value-type="float">
            <text:p>415.3541298769</text:p>
          </table:table-cell>
          <table:table-cell office:value-type="float" office:value="423.038640275553" calcext:value-type="float">
            <text:p>423.0386402756</text:p>
          </table:table-cell>
          <table:table-cell office:value-type="float" office:value="429.758258616496" calcext:value-type="float">
            <text:p>429.7582586165</text:p>
          </table:table-cell>
          <table:table-cell office:value-type="float" office:value="424.894133543832" calcext:value-type="float">
            <text:p>424.8941335438</text:p>
          </table:table-cell>
          <table:table-cell office:value-type="float" office:value="418.070833818518" calcext:value-type="float">
            <text:p>418.0708338185</text:p>
          </table:table-cell>
          <table:table-cell office:value-type="float" office:value="428.071902654891" calcext:value-type="float">
            <text:p>428.0719026549</text:p>
          </table:table-cell>
          <table:table-cell office:value-type="float" office:value="422.689572546283" calcext:value-type="float">
            <text:p>422.6895725463</text:p>
          </table:table-cell>
          <table:table-cell office:value-type="float" office:value="408.715316060782" calcext:value-type="float">
            <text:p>408.7153160608</text:p>
          </table:table-cell>
          <table:table-cell office:value-type="float" office:value="417.25743786973" calcext:value-type="float">
            <text:p>417.2574378697</text:p>
          </table:table-cell>
          <table:table-cell office:value-type="float" office:value="409.355955042791" calcext:value-type="float">
            <text:p>409.3559550428</text:p>
          </table:table-cell>
          <table:table-cell office:value-type="float" office:value="421.413549855996" calcext:value-type="float">
            <text:p>421.413549856</text:p>
          </table:table-cell>
          <table:table-cell office:value-type="float" office:value="430.438298379865" calcext:value-type="float">
            <text:p>430.4382983799</text:p>
          </table:table-cell>
          <table:table-cell office:value-type="float" office:value="425.359096364658" calcext:value-type="float">
            <text:p>425.3590963647</text:p>
          </table:table-cell>
          <table:table-cell office:value-type="float" office:value="429.16785417546" calcext:value-type="float">
            <text:p>429.1678541755</text:p>
          </table:table-cell>
          <table:table-cell office:value-type="float" office:value="419.930606823153" calcext:value-type="float">
            <text:p>419.9306068232</text:p>
          </table:table-cell>
          <table:table-cell office:value-type="float" office:value="416.890121313567" calcext:value-type="float">
            <text:p>416.8901213136</text:p>
          </table:table-cell>
          <table:table-cell office:value-type="float" office:value="429.061493514911" calcext:value-type="float">
            <text:p>429.0614935149</text:p>
          </table:table-cell>
          <table:table-cell office:value-type="float" office:value="430.464159772708" calcext:value-type="float">
            <text:p>430.4641597727</text:p>
          </table:table-cell>
          <table:table-cell office:value-type="float" office:value="429.454790358097" calcext:value-type="float">
            <text:p>429.4547903581</text:p>
          </table:table-cell>
          <table:table-cell office:value-type="float" office:value="424.115406576723" calcext:value-type="float">
            <text:p>424.1154065767</text:p>
          </table:table-cell>
          <table:table-cell office:value-type="float" office:value="417.020823028807" calcext:value-type="float">
            <text:p>417.0208230288</text:p>
          </table:table-cell>
          <table:table-cell office:value-type="float" office:value="423.954100915312" calcext:value-type="float">
            <text:p>423.9541009153</text:p>
          </table:table-cell>
          <table:table-cell office:value-type="float" office:value="427.751708382651" calcext:value-type="float">
            <text:p>427.7517083827</text:p>
          </table:table-cell>
          <table:table-cell office:value-type="float" office:value="429.669452511536" calcext:value-type="float">
            <text:p>429.6694525115</text:p>
          </table:table-cell>
          <table:table-cell office:value-type="float" office:value="426.844528860043" calcext:value-type="float">
            <text:p>426.84452886</text:p>
          </table:table-cell>
          <table:table-cell office:value-type="float" office:value="427.602090557808" calcext:value-type="float">
            <text:p>427.6020905578</text:p>
          </table:table-cell>
          <table:table-cell office:value-type="float" office:value="429.307968151892" calcext:value-type="float">
            <text:p>429.3079681519</text:p>
          </table:table-cell>
          <table:table-cell office:value-type="float" office:value="430.010655570726" calcext:value-type="float">
            <text:p>430.0106555707</text:p>
          </table:table-cell>
          <table:table-cell office:value-type="float" office:value="426.550340837297" calcext:value-type="float">
            <text:p>426.5503408373</text:p>
          </table:table-cell>
          <table:table-cell office:value-type="float" office:value="408.743119357882" calcext:value-type="float">
            <text:p>408.7431193579</text:p>
          </table:table-cell>
          <table:table-cell office:value-type="float" office:value="413.782809874142" calcext:value-type="float">
            <text:p>413.7828098741</text:p>
          </table:table-cell>
          <table:table-cell office:value-type="float" office:value="428.194146767827" calcext:value-type="float">
            <text:p>428.1941467678</text:p>
          </table:table-cell>
        </table:table-row>
        <table:table-row table:style-name="ro1">
          <table:table-cell office:value-type="float" office:value="433.133586329722" calcext:value-type="float">
            <text:p>433.1335863297</text:p>
          </table:table-cell>
          <table:table-cell office:value-type="float" office:value="423.355371364466" calcext:value-type="float">
            <text:p>423.3553713645</text:p>
          </table:table-cell>
          <table:table-cell office:value-type="float" office:value="410.368397001964" calcext:value-type="float">
            <text:p>410.368397002</text:p>
          </table:table-cell>
          <table:table-cell office:value-type="float" office:value="429.478200133005" calcext:value-type="float">
            <text:p>429.478200133</text:p>
          </table:table-cell>
          <table:table-cell office:value-type="float" office:value="429.630818125382" calcext:value-type="float">
            <text:p>429.6308181254</text:p>
          </table:table-cell>
          <table:table-cell office:value-type="float" office:value="423.721491197508" calcext:value-type="float">
            <text:p>423.7214911975</text:p>
          </table:table-cell>
          <table:table-cell office:value-type="float" office:value="426.088657329529" calcext:value-type="float">
            <text:p>426.0886573295</text:p>
          </table:table-cell>
          <table:table-cell office:value-type="float" office:value="422.50604582677" calcext:value-type="float">
            <text:p>422.5060458268</text:p>
          </table:table-cell>
          <table:table-cell office:value-type="float" office:value="414.74090441671" calcext:value-type="float">
            <text:p>414.7409044167</text:p>
          </table:table-cell>
          <table:table-cell office:value-type="float" office:value="424.944660245148" calcext:value-type="float">
            <text:p>424.9446602451</text:p>
          </table:table-cell>
          <table:table-cell office:value-type="float" office:value="429.788611334627" calcext:value-type="float">
            <text:p>429.7886113346</text:p>
          </table:table-cell>
          <table:table-cell office:value-type="float" office:value="424.484084143087" calcext:value-type="float">
            <text:p>424.4840841431</text:p>
          </table:table-cell>
          <table:table-cell office:value-type="float" office:value="424.141131648998" calcext:value-type="float">
            <text:p>424.141131649</text:p>
          </table:table-cell>
          <table:table-cell office:value-type="float" office:value="432.634661997941" calcext:value-type="float">
            <text:p>432.6346619979</text:p>
          </table:table-cell>
          <table:table-cell office:value-type="float" office:value="423.164965956199" calcext:value-type="float">
            <text:p>423.1649659562</text:p>
          </table:table-cell>
          <table:table-cell office:value-type="float" office:value="412.915191278053" calcext:value-type="float">
            <text:p>412.9151912781</text:p>
          </table:table-cell>
          <table:table-cell office:value-type="float" office:value="416.522708330023" calcext:value-type="float">
            <text:p>416.52270833</text:p>
          </table:table-cell>
          <table:table-cell office:value-type="float" office:value="409.939226540797" calcext:value-type="float">
            <text:p>409.9392265408</text:p>
          </table:table-cell>
          <table:table-cell office:value-type="float" office:value="420.954304638421" calcext:value-type="float">
            <text:p>420.9543046384</text:p>
          </table:table-cell>
          <table:table-cell office:value-type="float" office:value="429.992164553176" calcext:value-type="float">
            <text:p>429.9921645532</text:p>
          </table:table-cell>
          <table:table-cell office:value-type="float" office:value="425.410969819781" calcext:value-type="float">
            <text:p>425.4109698198</text:p>
          </table:table-cell>
          <table:table-cell office:value-type="float" office:value="422.573358630572" calcext:value-type="float">
            <text:p>422.5733586306</text:p>
          </table:table-cell>
          <table:table-cell office:value-type="float" office:value="419.232826825264" calcext:value-type="float">
            <text:p>419.2328268253</text:p>
          </table:table-cell>
          <table:table-cell office:value-type="float" office:value="415.478576524611" calcext:value-type="float">
            <text:p>415.4785765246</text:p>
          </table:table-cell>
          <table:table-cell office:value-type="float" office:value="429.172343153488" calcext:value-type="float">
            <text:p>429.1723431535</text:p>
          </table:table-cell>
          <table:table-cell office:value-type="float" office:value="432.287747334668" calcext:value-type="float">
            <text:p>432.2877473347</text:p>
          </table:table-cell>
          <table:table-cell office:value-type="float" office:value="428.853547272488" calcext:value-type="float">
            <text:p>428.8535472725</text:p>
          </table:table-cell>
          <table:table-cell office:value-type="float" office:value="424.688945108592" calcext:value-type="float">
            <text:p>424.6889451086</text:p>
          </table:table-cell>
          <table:table-cell office:value-type="float" office:value="417.422444072626" calcext:value-type="float">
            <text:p>417.4224440726</text:p>
          </table:table-cell>
          <table:table-cell office:value-type="float" office:value="418.9739428218" calcext:value-type="float">
            <text:p>418.9739428218</text:p>
          </table:table-cell>
          <table:table-cell office:value-type="float" office:value="427.786178076078" calcext:value-type="float">
            <text:p>427.7861780761</text:p>
          </table:table-cell>
          <table:table-cell office:value-type="float" office:value="422.532662921724" calcext:value-type="float">
            <text:p>422.5326629217</text:p>
          </table:table-cell>
          <table:table-cell office:value-type="float" office:value="426.747070231617" calcext:value-type="float">
            <text:p>426.7470702316</text:p>
          </table:table-cell>
          <table:table-cell office:value-type="float" office:value="423.043911483861" calcext:value-type="float">
            <text:p>423.0439114839</text:p>
          </table:table-cell>
          <table:table-cell office:value-type="float" office:value="429.175359592006" calcext:value-type="float">
            <text:p>429.175359592</text:p>
          </table:table-cell>
          <table:table-cell office:value-type="float" office:value="430.17044951784" calcext:value-type="float">
            <text:p>430.1704495178</text:p>
          </table:table-cell>
          <table:table-cell office:value-type="float" office:value="426.450114636712" calcext:value-type="float">
            <text:p>426.4501146367</text:p>
          </table:table-cell>
          <table:table-cell office:value-type="float" office:value="408.085572017245" calcext:value-type="float">
            <text:p>408.0855720172</text:p>
          </table:table-cell>
          <table:table-cell office:value-type="float" office:value="413.023337700064" calcext:value-type="float">
            <text:p>413.0233377001</text:p>
          </table:table-cell>
          <table:table-cell office:value-type="float" office:value="425.212597009552" calcext:value-type="float">
            <text:p>425.2125970096</text:p>
          </table:table-cell>
        </table:table-row>
        <table:table-row table:style-name="ro1">
          <table:table-cell office:value-type="float" office:value="432.97610366101" calcext:value-type="float">
            <text:p>432.976103661</text:p>
          </table:table-cell>
          <table:table-cell office:value-type="float" office:value="423.342985131598" calcext:value-type="float">
            <text:p>423.3429851316</text:p>
          </table:table-cell>
          <table:table-cell office:value-type="float" office:value="409.122956801611" calcext:value-type="float">
            <text:p>409.1229568016</text:p>
          </table:table-cell>
          <table:table-cell office:value-type="float" office:value="431.8714415988" calcext:value-type="float">
            <text:p>431.8714415988</text:p>
          </table:table-cell>
          <table:table-cell office:value-type="float" office:value="429.169416725251" calcext:value-type="float">
            <text:p>429.1694167253</text:p>
          </table:table-cell>
          <table:table-cell office:value-type="float" office:value="423.212856825085" calcext:value-type="float">
            <text:p>423.2128568251</text:p>
          </table:table-cell>
          <table:table-cell office:value-type="float" office:value="425.67614304744" calcext:value-type="float">
            <text:p>425.6761430474</text:p>
          </table:table-cell>
          <table:table-cell office:value-type="float" office:value="422.094263217108" calcext:value-type="float">
            <text:p>422.0942632171</text:p>
          </table:table-cell>
          <table:table-cell office:value-type="float" office:value="408.281312279968" calcext:value-type="float">
            <text:p>408.28131228</text:p>
          </table:table-cell>
          <table:table-cell office:value-type="float" office:value="424.975065690663" calcext:value-type="float">
            <text:p>424.9750656907</text:p>
          </table:table-cell>
          <table:table-cell office:value-type="float" office:value="429.632573859958" calcext:value-type="float">
            <text:p>429.63257386</text:p>
          </table:table-cell>
          <table:table-cell office:value-type="float" office:value="429.761483283134" calcext:value-type="float">
            <text:p>429.7614832831</text:p>
          </table:table-cell>
          <table:table-cell office:value-type="float" office:value="423.740794101479" calcext:value-type="float">
            <text:p>423.7407941015</text:p>
          </table:table-cell>
          <table:table-cell office:value-type="float" office:value="432.6618172992" calcext:value-type="float">
            <text:p>432.6618172992</text:p>
          </table:table-cell>
          <table:table-cell office:value-type="float" office:value="423.623298273187" calcext:value-type="float">
            <text:p>423.6232982732</text:p>
          </table:table-cell>
          <table:table-cell office:value-type="float" office:value="413.229030245552" calcext:value-type="float">
            <text:p>413.2290302456</text:p>
          </table:table-cell>
          <table:table-cell office:value-type="float" office:value="410.590062362486" calcext:value-type="float">
            <text:p>410.5900623625</text:p>
          </table:table-cell>
          <table:table-cell office:value-type="float" office:value="412.454932012174" calcext:value-type="float">
            <text:p>412.4549320122</text:p>
          </table:table-cell>
          <table:table-cell office:value-type="float" office:value="414.376235125061" calcext:value-type="float">
            <text:p>414.3762351251</text:p>
          </table:table-cell>
          <table:table-cell office:value-type="float" office:value="429.633946120882" calcext:value-type="float">
            <text:p>429.6339461209</text:p>
          </table:table-cell>
          <table:table-cell office:value-type="float" office:value="419.122388012339" calcext:value-type="float">
            <text:p>419.1223880123</text:p>
          </table:table-cell>
          <table:table-cell office:value-type="float" office:value="422.236334565598" calcext:value-type="float">
            <text:p>422.2363345656</text:p>
          </table:table-cell>
          <table:table-cell office:value-type="float" office:value="418.629769234067" calcext:value-type="float">
            <text:p>418.6297692341</text:p>
          </table:table-cell>
          <table:table-cell office:value-type="float" office:value="415.984136377246" calcext:value-type="float">
            <text:p>415.9841363772</text:p>
          </table:table-cell>
          <table:table-cell office:value-type="float" office:value="429.305226185889" calcext:value-type="float">
            <text:p>429.3052261859</text:p>
          </table:table-cell>
          <table:table-cell office:value-type="float" office:value="432.087878175763" calcext:value-type="float">
            <text:p>432.0878781758</text:p>
          </table:table-cell>
          <table:table-cell office:value-type="float" office:value="428.08042951579" calcext:value-type="float">
            <text:p>428.0804295158</text:p>
          </table:table-cell>
          <table:table-cell office:value-type="float" office:value="424.962615736972" calcext:value-type="float">
            <text:p>424.962615737</text:p>
          </table:table-cell>
          <table:table-cell office:value-type="float" office:value="423.138462606273" calcext:value-type="float">
            <text:p>423.1384626063</text:p>
          </table:table-cell>
          <table:table-cell office:value-type="float" office:value="419.419672971116" calcext:value-type="float">
            <text:p>419.4196729711</text:p>
          </table:table-cell>
          <table:table-cell office:value-type="float" office:value="423.418323890313" calcext:value-type="float">
            <text:p>423.4183238903</text:p>
          </table:table-cell>
          <table:table-cell office:value-type="float" office:value="423.029064962539" calcext:value-type="float">
            <text:p>423.0290649625</text:p>
          </table:table-cell>
          <table:table-cell office:value-type="float" office:value="422.664195597314" calcext:value-type="float">
            <text:p>422.6641955973</text:p>
          </table:table-cell>
          <table:table-cell office:value-type="float" office:value="422.619781617286" calcext:value-type="float">
            <text:p>422.6197816173</text:p>
          </table:table-cell>
          <table:table-cell office:value-type="float" office:value="423.632760008427" calcext:value-type="float">
            <text:p>423.6327600084</text:p>
          </table:table-cell>
          <table:table-cell office:value-type="float" office:value="421.412716220935" calcext:value-type="float">
            <text:p>421.4127162209</text:p>
          </table:table-cell>
          <table:table-cell office:value-type="float" office:value="426.823997998745" calcext:value-type="float">
            <text:p>426.8239979987</text:p>
          </table:table-cell>
          <table:table-cell office:value-type="float" office:value="407.277351820211" calcext:value-type="float">
            <text:p>407.2773518202</text:p>
          </table:table-cell>
          <table:table-cell office:value-type="float" office:value="408.156019909168" calcext:value-type="float">
            <text:p>408.1560199092</text:p>
          </table:table-cell>
          <table:table-cell office:value-type="float" office:value="424.997081608209" calcext:value-type="float">
            <text:p>424.9970816082</text:p>
          </table:table-cell>
        </table:table-row>
        <table:table-row table:style-name="ro1">
          <table:table-cell office:value-type="float" office:value="432.121156540429" calcext:value-type="float">
            <text:p>432.1211565404</text:p>
          </table:table-cell>
          <table:table-cell office:value-type="float" office:value="423.403056600248" calcext:value-type="float">
            <text:p>423.4030566002</text:p>
          </table:table-cell>
          <table:table-cell office:value-type="float" office:value="409.957139493361" calcext:value-type="float">
            <text:p>409.9571394934</text:p>
          </table:table-cell>
          <table:table-cell office:value-type="float" office:value="431.586865299676" calcext:value-type="float">
            <text:p>431.5868652997</text:p>
          </table:table-cell>
          <table:table-cell office:value-type="float" office:value="427.015146633605" calcext:value-type="float">
            <text:p>427.0151466336</text:p>
          </table:table-cell>
          <table:table-cell office:value-type="float" office:value="422.771130474578" calcext:value-type="float">
            <text:p>422.7711304746</text:p>
          </table:table-cell>
          <table:table-cell office:value-type="float" office:value="419.984438702946" calcext:value-type="float">
            <text:p>419.9844387029</text:p>
          </table:table-cell>
          <table:table-cell office:value-type="float" office:value="415.527340762456" calcext:value-type="float">
            <text:p>415.5273407625</text:p>
          </table:table-cell>
          <table:table-cell office:value-type="float" office:value="407.538585259183" calcext:value-type="float">
            <text:p>407.5385852592</text:p>
          </table:table-cell>
          <table:table-cell office:value-type="float" office:value="421.932356814748" calcext:value-type="float">
            <text:p>421.9323568147</text:p>
          </table:table-cell>
          <table:table-cell office:value-type="float" office:value="429.212627532308" calcext:value-type="float">
            <text:p>429.2126275323</text:p>
          </table:table-cell>
          <table:table-cell office:value-type="float" office:value="429.506139512656" calcext:value-type="float">
            <text:p>429.5061395127</text:p>
          </table:table-cell>
          <table:table-cell office:value-type="float" office:value="417.926459167836" calcext:value-type="float">
            <text:p>417.9264591678</text:p>
          </table:table-cell>
          <table:table-cell office:value-type="float" office:value="428.306748675772" calcext:value-type="float">
            <text:p>428.3067486758</text:p>
          </table:table-cell>
          <table:table-cell office:value-type="float" office:value="428.57181872325" calcext:value-type="float">
            <text:p>428.5718187233</text:p>
          </table:table-cell>
          <table:table-cell office:value-type="float" office:value="413.42373112067" calcext:value-type="float">
            <text:p>413.4237311207</text:p>
          </table:table-cell>
          <table:table-cell office:value-type="float" office:value="411.451706600992" calcext:value-type="float">
            <text:p>411.451706601</text:p>
          </table:table-cell>
          <table:table-cell office:value-type="float" office:value="412.700236906812" calcext:value-type="float">
            <text:p>412.7002369068</text:p>
          </table:table-cell>
          <table:table-cell office:value-type="float" office:value="413.612991627828" calcext:value-type="float">
            <text:p>413.6129916278</text:p>
          </table:table-cell>
          <table:table-cell office:value-type="float" office:value="429.372478012925" calcext:value-type="float">
            <text:p>429.3724780129</text:p>
          </table:table-cell>
          <table:table-cell office:value-type="float" office:value="418.890802198321" calcext:value-type="float">
            <text:p>418.8908021983</text:p>
          </table:table-cell>
          <table:table-cell office:value-type="float" office:value="415.557524485158" calcext:value-type="float">
            <text:p>415.5575244852</text:p>
          </table:table-cell>
          <table:table-cell office:value-type="float" office:value="412.122322481862" calcext:value-type="float">
            <text:p>412.1223224819</text:p>
          </table:table-cell>
          <table:table-cell office:value-type="float" office:value="416.546524301806" calcext:value-type="float">
            <text:p>416.5465243018</text:p>
          </table:table-cell>
          <table:table-cell office:value-type="float" office:value="429.008340690329" calcext:value-type="float">
            <text:p>429.0083406903</text:p>
          </table:table-cell>
          <table:table-cell office:value-type="float" office:value="431.196982871581" calcext:value-type="float">
            <text:p>431.1969828716</text:p>
          </table:table-cell>
          <table:table-cell office:value-type="float" office:value="422.890184359739" calcext:value-type="float">
            <text:p>422.8901843597</text:p>
          </table:table-cell>
          <table:table-cell office:value-type="float" office:value="424.444797382403" calcext:value-type="float">
            <text:p>424.4447973824</text:p>
          </table:table-cell>
          <table:table-cell office:value-type="float" office:value="423.542179338758" calcext:value-type="float">
            <text:p>423.5421793388</text:p>
          </table:table-cell>
          <table:table-cell office:value-type="float" office:value="418.931262850152" calcext:value-type="float">
            <text:p>418.9312628502</text:p>
          </table:table-cell>
          <table:table-cell office:value-type="float" office:value="423.397945806511" calcext:value-type="float">
            <text:p>423.3979458065</text:p>
          </table:table-cell>
          <table:table-cell office:value-type="float" office:value="423.458332017383" calcext:value-type="float">
            <text:p>423.4583320174</text:p>
          </table:table-cell>
          <table:table-cell office:value-type="float" office:value="422.5175233569" calcext:value-type="float">
            <text:p>422.5175233569</text:p>
          </table:table-cell>
          <table:table-cell office:value-type="float" office:value="417.455491555694" calcext:value-type="float">
            <text:p>417.4554915557</text:p>
          </table:table-cell>
          <table:table-cell office:value-type="float" office:value="423.221236999028" calcext:value-type="float">
            <text:p>423.221236999</text:p>
          </table:table-cell>
          <table:table-cell office:value-type="float" office:value="421.343650887788" calcext:value-type="float">
            <text:p>421.3436508878</text:p>
          </table:table-cell>
          <table:table-cell office:value-type="float" office:value="427.817870452167" calcext:value-type="float">
            <text:p>427.8178704522</text:p>
          </table:table-cell>
          <table:table-cell office:value-type="float" office:value="406.321632534829" calcext:value-type="float">
            <text:p>406.3216325348</text:p>
          </table:table-cell>
          <table:table-cell office:value-type="float" office:value="409.065104625413" calcext:value-type="float">
            <text:p>409.0651046254</text:p>
          </table:table-cell>
          <table:table-cell office:value-type="float" office:value="424.992849801259" calcext:value-type="float">
            <text:p>424.9928498013</text:p>
          </table:table-cell>
        </table:table-row>
        <table:table-row table:style-name="ro1">
          <table:table-cell office:value-type="float" office:value="431.937713425804" calcext:value-type="float">
            <text:p>431.9377134258</text:p>
          </table:table-cell>
          <table:table-cell office:value-type="float" office:value="421.378931265058" calcext:value-type="float">
            <text:p>421.3789312651</text:p>
          </table:table-cell>
          <table:table-cell office:value-type="float" office:value="410.326765096488" calcext:value-type="float">
            <text:p>410.3267650965</text:p>
          </table:table-cell>
          <table:table-cell office:value-type="float" office:value="429.439340651445" calcext:value-type="float">
            <text:p>429.4393406514</text:p>
          </table:table-cell>
          <table:table-cell office:value-type="float" office:value="426.650426081352" calcext:value-type="float">
            <text:p>426.6504260814</text:p>
          </table:table-cell>
          <table:table-cell office:value-type="float" office:value="423.214347416529" calcext:value-type="float">
            <text:p>423.2143474165</text:p>
          </table:table-cell>
          <table:table-cell office:value-type="float" office:value="420.649907193899" calcext:value-type="float">
            <text:p>420.6499071939</text:p>
          </table:table-cell>
          <table:table-cell office:value-type="float" office:value="416.115599848161" calcext:value-type="float">
            <text:p>416.1155998482</text:p>
          </table:table-cell>
          <table:table-cell office:value-type="float" office:value="406.761592722471" calcext:value-type="float">
            <text:p>406.7615927225</text:p>
          </table:table-cell>
          <table:table-cell office:value-type="float" office:value="421.579740651021" calcext:value-type="float">
            <text:p>421.579740651</text:p>
          </table:table-cell>
          <table:table-cell office:value-type="float" office:value="429.462251310959" calcext:value-type="float">
            <text:p>429.462251311</text:p>
          </table:table-cell>
          <table:table-cell office:value-type="float" office:value="429.726126294386" calcext:value-type="float">
            <text:p>429.7261262944</text:p>
          </table:table-cell>
          <table:table-cell office:value-type="float" office:value="417.513815374298" calcext:value-type="float">
            <text:p>417.5138153743</text:p>
          </table:table-cell>
          <table:table-cell office:value-type="float" office:value="428.184083412289" calcext:value-type="float">
            <text:p>428.1840834123</text:p>
          </table:table-cell>
          <table:table-cell office:value-type="float" office:value="428.821955927672" calcext:value-type="float">
            <text:p>428.8219559277</text:p>
          </table:table-cell>
          <table:table-cell office:value-type="float" office:value="413.591269242193" calcext:value-type="float">
            <text:p>413.5912692422</text:p>
          </table:table-cell>
          <table:table-cell office:value-type="float" office:value="411.818928246338" calcext:value-type="float">
            <text:p>411.8189282463</text:p>
          </table:table-cell>
          <table:table-cell office:value-type="float" office:value="418.674337733132" calcext:value-type="float">
            <text:p>418.6743377331</text:p>
          </table:table-cell>
          <table:table-cell office:value-type="float" office:value="412.970223846523" calcext:value-type="float">
            <text:p>412.9702238465</text:p>
          </table:table-cell>
          <table:table-cell office:value-type="float" office:value="429.128613469879" calcext:value-type="float">
            <text:p>429.1286134699</text:p>
          </table:table-cell>
          <table:table-cell office:value-type="float" office:value="419.280793497649" calcext:value-type="float">
            <text:p>419.2807934976</text:p>
          </table:table-cell>
          <table:table-cell office:value-type="float" office:value="415.091228528499" calcext:value-type="float">
            <text:p>415.0912285285</text:p>
          </table:table-cell>
          <table:table-cell office:value-type="float" office:value="411.219044092194" calcext:value-type="float">
            <text:p>411.2190440922</text:p>
          </table:table-cell>
          <table:table-cell office:value-type="float" office:value="418.792338736472" calcext:value-type="float">
            <text:p>418.7923387365</text:p>
          </table:table-cell>
          <table:table-cell office:value-type="float" office:value="429.18324529385" calcext:value-type="float">
            <text:p>429.1832452939</text:p>
          </table:table-cell>
          <table:table-cell office:value-type="float" office:value="431.110306615534" calcext:value-type="float">
            <text:p>431.1103066155</text:p>
          </table:table-cell>
          <table:table-cell office:value-type="float" office:value="421.884471735309" calcext:value-type="float">
            <text:p>421.8844717353</text:p>
          </table:table-cell>
          <table:table-cell office:value-type="float" office:value="428.152632940563" calcext:value-type="float">
            <text:p>428.1526329406</text:p>
          </table:table-cell>
          <table:table-cell office:value-type="float" office:value="423.781358169761" calcext:value-type="float">
            <text:p>423.7813581698</text:p>
          </table:table-cell>
          <table:table-cell office:value-type="float" office:value="419.067533912628" calcext:value-type="float">
            <text:p>419.0675339126</text:p>
          </table:table-cell>
          <table:table-cell office:value-type="float" office:value="423.387337309963" calcext:value-type="float">
            <text:p>423.38733731</text:p>
          </table:table-cell>
          <table:table-cell office:value-type="float" office:value="423.678421423059" calcext:value-type="float">
            <text:p>423.6784214231</text:p>
          </table:table-cell>
          <table:table-cell office:value-type="float" office:value="427.370729722353" calcext:value-type="float">
            <text:p>427.3707297224</text:p>
          </table:table-cell>
          <table:table-cell office:value-type="float" office:value="416.676895028878" calcext:value-type="float">
            <text:p>416.6768950289</text:p>
          </table:table-cell>
          <table:table-cell office:value-type="float" office:value="422.799945965016" calcext:value-type="float">
            <text:p>422.799945965</text:p>
          </table:table-cell>
          <table:table-cell office:value-type="float" office:value="421.283924717435" calcext:value-type="float">
            <text:p>421.2839247174</text:p>
          </table:table-cell>
          <table:table-cell office:value-type="float" office:value="427.798720037492" calcext:value-type="float">
            <text:p>427.7987200375</text:p>
          </table:table-cell>
          <table:table-cell office:value-type="float" office:value="405.245624420489" calcext:value-type="float">
            <text:p>405.2456244205</text:p>
          </table:table-cell>
          <table:table-cell office:value-type="float" office:value="410.12621820191" calcext:value-type="float">
            <text:p>410.1262182019</text:p>
          </table:table-cell>
          <table:table-cell office:value-type="float" office:value="424.840989594693" calcext:value-type="float">
            <text:p>424.8409895947</text:p>
          </table:table-cell>
        </table:table-row>
        <table:table-row table:style-name="ro1">
          <table:table-cell office:value-type="float" office:value="431.767280196899" calcext:value-type="float">
            <text:p>431.7672801969</text:p>
          </table:table-cell>
          <table:table-cell office:value-type="float" office:value="420.980099645734" calcext:value-type="float">
            <text:p>420.9800996457</text:p>
          </table:table-cell>
          <table:table-cell office:value-type="float" office:value="411.944910839203" calcext:value-type="float">
            <text:p>411.9449108392</text:p>
          </table:table-cell>
          <table:table-cell office:value-type="float" office:value="428.761926912257" calcext:value-type="float">
            <text:p>428.7619269123</text:p>
          </table:table-cell>
          <table:table-cell office:value-type="float" office:value="427.112959530243" calcext:value-type="float">
            <text:p>427.1129595302</text:p>
          </table:table-cell>
          <table:table-cell office:value-type="float" office:value="418.351131047117" calcext:value-type="float">
            <text:p>418.3511310471</text:p>
          </table:table-cell>
          <table:table-cell office:value-type="float" office:value="420.924767507946" calcext:value-type="float">
            <text:p>420.9247675079</text:p>
          </table:table-cell>
          <table:table-cell office:value-type="float" office:value="409.548436784559" calcext:value-type="float">
            <text:p>409.5484367846</text:p>
          </table:table-cell>
          <table:table-cell office:value-type="float" office:value="400.565548041823" calcext:value-type="float">
            <text:p>400.5655480418</text:p>
          </table:table-cell>
          <table:table-cell office:value-type="float" office:value="417.148089886097" calcext:value-type="float">
            <text:p>417.1480898861</text:p>
          </table:table-cell>
          <table:table-cell office:value-type="float" office:value="431.982774725423" calcext:value-type="float">
            <text:p>431.9827747254</text:p>
          </table:table-cell>
          <table:table-cell office:value-type="float" office:value="427.224119509458" calcext:value-type="float">
            <text:p>427.2241195095</text:p>
          </table:table-cell>
          <table:table-cell office:value-type="float" office:value="416.944556854133" calcext:value-type="float">
            <text:p>416.9445568541</text:p>
          </table:table-cell>
          <table:table-cell office:value-type="float" office:value="428.067339124742" calcext:value-type="float">
            <text:p>428.0673391247</text:p>
          </table:table-cell>
          <table:table-cell office:value-type="float" office:value="429.00323234099" calcext:value-type="float">
            <text:p>429.003232341</text:p>
          </table:table-cell>
          <table:table-cell office:value-type="float" office:value="413.763113894444" calcext:value-type="float">
            <text:p>413.7631138944</text:p>
          </table:table-cell>
          <table:table-cell office:value-type="float" office:value="412.223053152293" calcext:value-type="float">
            <text:p>412.2230531523</text:p>
          </table:table-cell>
          <table:table-cell office:value-type="float" office:value="418.837976427129" calcext:value-type="float">
            <text:p>418.8379764271</text:p>
          </table:table-cell>
          <table:table-cell office:value-type="float" office:value="412.487339216596" calcext:value-type="float">
            <text:p>412.4873392166</text:p>
          </table:table-cell>
          <table:table-cell office:value-type="float" office:value="428.900781375996" calcext:value-type="float">
            <text:p>428.900781376</text:p>
          </table:table-cell>
          <table:table-cell office:value-type="float" office:value="419.28629770021" calcext:value-type="float">
            <text:p>419.2862977002</text:p>
          </table:table-cell>
          <table:table-cell office:value-type="float" office:value="414.594212018351" calcext:value-type="float">
            <text:p>414.5942120184</text:p>
          </table:table-cell>
          <table:table-cell office:value-type="float" office:value="410.392147936763" calcext:value-type="float">
            <text:p>410.3921479368</text:p>
          </table:table-cell>
          <table:table-cell office:value-type="float" office:value="417.902420278764" calcext:value-type="float">
            <text:p>417.9024202788</text:p>
          </table:table-cell>
          <table:table-cell office:value-type="float" office:value="429.221968614562" calcext:value-type="float">
            <text:p>429.2219686146</text:p>
          </table:table-cell>
          <table:table-cell office:value-type="float" office:value="429.313386711312" calcext:value-type="float">
            <text:p>429.3133867113</text:p>
          </table:table-cell>
          <table:table-cell office:value-type="float" office:value="421.074789204321" calcext:value-type="float">
            <text:p>421.0747892043</text:p>
          </table:table-cell>
          <table:table-cell office:value-type="float" office:value="428.245258707036" calcext:value-type="float">
            <text:p>428.245258707</text:p>
          </table:table-cell>
          <table:table-cell office:value-type="float" office:value="423.916365529939" calcext:value-type="float">
            <text:p>423.9163655299</text:p>
          </table:table-cell>
          <table:table-cell office:value-type="float" office:value="418.727455224752" calcext:value-type="float">
            <text:p>418.7274552248</text:p>
          </table:table-cell>
          <table:table-cell office:value-type="float" office:value="417.191548920025" calcext:value-type="float">
            <text:p>417.19154892</text:p>
          </table:table-cell>
          <table:table-cell office:value-type="float" office:value="423.62532734017" calcext:value-type="float">
            <text:p>423.6253273402</text:p>
          </table:table-cell>
          <table:table-cell office:value-type="float" office:value="427.471787118928" calcext:value-type="float">
            <text:p>427.4717871189</text:p>
          </table:table-cell>
          <table:table-cell office:value-type="float" office:value="415.99686145512" calcext:value-type="float">
            <text:p>415.9968614551</text:p>
          </table:table-cell>
          <table:table-cell office:value-type="float" office:value="423.051580906058" calcext:value-type="float">
            <text:p>423.0515809061</text:p>
          </table:table-cell>
          <table:table-cell office:value-type="float" office:value="421.227016678336" calcext:value-type="float">
            <text:p>421.2270166783</text:p>
          </table:table-cell>
          <table:table-cell office:value-type="float" office:value="427.671860170531" calcext:value-type="float">
            <text:p>427.6718601705</text:p>
          </table:table-cell>
          <table:table-cell office:value-type="float" office:value="404.304981614963" calcext:value-type="float">
            <text:p>404.304981615</text:p>
          </table:table-cell>
          <table:table-cell office:value-type="float" office:value="410.696895697782" calcext:value-type="float">
            <text:p>410.6968956978</text:p>
          </table:table-cell>
          <table:table-cell office:value-type="float" office:value="424.70199987796" calcext:value-type="float">
            <text:p>424.701999878</text:p>
          </table:table-cell>
        </table:table-row>
        <table:table-row table:style-name="ro1">
          <table:table-cell office:value-type="float" office:value="431.619531089977" calcext:value-type="float">
            <text:p>431.61953109</text:p>
          </table:table-cell>
          <table:table-cell office:value-type="float" office:value="423.955179086665" calcext:value-type="float">
            <text:p>423.9551790867</text:p>
          </table:table-cell>
          <table:table-cell office:value-type="float" office:value="410.818274643547" calcext:value-type="float">
            <text:p>410.8182746435</text:p>
          </table:table-cell>
          <table:table-cell office:value-type="float" office:value="425.368134896851" calcext:value-type="float">
            <text:p>425.3681348969</text:p>
          </table:table-cell>
          <table:table-cell office:value-type="float" office:value="427.353595983785" calcext:value-type="float">
            <text:p>427.3535959838</text:p>
          </table:table-cell>
          <table:table-cell office:value-type="float" office:value="417.47057390439" calcext:value-type="float">
            <text:p>417.4705739044</text:p>
          </table:table-cell>
          <table:table-cell office:value-type="float" office:value="421.111538880126" calcext:value-type="float">
            <text:p>421.1115388801</text:p>
          </table:table-cell>
          <table:table-cell office:value-type="float" office:value="410.289966501143" calcext:value-type="float">
            <text:p>410.2899665011</text:p>
          </table:table-cell>
          <table:table-cell office:value-type="float" office:value="399.660010648143" calcext:value-type="float">
            <text:p>399.6600106481</text:p>
          </table:table-cell>
          <table:table-cell office:value-type="float" office:value="416.591154348332" calcext:value-type="float">
            <text:p>416.5911543483</text:p>
          </table:table-cell>
          <table:table-cell office:value-type="float" office:value="432.046408255886" calcext:value-type="float">
            <text:p>432.0464082559</text:p>
          </table:table-cell>
          <table:table-cell office:value-type="float" office:value="427.320804010476" calcext:value-type="float">
            <text:p>427.3208040105</text:p>
          </table:table-cell>
          <table:table-cell office:value-type="float" office:value="411.274867242118" calcext:value-type="float">
            <text:p>411.2748672421</text:p>
          </table:table-cell>
          <table:table-cell office:value-type="float" office:value="427.972538560058" calcext:value-type="float">
            <text:p>427.9725385601</text:p>
          </table:table-cell>
          <table:table-cell office:value-type="float" office:value="427.542524941044" calcext:value-type="float">
            <text:p>427.542524941</text:p>
          </table:table-cell>
          <table:table-cell office:value-type="float" office:value="413.936823316121" calcext:value-type="float">
            <text:p>413.9368233161</text:p>
          </table:table-cell>
          <table:table-cell office:value-type="float" office:value="411.2306078124" calcext:value-type="float">
            <text:p>411.2306078124</text:p>
          </table:table-cell>
          <table:table-cell office:value-type="float" office:value="418.972315935446" calcext:value-type="float">
            <text:p>418.9723159354</text:p>
          </table:table-cell>
          <table:table-cell office:value-type="float" office:value="405.930970925261" calcext:value-type="float">
            <text:p>405.9309709253</text:p>
          </table:table-cell>
          <table:table-cell office:value-type="float" office:value="428.655127396984" calcext:value-type="float">
            <text:p>428.655127397</text:p>
          </table:table-cell>
          <table:table-cell office:value-type="float" office:value="418.847588462952" calcext:value-type="float">
            <text:p>418.847588463</text:p>
          </table:table-cell>
          <table:table-cell office:value-type="float" office:value="414.033634287126" calcext:value-type="float">
            <text:p>414.0336342871</text:p>
          </table:table-cell>
          <table:table-cell office:value-type="float" office:value="409.542768290412" calcext:value-type="float">
            <text:p>409.5427682904</text:p>
          </table:table-cell>
          <table:table-cell office:value-type="float" office:value="418.48560727322" calcext:value-type="float">
            <text:p>418.4856072732</text:p>
          </table:table-cell>
          <table:table-cell office:value-type="float" office:value="425.110294654475" calcext:value-type="float">
            <text:p>425.1102946545</text:p>
          </table:table-cell>
          <table:table-cell office:value-type="float" office:value="429.099973734881" calcext:value-type="float">
            <text:p>429.0999737349</text:p>
          </table:table-cell>
          <table:table-cell office:value-type="float" office:value="420.304399270652" calcext:value-type="float">
            <text:p>420.3043992707</text:p>
          </table:table-cell>
          <table:table-cell office:value-type="float" office:value="426.28450411526" calcext:value-type="float">
            <text:p>426.2845041153</text:p>
          </table:table-cell>
          <table:table-cell office:value-type="float" office:value="423.99488187005" calcext:value-type="float">
            <text:p>423.9948818701</text:p>
          </table:table-cell>
          <table:table-cell office:value-type="float" office:value="419.322872957623" calcext:value-type="float">
            <text:p>419.3228729576</text:p>
          </table:table-cell>
          <table:table-cell office:value-type="float" office:value="416.975009423488" calcext:value-type="float">
            <text:p>416.9750094235</text:p>
          </table:table-cell>
          <table:table-cell office:value-type="float" office:value="421.573663734573" calcext:value-type="float">
            <text:p>421.5736637346</text:p>
          </table:table-cell>
          <table:table-cell office:value-type="float" office:value="424.192211129868" calcext:value-type="float">
            <text:p>424.1922111299</text:p>
          </table:table-cell>
          <table:table-cell office:value-type="float" office:value="415.317958873403" calcext:value-type="float">
            <text:p>415.3179588734</text:p>
          </table:table-cell>
          <table:table-cell office:value-type="float" office:value="420.447208956266" calcext:value-type="float">
            <text:p>420.4472089563</text:p>
          </table:table-cell>
          <table:table-cell office:value-type="float" office:value="421.173927135573" calcext:value-type="float">
            <text:p>421.1739271356</text:p>
          </table:table-cell>
          <table:table-cell office:value-type="float" office:value="424.092240210905" calcext:value-type="float">
            <text:p>424.0922402109</text:p>
          </table:table-cell>
          <table:table-cell office:value-type="float" office:value="403.336771467556" calcext:value-type="float">
            <text:p>403.3367714676</text:p>
          </table:table-cell>
          <table:table-cell office:value-type="float" office:value="411.031468427198" calcext:value-type="float">
            <text:p>411.0314684272</text:p>
          </table:table-cell>
          <table:table-cell office:value-type="float" office:value="424.547745506436" calcext:value-type="float">
            <text:p>424.5477455064</text:p>
          </table:table-cell>
        </table:table-row>
        <table:table-row table:style-name="ro1">
          <table:table-cell office:value-type="float" office:value="427.641514483501" calcext:value-type="float">
            <text:p>427.6415144835</text:p>
          </table:table-cell>
          <table:table-cell office:value-type="float" office:value="424.067499840965" calcext:value-type="float">
            <text:p>424.067499841</text:p>
          </table:table-cell>
          <table:table-cell office:value-type="float" office:value="411.721643826121" calcext:value-type="float">
            <text:p>411.7216438261</text:p>
          </table:table-cell>
          <table:table-cell office:value-type="float" office:value="424.385028474858" calcext:value-type="float">
            <text:p>424.3850284749</text:p>
          </table:table-cell>
          <table:table-cell office:value-type="float" office:value="427.037880519182" calcext:value-type="float">
            <text:p>427.0378805192</text:p>
          </table:table-cell>
          <table:table-cell office:value-type="float" office:value="412.596178787333" calcext:value-type="float">
            <text:p>412.5961787873</text:p>
          </table:table-cell>
          <table:table-cell office:value-type="float" office:value="421.280258176696" calcext:value-type="float">
            <text:p>421.2802581767</text:p>
          </table:table-cell>
          <table:table-cell office:value-type="float" office:value="410.251387315241" calcext:value-type="float">
            <text:p>410.2513873152</text:p>
          </table:table-cell>
          <table:table-cell office:value-type="float" office:value="398.705122704251" calcext:value-type="float">
            <text:p>398.7051227043</text:p>
          </table:table-cell>
          <table:table-cell office:value-type="float" office:value="416.041976182364" calcext:value-type="float">
            <text:p>416.0419761824</text:p>
          </table:table-cell>
          <table:table-cell office:value-type="float" office:value="430.191096405684" calcext:value-type="float">
            <text:p>430.1910964057</text:p>
          </table:table-cell>
          <table:table-cell office:value-type="float" office:value="428.548504585527" calcext:value-type="float">
            <text:p>428.5485045855</text:p>
          </table:table-cell>
          <table:table-cell office:value-type="float" office:value="410.582886039336" calcext:value-type="float">
            <text:p>410.5828860393</text:p>
          </table:table-cell>
          <table:table-cell office:value-type="float" office:value="427.883297628616" calcext:value-type="float">
            <text:p>427.8832976286</text:p>
          </table:table-cell>
          <table:table-cell office:value-type="float" office:value="427.269492114547" calcext:value-type="float">
            <text:p>427.2694921145</text:p>
          </table:table-cell>
          <table:table-cell office:value-type="float" office:value="414.054178111432" calcext:value-type="float">
            <text:p>414.0541781114</text:p>
          </table:table-cell>
          <table:table-cell office:value-type="float" office:value="410.433199178085" calcext:value-type="float">
            <text:p>410.4331991781</text:p>
          </table:table-cell>
          <table:table-cell office:value-type="float" office:value="418.609637463215" calcext:value-type="float">
            <text:p>418.6096374632</text:p>
          </table:table-cell>
          <table:table-cell office:value-type="float" office:value="405.160315131887" calcext:value-type="float">
            <text:p>405.1603151319</text:p>
          </table:table-cell>
          <table:table-cell office:value-type="float" office:value="428.382295907054" calcext:value-type="float">
            <text:p>428.3822959071</text:p>
          </table:table-cell>
          <table:table-cell office:value-type="float" office:value="418.261266153801" calcext:value-type="float">
            <text:p>418.2612661538</text:p>
          </table:table-cell>
          <table:table-cell office:value-type="float" office:value="407.396211936065" calcext:value-type="float">
            <text:p>407.3962119361</text:p>
          </table:table-cell>
          <table:table-cell office:value-type="float" office:value="403.118744105434" calcext:value-type="float">
            <text:p>403.1187441054</text:p>
          </table:table-cell>
          <table:table-cell office:value-type="float" office:value="419.179199616107" calcext:value-type="float">
            <text:p>419.1791996161</text:p>
          </table:table-cell>
          <table:table-cell office:value-type="float" office:value="424.6175226838" calcext:value-type="float">
            <text:p>424.6175226838</text:p>
          </table:table-cell>
          <table:table-cell office:value-type="float" office:value="428.885011797058" calcext:value-type="float">
            <text:p>428.8850117971</text:p>
          </table:table-cell>
          <table:table-cell office:value-type="float" office:value="421.057267713444" calcext:value-type="float">
            <text:p>421.0572677134</text:p>
          </table:table-cell>
          <table:table-cell office:value-type="float" office:value="425.764924366265" calcext:value-type="float">
            <text:p>425.7649243663</text:p>
          </table:table-cell>
          <table:table-cell office:value-type="float" office:value="424.022110038748" calcext:value-type="float">
            <text:p>424.0221100387</text:p>
          </table:table-cell>
          <table:table-cell office:value-type="float" office:value="419.810376003832" calcext:value-type="float">
            <text:p>419.8103760038</text:p>
          </table:table-cell>
          <table:table-cell office:value-type="float" office:value="410.712714713279" calcext:value-type="float">
            <text:p>410.7127147133</text:p>
          </table:table-cell>
          <table:table-cell office:value-type="float" office:value="421.603378504876" calcext:value-type="float">
            <text:p>421.6033785049</text:p>
          </table:table-cell>
          <table:table-cell office:value-type="float" office:value="423.838683049997" calcext:value-type="float">
            <text:p>423.83868305</text:p>
          </table:table-cell>
          <table:table-cell office:value-type="float" office:value="415.907114981235" calcext:value-type="float">
            <text:p>415.9071149812</text:p>
          </table:table-cell>
          <table:table-cell office:value-type="float" office:value="420.871937150537" calcext:value-type="float">
            <text:p>420.8719371505</text:p>
          </table:table-cell>
          <table:table-cell office:value-type="float" office:value="411.75250252303" calcext:value-type="float">
            <text:p>411.752502523</text:p>
          </table:table-cell>
          <table:table-cell office:value-type="float" office:value="423.765409658405" calcext:value-type="float">
            <text:p>423.7654096584</text:p>
          </table:table-cell>
          <table:table-cell office:value-type="float" office:value="402.246695382268" calcext:value-type="float">
            <text:p>402.2466953823</text:p>
          </table:table-cell>
          <table:table-cell office:value-type="float" office:value="411.200187827417" calcext:value-type="float">
            <text:p>411.2001878274</text:p>
          </table:table-cell>
          <table:table-cell office:value-type="float" office:value="424.796250554078" calcext:value-type="float">
            <text:p>424.7962505541</text:p>
          </table:table-cell>
        </table:table-row>
        <table:table-row table:style-name="ro1">
          <table:table-cell office:value-type="float" office:value="427.887509316569" calcext:value-type="float">
            <text:p>427.8875093166</text:p>
          </table:table-cell>
          <table:table-cell office:value-type="float" office:value="424.249804919773" calcext:value-type="float">
            <text:p>424.2498049198</text:p>
          </table:table-cell>
          <table:table-cell office:value-type="float" office:value="410.359691460561" calcext:value-type="float">
            <text:p>410.3596914606</text:p>
          </table:table-cell>
          <table:table-cell office:value-type="float" office:value="420.748615715367" calcext:value-type="float">
            <text:p>420.7486157154</text:p>
          </table:table-cell>
          <table:table-cell office:value-type="float" office:value="426.66829584191" calcext:value-type="float">
            <text:p>426.6682958419</text:p>
          </table:table-cell>
          <table:table-cell office:value-type="float" office:value="411.68828367109" calcext:value-type="float">
            <text:p>411.6882836711</text:p>
          </table:table-cell>
          <table:table-cell office:value-type="float" office:value="421.396415154664" calcext:value-type="float">
            <text:p>421.3964151547</text:p>
          </table:table-cell>
          <table:table-cell office:value-type="float" office:value="410.337737563454" calcext:value-type="float">
            <text:p>410.3377375635</text:p>
          </table:table-cell>
          <table:table-cell office:value-type="float" office:value="399.34736434544" calcext:value-type="float">
            <text:p>399.3473643454</text:p>
          </table:table-cell>
          <table:table-cell office:value-type="float" office:value="415.463529148784" calcext:value-type="float">
            <text:p>415.4635291488</text:p>
          </table:table-cell>
          <table:table-cell office:value-type="float" office:value="429.754132373203" calcext:value-type="float">
            <text:p>429.7541323732</text:p>
          </table:table-cell>
          <table:table-cell office:value-type="float" office:value="428.580617371955" calcext:value-type="float">
            <text:p>428.580617372</text:p>
          </table:table-cell>
          <table:table-cell office:value-type="float" office:value="405.290347114681" calcext:value-type="float">
            <text:p>405.2903471147</text:p>
          </table:table-cell>
          <table:table-cell office:value-type="float" office:value="429.608062408549" calcext:value-type="float">
            <text:p>429.6080624085</text:p>
          </table:table-cell>
          <table:table-cell office:value-type="float" office:value="427.275562633391" calcext:value-type="float">
            <text:p>427.2755626334</text:p>
          </table:table-cell>
          <table:table-cell office:value-type="float" office:value="414.188948302665" calcext:value-type="float">
            <text:p>414.1889483027</text:p>
          </table:table-cell>
          <table:table-cell office:value-type="float" office:value="411.107578046472" calcext:value-type="float">
            <text:p>411.1075780465</text:p>
          </table:table-cell>
          <table:table-cell office:value-type="float" office:value="419.044737606086" calcext:value-type="float">
            <text:p>419.0447376061</text:p>
          </table:table-cell>
          <table:table-cell office:value-type="float" office:value="404.635552026414" calcext:value-type="float">
            <text:p>404.6355520264</text:p>
          </table:table-cell>
          <table:table-cell office:value-type="float" office:value="421.301718213572" calcext:value-type="float">
            <text:p>421.3017182136</text:p>
          </table:table-cell>
          <table:table-cell office:value-type="float" office:value="424.078296993003" calcext:value-type="float">
            <text:p>424.078296993</text:p>
          </table:table-cell>
          <table:table-cell office:value-type="float" office:value="406.580430435753" calcext:value-type="float">
            <text:p>406.5804304358</text:p>
          </table:table-cell>
          <table:table-cell office:value-type="float" office:value="402.06940400133" calcext:value-type="float">
            <text:p>402.0694040013</text:p>
          </table:table-cell>
          <table:table-cell office:value-type="float" office:value="419.451180904934" calcext:value-type="float">
            <text:p>419.4511809049</text:p>
          </table:table-cell>
          <table:table-cell office:value-type="float" office:value="424.12456413598" calcext:value-type="float">
            <text:p>424.124564136</text:p>
          </table:table-cell>
          <table:table-cell office:value-type="float" office:value="429.086153333043" calcext:value-type="float">
            <text:p>429.086153333</text:p>
          </table:table-cell>
          <table:table-cell office:value-type="float" office:value="421.0279581147" calcext:value-type="float">
            <text:p>421.0279581147</text:p>
          </table:table-cell>
          <table:table-cell office:value-type="float" office:value="425.255772563905" calcext:value-type="float">
            <text:p>425.2557725639</text:p>
          </table:table-cell>
          <table:table-cell office:value-type="float" office:value="424.028731992208" calcext:value-type="float">
            <text:p>424.0287319922</text:p>
          </table:table-cell>
          <table:table-cell office:value-type="float" office:value="425.415943149833" calcext:value-type="float">
            <text:p>425.4159431498</text:p>
          </table:table-cell>
          <table:table-cell office:value-type="float" office:value="410.246278610078" calcext:value-type="float">
            <text:p>410.2462786101</text:p>
          </table:table-cell>
          <table:table-cell office:value-type="float" office:value="426.952139202464" calcext:value-type="float">
            <text:p>426.9521392025</text:p>
          </table:table-cell>
          <table:table-cell office:value-type="float" office:value="420.03018316328" calcext:value-type="float">
            <text:p>420.0301831633</text:p>
          </table:table-cell>
          <table:table-cell office:value-type="float" office:value="416.125397355784" calcext:value-type="float">
            <text:p>416.1253973558</text:p>
          </table:table-cell>
          <table:table-cell office:value-type="float" office:value="421.13680341276" calcext:value-type="float">
            <text:p>421.1368034128</text:p>
          </table:table-cell>
          <table:table-cell office:value-type="float" office:value="411.423370025634" calcext:value-type="float">
            <text:p>411.4233700256</text:p>
          </table:table-cell>
          <table:table-cell office:value-type="float" office:value="419.254457898787" calcext:value-type="float">
            <text:p>419.2544578988</text:p>
          </table:table-cell>
          <table:table-cell office:value-type="float" office:value="401.485830558319" calcext:value-type="float">
            <text:p>401.4858305583</text:p>
          </table:table-cell>
          <table:table-cell office:value-type="float" office:value="411.359210266896" calcext:value-type="float">
            <text:p>411.3592102669</text:p>
          </table:table-cell>
          <table:table-cell office:value-type="float" office:value="425.003879614618" calcext:value-type="float">
            <text:p>425.0038796146</text:p>
          </table:table-cell>
        </table:table-row>
        <table:table-row table:style-name="ro1">
          <table:table-cell office:value-type="float" office:value="423.373379420549" calcext:value-type="float">
            <text:p>423.3733794205</text:p>
          </table:table-cell>
          <table:table-cell office:value-type="float" office:value="422.152659566895" calcext:value-type="float">
            <text:p>422.1526595669</text:p>
          </table:table-cell>
          <table:table-cell office:value-type="float" office:value="409.260087568204" calcext:value-type="float">
            <text:p>409.2600875682</text:p>
          </table:table-cell>
          <table:table-cell office:value-type="float" office:value="419.443092104513" calcext:value-type="float">
            <text:p>419.4430921045</text:p>
          </table:table-cell>
          <table:table-cell office:value-type="float" office:value="426.762596207806" calcext:value-type="float">
            <text:p>426.7625962078</text:p>
          </table:table-cell>
          <table:table-cell office:value-type="float" office:value="411.183946868796" calcext:value-type="float">
            <text:p>411.1839468688</text:p>
          </table:table-cell>
          <table:table-cell office:value-type="float" office:value="421.497679989441" calcext:value-type="float">
            <text:p>421.4976799894</text:p>
          </table:table-cell>
          <table:table-cell office:value-type="float" office:value="407.115403981173" calcext:value-type="float">
            <text:p>407.1154039812</text:p>
          </table:table-cell>
          <table:table-cell office:value-type="float" office:value="398.271450088825" calcext:value-type="float">
            <text:p>398.2714500888</text:p>
          </table:table-cell>
          <table:table-cell office:value-type="float" office:value="410.308052965967" calcext:value-type="float">
            <text:p>410.308052966</text:p>
          </table:table-cell>
          <table:table-cell office:value-type="float" office:value="426.107621420939" calcext:value-type="float">
            <text:p>426.1076214209</text:p>
          </table:table-cell>
          <table:table-cell office:value-type="float" office:value="427.897661398585" calcext:value-type="float">
            <text:p>427.8976613986</text:p>
          </table:table-cell>
          <table:table-cell office:value-type="float" office:value="404.341647009497" calcext:value-type="float">
            <text:p>404.3416470095</text:p>
          </table:table-cell>
          <table:table-cell office:value-type="float" office:value="429.453788739765" calcext:value-type="float">
            <text:p>429.4537887398</text:p>
          </table:table-cell>
          <table:table-cell office:value-type="float" office:value="426.581422599074" calcext:value-type="float">
            <text:p>426.5814225991</text:p>
          </table:table-cell>
          <table:table-cell office:value-type="float" office:value="414.351104463113" calcext:value-type="float">
            <text:p>414.3511044631</text:p>
          </table:table-cell>
          <table:table-cell office:value-type="float" office:value="411.262943540228" calcext:value-type="float">
            <text:p>411.2629435402</text:p>
          </table:table-cell>
          <table:table-cell office:value-type="float" office:value="418.086678597485" calcext:value-type="float">
            <text:p>418.0866785975</text:p>
          </table:table-cell>
          <table:table-cell office:value-type="float" office:value="404.094716487407" calcext:value-type="float">
            <text:p>404.0947164874</text:p>
          </table:table-cell>
          <table:table-cell office:value-type="float" office:value="420.93784870936" calcext:value-type="float">
            <text:p>420.9378487094</text:p>
          </table:table-cell>
          <table:table-cell office:value-type="float" office:value="424.034722027133" calcext:value-type="float">
            <text:p>424.0347220271</text:p>
          </table:table-cell>
          <table:table-cell office:value-type="float" office:value="406.035887738949" calcext:value-type="float">
            <text:p>406.0358877389</text:p>
          </table:table-cell>
          <table:table-cell office:value-type="float" office:value="401.005082511063" calcext:value-type="float">
            <text:p>401.0050825111</text:p>
          </table:table-cell>
          <table:table-cell office:value-type="float" office:value="419.431607428278" calcext:value-type="float">
            <text:p>419.4316074283</text:p>
          </table:table-cell>
          <table:table-cell office:value-type="float" office:value="423.704973389928" calcext:value-type="float">
            <text:p>423.7049733899</text:p>
          </table:table-cell>
          <table:table-cell office:value-type="float" office:value="429.139775148209" calcext:value-type="float">
            <text:p>429.1397751482</text:p>
          </table:table-cell>
          <table:table-cell office:value-type="float" office:value="421.198446503046" calcext:value-type="float">
            <text:p>421.198446503</text:p>
          </table:table-cell>
          <table:table-cell office:value-type="float" office:value="424.835333766163" calcext:value-type="float">
            <text:p>424.8353337662</text:p>
          </table:table-cell>
          <table:table-cell office:value-type="float" office:value="424.062009173247" calcext:value-type="float">
            <text:p>424.0620091732</text:p>
          </table:table-cell>
          <table:table-cell office:value-type="float" office:value="425.22420881016" calcext:value-type="float">
            <text:p>425.2242088102</text:p>
          </table:table-cell>
          <table:table-cell office:value-type="float" office:value="404.374088019567" calcext:value-type="float">
            <text:p>404.3740880196</text:p>
          </table:table-cell>
          <table:table-cell office:value-type="float" office:value="426.854419437515" calcext:value-type="float">
            <text:p>426.8544194375</text:p>
          </table:table-cell>
          <table:table-cell office:value-type="float" office:value="420.449829263532" calcext:value-type="float">
            <text:p>420.4498292635</text:p>
          </table:table-cell>
          <table:table-cell office:value-type="float" office:value="411.470739136502" calcext:value-type="float">
            <text:p>411.4707391365</text:p>
          </table:table-cell>
          <table:table-cell office:value-type="float" office:value="421.27408774798" calcext:value-type="float">
            <text:p>421.274087748</text:p>
          </table:table-cell>
          <table:table-cell office:value-type="float" office:value="411.745820432858" calcext:value-type="float">
            <text:p>411.7458204329</text:p>
          </table:table-cell>
          <table:table-cell office:value-type="float" office:value="418.677138827575" calcext:value-type="float">
            <text:p>418.6771388276</text:p>
          </table:table-cell>
          <table:table-cell office:value-type="float" office:value="400.807272964069" calcext:value-type="float">
            <text:p>400.8072729641</text:p>
          </table:table-cell>
          <table:table-cell office:value-type="float" office:value="411.541995619905" calcext:value-type="float">
            <text:p>411.5419956199</text:p>
          </table:table-cell>
          <table:table-cell office:value-type="float" office:value="425.085043857565" calcext:value-type="float">
            <text:p>425.0850438576</text:p>
          </table:table-cell>
        </table:table-row>
        <table:table-row table:style-name="ro1">
          <table:table-cell office:value-type="float" office:value="423.624577872286" calcext:value-type="float">
            <text:p>423.6245778723</text:p>
          </table:table-cell>
          <table:table-cell office:value-type="float" office:value="422.185648465088" calcext:value-type="float">
            <text:p>422.1856484651</text:p>
          </table:table-cell>
          <table:table-cell office:value-type="float" office:value="408.688129915318" calcext:value-type="float">
            <text:p>408.6881299153</text:p>
          </table:table-cell>
          <table:table-cell office:value-type="float" office:value="418.133643245148" calcext:value-type="float">
            <text:p>418.1336432451</text:p>
          </table:table-cell>
          <table:table-cell office:value-type="float" office:value="426.51640221629" calcext:value-type="float">
            <text:p>426.5164022163</text:p>
          </table:table-cell>
          <table:table-cell office:value-type="float" office:value="410.613873035533" calcext:value-type="float">
            <text:p>410.6138730355</text:p>
          </table:table-cell>
          <table:table-cell office:value-type="float" office:value="421.540908662409" calcext:value-type="float">
            <text:p>421.5409086624</text:p>
          </table:table-cell>
          <table:table-cell office:value-type="float" office:value="407.096522882117" calcext:value-type="float">
            <text:p>407.0965228821</text:p>
          </table:table-cell>
          <table:table-cell office:value-type="float" office:value="399.299122860741" calcext:value-type="float">
            <text:p>399.2991228607</text:p>
          </table:table-cell>
          <table:table-cell office:value-type="float" office:value="410.921025656625" calcext:value-type="float">
            <text:p>410.9210256566</text:p>
          </table:table-cell>
          <table:table-cell office:value-type="float" office:value="425.313498544741" calcext:value-type="float">
            <text:p>425.3134985447</text:p>
          </table:table-cell>
          <table:table-cell office:value-type="float" office:value="427.833868651593" calcext:value-type="float">
            <text:p>427.8338686516</text:p>
          </table:table-cell>
          <table:table-cell office:value-type="float" office:value="403.279299401444" calcext:value-type="float">
            <text:p>403.2792994014</text:p>
          </table:table-cell>
          <table:table-cell office:value-type="float" office:value="427.868297786337" calcext:value-type="float">
            <text:p>427.8682977863</text:p>
          </table:table-cell>
          <table:table-cell office:value-type="float" office:value="423.30537792573" calcext:value-type="float">
            <text:p>423.3053779257</text:p>
          </table:table-cell>
          <table:table-cell office:value-type="float" office:value="414.469707305653" calcext:value-type="float">
            <text:p>414.4697073057</text:p>
          </table:table-cell>
          <table:table-cell office:value-type="float" office:value="411.105815825478" calcext:value-type="float">
            <text:p>411.1058158255</text:p>
          </table:table-cell>
          <table:table-cell office:value-type="float" office:value="418.930955430485" calcext:value-type="float">
            <text:p>418.9309554305</text:p>
          </table:table-cell>
          <table:table-cell office:value-type="float" office:value="403.766811679883" calcext:value-type="float">
            <text:p>403.7668116799</text:p>
          </table:table-cell>
          <table:table-cell office:value-type="float" office:value="413.647774649726" calcext:value-type="float">
            <text:p>413.6477746497</text:p>
          </table:table-cell>
          <table:table-cell office:value-type="float" office:value="424.254200071608" calcext:value-type="float">
            <text:p>424.2542000716</text:p>
          </table:table-cell>
          <table:table-cell office:value-type="float" office:value="405.296531168037" calcext:value-type="float">
            <text:p>405.296531168</text:p>
          </table:table-cell>
          <table:table-cell office:value-type="float" office:value="400.319234428856" calcext:value-type="float">
            <text:p>400.3192344289</text:p>
          </table:table-cell>
          <table:table-cell office:value-type="float" office:value="419.300441766075" calcext:value-type="float">
            <text:p>419.3004417661</text:p>
          </table:table-cell>
          <table:table-cell office:value-type="float" office:value="418.004467562044" calcext:value-type="float">
            <text:p>418.004467562</text:p>
          </table:table-cell>
          <table:table-cell office:value-type="float" office:value="429.099731674799" calcext:value-type="float">
            <text:p>429.0997316748</text:p>
          </table:table-cell>
          <table:table-cell office:value-type="float" office:value="415.75847500772" calcext:value-type="float">
            <text:p>415.7584750077</text:p>
          </table:table-cell>
          <table:table-cell office:value-type="float" office:value="424.458535061265" calcext:value-type="float">
            <text:p>424.4585350613</text:p>
          </table:table-cell>
          <table:table-cell office:value-type="float" office:value="424.130417441678" calcext:value-type="float">
            <text:p>424.1304174417</text:p>
          </table:table-cell>
          <table:table-cell office:value-type="float" office:value="425.09187908666" calcext:value-type="float">
            <text:p>425.0918790867</text:p>
          </table:table-cell>
          <table:table-cell office:value-type="float" office:value="404.608775346846" calcext:value-type="float">
            <text:p>404.6087753468</text:p>
          </table:table-cell>
          <table:table-cell office:value-type="float" office:value="426.800177011038" calcext:value-type="float">
            <text:p>426.800177011</text:p>
          </table:table-cell>
          <table:table-cell office:value-type="float" office:value="420.607022330948" calcext:value-type="float">
            <text:p>420.6070223309</text:p>
          </table:table-cell>
          <table:table-cell office:value-type="float" office:value="411.272476472979" calcext:value-type="float">
            <text:p>411.272476473</text:p>
          </table:table-cell>
          <table:table-cell office:value-type="float" office:value="425.740059696781" calcext:value-type="float">
            <text:p>425.7400596968</text:p>
          </table:table-cell>
          <table:table-cell office:value-type="float" office:value="411.927161906563" calcext:value-type="float">
            <text:p>411.9271619066</text:p>
          </table:table-cell>
          <table:table-cell office:value-type="float" office:value="419.181813373207" calcext:value-type="float">
            <text:p>419.1818133732</text:p>
          </table:table-cell>
          <table:table-cell office:value-type="float" office:value="401.609708720313" calcext:value-type="float">
            <text:p>401.6097087203</text:p>
          </table:table-cell>
          <table:table-cell office:value-type="float" office:value="411.735939663479" calcext:value-type="float">
            <text:p>411.7359396635</text:p>
          </table:table-cell>
          <table:table-cell office:value-type="float" office:value="425.137972438838" calcext:value-type="float">
            <text:p>425.1379724388</text:p>
          </table:table-cell>
        </table:table-row>
        <table:table-row table:style-name="ro1">
          <table:table-cell office:value-type="float" office:value="424.074555575585" calcext:value-type="float">
            <text:p>424.0745555756</text:p>
          </table:table-cell>
          <table:table-cell office:value-type="float" office:value="422.143557607515" calcext:value-type="float">
            <text:p>422.1435576075</text:p>
          </table:table-cell>
          <table:table-cell office:value-type="float" office:value="408.482699856258" calcext:value-type="float">
            <text:p>408.4826998563</text:p>
          </table:table-cell>
          <table:table-cell office:value-type="float" office:value="419.017135112537" calcext:value-type="float">
            <text:p>419.0171351125</text:p>
          </table:table-cell>
          <table:table-cell office:value-type="float" office:value="426.204206477986" calcext:value-type="float">
            <text:p>426.204206478</text:p>
          </table:table-cell>
          <table:table-cell office:value-type="float" office:value="409.91558658812" calcext:value-type="float">
            <text:p>409.9155865881</text:p>
          </table:table-cell>
          <table:table-cell office:value-type="float" office:value="421.574281336857" calcext:value-type="float">
            <text:p>421.5742813369</text:p>
          </table:table-cell>
          <table:table-cell office:value-type="float" office:value="406.871563630026" calcext:value-type="float">
            <text:p>406.87156363</text:p>
          </table:table-cell>
          <table:table-cell office:value-type="float" office:value="400.173851559192" calcext:value-type="float">
            <text:p>400.1738515592</text:p>
          </table:table-cell>
          <table:table-cell office:value-type="float" office:value="409.770859371737" calcext:value-type="float">
            <text:p>409.7708593717</text:p>
          </table:table-cell>
          <table:table-cell office:value-type="float" office:value="424.591455387382" calcext:value-type="float">
            <text:p>424.5914553874</text:p>
          </table:table-cell>
          <table:table-cell office:value-type="float" office:value="427.633852695131" calcext:value-type="float">
            <text:p>427.6338526951</text:p>
          </table:table-cell>
          <table:table-cell office:value-type="float" office:value="402.101565117542" calcext:value-type="float">
            <text:p>402.1015651175</text:p>
          </table:table-cell>
          <table:table-cell office:value-type="float" office:value="427.541979735534" calcext:value-type="float">
            <text:p>427.5419797355</text:p>
          </table:table-cell>
          <table:table-cell office:value-type="float" office:value="424.142378783259" calcext:value-type="float">
            <text:p>424.1423787833</text:p>
          </table:table-cell>
          <table:table-cell office:value-type="float" office:value="414.501247429511" calcext:value-type="float">
            <text:p>414.5012474295</text:p>
          </table:table-cell>
          <table:table-cell office:value-type="float" office:value="407.050991971591" calcext:value-type="float">
            <text:p>407.0509919716</text:p>
          </table:table-cell>
          <table:table-cell office:value-type="float" office:value="419.200584801745" calcext:value-type="float">
            <text:p>419.2005848017</text:p>
          </table:table-cell>
          <table:table-cell office:value-type="float" office:value="403.42817485389" calcext:value-type="float">
            <text:p>403.4281748539</text:p>
          </table:table-cell>
          <table:table-cell office:value-type="float" office:value="413.449617645094" calcext:value-type="float">
            <text:p>413.4496176451</text:p>
          </table:table-cell>
          <table:table-cell office:value-type="float" office:value="421.165737559936" calcext:value-type="float">
            <text:p>421.1657375599</text:p>
          </table:table-cell>
          <table:table-cell office:value-type="float" office:value="398.849731605861" calcext:value-type="float">
            <text:p>398.8497316059</text:p>
          </table:table-cell>
          <table:table-cell office:value-type="float" office:value="399.406249541692" calcext:value-type="float">
            <text:p>399.4062495417</text:p>
          </table:table-cell>
          <table:table-cell office:value-type="float" office:value="419.136390066687" calcext:value-type="float">
            <text:p>419.1363900667</text:p>
          </table:table-cell>
          <table:table-cell office:value-type="float" office:value="418.534135455046" calcext:value-type="float">
            <text:p>418.534135455</text:p>
          </table:table-cell>
          <table:table-cell office:value-type="float" office:value="429.061174534535" calcext:value-type="float">
            <text:p>429.0611745345</text:p>
          </table:table-cell>
          <table:table-cell office:value-type="float" office:value="415.181321686275" calcext:value-type="float">
            <text:p>415.1813216863</text:p>
          </table:table-cell>
          <table:table-cell office:value-type="float" office:value="419.810449185467" calcext:value-type="float">
            <text:p>419.8104491855</text:p>
          </table:table-cell>
          <table:table-cell office:value-type="float" office:value="424.144517392634" calcext:value-type="float">
            <text:p>424.1445173926</text:p>
          </table:table-cell>
          <table:table-cell office:value-type="float" office:value="425.067785207495" calcext:value-type="float">
            <text:p>425.0677852075</text:p>
          </table:table-cell>
          <table:table-cell office:value-type="float" office:value="403.540840164273" calcext:value-type="float">
            <text:p>403.5408401643</text:p>
          </table:table-cell>
          <table:table-cell office:value-type="float" office:value="426.736121864115" calcext:value-type="float">
            <text:p>426.7361218641</text:p>
          </table:table-cell>
          <table:table-cell office:value-type="float" office:value="420.273919635832" calcext:value-type="float">
            <text:p>420.2739196358</text:p>
          </table:table-cell>
          <table:table-cell office:value-type="float" office:value="410.491133942949" calcext:value-type="float">
            <text:p>410.4911339429</text:p>
          </table:table-cell>
          <table:table-cell office:value-type="float" office:value="425.615467486116" calcext:value-type="float">
            <text:p>425.6154674861</text:p>
          </table:table-cell>
          <table:table-cell office:value-type="float" office:value="419.40712877267" calcext:value-type="float">
            <text:p>419.4071287727</text:p>
          </table:table-cell>
          <table:table-cell office:value-type="float" office:value="418.504235516081" calcext:value-type="float">
            <text:p>418.5042355161</text:p>
          </table:table-cell>
          <table:table-cell office:value-type="float" office:value="402.796026619004" calcext:value-type="float">
            <text:p>402.796026619</text:p>
          </table:table-cell>
          <table:table-cell office:value-type="float" office:value="411.93245806617" calcext:value-type="float">
            <text:p>411.9324580662</text:p>
          </table:table-cell>
          <table:table-cell office:value-type="float" office:value="425.055264170508" calcext:value-type="float">
            <text:p>425.0552641705</text:p>
          </table:table-cell>
        </table:table-row>
        <table:table-row table:style-name="ro1">
          <table:table-cell office:value-type="float" office:value="426.304278149097" calcext:value-type="float">
            <text:p>426.3042781491</text:p>
          </table:table-cell>
          <table:table-cell office:value-type="float" office:value="422.186180876756" calcext:value-type="float">
            <text:p>422.1861808768</text:p>
          </table:table-cell>
          <table:table-cell office:value-type="float" office:value="408.33688865622" calcext:value-type="float">
            <text:p>408.3368886562</text:p>
          </table:table-cell>
          <table:table-cell office:value-type="float" office:value="417.517146719413" calcext:value-type="float">
            <text:p>417.5171467194</text:p>
          </table:table-cell>
          <table:table-cell office:value-type="float" office:value="425.945387774297" calcext:value-type="float">
            <text:p>425.9453877743</text:p>
          </table:table-cell>
          <table:table-cell office:value-type="float" office:value="409.310425640533" calcext:value-type="float">
            <text:p>409.3104256405</text:p>
          </table:table-cell>
          <table:table-cell office:value-type="float" office:value="421.613124897702" calcext:value-type="float">
            <text:p>421.6131248977</text:p>
          </table:table-cell>
          <table:table-cell office:value-type="float" office:value="406.416089059914" calcext:value-type="float">
            <text:p>406.4160890599</text:p>
          </table:table-cell>
          <table:table-cell office:value-type="float" office:value="401.596405966357" calcext:value-type="float">
            <text:p>401.5964059664</text:p>
          </table:table-cell>
          <table:table-cell office:value-type="float" office:value="408.567169612742" calcext:value-type="float">
            <text:p>408.5671696127</text:p>
          </table:table-cell>
          <table:table-cell office:value-type="float" office:value="425.189801581392" calcext:value-type="float">
            <text:p>425.1898015814</text:p>
          </table:table-cell>
          <table:table-cell office:value-type="float" office:value="426.648785609891" calcext:value-type="float">
            <text:p>426.6487856099</text:p>
          </table:table-cell>
          <table:table-cell office:value-type="float" office:value="396.842805487889" calcext:value-type="float">
            <text:p>396.8428054879</text:p>
          </table:table-cell>
          <table:table-cell office:value-type="float" office:value="427.831689859075" calcext:value-type="float">
            <text:p>427.8316898591</text:p>
          </table:table-cell>
          <table:table-cell office:value-type="float" office:value="422.468377548711" calcext:value-type="float">
            <text:p>422.4683775487</text:p>
          </table:table-cell>
          <table:table-cell office:value-type="float" office:value="414.559634288635" calcext:value-type="float">
            <text:p>414.5596342886</text:p>
          </table:table-cell>
          <table:table-cell office:value-type="float" office:value="406.478546284072" calcext:value-type="float">
            <text:p>406.4785462841</text:p>
          </table:table-cell>
          <table:table-cell office:value-type="float" office:value="418.564971451559" calcext:value-type="float">
            <text:p>418.5649714516</text:p>
          </table:table-cell>
          <table:table-cell office:value-type="float" office:value="403.76511774263" calcext:value-type="float">
            <text:p>403.7651177426</text:p>
          </table:table-cell>
          <table:table-cell office:value-type="float" office:value="406.567052766271" calcext:value-type="float">
            <text:p>406.5670527663</text:p>
          </table:table-cell>
          <table:table-cell office:value-type="float" office:value="420.68992406159" calcext:value-type="float">
            <text:p>420.6899240616</text:p>
          </table:table-cell>
          <table:table-cell office:value-type="float" office:value="397.807508881265" calcext:value-type="float">
            <text:p>397.8075088813</text:p>
          </table:table-cell>
          <table:table-cell office:value-type="float" office:value="400.299383257311" calcext:value-type="float">
            <text:p>400.2993832573</text:p>
          </table:table-cell>
          <table:table-cell office:value-type="float" office:value="418.980362851077" calcext:value-type="float">
            <text:p>418.9803628511</text:p>
          </table:table-cell>
          <table:table-cell office:value-type="float" office:value="417.221704152353" calcext:value-type="float">
            <text:p>417.2217041524</text:p>
          </table:table-cell>
          <table:table-cell office:value-type="float" office:value="429.028190724175" calcext:value-type="float">
            <text:p>429.0281907242</text:p>
          </table:table-cell>
          <table:table-cell office:value-type="float" office:value="409.264359034578" calcext:value-type="float">
            <text:p>409.2643590346</text:p>
          </table:table-cell>
          <table:table-cell office:value-type="float" office:value="419.098421705458" calcext:value-type="float">
            <text:p>419.0984217055</text:p>
          </table:table-cell>
          <table:table-cell office:value-type="float" office:value="424.15204422528" calcext:value-type="float">
            <text:p>424.1520442253</text:p>
          </table:table-cell>
          <table:table-cell office:value-type="float" office:value="424.424120171712" calcext:value-type="float">
            <text:p>424.4241201717</text:p>
          </table:table-cell>
          <table:table-cell office:value-type="float" office:value="404.491787226062" calcext:value-type="float">
            <text:p>404.4917872261</text:p>
          </table:table-cell>
          <table:table-cell office:value-type="float" office:value="426.194917858317" calcext:value-type="float">
            <text:p>426.1949178583</text:p>
          </table:table-cell>
          <table:table-cell office:value-type="float" office:value="419.247801741088" calcext:value-type="float">
            <text:p>419.2478017411</text:p>
          </table:table-cell>
          <table:table-cell office:value-type="float" office:value="409.701555566114" calcext:value-type="float">
            <text:p>409.7015555661</text:p>
          </table:table-cell>
          <table:table-cell office:value-type="float" office:value="425.51144931172" calcext:value-type="float">
            <text:p>425.5114493117</text:p>
          </table:table-cell>
          <table:table-cell office:value-type="float" office:value="418.84295360648" calcext:value-type="float">
            <text:p>418.8429536065</text:p>
          </table:table-cell>
          <table:table-cell office:value-type="float" office:value="417.720273835723" calcext:value-type="float">
            <text:p>417.7202738357</text:p>
          </table:table-cell>
          <table:table-cell office:value-type="float" office:value="405.217279873341" calcext:value-type="float">
            <text:p>405.2172798733</text:p>
          </table:table-cell>
          <table:table-cell office:value-type="float" office:value="411.139784438213" calcext:value-type="float">
            <text:p>411.1397844382</text:p>
          </table:table-cell>
          <table:table-cell office:value-type="float" office:value="425.116842646787" calcext:value-type="float">
            <text:p>425.1168426468</text:p>
          </table:table-cell>
        </table:table-row>
        <table:table-row table:style-name="ro1">
          <table:table-cell office:value-type="float" office:value="425.795231005787" calcext:value-type="float">
            <text:p>425.7952310058</text:p>
          </table:table-cell>
          <table:table-cell office:value-type="float" office:value="422.254965854464" calcext:value-type="float">
            <text:p>422.2549658545</text:p>
          </table:table-cell>
          <table:table-cell office:value-type="float" office:value="408.792353445092" calcext:value-type="float">
            <text:p>408.7923534451</text:p>
          </table:table-cell>
          <table:table-cell office:value-type="float" office:value="422.377257390341" calcext:value-type="float">
            <text:p>422.3772573903</text:p>
          </table:table-cell>
          <table:table-cell office:value-type="float" office:value="425.707653766922" calcext:value-type="float">
            <text:p>425.7076537669</text:p>
          </table:table-cell>
          <table:table-cell office:value-type="float" office:value="410.029479797104" calcext:value-type="float">
            <text:p>410.0294797971</text:p>
          </table:table-cell>
          <table:table-cell office:value-type="float" office:value="421.638906626167" calcext:value-type="float">
            <text:p>421.6389066262</text:p>
          </table:table-cell>
          <table:table-cell office:value-type="float" office:value="405.996878377529" calcext:value-type="float">
            <text:p>405.9968783775</text:p>
          </table:table-cell>
          <table:table-cell office:value-type="float" office:value="401.890526000664" calcext:value-type="float">
            <text:p>401.8905260007</text:p>
          </table:table-cell>
          <table:table-cell office:value-type="float" office:value="409.325507015621" calcext:value-type="float">
            <text:p>409.3255070156</text:p>
          </table:table-cell>
          <table:table-cell office:value-type="float" office:value="425.692388251175" calcext:value-type="float">
            <text:p>425.6923882512</text:p>
          </table:table-cell>
          <table:table-cell office:value-type="float" office:value="422.682480906218" calcext:value-type="float">
            <text:p>422.6824809062</text:p>
          </table:table-cell>
          <table:table-cell office:value-type="float" office:value="395.711835907539" calcext:value-type="float">
            <text:p>395.7118359075</text:p>
          </table:table-cell>
          <table:table-cell office:value-type="float" office:value="427.883496061959" calcext:value-type="float">
            <text:p>427.883496062</text:p>
          </table:table-cell>
          <table:table-cell office:value-type="float" office:value="420.747299860917" calcext:value-type="float">
            <text:p>420.7472998609</text:p>
          </table:table-cell>
          <table:table-cell office:value-type="float" office:value="419.525214138675" calcext:value-type="float">
            <text:p>419.5252141387</text:p>
          </table:table-cell>
          <table:table-cell office:value-type="float" office:value="406.045358933538" calcext:value-type="float">
            <text:p>406.0453589335</text:p>
          </table:table-cell>
          <table:table-cell office:value-type="float" office:value="419.120586485678" calcext:value-type="float">
            <text:p>419.1205864857</text:p>
          </table:table-cell>
          <table:table-cell office:value-type="float" office:value="404.42265548857" calcext:value-type="float">
            <text:p>404.4226554886</text:p>
          </table:table-cell>
          <table:table-cell office:value-type="float" office:value="406.177959298224" calcext:value-type="float">
            <text:p>406.1779592982</text:p>
          </table:table-cell>
          <table:table-cell office:value-type="float" office:value="419.997998758422" calcext:value-type="float">
            <text:p>419.9979987584</text:p>
          </table:table-cell>
          <table:table-cell office:value-type="float" office:value="396.647489473726" calcext:value-type="float">
            <text:p>396.6474894737</text:p>
          </table:table-cell>
          <table:table-cell office:value-type="float" office:value="398.560522924183" calcext:value-type="float">
            <text:p>398.5605229242</text:p>
          </table:table-cell>
          <table:table-cell office:value-type="float" office:value="418.567773129026" calcext:value-type="float">
            <text:p>418.567773129</text:p>
          </table:table-cell>
          <table:table-cell office:value-type="float" office:value="416.707393032792" calcext:value-type="float">
            <text:p>416.7073930328</text:p>
          </table:table-cell>
          <table:table-cell office:value-type="float" office:value="428.995213799813" calcext:value-type="float">
            <text:p>428.9952137998</text:p>
          </table:table-cell>
          <table:table-cell office:value-type="float" office:value="409.812160844352" calcext:value-type="float">
            <text:p>409.8121608444</text:p>
          </table:table-cell>
          <table:table-cell office:value-type="float" office:value="414.349791249621" calcext:value-type="float">
            <text:p>414.3497912496</text:p>
          </table:table-cell>
          <table:table-cell office:value-type="float" office:value="424.15453297668" calcext:value-type="float">
            <text:p>424.1545329767</text:p>
          </table:table-cell>
          <table:table-cell office:value-type="float" office:value="423.594870265655" calcext:value-type="float">
            <text:p>423.5948702657</text:p>
          </table:table-cell>
          <table:table-cell office:value-type="float" office:value="405.483265436742" calcext:value-type="float">
            <text:p>405.4832654367</text:p>
          </table:table-cell>
          <table:table-cell office:value-type="float" office:value="421.099488871644" calcext:value-type="float">
            <text:p>421.0994888716</text:p>
          </table:table-cell>
          <table:table-cell office:value-type="float" office:value="418.294719251242" calcext:value-type="float">
            <text:p>418.2947192512</text:p>
          </table:table-cell>
          <table:table-cell office:value-type="float" office:value="408.954751436597" calcext:value-type="float">
            <text:p>408.9547514366</text:p>
          </table:table-cell>
          <table:table-cell office:value-type="float" office:value="425.404254850563" calcext:value-type="float">
            <text:p>425.4042548506</text:p>
          </table:table-cell>
          <table:table-cell office:value-type="float" office:value="419.190036609628" calcext:value-type="float">
            <text:p>419.1900366096</text:p>
          </table:table-cell>
          <table:table-cell office:value-type="float" office:value="417.032025046488" calcext:value-type="float">
            <text:p>417.0320250465</text:p>
          </table:table-cell>
          <table:table-cell office:value-type="float" office:value="405.640724368688" calcext:value-type="float">
            <text:p>405.6407243687</text:p>
          </table:table-cell>
          <table:table-cell office:value-type="float" office:value="409.201689740556" calcext:value-type="float">
            <text:p>409.2016897406</text:p>
          </table:table-cell>
          <table:table-cell office:value-type="float" office:value="425.185676060799" calcext:value-type="float">
            <text:p>425.1856760608</text:p>
          </table:table-cell>
        </table:table-row>
        <table:table-row table:style-name="ro1">
          <table:table-cell office:value-type="float" office:value="426.038649735658" calcext:value-type="float">
            <text:p>426.0386497357</text:p>
          </table:table-cell>
          <table:table-cell office:value-type="float" office:value="421.875591579439" calcext:value-type="float">
            <text:p>421.8755915794</text:p>
          </table:table-cell>
          <table:table-cell office:value-type="float" office:value="407.989204000303" calcext:value-type="float">
            <text:p>407.9892040003</text:p>
          </table:table-cell>
          <table:table-cell office:value-type="float" office:value="421.304021741695" calcext:value-type="float">
            <text:p>421.3040217417</text:p>
          </table:table-cell>
          <table:table-cell office:value-type="float" office:value="425.469935086553" calcext:value-type="float">
            <text:p>425.4699350866</text:p>
          </table:table-cell>
          <table:table-cell office:value-type="float" office:value="409.151706112266" calcext:value-type="float">
            <text:p>409.1517061123</text:p>
          </table:table-cell>
          <table:table-cell office:value-type="float" office:value="421.667476418536" calcext:value-type="float">
            <text:p>421.6674764185</text:p>
          </table:table-cell>
          <table:table-cell office:value-type="float" office:value="405.65015938474" calcext:value-type="float">
            <text:p>405.6501593847</text:p>
          </table:table-cell>
          <table:table-cell office:value-type="float" office:value="399.795861499856" calcext:value-type="float">
            <text:p>399.7958614999</text:p>
          </table:table-cell>
          <table:table-cell office:value-type="float" office:value="410.260815049296" calcext:value-type="float">
            <text:p>410.2608150493</text:p>
          </table:table-cell>
          <table:table-cell office:value-type="float" office:value="425.716052132005" calcext:value-type="float">
            <text:p>425.716052132</text:p>
          </table:table-cell>
          <table:table-cell office:value-type="float" office:value="421.358092097246" calcext:value-type="float">
            <text:p>421.3580920972</text:p>
          </table:table-cell>
          <table:table-cell office:value-type="float" office:value="394.540915436551" calcext:value-type="float">
            <text:p>394.5409154366</text:p>
          </table:table-cell>
          <table:table-cell office:value-type="float" office:value="427.632149332029" calcext:value-type="float">
            <text:p>427.632149332</text:p>
          </table:table-cell>
          <table:table-cell office:value-type="float" office:value="417.036014127637" calcext:value-type="float">
            <text:p>417.0360141276</text:p>
          </table:table-cell>
          <table:table-cell office:value-type="float" office:value="419.597067431253" calcext:value-type="float">
            <text:p>419.5970674313</text:p>
          </table:table-cell>
          <table:table-cell office:value-type="float" office:value="405.659573784102" calcext:value-type="float">
            <text:p>405.6595737841</text:p>
          </table:table-cell>
          <table:table-cell office:value-type="float" office:value="418.063726646485" calcext:value-type="float">
            <text:p>418.0637266465</text:p>
          </table:table-cell>
          <table:table-cell office:value-type="float" office:value="405.199949087327" calcext:value-type="float">
            <text:p>405.1999490873</text:p>
          </table:table-cell>
          <table:table-cell office:value-type="float" office:value="405.599265269556" calcext:value-type="float">
            <text:p>405.5992652696</text:p>
          </table:table-cell>
          <table:table-cell office:value-type="float" office:value="419.466444192767" calcext:value-type="float">
            <text:p>419.4664441928</text:p>
          </table:table-cell>
          <table:table-cell office:value-type="float" office:value="395.439139782844" calcext:value-type="float">
            <text:p>395.4391397828</text:p>
          </table:table-cell>
          <table:table-cell office:value-type="float" office:value="397.009569130081" calcext:value-type="float">
            <text:p>397.0095691301</text:p>
          </table:table-cell>
          <table:table-cell office:value-type="float" office:value="418.718785456879" calcext:value-type="float">
            <text:p>418.7187854569</text:p>
          </table:table-cell>
          <table:table-cell office:value-type="float" office:value="411.698914308946" calcext:value-type="float">
            <text:p>411.6989143089</text:p>
          </table:table-cell>
          <table:table-cell office:value-type="float" office:value="428.963070286013" calcext:value-type="float">
            <text:p>428.963070286</text:p>
          </table:table-cell>
          <table:table-cell office:value-type="float" office:value="407.621326233131" calcext:value-type="float">
            <text:p>407.6213262331</text:p>
          </table:table-cell>
          <table:table-cell office:value-type="float" office:value="413.248519616756" calcext:value-type="float">
            <text:p>413.2485196168</text:p>
          </table:table-cell>
          <table:table-cell office:value-type="float" office:value="424.165722454604" calcext:value-type="float">
            <text:p>424.1657224546</text:p>
          </table:table-cell>
          <table:table-cell office:value-type="float" office:value="422.938464221916" calcext:value-type="float">
            <text:p>422.9384642219</text:p>
          </table:table-cell>
          <table:table-cell office:value-type="float" office:value="406.013338259545" calcext:value-type="float">
            <text:p>406.0133382595</text:p>
          </table:table-cell>
          <table:table-cell office:value-type="float" office:value="419.935547636236" calcext:value-type="float">
            <text:p>419.9355476362</text:p>
          </table:table-cell>
          <table:table-cell office:value-type="float" office:value="417.59097174131" calcext:value-type="float">
            <text:p>417.5909717413</text:p>
          </table:table-cell>
          <table:table-cell office:value-type="float" office:value="417.226014485021" calcext:value-type="float">
            <text:p>417.226014485</text:p>
          </table:table-cell>
          <table:table-cell office:value-type="float" office:value="425.300175844233" calcext:value-type="float">
            <text:p>425.3001758442</text:p>
          </table:table-cell>
          <table:table-cell office:value-type="float" office:value="419.403002042388" calcext:value-type="float">
            <text:p>419.4030020424</text:p>
          </table:table-cell>
          <table:table-cell office:value-type="float" office:value="416.431953132957" calcext:value-type="float">
            <text:p>416.431953133</text:p>
          </table:table-cell>
          <table:table-cell office:value-type="float" office:value="403.779274074624" calcext:value-type="float">
            <text:p>403.7792740746</text:p>
          </table:table-cell>
          <table:table-cell office:value-type="float" office:value="410.756215251027" calcext:value-type="float">
            <text:p>410.756215251</text:p>
          </table:table-cell>
          <table:table-cell office:value-type="float" office:value="425.250447222441" calcext:value-type="float">
            <text:p>425.2504472224</text:p>
          </table:table-cell>
        </table:table-row>
        <table:table-row table:style-name="ro1">
          <table:table-cell office:value-type="float" office:value="425.656948432727" calcext:value-type="float">
            <text:p>425.6569484327</text:p>
          </table:table-cell>
          <table:table-cell office:value-type="float" office:value="422.164397582048" calcext:value-type="float">
            <text:p>422.164397582</text:p>
          </table:table-cell>
          <table:table-cell office:value-type="float" office:value="407.343589137036" calcext:value-type="float">
            <text:p>407.343589137</text:p>
          </table:table-cell>
          <table:table-cell office:value-type="float" office:value="420.347981835394" calcext:value-type="float">
            <text:p>420.3479818354</text:p>
          </table:table-cell>
          <table:table-cell office:value-type="float" office:value="425.720039095419" calcext:value-type="float">
            <text:p>425.7200390954</text:p>
          </table:table-cell>
          <table:table-cell office:value-type="float" office:value="408.249197575329" calcext:value-type="float">
            <text:p>408.2491975753</text:p>
          </table:table-cell>
          <table:table-cell office:value-type="float" office:value="421.253430270032" calcext:value-type="float">
            <text:p>421.25343027</text:p>
          </table:table-cell>
          <table:table-cell office:value-type="float" office:value="405.313488050369" calcext:value-type="float">
            <text:p>405.3134880504</text:p>
          </table:table-cell>
          <table:table-cell office:value-type="float" office:value="399.566457409005" calcext:value-type="float">
            <text:p>399.566457409</text:p>
          </table:table-cell>
          <table:table-cell office:value-type="float" office:value="409.029134251202" calcext:value-type="float">
            <text:p>409.0291342512</text:p>
          </table:table-cell>
          <table:table-cell office:value-type="float" office:value="425.623939944172" calcext:value-type="float">
            <text:p>425.6239399442</text:p>
          </table:table-cell>
          <table:table-cell office:value-type="float" office:value="422.187150231696" calcext:value-type="float">
            <text:p>422.1871502317</text:p>
          </table:table-cell>
          <table:table-cell office:value-type="float" office:value="393.285970274978" calcext:value-type="float">
            <text:p>393.285970275</text:p>
          </table:table-cell>
          <table:table-cell office:value-type="float" office:value="427.37071869495" calcext:value-type="float">
            <text:p>427.370718695</text:p>
          </table:table-cell>
          <table:table-cell office:value-type="float" office:value="415.51775872541" calcext:value-type="float">
            <text:p>415.5177587254</text:p>
          </table:table-cell>
          <table:table-cell office:value-type="float" office:value="419.627792984227" calcext:value-type="float">
            <text:p>419.6277929842</text:p>
          </table:table-cell>
          <table:table-cell office:value-type="float" office:value="405.824685661206" calcext:value-type="float">
            <text:p>405.8246856612</text:p>
          </table:table-cell>
          <table:table-cell office:value-type="float" office:value="416.629229965658" calcext:value-type="float">
            <text:p>416.6292299657</text:p>
          </table:table-cell>
          <table:table-cell office:value-type="float" office:value="405.710483843445" calcext:value-type="float">
            <text:p>405.7104838434</text:p>
          </table:table-cell>
          <table:table-cell office:value-type="float" office:value="405.030622910101" calcext:value-type="float">
            <text:p>405.0306229101</text:p>
          </table:table-cell>
          <table:table-cell office:value-type="float" office:value="419.010334119642" calcext:value-type="float">
            <text:p>419.0103341196</text:p>
          </table:table-cell>
          <table:table-cell office:value-type="float" office:value="396.63197264293" calcext:value-type="float">
            <text:p>396.6319726429</text:p>
          </table:table-cell>
          <table:table-cell office:value-type="float" office:value="390.29494083408" calcext:value-type="float">
            <text:p>390.2949408341</text:p>
          </table:table-cell>
          <table:table-cell office:value-type="float" office:value="418.513425968766" calcext:value-type="float">
            <text:p>418.5134259688</text:p>
          </table:table-cell>
          <table:table-cell office:value-type="float" office:value="410.75869303395" calcext:value-type="float">
            <text:p>410.758693034</text:p>
          </table:table-cell>
          <table:table-cell office:value-type="float" office:value="428.959983279048" calcext:value-type="float">
            <text:p>428.959983279</text:p>
          </table:table-cell>
          <table:table-cell office:value-type="float" office:value="406.724655232722" calcext:value-type="float">
            <text:p>406.7246552327</text:p>
          </table:table-cell>
          <table:table-cell office:value-type="float" office:value="414.259331847503" calcext:value-type="float">
            <text:p>414.2593318475</text:p>
          </table:table-cell>
          <table:table-cell office:value-type="float" office:value="424.198052686315" calcext:value-type="float">
            <text:p>424.1980526863</text:p>
          </table:table-cell>
          <table:table-cell office:value-type="float" office:value="422.352849332534" calcext:value-type="float">
            <text:p>422.3528493325</text:p>
          </table:table-cell>
          <table:table-cell office:value-type="float" office:value="405.849191481813" calcext:value-type="float">
            <text:p>405.8491914818</text:p>
          </table:table-cell>
          <table:table-cell office:value-type="float" office:value="419.026905657011" calcext:value-type="float">
            <text:p>419.026905657</text:p>
          </table:table-cell>
          <table:table-cell office:value-type="float" office:value="416.890564462607" calcext:value-type="float">
            <text:p>416.8905644626</text:p>
          </table:table-cell>
          <table:table-cell office:value-type="float" office:value="416.907399725796" calcext:value-type="float">
            <text:p>416.9073997258</text:p>
          </table:table-cell>
          <table:table-cell office:value-type="float" office:value="425.183853874827" calcext:value-type="float">
            <text:p>425.1838538748</text:p>
          </table:table-cell>
          <table:table-cell office:value-type="float" office:value="420.43511372406" calcext:value-type="float">
            <text:p>420.4351137241</text:p>
          </table:table-cell>
          <table:table-cell office:value-type="float" office:value="415.924443702469" calcext:value-type="float">
            <text:p>415.9244437025</text:p>
          </table:table-cell>
          <table:table-cell office:value-type="float" office:value="403.446500005452" calcext:value-type="float">
            <text:p>403.4465000055</text:p>
          </table:table-cell>
          <table:table-cell office:value-type="float" office:value="408.635994992453" calcext:value-type="float">
            <text:p>408.6359949925</text:p>
          </table:table-cell>
          <table:table-cell office:value-type="float" office:value="425.306524199447" calcext:value-type="float">
            <text:p>425.3065241994</text:p>
          </table:table-cell>
        </table:table-row>
        <table:table-row table:style-name="ro1">
          <table:table-cell office:value-type="float" office:value="425.514611524666" calcext:value-type="float">
            <text:p>425.5146115247</text:p>
          </table:table-cell>
          <table:table-cell office:value-type="float" office:value="421.585282593357" calcext:value-type="float">
            <text:p>421.5852825934</text:p>
          </table:table-cell>
          <table:table-cell office:value-type="float" office:value="406.640448832111" calcext:value-type="float">
            <text:p>406.6404488321</text:p>
          </table:table-cell>
          <table:table-cell office:value-type="float" office:value="419.439169979335" calcext:value-type="float">
            <text:p>419.4391699793</text:p>
          </table:table-cell>
          <table:table-cell office:value-type="float" office:value="425.400904815941" calcext:value-type="float">
            <text:p>425.4009048159</text:p>
          </table:table-cell>
          <table:table-cell office:value-type="float" office:value="409.101533814279" calcext:value-type="float">
            <text:p>409.1015338143</text:p>
          </table:table-cell>
          <table:table-cell office:value-type="float" office:value="420.746409700824" calcext:value-type="float">
            <text:p>420.7464097008</text:p>
          </table:table-cell>
          <table:table-cell office:value-type="float" office:value="400.165912814585" calcext:value-type="float">
            <text:p>400.1659128146</text:p>
          </table:table-cell>
          <table:table-cell office:value-type="float" office:value="400.0443009307" calcext:value-type="float">
            <text:p>400.0443009307</text:p>
          </table:table-cell>
          <table:table-cell office:value-type="float" office:value="409.993731819988" calcext:value-type="float">
            <text:p>409.99373182</text:p>
          </table:table-cell>
          <table:table-cell office:value-type="float" office:value="425.516163791341" calcext:value-type="float">
            <text:p>425.5161637913</text:p>
          </table:table-cell>
          <table:table-cell office:value-type="float" office:value="420.81742447142" calcext:value-type="float">
            <text:p>420.8174244714</text:p>
          </table:table-cell>
          <table:table-cell office:value-type="float" office:value="392.357003377577" calcext:value-type="float">
            <text:p>392.3570033776</text:p>
          </table:table-cell>
          <table:table-cell office:value-type="float" office:value="427.52964651309" calcext:value-type="float">
            <text:p>427.5296465131</text:p>
          </table:table-cell>
          <table:table-cell office:value-type="float" office:value="416.404343524177" calcext:value-type="float">
            <text:p>416.4043435242</text:p>
          </table:table-cell>
          <table:table-cell office:value-type="float" office:value="420.115380202324" calcext:value-type="float">
            <text:p>420.1153802023</text:p>
          </table:table-cell>
          <table:table-cell office:value-type="float" office:value="405.415341318825" calcext:value-type="float">
            <text:p>405.4153413188</text:p>
          </table:table-cell>
          <table:table-cell office:value-type="float" office:value="415.439550578659" calcext:value-type="float">
            <text:p>415.4395505787</text:p>
          </table:table-cell>
          <table:table-cell office:value-type="float" office:value="406.051088866654" calcext:value-type="float">
            <text:p>406.0510888667</text:p>
          </table:table-cell>
          <table:table-cell office:value-type="float" office:value="404.35907135423" calcext:value-type="float">
            <text:p>404.3590713542</text:p>
          </table:table-cell>
          <table:table-cell office:value-type="float" office:value="418.559526672532" calcext:value-type="float">
            <text:p>418.5595266725</text:p>
          </table:table-cell>
          <table:table-cell office:value-type="float" office:value="397.809352023949" calcext:value-type="float">
            <text:p>397.8093520239</text:p>
          </table:table-cell>
          <table:table-cell office:value-type="float" office:value="388.716081415455" calcext:value-type="float">
            <text:p>388.7160814155</text:p>
          </table:table-cell>
          <table:table-cell office:value-type="float" office:value="418.275773535034" calcext:value-type="float">
            <text:p>418.275773535</text:p>
          </table:table-cell>
          <table:table-cell office:value-type="float" office:value="411.057913605188" calcext:value-type="float">
            <text:p>411.0579136052</text:p>
          </table:table-cell>
          <table:table-cell office:value-type="float" office:value="428.946645610584" calcext:value-type="float">
            <text:p>428.9466456106</text:p>
          </table:table-cell>
          <table:table-cell office:value-type="float" office:value="405.944179258151" calcext:value-type="float">
            <text:p>405.9441792582</text:p>
          </table:table-cell>
          <table:table-cell office:value-type="float" office:value="414.710549970371" calcext:value-type="float">
            <text:p>414.7105499704</text:p>
          </table:table-cell>
          <table:table-cell office:value-type="float" office:value="424.143426915672" calcext:value-type="float">
            <text:p>424.1434269157</text:p>
          </table:table-cell>
          <table:table-cell office:value-type="float" office:value="421.773436524248" calcext:value-type="float">
            <text:p>421.7734365242</text:p>
          </table:table-cell>
          <table:table-cell office:value-type="float" office:value="405.507831935297" calcext:value-type="float">
            <text:p>405.5078319353</text:p>
          </table:table-cell>
          <table:table-cell office:value-type="float" office:value="418.226680488358" calcext:value-type="float">
            <text:p>418.2266804884</text:p>
          </table:table-cell>
          <table:table-cell office:value-type="float" office:value="417.361225973381" calcext:value-type="float">
            <text:p>417.3612259734</text:p>
          </table:table-cell>
          <table:table-cell office:value-type="float" office:value="416.52909768983" calcext:value-type="float">
            <text:p>416.5290976898</text:p>
          </table:table-cell>
          <table:table-cell office:value-type="float" office:value="425.07596607962" calcext:value-type="float">
            <text:p>425.0759660796</text:p>
          </table:table-cell>
          <table:table-cell office:value-type="float" office:value="420.298089310835" calcext:value-type="float">
            <text:p>420.2980893108</text:p>
          </table:table-cell>
          <table:table-cell office:value-type="float" office:value="415.427115842453" calcext:value-type="float">
            <text:p>415.4271158425</text:p>
          </table:table-cell>
          <table:table-cell office:value-type="float" office:value="403.829095288351" calcext:value-type="float">
            <text:p>403.8290952884</text:p>
          </table:table-cell>
          <table:table-cell office:value-type="float" office:value="410.199557343439" calcext:value-type="float">
            <text:p>410.1995573434</text:p>
          </table:table-cell>
          <table:table-cell office:value-type="float" office:value="425.340468185807" calcext:value-type="float">
            <text:p>425.3404681858</text:p>
          </table:table-cell>
        </table:table-row>
        <table:table-row table:style-name="ro1">
          <table:table-cell office:value-type="float" office:value="425.342595636479" calcext:value-type="float">
            <text:p>425.3425956365</text:p>
          </table:table-cell>
          <table:table-cell office:value-type="float" office:value="421.088349295998" calcext:value-type="float">
            <text:p>421.088349296</text:p>
          </table:table-cell>
          <table:table-cell office:value-type="float" office:value="407.165960989539" calcext:value-type="float">
            <text:p>407.1659609895</text:p>
          </table:table-cell>
          <table:table-cell office:value-type="float" office:value="420.211106381185" calcext:value-type="float">
            <text:p>420.2111063812</text:p>
          </table:table-cell>
          <table:table-cell office:value-type="float" office:value="424.980673232369" calcext:value-type="float">
            <text:p>424.9806732324</text:p>
          </table:table-cell>
          <table:table-cell office:value-type="float" office:value="407.789450631928" calcext:value-type="float">
            <text:p>407.7894506319</text:p>
          </table:table-cell>
          <table:table-cell office:value-type="float" office:value="421.077873100928" calcext:value-type="float">
            <text:p>421.0778731009</text:p>
          </table:table-cell>
          <table:table-cell office:value-type="float" office:value="399.486601818132" calcext:value-type="float">
            <text:p>399.4866018181</text:p>
          </table:table-cell>
          <table:table-cell office:value-type="float" office:value="400.543328858217" calcext:value-type="float">
            <text:p>400.5433288582</text:p>
          </table:table-cell>
          <table:table-cell office:value-type="float" office:value="416.12757662814" calcext:value-type="float">
            <text:p>416.1275766281</text:p>
          </table:table-cell>
          <table:table-cell office:value-type="float" office:value="424.591586094454" calcext:value-type="float">
            <text:p>424.5915860945</text:p>
          </table:table-cell>
          <table:table-cell office:value-type="float" office:value="419.62167279016" calcext:value-type="float">
            <text:p>419.6216727902</text:p>
          </table:table-cell>
          <table:table-cell office:value-type="float" office:value="391.395672618729" calcext:value-type="float">
            <text:p>391.3956726187</text:p>
          </table:table-cell>
          <table:table-cell office:value-type="float" office:value="427.239525429757" calcext:value-type="float">
            <text:p>427.2395254298</text:p>
          </table:table-cell>
          <table:table-cell office:value-type="float" office:value="414.949423458991" calcext:value-type="float">
            <text:p>414.949423459</text:p>
          </table:table-cell>
          <table:table-cell office:value-type="float" office:value="420.342401356873" calcext:value-type="float">
            <text:p>420.3424013569</text:p>
          </table:table-cell>
          <table:table-cell office:value-type="float" office:value="404.909919125903" calcext:value-type="float">
            <text:p>404.9099191259</text:p>
          </table:table-cell>
          <table:table-cell office:value-type="float" office:value="416.113242740926" calcext:value-type="float">
            <text:p>416.1132427409</text:p>
          </table:table-cell>
          <table:table-cell office:value-type="float" office:value="406.309363135744" calcext:value-type="float">
            <text:p>406.3093631357</text:p>
          </table:table-cell>
          <table:table-cell office:value-type="float" office:value="403.54693865433" calcext:value-type="float">
            <text:p>403.5469386543</text:p>
          </table:table-cell>
          <table:table-cell office:value-type="float" office:value="418.971051257667" calcext:value-type="float">
            <text:p>418.9710512577</text:p>
          </table:table-cell>
          <table:table-cell office:value-type="float" office:value="398.370436643033" calcext:value-type="float">
            <text:p>398.370436643</text:p>
          </table:table-cell>
          <table:table-cell office:value-type="float" office:value="387.674186877584" calcext:value-type="float">
            <text:p>387.6741868776</text:p>
          </table:table-cell>
          <table:table-cell office:value-type="float" office:value="418.066819859818" calcext:value-type="float">
            <text:p>418.0668198598</text:p>
          </table:table-cell>
          <table:table-cell office:value-type="float" office:value="410.99748607902" calcext:value-type="float">
            <text:p>410.997486079</text:p>
          </table:table-cell>
          <table:table-cell office:value-type="float" office:value="428.719870533596" calcext:value-type="float">
            <text:p>428.7198705336</text:p>
          </table:table-cell>
          <table:table-cell office:value-type="float" office:value="405.30104380929" calcext:value-type="float">
            <text:p>405.3010438093</text:p>
          </table:table-cell>
          <table:table-cell office:value-type="float" office:value="414.972834882769" calcext:value-type="float">
            <text:p>414.9728348828</text:p>
          </table:table-cell>
          <table:table-cell office:value-type="float" office:value="424.258861215726" calcext:value-type="float">
            <text:p>424.2588612157</text:p>
          </table:table-cell>
          <table:table-cell office:value-type="float" office:value="421.305614705871" calcext:value-type="float">
            <text:p>421.3056147059</text:p>
          </table:table-cell>
          <table:table-cell office:value-type="float" office:value="405.256056201783" calcext:value-type="float">
            <text:p>405.2560562018</text:p>
          </table:table-cell>
          <table:table-cell office:value-type="float" office:value="417.730510289943" calcext:value-type="float">
            <text:p>417.7305102899</text:p>
          </table:table-cell>
          <table:table-cell office:value-type="float" office:value="416.366089849516" calcext:value-type="float">
            <text:p>416.3660898495</text:p>
          </table:table-cell>
          <table:table-cell office:value-type="float" office:value="416.10416826268" calcext:value-type="float">
            <text:p>416.1041682627</text:p>
          </table:table-cell>
          <table:table-cell office:value-type="float" office:value="424.957214555012" calcext:value-type="float">
            <text:p>424.957214555</text:p>
          </table:table-cell>
          <table:table-cell office:value-type="float" office:value="420.186780312573" calcext:value-type="float">
            <text:p>420.1867803126</text:p>
          </table:table-cell>
          <table:table-cell office:value-type="float" office:value="414.957225029182" calcext:value-type="float">
            <text:p>414.9572250292</text:p>
          </table:table-cell>
          <table:table-cell office:value-type="float" office:value="403.611432206535" calcext:value-type="float">
            <text:p>403.6114322065</text:p>
          </table:table-cell>
          <table:table-cell office:value-type="float" office:value="408.224565415138" calcext:value-type="float">
            <text:p>408.2245654151</text:p>
          </table:table-cell>
          <table:table-cell office:value-type="float" office:value="425.377171189422" calcext:value-type="float">
            <text:p>425.3771711894</text:p>
          </table:table-cell>
        </table:table-row>
        <table:table-row table:style-name="ro1">
          <table:table-cell office:value-type="float" office:value="424.532682026073" calcext:value-type="float">
            <text:p>424.5326820261</text:p>
          </table:table-cell>
          <table:table-cell office:value-type="float" office:value="421.427849841859" calcext:value-type="float">
            <text:p>421.4278498419</text:p>
          </table:table-cell>
          <table:table-cell office:value-type="float" office:value="406.087031924646" calcext:value-type="float">
            <text:p>406.0870319246</text:p>
          </table:table-cell>
          <table:table-cell office:value-type="float" office:value="420.306420722723" calcext:value-type="float">
            <text:p>420.3064207227</text:p>
          </table:table-cell>
          <table:table-cell office:value-type="float" office:value="424.639577717503" calcext:value-type="float">
            <text:p>424.6395777175</text:p>
          </table:table-cell>
          <table:table-cell office:value-type="float" office:value="406.559242985344" calcext:value-type="float">
            <text:p>406.5592429853</text:p>
          </table:table-cell>
          <table:table-cell office:value-type="float" office:value="420.620832660812" calcext:value-type="float">
            <text:p>420.6208326608</text:p>
          </table:table-cell>
          <table:table-cell office:value-type="float" office:value="398.890998608996" calcext:value-type="float">
            <text:p>398.890998609</text:p>
          </table:table-cell>
          <table:table-cell office:value-type="float" office:value="400.821256559465" calcext:value-type="float">
            <text:p>400.8212565595</text:p>
          </table:table-cell>
          <table:table-cell office:value-type="float" office:value="415.027813862252" calcext:value-type="float">
            <text:p>415.0278138623</text:p>
          </table:table-cell>
          <table:table-cell office:value-type="float" office:value="423.644214641032" calcext:value-type="float">
            <text:p>423.644214641</text:p>
          </table:table-cell>
          <table:table-cell office:value-type="float" office:value="420.402681570289" calcext:value-type="float">
            <text:p>420.4026815703</text:p>
          </table:table-cell>
          <table:table-cell office:value-type="float" office:value="390.325496466094" calcext:value-type="float">
            <text:p>390.3254964661</text:p>
          </table:table-cell>
          <table:table-cell office:value-type="float" office:value="426.940831893564" calcext:value-type="float">
            <text:p>426.9408318936</text:p>
          </table:table-cell>
          <table:table-cell office:value-type="float" office:value="413.763720601507" calcext:value-type="float">
            <text:p>413.7637206015</text:p>
          </table:table-cell>
          <table:table-cell office:value-type="float" office:value="420.488970937589" calcext:value-type="float">
            <text:p>420.4889709376</text:p>
          </table:table-cell>
          <table:table-cell office:value-type="float" office:value="404.546948431361" calcext:value-type="float">
            <text:p>404.5469484314</text:p>
          </table:table-cell>
          <table:table-cell office:value-type="float" office:value="414.827389959086" calcext:value-type="float">
            <text:p>414.8273899591</text:p>
          </table:table-cell>
          <table:table-cell office:value-type="float" office:value="406.506422099119" calcext:value-type="float">
            <text:p>406.5064220991</text:p>
          </table:table-cell>
          <table:table-cell office:value-type="float" office:value="403.013845382633" calcext:value-type="float">
            <text:p>403.0138453826</text:p>
          </table:table-cell>
          <table:table-cell office:value-type="float" office:value="419.250248742675" calcext:value-type="float">
            <text:p>419.2502487427</text:p>
          </table:table-cell>
          <table:table-cell office:value-type="float" office:value="398.658973205461" calcext:value-type="float">
            <text:p>398.6589732055</text:p>
          </table:table-cell>
          <table:table-cell office:value-type="float" office:value="386.673295292106" calcext:value-type="float">
            <text:p>386.6732952921</text:p>
          </table:table-cell>
          <table:table-cell office:value-type="float" office:value="417.620478801571" calcext:value-type="float">
            <text:p>417.6204788016</text:p>
          </table:table-cell>
          <table:table-cell office:value-type="float" office:value="410.540399547173" calcext:value-type="float">
            <text:p>410.5403995472</text:p>
          </table:table-cell>
          <table:table-cell office:value-type="float" office:value="428.506333001568" calcext:value-type="float">
            <text:p>428.5063330016</text:p>
          </table:table-cell>
          <table:table-cell office:value-type="float" office:value="406.036860631775" calcext:value-type="float">
            <text:p>406.0368606318</text:p>
          </table:table-cell>
          <table:table-cell office:value-type="float" office:value="415.24381269164" calcext:value-type="float">
            <text:p>415.2438126916</text:p>
          </table:table-cell>
          <table:table-cell office:value-type="float" office:value="424.361501576015" calcext:value-type="float">
            <text:p>424.361501576</text:p>
          </table:table-cell>
          <table:table-cell office:value-type="float" office:value="420.845351293272" calcext:value-type="float">
            <text:p>420.8453512933</text:p>
          </table:table-cell>
          <table:table-cell office:value-type="float" office:value="405.087667124761" calcext:value-type="float">
            <text:p>405.0876671248</text:p>
          </table:table-cell>
          <table:table-cell office:value-type="float" office:value="417.532989510054" calcext:value-type="float">
            <text:p>417.5329895101</text:p>
          </table:table-cell>
          <table:table-cell office:value-type="float" office:value="417.045516485677" calcext:value-type="float">
            <text:p>417.0455164857</text:p>
          </table:table-cell>
          <table:table-cell office:value-type="float" office:value="416.443940378089" calcext:value-type="float">
            <text:p>416.4439403781</text:p>
          </table:table-cell>
          <table:table-cell office:value-type="float" office:value="424.849331994361" calcext:value-type="float">
            <text:p>424.8493319944</text:p>
          </table:table-cell>
          <table:table-cell office:value-type="float" office:value="419.725942555596" calcext:value-type="float">
            <text:p>419.7259425556</text:p>
          </table:table-cell>
          <table:table-cell office:value-type="float" office:value="414.487784753801" calcext:value-type="float">
            <text:p>414.4877847538</text:p>
          </table:table-cell>
          <table:table-cell office:value-type="float" office:value="408.671916647663" calcext:value-type="float">
            <text:p>408.6719166477</text:p>
          </table:table-cell>
          <table:table-cell office:value-type="float" office:value="406.375355799599" calcext:value-type="float">
            <text:p>406.3753557996</text:p>
          </table:table-cell>
          <table:table-cell office:value-type="float" office:value="425.348302833697" calcext:value-type="float">
            <text:p>425.3483028337</text:p>
          </table:table-cell>
        </table:table-row>
        <table:table-row table:style-name="ro1">
          <table:table-cell office:value-type="float" office:value="423.938327156772" calcext:value-type="float">
            <text:p>423.9383271568</text:p>
          </table:table-cell>
          <table:table-cell office:value-type="float" office:value="420.590111790768" calcext:value-type="float">
            <text:p>420.5901117908</text:p>
          </table:table-cell>
          <table:table-cell office:value-type="float" office:value="405.112775206434" calcext:value-type="float">
            <text:p>405.1127752064</text:p>
          </table:table-cell>
          <table:table-cell office:value-type="float" office:value="420.098806584081" calcext:value-type="float">
            <text:p>420.0988065841</text:p>
          </table:table-cell>
          <table:table-cell office:value-type="float" office:value="424.347466248435" calcext:value-type="float">
            <text:p>424.3474662484</text:p>
          </table:table-cell>
          <table:table-cell office:value-type="float" office:value="405.509002438771" calcext:value-type="float">
            <text:p>405.5090024388</text:p>
          </table:table-cell>
          <table:table-cell office:value-type="float" office:value="420.984631669305" calcext:value-type="float">
            <text:p>420.9846316693</text:p>
          </table:table-cell>
          <table:table-cell office:value-type="float" office:value="398.492535151183" calcext:value-type="float">
            <text:p>398.4925351512</text:p>
          </table:table-cell>
          <table:table-cell office:value-type="float" office:value="400.702622135605" calcext:value-type="float">
            <text:p>400.7026221356</text:p>
          </table:table-cell>
          <table:table-cell office:value-type="float" office:value="413.434447979595" calcext:value-type="float">
            <text:p>413.4344479796</text:p>
          </table:table-cell>
          <table:table-cell office:value-type="float" office:value="424.140363769879" calcext:value-type="float">
            <text:p>424.1403637699</text:p>
          </table:table-cell>
          <table:table-cell office:value-type="float" office:value="420.839454244897" calcext:value-type="float">
            <text:p>420.8394542449</text:p>
          </table:table-cell>
          <table:table-cell office:value-type="float" office:value="389.216716100445" calcext:value-type="float">
            <text:p>389.2167161004</text:p>
          </table:table-cell>
          <table:table-cell office:value-type="float" office:value="426.67071409476" calcext:value-type="float">
            <text:p>426.6707140948</text:p>
          </table:table-cell>
          <table:table-cell office:value-type="float" office:value="414.716069448125" calcext:value-type="float">
            <text:p>414.7160694481</text:p>
          </table:table-cell>
          <table:table-cell office:value-type="float" office:value="419.09301074533" calcext:value-type="float">
            <text:p>419.0930107453</text:p>
          </table:table-cell>
          <table:table-cell office:value-type="float" office:value="404.244608351907" calcext:value-type="float">
            <text:p>404.2446083519</text:p>
          </table:table-cell>
          <table:table-cell office:value-type="float" office:value="415.778508537328" calcext:value-type="float">
            <text:p>415.7785085373</text:p>
          </table:table-cell>
          <table:table-cell office:value-type="float" office:value="406.62648961281" calcext:value-type="float">
            <text:p>406.6264896128</text:p>
          </table:table-cell>
          <table:table-cell office:value-type="float" office:value="402.309467722593" calcext:value-type="float">
            <text:p>402.3094677226</text:p>
          </table:table-cell>
          <table:table-cell office:value-type="float" office:value="419.391114379711" calcext:value-type="float">
            <text:p>419.3911143797</text:p>
          </table:table-cell>
          <table:table-cell office:value-type="float" office:value="398.888870048998" calcext:value-type="float">
            <text:p>398.888870049</text:p>
          </table:table-cell>
          <table:table-cell office:value-type="float" office:value="387.600271419394" calcext:value-type="float">
            <text:p>387.6002714194</text:p>
          </table:table-cell>
          <table:table-cell office:value-type="float" office:value="417.778037255117" calcext:value-type="float">
            <text:p>417.7780372551</text:p>
          </table:table-cell>
          <table:table-cell office:value-type="float" office:value="410.000911966146" calcext:value-type="float">
            <text:p>410.0009119661</text:p>
          </table:table-cell>
          <table:table-cell office:value-type="float" office:value="428.358491126868" calcext:value-type="float">
            <text:p>428.3584911269</text:p>
          </table:table-cell>
          <table:table-cell office:value-type="float" office:value="406.747685664187" calcext:value-type="float">
            <text:p>406.7476856642</text:p>
          </table:table-cell>
          <table:table-cell office:value-type="float" office:value="415.403120855637" calcext:value-type="float">
            <text:p>415.4031208556</text:p>
          </table:table-cell>
          <table:table-cell office:value-type="float" office:value="423.91841103503" calcext:value-type="float">
            <text:p>423.918411035</text:p>
          </table:table-cell>
          <table:table-cell office:value-type="float" office:value="420.329719247731" calcext:value-type="float">
            <text:p>420.3297192477</text:p>
          </table:table-cell>
          <table:table-cell office:value-type="float" office:value="404.959024629655" calcext:value-type="float">
            <text:p>404.9590246297</text:p>
          </table:table-cell>
          <table:table-cell office:value-type="float" office:value="417.447905994401" calcext:value-type="float">
            <text:p>417.4479059944</text:p>
          </table:table-cell>
          <table:table-cell office:value-type="float" office:value="417.435667279038" calcext:value-type="float">
            <text:p>417.435667279</text:p>
          </table:table-cell>
          <table:table-cell office:value-type="float" office:value="416.869050494019" calcext:value-type="float">
            <text:p>416.869050494</text:p>
          </table:table-cell>
          <table:table-cell office:value-type="float" office:value="424.733195851329" calcext:value-type="float">
            <text:p>424.7331958513</text:p>
          </table:table-cell>
          <table:table-cell office:value-type="float" office:value="419.190604376719" calcext:value-type="float">
            <text:p>419.1906043767</text:p>
          </table:table-cell>
          <table:table-cell office:value-type="float" office:value="413.996634849836" calcext:value-type="float">
            <text:p>413.9966348498</text:p>
          </table:table-cell>
          <table:table-cell office:value-type="float" office:value="408.935990493702" calcext:value-type="float">
            <text:p>408.9359904937</text:p>
          </table:table-cell>
          <table:table-cell office:value-type="float" office:value="404.982593864846" calcext:value-type="float">
            <text:p>404.9825938648</text:p>
          </table:table-cell>
          <table:table-cell office:value-type="float" office:value="425.018245420184" calcext:value-type="float">
            <text:p>425.0182454202</text:p>
          </table:table-cell>
        </table:table-row>
        <table:table-row table:style-name="ro1">
          <table:table-cell office:value-type="float" office:value="423.70819875898" calcext:value-type="float">
            <text:p>423.708198759</text:p>
          </table:table-cell>
          <table:table-cell office:value-type="float" office:value="419.930446114584" calcext:value-type="float">
            <text:p>419.9304461146</text:p>
          </table:table-cell>
          <table:table-cell office:value-type="float" office:value="404.298571834018" calcext:value-type="float">
            <text:p>404.298571834</text:p>
          </table:table-cell>
          <table:table-cell office:value-type="float" office:value="420.340493250945" calcext:value-type="float">
            <text:p>420.3404932509</text:p>
          </table:table-cell>
          <table:table-cell office:value-type="float" office:value="424.506101700011" calcext:value-type="float">
            <text:p>424.5061017</text:p>
          </table:table-cell>
          <table:table-cell office:value-type="float" office:value="406.246621212147" calcext:value-type="float">
            <text:p>406.2466212121</text:p>
          </table:table-cell>
          <table:table-cell office:value-type="float" office:value="421.094338009181" calcext:value-type="float">
            <text:p>421.0943380092</text:p>
          </table:table-cell>
          <table:table-cell office:value-type="float" office:value="398.289010092194" calcext:value-type="float">
            <text:p>398.2890100922</text:p>
          </table:table-cell>
          <table:table-cell office:value-type="float" office:value="400.341671073305" calcext:value-type="float">
            <text:p>400.3416710733</text:p>
          </table:table-cell>
          <table:table-cell office:value-type="float" office:value="412.303407743541" calcext:value-type="float">
            <text:p>412.3034077435</text:p>
          </table:table-cell>
          <table:table-cell office:value-type="float" office:value="423.43297574621" calcext:value-type="float">
            <text:p>423.4329757462</text:p>
          </table:table-cell>
          <table:table-cell office:value-type="float" office:value="419.876063339302" calcext:value-type="float">
            <text:p>419.8760633393</text:p>
          </table:table-cell>
          <table:table-cell office:value-type="float" office:value="388.103176411584" calcext:value-type="float">
            <text:p>388.1031764116</text:p>
          </table:table-cell>
          <table:table-cell office:value-type="float" office:value="426.468486139482" calcext:value-type="float">
            <text:p>426.4684861395</text:p>
          </table:table-cell>
          <table:table-cell office:value-type="float" office:value="412.903286497581" calcext:value-type="float">
            <text:p>412.9032864976</text:p>
          </table:table-cell>
          <table:table-cell office:value-type="float" office:value="418.698705232632" calcext:value-type="float">
            <text:p>418.6987052326</text:p>
          </table:table-cell>
          <table:table-cell office:value-type="float" office:value="403.98907010172" calcext:value-type="float">
            <text:p>403.9890701017</text:p>
          </table:table-cell>
          <table:table-cell office:value-type="float" office:value="416.043491628004" calcext:value-type="float">
            <text:p>416.043491628</text:p>
          </table:table-cell>
          <table:table-cell office:value-type="float" office:value="406.673038198365" calcext:value-type="float">
            <text:p>406.6730381984</text:p>
          </table:table-cell>
          <table:table-cell office:value-type="float" office:value="395.131523738905" calcext:value-type="float">
            <text:p>395.1315237389</text:p>
          </table:table-cell>
          <table:table-cell office:value-type="float" office:value="419.176745007411" calcext:value-type="float">
            <text:p>419.1767450074</text:p>
          </table:table-cell>
          <table:table-cell office:value-type="float" office:value="399.047534774753" calcext:value-type="float">
            <text:p>399.0475347748</text:p>
          </table:table-cell>
          <table:table-cell office:value-type="float" office:value="389.044758961801" calcext:value-type="float">
            <text:p>389.0447589618</text:p>
          </table:table-cell>
          <table:table-cell office:value-type="float" office:value="417.567516904714" calcext:value-type="float">
            <text:p>417.5675169047</text:p>
          </table:table-cell>
          <table:table-cell office:value-type="float" office:value="409.575984031277" calcext:value-type="float">
            <text:p>409.5759840313</text:p>
          </table:table-cell>
          <table:table-cell office:value-type="float" office:value="428.289346684726" calcext:value-type="float">
            <text:p>428.2893466847</text:p>
          </table:table-cell>
          <table:table-cell office:value-type="float" office:value="407.090767839336" calcext:value-type="float">
            <text:p>407.0907678393</text:p>
          </table:table-cell>
          <table:table-cell office:value-type="float" office:value="415.490585726298" calcext:value-type="float">
            <text:p>415.4905857263</text:p>
          </table:table-cell>
          <table:table-cell office:value-type="float" office:value="422.722399961521" calcext:value-type="float">
            <text:p>422.7223999615</text:p>
          </table:table-cell>
          <table:table-cell office:value-type="float" office:value="419.954693398699" calcext:value-type="float">
            <text:p>419.9546933987</text:p>
          </table:table-cell>
          <table:table-cell office:value-type="float" office:value="404.879325387353" calcext:value-type="float">
            <text:p>404.8793253874</text:p>
          </table:table-cell>
          <table:table-cell office:value-type="float" office:value="411.541163833394" calcext:value-type="float">
            <text:p>411.5411638334</text:p>
          </table:table-cell>
          <table:table-cell office:value-type="float" office:value="417.642459240224" calcext:value-type="float">
            <text:p>417.6424592402</text:p>
          </table:table-cell>
          <table:table-cell office:value-type="float" office:value="417.088003197172" calcext:value-type="float">
            <text:p>417.0880031972</text:p>
          </table:table-cell>
          <table:table-cell office:value-type="float" office:value="424.604889928919" calcext:value-type="float">
            <text:p>424.6048899289</text:p>
          </table:table-cell>
          <table:table-cell office:value-type="float" office:value="418.758375436795" calcext:value-type="float">
            <text:p>418.7583754368</text:p>
          </table:table-cell>
          <table:table-cell office:value-type="float" office:value="413.530217323806" calcext:value-type="float">
            <text:p>413.5302173238</text:p>
          </table:table-cell>
          <table:table-cell office:value-type="float" office:value="409.116980985105" calcext:value-type="float">
            <text:p>409.1169809851</text:p>
          </table:table-cell>
          <table:table-cell office:value-type="float" office:value="403.880032090441" calcext:value-type="float">
            <text:p>403.8800320904</text:p>
          </table:table-cell>
          <table:table-cell office:value-type="float" office:value="424.637370954773" calcext:value-type="float">
            <text:p>424.63737095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3.542047787899" calcext:value-type="float">
            <text:p>403.5420477879</text:p>
          </table:table-cell>
          <table:table-cell office:value-type="float" office:value="419.831147504954" calcext:value-type="float">
            <text:p>419.831147505</text:p>
          </table:table-cell>
          <table:table-cell office:value-type="float" office:value="0" calcext:value-type="float">
            <text:p>0</text:p>
          </table:table-cell>
          <table:table-cell office:value-type="float" office:value="404.768751296471" calcext:value-type="float">
            <text:p>404.7687512965</text:p>
          </table:table-cell>
          <table:table-cell office:value-type="float" office:value="421.053366912405" calcext:value-type="float">
            <text:p>421.0533669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.365085407033" calcext:value-type="float">
            <text:p>411.365085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.956746078379" calcext:value-type="float">
            <text:p>386.9567460784</text:p>
          </table:table-cell>
          <table:table-cell office:value-type="float" office:value="426.624845579546" calcext:value-type="float">
            <text:p>426.6248455795</text:p>
          </table:table-cell>
          <table:table-cell office:value-type="float" office:value="411.058322549836" calcext:value-type="float">
            <text:p>411.0583225498</text:p>
          </table:table-cell>
          <table:table-cell office:value-type="float" office:value="418.375010771447" calcext:value-type="float">
            <text:p>418.3750107714</text:p>
          </table:table-cell>
          <table:table-cell office:value-type="float" office:value="403.743374870973" calcext:value-type="float">
            <text:p>403.743374871</text:p>
          </table:table-cell>
          <table:table-cell office:value-type="float" office:value="414.875569430483" calcext:value-type="float">
            <text:p>414.8755694305</text:p>
          </table:table-cell>
          <table:table-cell office:value-type="float" office:value="0" calcext:value-type="float">
            <text:p>0</text:p>
          </table:table-cell>
          <table:table-cell office:value-type="float" office:value="394.125811613429" calcext:value-type="float">
            <text:p>394.1258116134</text:p>
          </table:table-cell>
          <table:table-cell office:value-type="float" office:value="419.353417147816" calcext:value-type="float">
            <text:p>419.3534171478</text:p>
          </table:table-cell>
          <table:table-cell office:value-type="float" office:value="399.15416837881" calcext:value-type="float">
            <text:p>399.1541683788</text:p>
          </table:table-cell>
          <table:table-cell office:value-type="float" office:value="389.809829082527" calcext:value-type="float">
            <text:p>389.8098290825</text:p>
          </table:table-cell>
          <table:table-cell office:value-type="float" office:value="417.082165566671" calcext:value-type="float">
            <text:p>417.0821655667</text:p>
          </table:table-cell>
          <table:table-cell office:value-type="float" office:value="409.121844605528" calcext:value-type="float">
            <text:p>409.1218446055</text:p>
          </table:table-cell>
          <table:table-cell office:value-type="float" office:value="0" calcext:value-type="float">
            <text:p>0</text:p>
          </table:table-cell>
          <table:table-cell office:value-type="float" office:value="407.301207144742" calcext:value-type="float">
            <text:p>407.3012071447</text:p>
          </table:table-cell>
          <table:table-cell office:value-type="float" office:value="415.556431456058" calcext:value-type="float">
            <text:p>415.5564314561</text:p>
          </table:table-cell>
          <table:table-cell office:value-type="float" office:value="421.72839856867" calcext:value-type="float">
            <text:p>421.7283985687</text:p>
          </table:table-cell>
          <table:table-cell office:value-type="float" office:value="419.503611571216" calcext:value-type="float">
            <text:p>419.5036115712</text:p>
          </table:table-cell>
          <table:table-cell office:value-type="float" office:value="404.576681633854" calcext:value-type="float">
            <text:p>404.5766816339</text:p>
          </table:table-cell>
          <table:table-cell office:value-type="float" office:value="411.350555042272" calcext:value-type="float">
            <text:p>411.3505550423</text:p>
          </table:table-cell>
          <table:table-cell office:value-type="float" office:value="417.756591232234" calcext:value-type="float">
            <text:p>417.7565912322</text:p>
          </table:table-cell>
          <table:table-cell office:value-type="float" office:value="417.22627709323" calcext:value-type="float">
            <text:p>417.2262770932</text:p>
          </table:table-cell>
          <table:table-cell office:value-type="float" office:value="424.472642270423" calcext:value-type="float">
            <text:p>424.4726422704</text:p>
          </table:table-cell>
          <table:table-cell office:value-type="float" office:value="418.493625615717" calcext:value-type="float">
            <text:p>418.4936256157</text:p>
          </table:table-cell>
          <table:table-cell office:value-type="float" office:value="413.146325080063" calcext:value-type="float">
            <text:p>413.1463250801</text:p>
          </table:table-cell>
          <table:table-cell office:value-type="float" office:value="409.247995781453" calcext:value-type="float">
            <text:p>409.2479957815</text:p>
          </table:table-cell>
          <table:table-cell office:value-type="float" office:value="402.849724725764" calcext:value-type="float">
            <text:p>402.8497247258</text:p>
          </table:table-cell>
          <table:table-cell office:value-type="float" office:value="424.345886955663" calcext:value-type="float">
            <text:p>424.3458869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2.742293920011" calcext:value-type="float">
            <text:p>402.74229392</text:p>
          </table:table-cell>
          <table:table-cell office:value-type="float" office:value="419.219742661528" calcext:value-type="float">
            <text:p>419.2197426615</text:p>
          </table:table-cell>
          <table:table-cell office:value-type="float" office:value="0" calcext:value-type="float">
            <text:p>0</text:p>
          </table:table-cell>
          <table:table-cell office:value-type="float" office:value="403.356523772568" calcext:value-type="float">
            <text:p>403.3565237726</text:p>
          </table:table-cell>
          <table:table-cell office:value-type="float" office:value="420.908468545702" calcext:value-type="float">
            <text:p>420.9084685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.548028702513" calcext:value-type="float">
            <text:p>410.548028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953288113583" calcext:value-type="float">
            <text:p>385.9532881136</text:p>
          </table:table-cell>
          <table:table-cell office:value-type="float" office:value="426.727661142045" calcext:value-type="float">
            <text:p>426.727661142</text:p>
          </table:table-cell>
          <table:table-cell office:value-type="float" office:value="412.14155763464" calcext:value-type="float">
            <text:p>412.1415576346</text:p>
          </table:table-cell>
          <table:table-cell office:value-type="float" office:value="418.106596703891" calcext:value-type="float">
            <text:p>418.1065967039</text:p>
          </table:table-cell>
          <table:table-cell office:value-type="float" office:value="403.469944487334" calcext:value-type="float">
            <text:p>403.4699444873</text:p>
          </table:table-cell>
          <table:table-cell office:value-type="float" office:value="415.533848071222" calcext:value-type="float">
            <text:p>415.5338480712</text:p>
          </table:table-cell>
          <table:table-cell office:value-type="float" office:value="0" calcext:value-type="float">
            <text:p>0</text:p>
          </table:table-cell>
          <table:table-cell office:value-type="float" office:value="393.269091303908" calcext:value-type="float">
            <text:p>393.2690913039</text:p>
          </table:table-cell>
          <table:table-cell office:value-type="float" office:value="419.128728937492" calcext:value-type="float">
            <text:p>419.1287289375</text:p>
          </table:table-cell>
          <table:table-cell office:value-type="float" office:value="399.222518546437" calcext:value-type="float">
            <text:p>399.2225185464</text:p>
          </table:table-cell>
          <table:table-cell office:value-type="float" office:value="390.057769289024" calcext:value-type="float">
            <text:p>390.057769289</text:p>
          </table:table-cell>
          <table:table-cell office:value-type="float" office:value="417.277783190165" calcext:value-type="float">
            <text:p>417.2777831902</text:p>
          </table:table-cell>
          <table:table-cell office:value-type="float" office:value="408.817179478409" calcext:value-type="float">
            <text:p>408.8171794784</text:p>
          </table:table-cell>
          <table:table-cell office:value-type="float" office:value="0" calcext:value-type="float">
            <text:p>0</text:p>
          </table:table-cell>
          <table:table-cell office:value-type="float" office:value="407.429352255007" calcext:value-type="float">
            <text:p>407.429352255</text:p>
          </table:table-cell>
          <table:table-cell office:value-type="float" office:value="415.303152851139" calcext:value-type="float">
            <text:p>415.3031528511</text:p>
          </table:table-cell>
          <table:table-cell office:value-type="float" office:value="421.005882482222" calcext:value-type="float">
            <text:p>421.0058824822</text:p>
          </table:table-cell>
          <table:table-cell office:value-type="float" office:value="419.954370150192" calcext:value-type="float">
            <text:p>419.9543701502</text:p>
          </table:table-cell>
          <table:table-cell office:value-type="float" office:value="403.810383100807" calcext:value-type="float">
            <text:p>403.8103831008</text:p>
          </table:table-cell>
          <table:table-cell office:value-type="float" office:value="410.998390298458" calcext:value-type="float">
            <text:p>410.9983902985</text:p>
          </table:table-cell>
          <table:table-cell office:value-type="float" office:value="417.815941226627" calcext:value-type="float">
            <text:p>417.8159412266</text:p>
          </table:table-cell>
          <table:table-cell office:value-type="float" office:value="417.20127082169" calcext:value-type="float">
            <text:p>417.2012708217</text:p>
          </table:table-cell>
          <table:table-cell office:value-type="float" office:value="424.338705629485" calcext:value-type="float">
            <text:p>424.3387056295</text:p>
          </table:table-cell>
          <table:table-cell office:value-type="float" office:value="418.223580439076" calcext:value-type="float">
            <text:p>418.2235804391</text:p>
          </table:table-cell>
          <table:table-cell office:value-type="float" office:value="412.959950978973" calcext:value-type="float">
            <text:p>412.959950979</text:p>
          </table:table-cell>
          <table:table-cell office:value-type="float" office:value="409.31957144095" calcext:value-type="float">
            <text:p>409.319571441</text:p>
          </table:table-cell>
          <table:table-cell office:value-type="float" office:value="403.806881098357" calcext:value-type="float">
            <text:p>403.8068810984</text:p>
          </table:table-cell>
          <table:table-cell office:value-type="float" office:value="424.135861171383" calcext:value-type="float">
            <text:p>424.1358611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1.911192761537" calcext:value-type="float">
            <text:p>401.9111927615</text:p>
          </table:table-cell>
          <table:table-cell office:value-type="float" office:value="418.964307214673" calcext:value-type="float">
            <text:p>418.9643072147</text:p>
          </table:table-cell>
          <table:table-cell office:value-type="float" office:value="0" calcext:value-type="float">
            <text:p>0</text:p>
          </table:table-cell>
          <table:table-cell office:value-type="float" office:value="404.349215446353" calcext:value-type="float">
            <text:p>404.3492154464</text:p>
          </table:table-cell>
          <table:table-cell office:value-type="float" office:value="421.04050852344" calcext:value-type="float">
            <text:p>421.0405085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.124869993014" calcext:value-type="float">
            <text:p>410.12486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443540367071" calcext:value-type="float">
            <text:p>385.4435403671</text:p>
          </table:table-cell>
          <table:table-cell office:value-type="float" office:value="426.731300967706" calcext:value-type="float">
            <text:p>426.7313009677</text:p>
          </table:table-cell>
          <table:table-cell office:value-type="float" office:value="410.772787925264" calcext:value-type="float">
            <text:p>410.7727879253</text:p>
          </table:table-cell>
          <table:table-cell office:value-type="float" office:value="417.965229038128" calcext:value-type="float">
            <text:p>417.9652290381</text:p>
          </table:table-cell>
          <table:table-cell office:value-type="float" office:value="403.334344080545" calcext:value-type="float">
            <text:p>403.3343440805</text:p>
          </table:table-cell>
          <table:table-cell office:value-type="float" office:value="415.758931236992" calcext:value-type="float">
            <text:p>415.758931237</text:p>
          </table:table-cell>
          <table:table-cell office:value-type="float" office:value="0" calcext:value-type="float">
            <text:p>0</text:p>
          </table:table-cell>
          <table:table-cell office:value-type="float" office:value="394.183940614026" calcext:value-type="float">
            <text:p>394.183940614</text:p>
          </table:table-cell>
          <table:table-cell office:value-type="float" office:value="418.688789344585" calcext:value-type="float">
            <text:p>418.6887893446</text:p>
          </table:table-cell>
          <table:table-cell office:value-type="float" office:value="399.327894636696" calcext:value-type="float">
            <text:p>399.3278946367</text:p>
          </table:table-cell>
          <table:table-cell office:value-type="float" office:value="390.410229362599" calcext:value-type="float">
            <text:p>390.4102293626</text:p>
          </table:table-cell>
          <table:table-cell office:value-type="float" office:value="417.146424372738" calcext:value-type="float">
            <text:p>417.1464243727</text:p>
          </table:table-cell>
          <table:table-cell office:value-type="float" office:value="408.451428723945" calcext:value-type="float">
            <text:p>408.4514287239</text:p>
          </table:table-cell>
          <table:table-cell office:value-type="float" office:value="0" calcext:value-type="float">
            <text:p>0</text:p>
          </table:table-cell>
          <table:table-cell office:value-type="float" office:value="407.481246564142" calcext:value-type="float">
            <text:p>407.4812465641</text:p>
          </table:table-cell>
          <table:table-cell office:value-type="float" office:value="415.513183392823" calcext:value-type="float">
            <text:p>415.5131833928</text:p>
          </table:table-cell>
          <table:table-cell office:value-type="float" office:value="420.372459456531" calcext:value-type="float">
            <text:p>420.3724594565</text:p>
          </table:table-cell>
          <table:table-cell office:value-type="float" office:value="420.525461470717" calcext:value-type="float">
            <text:p>420.5254614707</text:p>
          </table:table-cell>
          <table:table-cell office:value-type="float" office:value="403.315936265667" calcext:value-type="float">
            <text:p>403.3159362657</text:p>
          </table:table-cell>
          <table:table-cell office:value-type="float" office:value="411.32015642823" calcext:value-type="float">
            <text:p>411.3201564282</text:p>
          </table:table-cell>
          <table:table-cell office:value-type="float" office:value="417.876595282007" calcext:value-type="float">
            <text:p>417.876595282</text:p>
          </table:table-cell>
          <table:table-cell office:value-type="float" office:value="417.388035113285" calcext:value-type="float">
            <text:p>417.3880351133</text:p>
          </table:table-cell>
          <table:table-cell office:value-type="float" office:value="424.213026121248" calcext:value-type="float">
            <text:p>424.2130261212</text:p>
          </table:table-cell>
          <table:table-cell office:value-type="float" office:value="418.482564032917" calcext:value-type="float">
            <text:p>418.4825640329</text:p>
          </table:table-cell>
          <table:table-cell office:value-type="float" office:value="412.850631391751" calcext:value-type="float">
            <text:p>412.8506313918</text:p>
          </table:table-cell>
          <table:table-cell office:value-type="float" office:value="409.393877488772" calcext:value-type="float">
            <text:p>409.3938774888</text:p>
          </table:table-cell>
          <table:table-cell office:value-type="float" office:value="405.062655889241" calcext:value-type="float">
            <text:p>405.0626558892</text:p>
          </table:table-cell>
          <table:table-cell office:value-type="float" office:value="424.361401098359" calcext:value-type="float">
            <text:p>424.36140109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1.069815944782" calcext:value-type="float">
            <text:p>401.069815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.895230162452" calcext:value-type="float">
            <text:p>402.895230162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2.715687581505" calcext:value-type="float">
            <text:p>392.7156875815</text:p>
          </table:table-cell>
          <table:table-cell office:value-type="float" office:value="0" calcext:value-type="float">
            <text:p>0</text:p>
          </table:table-cell>
          <table:table-cell office:value-type="float" office:value="399.393466783881" calcext:value-type="float">
            <text:p>399.393466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.990313806054" calcext:value-type="float">
            <text:p>408.9903138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.779220669222" calcext:value-type="float">
            <text:p>419.7792206692</text:p>
          </table:table-cell>
          <table:table-cell office:value-type="float" office:value="420.60279788962" calcext:value-type="float">
            <text:p>420.602797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.945014188241" calcext:value-type="float">
            <text:p>417.9450141882</text:p>
          </table:table-cell>
          <table:table-cell office:value-type="float" office:value="417.507751960057" calcext:value-type="float">
            <text:p>417.5077519601</text:p>
          </table:table-cell>
          <table:table-cell office:value-type="float" office:value="424.106499194923" calcext:value-type="float">
            <text:p>424.1064991949</text:p>
          </table:table-cell>
          <table:table-cell office:value-type="float" office:value="417.91983986943" calcext:value-type="float">
            <text:p>417.9198398694</text:p>
          </table:table-cell>
          <table:table-cell office:value-type="float" office:value="0" calcext:value-type="float">
            <text:p>0</text:p>
          </table:table-cell>
          <table:table-cell office:value-type="float" office:value="409.450752084918" calcext:value-type="float">
            <text:p>409.4507520849</text:p>
          </table:table-cell>
          <table:table-cell office:value-type="float" office:value="403.383349643461" calcext:value-type="float">
            <text:p>403.3833496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0.226305444594" calcext:value-type="float">
            <text:p>400.226305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.700622713158" calcext:value-type="float">
            <text:p>401.70062271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1.910088659978" calcext:value-type="float">
            <text:p>391.91008866</text:p>
          </table:table-cell>
          <table:table-cell office:value-type="float" office:value="0" calcext:value-type="float">
            <text:p>0</text:p>
          </table:table-cell>
          <table:table-cell office:value-type="float" office:value="399.51705800294" calcext:value-type="float">
            <text:p>399.517058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.528595424157" calcext:value-type="float">
            <text:p>408.5285954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.191095675325" calcext:value-type="float">
            <text:p>419.1910956753</text:p>
          </table:table-cell>
          <table:table-cell office:value-type="float" office:value="420.477103116956" calcext:value-type="float">
            <text:p>420.477103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.596642865835" calcext:value-type="float">
            <text:p>417.5966428658</text:p>
          </table:table-cell>
          <table:table-cell office:value-type="float" office:value="417.5921194626" calcext:value-type="float">
            <text:p>417.5921194626</text:p>
          </table:table-cell>
          <table:table-cell office:value-type="float" office:value="423.910043572781" calcext:value-type="float">
            <text:p>423.9100435728</text:p>
          </table:table-cell>
          <table:table-cell office:value-type="float" office:value="417.451167810074" calcext:value-type="float">
            <text:p>417.4511678101</text:p>
          </table:table-cell>
          <table:table-cell office:value-type="float" office:value="0" calcext:value-type="float">
            <text:p>0</text:p>
          </table:table-cell>
          <table:table-cell office:value-type="float" office:value="409.167297241989" calcext:value-type="float">
            <text:p>409.167297242</text:p>
          </table:table-cell>
          <table:table-cell office:value-type="float" office:value="403.91808408648" calcext:value-type="float">
            <text:p>403.9180840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9.419110973041" calcext:value-type="float">
            <text:p>399.41911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.453151068148" calcext:value-type="float">
            <text:p>402.45315106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1.362930219205" calcext:value-type="float">
            <text:p>391.3629302192</text:p>
          </table:table-cell>
          <table:table-cell office:value-type="float" office:value="0" calcext:value-type="float">
            <text:p>0</text:p>
          </table:table-cell>
          <table:table-cell office:value-type="float" office:value="399.658249666781" calcext:value-type="float">
            <text:p>399.6582496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.1732798197" calcext:value-type="float">
            <text:p>407.1732798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.71919161828" calcext:value-type="float">
            <text:p>419.7191916183</text:p>
          </table:table-cell>
          <table:table-cell office:value-type="float" office:value="420.323576555349" calcext:value-type="float">
            <text:p>420.3235765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.672218722136" calcext:value-type="float">
            <text:p>416.6722187221</text:p>
          </table:table-cell>
          <table:table-cell office:value-type="float" office:value="417.422559028621" calcext:value-type="float">
            <text:p>417.4225590286</text:p>
          </table:table-cell>
          <table:table-cell office:value-type="float" office:value="424.038915114701" calcext:value-type="float">
            <text:p>424.0389151147</text:p>
          </table:table-cell>
          <table:table-cell office:value-type="float" office:value="417.092803739507" calcext:value-type="float">
            <text:p>417.0928037395</text:p>
          </table:table-cell>
          <table:table-cell office:value-type="float" office:value="0" calcext:value-type="float">
            <text:p>0</text:p>
          </table:table-cell>
          <table:table-cell office:value-type="float" office:value="408.784648772027" calcext:value-type="float">
            <text:p>408.784648772</text:p>
          </table:table-cell>
          <table:table-cell office:value-type="float" office:value="404.552143291694" calcext:value-type="float">
            <text:p>404.552143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0.161362314145" calcext:value-type="float">
            <text:p>400.161362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.844913348727" calcext:value-type="float">
            <text:p>402.844913348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1.362930219205" calcext:value-type="float">
            <text:p>391.3629302192</text:p>
          </table:table-cell>
          <table:table-cell office:value-type="float" office:value="0" calcext:value-type="float">
            <text:p>0</text:p>
          </table:table-cell>
          <table:table-cell office:value-type="float" office:value="399.805854735641" calcext:value-type="float">
            <text:p>399.8058547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19113196672" calcext:value-type="float">
            <text:p>406.1911319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299125331315" calcext:value-type="float">
            <text:p>420.2991253313</text:p>
          </table:table-cell>
          <table:table-cell office:value-type="float" office:value="420.246033034154" calcext:value-type="float">
            <text:p>420.246033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781886993737" calcext:value-type="float">
            <text:p>415.7818869937</text:p>
          </table:table-cell>
          <table:table-cell office:value-type="float" office:value="417.28251883506" calcext:value-type="float">
            <text:p>417.2825188351</text:p>
          </table:table-cell>
          <table:table-cell office:value-type="float" office:value="423.677962309283" calcext:value-type="float">
            <text:p>423.6779623093</text:p>
          </table:table-cell>
          <table:table-cell office:value-type="float" office:value="416.82704190678" calcext:value-type="float">
            <text:p>416.8270419068</text:p>
          </table:table-cell>
          <table:table-cell office:value-type="float" office:value="0" calcext:value-type="float">
            <text:p>0</text:p>
          </table:table-cell>
          <table:table-cell office:value-type="float" office:value="408.506948565439" calcext:value-type="float">
            <text:p>408.5069485654</text:p>
          </table:table-cell>
          <table:table-cell office:value-type="float" office:value="404.784655691533" calcext:value-type="float">
            <text:p>404.7846556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0.704325047912" calcext:value-type="float">
            <text:p>400.704325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.864358106231" calcext:value-type="float">
            <text:p>402.86435810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1.052708204153" calcext:value-type="float">
            <text:p>391.0527082042</text:p>
          </table:table-cell>
          <table:table-cell office:value-type="float" office:value="0" calcext:value-type="float">
            <text:p>0</text:p>
          </table:table-cell>
          <table:table-cell office:value-type="float" office:value="399.593383707108" calcext:value-type="float">
            <text:p>399.5933837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688013941256" calcext:value-type="float">
            <text:p>406.6880139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507595384514" calcext:value-type="float">
            <text:p>420.5075953845</text:p>
          </table:table-cell>
          <table:table-cell office:value-type="float" office:value="420.19949751578" calcext:value-type="float">
            <text:p>420.1994975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405453672017" calcext:value-type="float">
            <text:p>415.405453672</text:p>
          </table:table-cell>
          <table:table-cell office:value-type="float" office:value="417.241931114727" calcext:value-type="float">
            <text:p>417.2419311147</text:p>
          </table:table-cell>
          <table:table-cell office:value-type="float" office:value="424.0893239903" calcext:value-type="float">
            <text:p>424.0893239903</text:p>
          </table:table-cell>
          <table:table-cell office:value-type="float" office:value="416.701406805221" calcext:value-type="float">
            <text:p>416.7014068052</text:p>
          </table:table-cell>
          <table:table-cell office:value-type="float" office:value="0" calcext:value-type="float">
            <text:p>0</text:p>
          </table:table-cell>
          <table:table-cell office:value-type="float" office:value="408.380065307352" calcext:value-type="float">
            <text:p>408.3800653074</text:p>
          </table:table-cell>
          <table:table-cell office:value-type="float" office:value="404.84547836323" calcext:value-type="float">
            <text:p>404.8454783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420.57751489406" calcext:value-type="float">
            <text:p>420.57751489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3.554837413362" calcext:value-type="float">
            <text:p>423.55483741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420.596958339688" calcext:value-type="float">
            <text:p>420.59695833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3.169162763888" calcext:value-type="float">
            <text:p>423.16916276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420.592393654152" calcext:value-type="float">
            <text:p>420.5923936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2.987881199566" calcext:value-type="float">
            <text:p>422.98788119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0" office:value-type="float" office:value="88.8888888888894" calcext:value-type="float">
            <text:p>88.8888888889</text:p>
          </table:table-cell>
        </table:table-row>
        <table:table-row table:style-name="ro1"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86.5345962289249" calcext:value-type="float">
            <text:p>86.5345962289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7.1432846958703" calcext:value-type="float">
            <text:p>87.1432846959</text:p>
          </table:table-cell>
          <table:table-cell office:value-type="float" office:value="89.9061547204811" calcext:value-type="float">
            <text:p>89.9061547205</text:p>
          </table:table-cell>
          <table:table-cell office:value-type="float" office:value="87.6488610114622" calcext:value-type="float">
            <text:p>87.6488610115</text:p>
          </table:table-cell>
          <table:table-cell table:number-columns-repeated="3" office:value-type="float" office:value="88.8888888888894" calcext:value-type="float">
            <text:p>88.8888888889</text:p>
          </table:table-cell>
          <table:table-cell office:value-type="float" office:value="88.1148726899914" calcext:value-type="float">
            <text:p>88.11487269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89.3393353279037" calcext:value-type="float">
            <text:p>89.3393353279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9.057345439884" calcext:value-type="float">
            <text:p>89.0573454399</text:p>
          </table:table-cell>
          <table:table-cell office:value-type="float" office:value="88.8298589629097" calcext:value-type="float">
            <text:p>88.8298589629</text:p>
          </table:table-cell>
          <table:table-cell office:value-type="float" office:value="86.7650983397715" calcext:value-type="float">
            <text:p>86.7650983398</text:p>
          </table:table-cell>
          <table:table-cell office:value-type="float" office:value="88.8619464760535" calcext:value-type="float">
            <text:p>88.8619464761</text:p>
          </table:table-cell>
          <table:table-cell office:value-type="float" office:value="86.6914610345676" calcext:value-type="float">
            <text:p>86.6914610346</text:p>
          </table:table-cell>
          <table:table-cell office:value-type="float" office:value="88.3917364408675" calcext:value-type="float">
            <text:p>88.3917364409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2.5630248210023" calcext:value-type="float">
            <text:p>92.563024821</text:p>
          </table:table-cell>
          <table:table-cell office:value-type="float" office:value="88.0503712217016" calcext:value-type="float">
            <text:p>88.0503712217</text:p>
          </table:table-cell>
          <table:table-cell office:value-type="float" office:value="88.9458736204369" calcext:value-type="float">
            <text:p>88.9458736204</text:p>
          </table:table-cell>
          <table:table-cell table:number-columns-repeated="4" office:value-type="float" office:value="88.8888888888894" calcext:value-type="float">
            <text:p>88.8888888889</text:p>
          </table:table-cell>
          <table:table-cell office:value-type="float" office:value="89.9935287953132" calcext:value-type="float">
            <text:p>89.9935287953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90.278504330772" calcext:value-type="float">
            <text:p>90.2785043308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0.562727733239" calcext:value-type="float">
            <text:p>90.5627277332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84.7333357839975" calcext:value-type="float">
            <text:p>84.733335784</text:p>
          </table:table-cell>
          <table:table-cell office:value-type="float" office:value="85.7935607425917" calcext:value-type="float">
            <text:p>85.7935607426</text:p>
          </table:table-cell>
          <table:table-cell office:value-type="float" office:value="88.8888888888894" calcext:value-type="float">
            <text:p>88.8888888889</text:p>
          </table:table-cell>
        </table:table-row>
        <table:table-row table:style-name="ro1"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86.2125563383" calcext:value-type="float">
            <text:p>86.2125563383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7.1110657768934" calcext:value-type="float">
            <text:p>87.1110657769</text:p>
          </table:table-cell>
          <table:table-cell office:value-type="float" office:value="89.9614783627836" calcext:value-type="float">
            <text:p>89.9614783628</text:p>
          </table:table-cell>
          <table:table-cell office:value-type="float" office:value="87.8345769863672" calcext:value-type="float">
            <text:p>87.8345769864</text:p>
          </table:table-cell>
          <table:table-cell table:number-columns-repeated="3" office:value-type="float" office:value="88.8888888888894" calcext:value-type="float">
            <text:p>88.8888888889</text:p>
          </table:table-cell>
          <table:table-cell office:value-type="float" office:value="87.9953523015386" calcext:value-type="float">
            <text:p>87.9953523015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89.09325106136" calcext:value-type="float">
            <text:p>89.0932510614</text:p>
          </table:table-cell>
          <table:table-cell office:value-type="float" office:value="91.3596196091917" calcext:value-type="float">
            <text:p>91.3596196092</text:p>
          </table:table-cell>
          <table:table-cell office:value-type="float" office:value="89.2860904927045" calcext:value-type="float">
            <text:p>89.2860904927</text:p>
          </table:table-cell>
          <table:table-cell office:value-type="float" office:value="89.0273370074098" calcext:value-type="float">
            <text:p>89.0273370074</text:p>
          </table:table-cell>
          <table:table-cell office:value-type="float" office:value="86.6966783201048" calcext:value-type="float">
            <text:p>86.6966783201</text:p>
          </table:table-cell>
          <table:table-cell office:value-type="float" office:value="88.6560893968677" calcext:value-type="float">
            <text:p>88.6560893969</text:p>
          </table:table-cell>
          <table:table-cell office:value-type="float" office:value="86.7035933387762" calcext:value-type="float">
            <text:p>86.7035933388</text:p>
          </table:table-cell>
          <table:table-cell office:value-type="float" office:value="88.1993947523589" calcext:value-type="float">
            <text:p>88.1993947524</text:p>
          </table:table-cell>
          <table:table-cell office:value-type="float" office:value="86.4000859800768" calcext:value-type="float">
            <text:p>86.4000859801</text:p>
          </table:table-cell>
          <table:table-cell office:value-type="float" office:value="92.6739525149217" calcext:value-type="float">
            <text:p>92.6739525149</text:p>
          </table:table-cell>
          <table:table-cell office:value-type="float" office:value="87.8646485757424" calcext:value-type="float">
            <text:p>87.8646485757</text:p>
          </table:table-cell>
          <table:table-cell office:value-type="float" office:value="88.7759941546143" calcext:value-type="float">
            <text:p>88.7759941546</text:p>
          </table:table-cell>
          <table:table-cell table:number-columns-repeated="4" office:value-type="float" office:value="88.8888888888894" calcext:value-type="float">
            <text:p>88.8888888889</text:p>
          </table:table-cell>
          <table:table-cell office:value-type="float" office:value="89.8408825458024" calcext:value-type="float">
            <text:p>89.8408825458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90.1177502763163" calcext:value-type="float">
            <text:p>90.1177502763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0.4686209351043" calcext:value-type="float">
            <text:p>90.4686209351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1.1808403423334" calcext:value-type="float">
            <text:p>91.1808403423</text:p>
          </table:table-cell>
          <table:table-cell office:value-type="float" office:value="84.5590338419472" calcext:value-type="float">
            <text:p>84.5590338419</text:p>
          </table:table-cell>
          <table:table-cell office:value-type="float" office:value="85.4946708699905" calcext:value-type="float">
            <text:p>85.49467087</text:p>
          </table:table-cell>
          <table:table-cell office:value-type="float" office:value="88.7148494532668" calcext:value-type="float">
            <text:p>88.7148494533</text:p>
          </table:table-cell>
        </table:table-row>
        <table:table-row table:style-name="ro1">
          <table:table-cell office:value-type="float" office:value="88.8888888888894" calcext:value-type="float">
            <text:p>88.8888888889</text:p>
          </table:table-cell>
          <table:table-cell office:value-type="float" office:value="89.4947634582707" calcext:value-type="float">
            <text:p>89.4947634583</text:p>
          </table:table-cell>
          <table:table-cell office:value-type="float" office:value="85.9544429516738" calcext:value-type="float">
            <text:p>85.9544429517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7.1809438261157" calcext:value-type="float">
            <text:p>87.1809438261</text:p>
          </table:table-cell>
          <table:table-cell office:value-type="float" office:value="90.0535210370465" calcext:value-type="float">
            <text:p>90.053521037</text:p>
          </table:table-cell>
          <table:table-cell office:value-type="float" office:value="87.866922177097" calcext:value-type="float">
            <text:p>87.8669221771</text:p>
          </table:table-cell>
          <table:table-cell table:number-columns-repeated="3" office:value-type="float" office:value="88.8888888888894" calcext:value-type="float">
            <text:p>88.8888888889</text:p>
          </table:table-cell>
          <table:table-cell office:value-type="float" office:value="88.175240999147" calcext:value-type="float">
            <text:p>88.1752409991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89.2768367413665" calcext:value-type="float">
            <text:p>89.2768367414</text:p>
          </table:table-cell>
          <table:table-cell office:value-type="float" office:value="91.3814888131894" calcext:value-type="float">
            <text:p>91.3814888132</text:p>
          </table:table-cell>
          <table:table-cell office:value-type="float" office:value="88.8935755385438" calcext:value-type="float">
            <text:p>88.8935755385</text:p>
          </table:table-cell>
          <table:table-cell office:value-type="float" office:value="89.0547238501185" calcext:value-type="float">
            <text:p>89.0547238501</text:p>
          </table:table-cell>
          <table:table-cell office:value-type="float" office:value="86.8512519773733" calcext:value-type="float">
            <text:p>86.8512519774</text:p>
          </table:table-cell>
          <table:table-cell office:value-type="float" office:value="88.8192176540086" calcext:value-type="float">
            <text:p>88.819217654</text:p>
          </table:table-cell>
          <table:table-cell office:value-type="float" office:value="86.7417937453242" calcext:value-type="float">
            <text:p>86.7417937453</text:p>
          </table:table-cell>
          <table:table-cell office:value-type="float" office:value="88.4630860274848" calcext:value-type="float">
            <text:p>88.4630860275</text:p>
          </table:table-cell>
          <table:table-cell office:value-type="float" office:value="86.352441530908" calcext:value-type="float">
            <text:p>86.3524415309</text:p>
          </table:table-cell>
          <table:table-cell office:value-type="float" office:value="95.8498577173552" calcext:value-type="float">
            <text:p>95.8498577174</text:p>
          </table:table-cell>
          <table:table-cell office:value-type="float" office:value="87.7363308997708" calcext:value-type="float">
            <text:p>87.7363308998</text:p>
          </table:table-cell>
          <table:table-cell office:value-type="float" office:value="88.6194435395736" calcext:value-type="float">
            <text:p>88.6194435396</text:p>
          </table:table-cell>
          <table:table-cell office:value-type="float" office:value="91.3084187002164" calcext:value-type="float">
            <text:p>91.3084187002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83.5728107132315" calcext:value-type="float">
            <text:p>83.5728107132</text:p>
          </table:table-cell>
          <table:table-cell office:value-type="float" office:value="89.7182848709599" calcext:value-type="float">
            <text:p>89.718284871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91.611824058327" calcext:value-type="float">
            <text:p>91.6118240583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0.4203697118815" calcext:value-type="float">
            <text:p>90.4203697119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1.034224247514" calcext:value-type="float">
            <text:p>91.0342242475</text:p>
          </table:table-cell>
          <table:table-cell office:value-type="float" office:value="82.5266323608936" calcext:value-type="float">
            <text:p>82.5266323609</text:p>
          </table:table-cell>
          <table:table-cell office:value-type="float" office:value="84.0523612386872" calcext:value-type="float">
            <text:p>84.0523612387</text:p>
          </table:table-cell>
          <table:table-cell office:value-type="float" office:value="88.9378506449774" calcext:value-type="float">
            <text:p>88.937850645</text:p>
          </table:table-cell>
        </table:table-row>
        <table:table-row table:style-name="ro1">
          <table:table-cell office:value-type="float" office:value="88.8888888888894" calcext:value-type="float">
            <text:p>88.8888888889</text:p>
          </table:table-cell>
          <table:table-cell office:value-type="float" office:value="89.6166140431789" calcext:value-type="float">
            <text:p>89.6166140432</text:p>
          </table:table-cell>
          <table:table-cell office:value-type="float" office:value="85.7368049095674" calcext:value-type="float">
            <text:p>85.7368049096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6.8860848994011" calcext:value-type="float">
            <text:p>86.8860848994</text:p>
          </table:table-cell>
          <table:table-cell office:value-type="float" office:value="92.2680770910398" calcext:value-type="float">
            <text:p>92.268077091</text:p>
          </table:table-cell>
          <table:table-cell office:value-type="float" office:value="87.889910930652" calcext:value-type="float">
            <text:p>87.8899109307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6.9759634144686" calcext:value-type="float">
            <text:p>86.9759634145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8.1042542436098" calcext:value-type="float">
            <text:p>88.1042542436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5.5022355250633" calcext:value-type="float">
            <text:p>85.5022355251</text:p>
          </table:table-cell>
          <table:table-cell office:value-type="float" office:value="90.7850364722823" calcext:value-type="float">
            <text:p>90.7850364723</text:p>
          </table:table-cell>
          <table:table-cell office:value-type="float" office:value="91.5039938578632" calcext:value-type="float">
            <text:p>91.5039938579</text:p>
          </table:table-cell>
          <table:table-cell office:value-type="float" office:value="89.2206158816431" calcext:value-type="float">
            <text:p>89.2206158816</text:p>
          </table:table-cell>
          <table:table-cell office:value-type="float" office:value="89.1092688072451" calcext:value-type="float">
            <text:p>89.1092688072</text:p>
          </table:table-cell>
          <table:table-cell office:value-type="float" office:value="86.530823553706" calcext:value-type="float">
            <text:p>86.5308235537</text:p>
          </table:table-cell>
          <table:table-cell office:value-type="float" office:value="89.854258334808" calcext:value-type="float">
            <text:p>89.8542583348</text:p>
          </table:table-cell>
          <table:table-cell office:value-type="float" office:value="86.7576054479114" calcext:value-type="float">
            <text:p>86.7576054479</text:p>
          </table:table-cell>
          <table:table-cell office:value-type="float" office:value="88.259731454957" calcext:value-type="float">
            <text:p>88.259731455</text:p>
          </table:table-cell>
          <table:table-cell office:value-type="float" office:value="86.2900474538885" calcext:value-type="float">
            <text:p>86.2900474539</text:p>
          </table:table-cell>
          <table:table-cell office:value-type="float" office:value="95.5999735837304" calcext:value-type="float">
            <text:p>95.5999735837</text:p>
          </table:table-cell>
          <table:table-cell office:value-type="float" office:value="87.6557353780073" calcext:value-type="float">
            <text:p>87.655735378</text:p>
          </table:table-cell>
          <table:table-cell office:value-type="float" office:value="88.4692180756734" calcext:value-type="float">
            <text:p>88.4692180757</text:p>
          </table:table-cell>
          <table:table-cell office:value-type="float" office:value="91.4633497121908" calcext:value-type="float">
            <text:p>91.4633497122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83.3969708509212" calcext:value-type="float">
            <text:p>83.3969708509</text:p>
          </table:table-cell>
          <table:table-cell office:value-type="float" office:value="89.5933689540832" calcext:value-type="float">
            <text:p>89.5933689541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91.3766715671955" calcext:value-type="float">
            <text:p>91.3766715672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0.393599588087" calcext:value-type="float">
            <text:p>90.3935995881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3.1830636305525" calcext:value-type="float">
            <text:p>93.1830636306</text:p>
          </table:table-cell>
          <table:table-cell office:value-type="float" office:value="82.2854056864685" calcext:value-type="float">
            <text:p>82.2854056865</text:p>
          </table:table-cell>
          <table:table-cell office:value-type="float" office:value="83.6892538452159" calcext:value-type="float">
            <text:p>83.6892538452</text:p>
          </table:table-cell>
          <table:table-cell office:value-type="float" office:value="87.761224540355" calcext:value-type="float">
            <text:p>87.7612245404</text:p>
          </table:table-cell>
        </table:table-row>
        <table:table-row table:style-name="ro1">
          <table:table-cell office:value-type="float" office:value="88.8888888888894" calcext:value-type="float">
            <text:p>88.8888888889</text:p>
          </table:table-cell>
          <table:table-cell office:value-type="float" office:value="88.7570425959373" calcext:value-type="float">
            <text:p>88.7570425959</text:p>
          </table:table-cell>
          <table:table-cell office:value-type="float" office:value="85.5901452524605" calcext:value-type="float">
            <text:p>85.5901452525</text:p>
          </table:table-cell>
          <table:table-cell office:value-type="float" office:value="89.1392854393676" calcext:value-type="float">
            <text:p>89.1392854394</text:p>
          </table:table-cell>
          <table:table-cell office:value-type="float" office:value="86.7180466662601" calcext:value-type="float">
            <text:p>86.7180466663</text:p>
          </table:table-cell>
          <table:table-cell office:value-type="float" office:value="92.2863392183512" calcext:value-type="float">
            <text:p>92.2863392184</text:p>
          </table:table-cell>
          <table:table-cell office:value-type="float" office:value="87.9072832235001" calcext:value-type="float">
            <text:p>87.9072832235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6.7703565922752" calcext:value-type="float">
            <text:p>86.7703565923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8.1359486922254" calcext:value-type="float">
            <text:p>88.1359486922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5.4054656713722" calcext:value-type="float">
            <text:p>85.4054656714</text:p>
          </table:table-cell>
          <table:table-cell office:value-type="float" office:value="90.4849631609115" calcext:value-type="float">
            <text:p>90.4849631609</text:p>
          </table:table-cell>
          <table:table-cell office:value-type="float" office:value="91.3967175418481" calcext:value-type="float">
            <text:p>91.3967175418</text:p>
          </table:table-cell>
          <table:table-cell office:value-type="float" office:value="90.4594022778189" calcext:value-type="float">
            <text:p>90.4594022778</text:p>
          </table:table-cell>
          <table:table-cell office:value-type="float" office:value="89.0363861663373" calcext:value-type="float">
            <text:p>89.0363861663</text:p>
          </table:table-cell>
          <table:table-cell office:value-type="float" office:value="86.3388631928592" calcext:value-type="float">
            <text:p>86.3388631929</text:p>
          </table:table-cell>
          <table:table-cell office:value-type="float" office:value="89.892845614921" calcext:value-type="float">
            <text:p>89.8928456149</text:p>
          </table:table-cell>
          <table:table-cell office:value-type="float" office:value="88.1018452548687" calcext:value-type="float">
            <text:p>88.1018452549</text:p>
          </table:table-cell>
          <table:table-cell office:value-type="float" office:value="88.2682698973622" calcext:value-type="float">
            <text:p>88.2682698974</text:p>
          </table:table-cell>
          <table:table-cell office:value-type="float" office:value="86.2424009043037" calcext:value-type="float">
            <text:p>86.2424009043</text:p>
          </table:table-cell>
          <table:table-cell office:value-type="float" office:value="90.143498253227" calcext:value-type="float">
            <text:p>90.1434982532</text:p>
          </table:table-cell>
          <table:table-cell office:value-type="float" office:value="87.5725230631415" calcext:value-type="float">
            <text:p>87.5725230631</text:p>
          </table:table-cell>
          <table:table-cell office:value-type="float" office:value="88.358576028683" calcext:value-type="float">
            <text:p>88.3585760287</text:p>
          </table:table-cell>
          <table:table-cell office:value-type="float" office:value="91.5526802161426" calcext:value-type="float">
            <text:p>91.5526802161</text:p>
          </table:table-cell>
          <table:table-cell office:value-type="float" office:value="89.446754252338" calcext:value-type="float">
            <text:p>89.4467542523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3.2619934640368" calcext:value-type="float">
            <text:p>83.261993464</text:p>
          </table:table-cell>
          <table:table-cell office:value-type="float" office:value="89.438960938466" calcext:value-type="float">
            <text:p>89.4389609385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1.2447013402123" calcext:value-type="float">
            <text:p>91.2447013402</text:p>
          </table:table-cell>
          <table:table-cell office:value-type="float" office:value="91.2110045176231" calcext:value-type="float">
            <text:p>91.2110045176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2.2041049249869" calcext:value-type="float">
            <text:p>92.204104925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3.2865223647636" calcext:value-type="float">
            <text:p>93.2865223648</text:p>
          </table:table-cell>
          <table:table-cell office:value-type="float" office:value="82.0652844929825" calcext:value-type="float">
            <text:p>82.065284493</text:p>
          </table:table-cell>
          <table:table-cell office:value-type="float" office:value="83.455127724659" calcext:value-type="float">
            <text:p>83.4551277247</text:p>
          </table:table-cell>
          <table:table-cell office:value-type="float" office:value="87.6832235369205" calcext:value-type="float">
            <text:p>87.6832235369</text:p>
          </table:table-cell>
        </table:table-row>
        <table:table-row table:style-name="ro1">
          <table:table-cell office:value-type="float" office:value="88.8888888888894" calcext:value-type="float">
            <text:p>88.8888888889</text:p>
          </table:table-cell>
          <table:table-cell office:value-type="float" office:value="88.6827687357068" calcext:value-type="float">
            <text:p>88.6827687357</text:p>
          </table:table-cell>
          <table:table-cell office:value-type="float" office:value="85.42164974069" calcext:value-type="float">
            <text:p>85.4216497407</text:p>
          </table:table-cell>
          <table:table-cell office:value-type="float" office:value="89.1920504962281" calcext:value-type="float">
            <text:p>89.1920504962</text:p>
          </table:table-cell>
          <table:table-cell office:value-type="float" office:value="84.9886748716582" calcext:value-type="float">
            <text:p>84.9886748717</text:p>
          </table:table-cell>
          <table:table-cell office:value-type="float" office:value="92.2784164147556" calcext:value-type="float">
            <text:p>92.2784164148</text:p>
          </table:table-cell>
          <table:table-cell office:value-type="float" office:value="87.9219873096013" calcext:value-type="float">
            <text:p>87.9219873096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6.6289742666508" calcext:value-type="float">
            <text:p>86.6289742667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8.2284922220724" calcext:value-type="float">
            <text:p>88.2284922221</text:p>
          </table:table-cell>
          <table:table-cell office:value-type="float" office:value="87.0774718597326" calcext:value-type="float">
            <text:p>87.0774718597</text:p>
          </table:table-cell>
          <table:table-cell office:value-type="float" office:value="85.3423311873435" calcext:value-type="float">
            <text:p>85.3423311873</text:p>
          </table:table-cell>
          <table:table-cell office:value-type="float" office:value="90.2370215131514" calcext:value-type="float">
            <text:p>90.2370215132</text:p>
          </table:table-cell>
          <table:table-cell office:value-type="float" office:value="91.2488412269843" calcext:value-type="float">
            <text:p>91.248841227</text:p>
          </table:table-cell>
          <table:table-cell office:value-type="float" office:value="90.2398593515837" calcext:value-type="float">
            <text:p>90.2398593516</text:p>
          </table:table-cell>
          <table:table-cell office:value-type="float" office:value="87.0153411426029" calcext:value-type="float">
            <text:p>87.0153411426</text:p>
          </table:table-cell>
          <table:table-cell office:value-type="float" office:value="86.5215790855864" calcext:value-type="float">
            <text:p>86.5215790856</text:p>
          </table:table-cell>
          <table:table-cell office:value-type="float" office:value="92.1133609721989" calcext:value-type="float">
            <text:p>92.1133609722</text:p>
          </table:table-cell>
          <table:table-cell office:value-type="float" office:value="88.184924617146" calcext:value-type="float">
            <text:p>88.1849246171</text:p>
          </table:table-cell>
          <table:table-cell office:value-type="float" office:value="86.5307986077743" calcext:value-type="float">
            <text:p>86.5307986078</text:p>
          </table:table-cell>
          <table:table-cell office:value-type="float" office:value="86.3104599882909" calcext:value-type="float">
            <text:p>86.3104599883</text:p>
          </table:table-cell>
          <table:table-cell office:value-type="float" office:value="89.7960762072863" calcext:value-type="float">
            <text:p>89.7960762073</text:p>
          </table:table-cell>
          <table:table-cell office:value-type="float" office:value="87.6468953888342" calcext:value-type="float">
            <text:p>87.6468953888</text:p>
          </table:table-cell>
          <table:table-cell office:value-type="float" office:value="88.3852259800388" calcext:value-type="float">
            <text:p>88.38522598</text:p>
          </table:table-cell>
          <table:table-cell office:value-type="float" office:value="88.9426817000393" calcext:value-type="float">
            <text:p>88.9426817</text:p>
          </table:table-cell>
          <table:table-cell office:value-type="float" office:value="89.3347828862184" calcext:value-type="float">
            <text:p>89.3347828862</text:p>
          </table:table-cell>
          <table:table-cell office:value-type="float" office:value="91.4647193963445" calcext:value-type="float">
            <text:p>91.4647193963</text:p>
          </table:table-cell>
          <table:table-cell office:value-type="float" office:value="83.391160466291" calcext:value-type="float">
            <text:p>83.3911604663</text:p>
          </table:table-cell>
          <table:table-cell office:value-type="float" office:value="89.3312079871965" calcext:value-type="float">
            <text:p>89.3312079872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1.305279252665" calcext:value-type="float">
            <text:p>91.3052792527</text:p>
          </table:table-cell>
          <table:table-cell office:value-type="float" office:value="91.0306062970677" calcext:value-type="float">
            <text:p>91.0306062971</text:p>
          </table:table-cell>
          <table:table-cell office:value-type="float" office:value="88.4128239534551" calcext:value-type="float">
            <text:p>88.4128239535</text:p>
          </table:table-cell>
          <table:table-cell office:value-type="float" office:value="92.0120212633351" calcext:value-type="float">
            <text:p>92.0120212633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3.5619957471665" calcext:value-type="float">
            <text:p>93.5619957472</text:p>
          </table:table-cell>
          <table:table-cell office:value-type="float" office:value="81.8198561922938" calcext:value-type="float">
            <text:p>81.8198561923</text:p>
          </table:table-cell>
          <table:table-cell office:value-type="float" office:value="84.8337633013816" calcext:value-type="float">
            <text:p>84.8337633014</text:p>
          </table:table-cell>
          <table:table-cell office:value-type="float" office:value="88.2773662924331" calcext:value-type="float">
            <text:p>88.2773662924</text:p>
          </table:table-cell>
        </table:table-row>
        <table:table-row table:style-name="ro1">
          <table:table-cell office:value-type="float" office:value="93.2245298531903" calcext:value-type="float">
            <text:p>93.2245298532</text:p>
          </table:table-cell>
          <table:table-cell office:value-type="float" office:value="88.6061479387357" calcext:value-type="float">
            <text:p>88.6061479387</text:p>
          </table:table-cell>
          <table:table-cell office:value-type="float" office:value="87.415016346172" calcext:value-type="float">
            <text:p>87.4150163462</text:p>
          </table:table-cell>
          <table:table-cell office:value-type="float" office:value="89.2219159453328" calcext:value-type="float">
            <text:p>89.2219159453</text:p>
          </table:table-cell>
          <table:table-cell office:value-type="float" office:value="84.8018902004027" calcext:value-type="float">
            <text:p>84.8018902004</text:p>
          </table:table-cell>
          <table:table-cell office:value-type="float" office:value="92.2895217682718" calcext:value-type="float">
            <text:p>92.2895217683</text:p>
          </table:table-cell>
          <table:table-cell office:value-type="float" office:value="88.6678245327544" calcext:value-type="float">
            <text:p>88.6678245328</text:p>
          </table:table-cell>
          <table:table-cell office:value-type="float" office:value="87.7472014063973" calcext:value-type="float">
            <text:p>87.7472014064</text:p>
          </table:table-cell>
          <table:table-cell office:value-type="float" office:value="85.5267213255523" calcext:value-type="float">
            <text:p>85.5267213256</text:p>
          </table:table-cell>
          <table:table-cell office:value-type="float" office:value="86.5335960465794" calcext:value-type="float">
            <text:p>86.5335960466</text:p>
          </table:table-cell>
          <table:table-cell office:value-type="float" office:value="88.117307152112" calcext:value-type="float">
            <text:p>88.1173071521</text:p>
          </table:table-cell>
          <table:table-cell office:value-type="float" office:value="87.2674332010218" calcext:value-type="float">
            <text:p>87.267433201</text:p>
          </table:table-cell>
          <table:table-cell office:value-type="float" office:value="85.322447217368" calcext:value-type="float">
            <text:p>85.3224472174</text:p>
          </table:table-cell>
          <table:table-cell office:value-type="float" office:value="90.0251439628117" calcext:value-type="float">
            <text:p>90.0251439628</text:p>
          </table:table-cell>
          <table:table-cell office:value-type="float" office:value="91.1508347548474" calcext:value-type="float">
            <text:p>91.1508347548</text:p>
          </table:table-cell>
          <table:table-cell office:value-type="float" office:value="90.0591909700876" calcext:value-type="float">
            <text:p>90.0591909701</text:p>
          </table:table-cell>
          <table:table-cell office:value-type="float" office:value="86.9101230447001" calcext:value-type="float">
            <text:p>86.9101230447</text:p>
          </table:table-cell>
          <table:table-cell office:value-type="float" office:value="85.7240666840735" calcext:value-type="float">
            <text:p>85.7240666841</text:p>
          </table:table-cell>
          <table:table-cell office:value-type="float" office:value="92.0706968815584" calcext:value-type="float">
            <text:p>92.0706968816</text:p>
          </table:table-cell>
          <table:table-cell office:value-type="float" office:value="88.3172857743038" calcext:value-type="float">
            <text:p>88.3172857743</text:p>
          </table:table-cell>
          <table:table-cell office:value-type="float" office:value="86.5834705324266" calcext:value-type="float">
            <text:p>86.5834705324</text:p>
          </table:table-cell>
          <table:table-cell office:value-type="float" office:value="86.4992661094242" calcext:value-type="float">
            <text:p>86.4992661094</text:p>
          </table:table-cell>
          <table:table-cell office:value-type="float" office:value="89.662361475489" calcext:value-type="float">
            <text:p>89.6623614755</text:p>
          </table:table-cell>
          <table:table-cell office:value-type="float" office:value="87.7920994449573" calcext:value-type="float">
            <text:p>87.792099445</text:p>
          </table:table-cell>
          <table:table-cell office:value-type="float" office:value="88.3122601398718" calcext:value-type="float">
            <text:p>88.3122601399</text:p>
          </table:table-cell>
          <table:table-cell office:value-type="float" office:value="89.0099837254452" calcext:value-type="float">
            <text:p>89.0099837254</text:p>
          </table:table-cell>
          <table:table-cell office:value-type="float" office:value="89.2302386330372" calcext:value-type="float">
            <text:p>89.230238633</text:p>
          </table:table-cell>
          <table:table-cell office:value-type="float" office:value="91.6662839306135" calcext:value-type="float">
            <text:p>91.6662839306</text:p>
          </table:table-cell>
          <table:table-cell office:value-type="float" office:value="83.5066486800049" calcext:value-type="float">
            <text:p>83.50664868</text:p>
          </table:table-cell>
          <table:table-cell office:value-type="float" office:value="88.5667355420175" calcext:value-type="float">
            <text:p>88.566735542</text:p>
          </table:table-cell>
          <table:table-cell office:value-type="float" office:value="90.0805163789794" calcext:value-type="float">
            <text:p>90.080516379</text:p>
          </table:table-cell>
          <table:table-cell office:value-type="float" office:value="91.2288939376806" calcext:value-type="float">
            <text:p>91.2288939377</text:p>
          </table:table-cell>
          <table:table-cell office:value-type="float" office:value="90.8002537130984" calcext:value-type="float">
            <text:p>90.8002537131</text:p>
          </table:table-cell>
          <table:table-cell office:value-type="float" office:value="88.4408425239301" calcext:value-type="float">
            <text:p>88.4408425239</text:p>
          </table:table-cell>
          <table:table-cell office:value-type="float" office:value="91.7353703702962" calcext:value-type="float">
            <text:p>91.7353703703</text:p>
          </table:table-cell>
          <table:table-cell office:value-type="float" office:value="89.215560955645" calcext:value-type="float">
            <text:p>89.2155609556</text:p>
          </table:table-cell>
          <table:table-cell office:value-type="float" office:value="93.2707538431508" calcext:value-type="float">
            <text:p>93.2707538432</text:p>
          </table:table-cell>
          <table:table-cell office:value-type="float" office:value="81.6213940485466" calcext:value-type="float">
            <text:p>81.6213940485</text:p>
          </table:table-cell>
          <table:table-cell office:value-type="float" office:value="84.7698520956221" calcext:value-type="float">
            <text:p>84.7698520956</text:p>
          </table:table-cell>
          <table:table-cell office:value-type="float" office:value="88.2802456761441" calcext:value-type="float">
            <text:p>88.2802456761</text:p>
          </table:table-cell>
        </table:table-row>
        <table:table-row table:style-name="ro1">
          <table:table-cell office:value-type="float" office:value="93.0412164856026" calcext:value-type="float">
            <text:p>93.0412164856</text:p>
          </table:table-cell>
          <table:table-cell office:value-type="float" office:value="88.5921019480515" calcext:value-type="float">
            <text:p>88.5921019481</text:p>
          </table:table-cell>
          <table:table-cell office:value-type="float" office:value="87.3680440421184" calcext:value-type="float">
            <text:p>87.3680440421</text:p>
          </table:table-cell>
          <table:table-cell office:value-type="float" office:value="89.1144359289697" calcext:value-type="float">
            <text:p>89.114435929</text:p>
          </table:table-cell>
          <table:table-cell office:value-type="float" office:value="83.9853267218729" calcext:value-type="float">
            <text:p>83.9853267219</text:p>
          </table:table-cell>
          <table:table-cell office:value-type="float" office:value="92.3148276887729" calcext:value-type="float">
            <text:p>92.3148276888</text:p>
          </table:table-cell>
          <table:table-cell office:value-type="float" office:value="88.7439082671914" calcext:value-type="float">
            <text:p>88.7439082672</text:p>
          </table:table-cell>
          <table:table-cell office:value-type="float" office:value="87.6693291316315" calcext:value-type="float">
            <text:p>87.6693291316</text:p>
          </table:table-cell>
          <table:table-cell office:value-type="float" office:value="85.2771664607357" calcext:value-type="float">
            <text:p>85.2771664607</text:p>
          </table:table-cell>
          <table:table-cell office:value-type="float" office:value="86.4938580224335" calcext:value-type="float">
            <text:p>86.4938580224</text:p>
          </table:table-cell>
          <table:table-cell office:value-type="float" office:value="87.4686651246461" calcext:value-type="float">
            <text:p>87.4686651246</text:p>
          </table:table-cell>
          <table:table-cell office:value-type="float" office:value="87.0123599914822" calcext:value-type="float">
            <text:p>87.0123599915</text:p>
          </table:table-cell>
          <table:table-cell office:value-type="float" office:value="85.2675732666298" calcext:value-type="float">
            <text:p>85.2675732666</text:p>
          </table:table-cell>
          <table:table-cell office:value-type="float" office:value="89.8757689097747" calcext:value-type="float">
            <text:p>89.8757689098</text:p>
          </table:table-cell>
          <table:table-cell office:value-type="float" office:value="91.0533394483948" calcext:value-type="float">
            <text:p>91.0533394484</text:p>
          </table:table-cell>
          <table:table-cell office:value-type="float" office:value="89.9924847552381" calcext:value-type="float">
            <text:p>89.9924847552</text:p>
          </table:table-cell>
          <table:table-cell office:value-type="float" office:value="86.2732510040538" calcext:value-type="float">
            <text:p>86.2732510041</text:p>
          </table:table-cell>
          <table:table-cell office:value-type="float" office:value="85.6945815925849" calcext:value-type="float">
            <text:p>85.6945815926</text:p>
          </table:table-cell>
          <table:table-cell office:value-type="float" office:value="95.1111668370684" calcext:value-type="float">
            <text:p>95.1111668371</text:p>
          </table:table-cell>
          <table:table-cell office:value-type="float" office:value="88.3928708535516" calcext:value-type="float">
            <text:p>88.3928708536</text:p>
          </table:table-cell>
          <table:table-cell office:value-type="float" office:value="86.6847793239325" calcext:value-type="float">
            <text:p>86.6847793239</text:p>
          </table:table-cell>
          <table:table-cell office:value-type="float" office:value="86.4266849674803" calcext:value-type="float">
            <text:p>86.4266849675</text:p>
          </table:table-cell>
          <table:table-cell office:value-type="float" office:value="89.6531339807388" calcext:value-type="float">
            <text:p>89.6531339807</text:p>
          </table:table-cell>
          <table:table-cell office:value-type="float" office:value="87.6058892984087" calcext:value-type="float">
            <text:p>87.6058892984</text:p>
          </table:table-cell>
          <table:table-cell office:value-type="float" office:value="88.4402325120583" calcext:value-type="float">
            <text:p>88.4402325121</text:p>
          </table:table-cell>
          <table:table-cell office:value-type="float" office:value="87.9662315016726" calcext:value-type="float">
            <text:p>87.9662315017</text:p>
          </table:table-cell>
          <table:table-cell office:value-type="float" office:value="89.1307672253862" calcext:value-type="float">
            <text:p>89.1307672254</text:p>
          </table:table-cell>
          <table:table-cell office:value-type="float" office:value="87.7442445325394" calcext:value-type="float">
            <text:p>87.7442445325</text:p>
          </table:table-cell>
          <table:table-cell office:value-type="float" office:value="83.1970943470718" calcext:value-type="float">
            <text:p>83.1970943471</text:p>
          </table:table-cell>
          <table:table-cell office:value-type="float" office:value="88.4900395521191" calcext:value-type="float">
            <text:p>88.4900395521</text:p>
          </table:table-cell>
          <table:table-cell office:value-type="float" office:value="89.9740250953586" calcext:value-type="float">
            <text:p>89.9740250954</text:p>
          </table:table-cell>
          <table:table-cell office:value-type="float" office:value="91.1425295760745" calcext:value-type="float">
            <text:p>91.1425295761</text:p>
          </table:table-cell>
          <table:table-cell office:value-type="float" office:value="90.6327999607572" calcext:value-type="float">
            <text:p>90.6327999608</text:p>
          </table:table-cell>
          <table:table-cell office:value-type="float" office:value="89.1393185622301" calcext:value-type="float">
            <text:p>89.1393185622</text:p>
          </table:table-cell>
          <table:table-cell office:value-type="float" office:value="91.5391678121678" calcext:value-type="float">
            <text:p>91.5391678122</text:p>
          </table:table-cell>
          <table:table-cell office:value-type="float" office:value="89.1229649118819" calcext:value-type="float">
            <text:p>89.1229649119</text:p>
          </table:table-cell>
          <table:table-cell office:value-type="float" office:value="92.8971829822605" calcext:value-type="float">
            <text:p>92.8971829823</text:p>
          </table:table-cell>
          <table:table-cell office:value-type="float" office:value="81.4218158445979" calcext:value-type="float">
            <text:p>81.4218158446</text:p>
          </table:table-cell>
          <table:table-cell office:value-type="float" office:value="84.6663675480708" calcext:value-type="float">
            <text:p>84.6663675481</text:p>
          </table:table-cell>
          <table:table-cell office:value-type="float" office:value="87.5034179442012" calcext:value-type="float">
            <text:p>87.5034179442</text:p>
          </table:table-cell>
        </table:table-row>
        <table:table-row table:style-name="ro1">
          <table:table-cell office:value-type="float" office:value="92.828685256544" calcext:value-type="float">
            <text:p>92.8286852565</text:p>
          </table:table-cell>
          <table:table-cell office:value-type="float" office:value="88.5346853012507" calcext:value-type="float">
            <text:p>88.5346853013</text:p>
          </table:table-cell>
          <table:table-cell office:value-type="float" office:value="87.3138632096763" calcext:value-type="float">
            <text:p>87.3138632097</text:p>
          </table:table-cell>
          <table:table-cell office:value-type="float" office:value="88.9926578117475" calcext:value-type="float">
            <text:p>88.9926578117</text:p>
          </table:table-cell>
          <table:table-cell office:value-type="float" office:value="83.9756422149716" calcext:value-type="float">
            <text:p>83.975642215</text:p>
          </table:table-cell>
          <table:table-cell office:value-type="float" office:value="92.3323657606238" calcext:value-type="float">
            <text:p>92.3323657606</text:p>
          </table:table-cell>
          <table:table-cell office:value-type="float" office:value="88.5279662556528" calcext:value-type="float">
            <text:p>88.5279662557</text:p>
          </table:table-cell>
          <table:table-cell office:value-type="float" office:value="87.6240471557789" calcext:value-type="float">
            <text:p>87.6240471558</text:p>
          </table:table-cell>
          <table:table-cell office:value-type="float" office:value="85.074177798804" calcext:value-type="float">
            <text:p>85.0741777988</text:p>
          </table:table-cell>
          <table:table-cell office:value-type="float" office:value="86.5365242699897" calcext:value-type="float">
            <text:p>86.53652427</text:p>
          </table:table-cell>
          <table:table-cell office:value-type="float" office:value="87.4201740253052" calcext:value-type="float">
            <text:p>87.4201740253</text:p>
          </table:table-cell>
          <table:table-cell office:value-type="float" office:value="86.6856310285103" calcext:value-type="float">
            <text:p>86.6856310285</text:p>
          </table:table-cell>
          <table:table-cell office:value-type="float" office:value="85.3803554575082" calcext:value-type="float">
            <text:p>85.3803554575</text:p>
          </table:table-cell>
          <table:table-cell office:value-type="float" office:value="89.8248887616588" calcext:value-type="float">
            <text:p>89.8248887617</text:p>
          </table:table-cell>
          <table:table-cell office:value-type="float" office:value="90.9499154305613" calcext:value-type="float">
            <text:p>90.9499154306</text:p>
          </table:table-cell>
          <table:table-cell office:value-type="float" office:value="89.9506508753204" calcext:value-type="float">
            <text:p>89.9506508753</text:p>
          </table:table-cell>
          <table:table-cell office:value-type="float" office:value="86.1704982210163" calcext:value-type="float">
            <text:p>86.170498221</text:p>
          </table:table-cell>
          <table:table-cell office:value-type="float" office:value="85.7075839865134" calcext:value-type="float">
            <text:p>85.7075839865</text:p>
          </table:table-cell>
          <table:table-cell office:value-type="float" office:value="95.1596225772014" calcext:value-type="float">
            <text:p>95.1596225772</text:p>
          </table:table-cell>
          <table:table-cell office:value-type="float" office:value="88.2730112526191" calcext:value-type="float">
            <text:p>88.2730112526</text:p>
          </table:table-cell>
          <table:table-cell office:value-type="float" office:value="87.1056759643721" calcext:value-type="float">
            <text:p>87.1056759644</text:p>
          </table:table-cell>
          <table:table-cell office:value-type="float" office:value="86.3993031039357" calcext:value-type="float">
            <text:p>86.3993031039</text:p>
          </table:table-cell>
          <table:table-cell office:value-type="float" office:value="86.3029825063992" calcext:value-type="float">
            <text:p>86.3029825064</text:p>
          </table:table-cell>
          <table:table-cell office:value-type="float" office:value="87.5682608913827" calcext:value-type="float">
            <text:p>87.5682608914</text:p>
          </table:table-cell>
          <table:table-cell office:value-type="float" office:value="88.5346207487246" calcext:value-type="float">
            <text:p>88.5346207487</text:p>
          </table:table-cell>
          <table:table-cell office:value-type="float" office:value="87.7899333499382" calcext:value-type="float">
            <text:p>87.7899333499</text:p>
          </table:table-cell>
          <table:table-cell office:value-type="float" office:value="87.0427155662276" calcext:value-type="float">
            <text:p>87.0427155662</text:p>
          </table:table-cell>
          <table:table-cell office:value-type="float" office:value="87.6611912186483" calcext:value-type="float">
            <text:p>87.6611912186</text:p>
          </table:table-cell>
          <table:table-cell office:value-type="float" office:value="86.4194383100292" calcext:value-type="float">
            <text:p>86.41943831</text:p>
          </table:table-cell>
          <table:table-cell office:value-type="float" office:value="88.821535537422" calcext:value-type="float">
            <text:p>88.8215355374</text:p>
          </table:table-cell>
          <table:table-cell office:value-type="float" office:value="89.8788047022243" calcext:value-type="float">
            <text:p>89.8788047022</text:p>
          </table:table-cell>
          <table:table-cell office:value-type="float" office:value="91.1371558819693" calcext:value-type="float">
            <text:p>91.137155882</text:p>
          </table:table-cell>
          <table:table-cell office:value-type="float" office:value="90.4100145473375" calcext:value-type="float">
            <text:p>90.4100145473</text:p>
          </table:table-cell>
          <table:table-cell office:value-type="float" office:value="88.9005362300396" calcext:value-type="float">
            <text:p>88.90053623</text:p>
          </table:table-cell>
          <table:table-cell office:value-type="float" office:value="91.4138810220349" calcext:value-type="float">
            <text:p>91.413881022</text:p>
          </table:table-cell>
          <table:table-cell office:value-type="float" office:value="89.1010720731878" calcext:value-type="float">
            <text:p>89.1010720732</text:p>
          </table:table-cell>
          <table:table-cell office:value-type="float" office:value="89.3531944219547" calcext:value-type="float">
            <text:p>89.353194422</text:p>
          </table:table-cell>
          <table:table-cell office:value-type="float" office:value="81.1244883625301" calcext:value-type="float">
            <text:p>81.1244883625</text:p>
          </table:table-cell>
          <table:table-cell office:value-type="float" office:value="83.3386059247497" calcext:value-type="float">
            <text:p>83.3386059247</text:p>
          </table:table-cell>
          <table:table-cell office:value-type="float" office:value="87.4434108733769" calcext:value-type="float">
            <text:p>87.4434108734</text:p>
          </table:table-cell>
        </table:table-row>
        <table:table-row table:style-name="ro1">
          <table:table-cell office:value-type="float" office:value="92.7213418008503" calcext:value-type="float">
            <text:p>92.7213418009</text:p>
          </table:table-cell>
          <table:table-cell office:value-type="float" office:value="88.5114361975918" calcext:value-type="float">
            <text:p>88.5114361976</text:p>
          </table:table-cell>
          <table:table-cell office:value-type="float" office:value="87.258500010779" calcext:value-type="float">
            <text:p>87.2585000108</text:p>
          </table:table-cell>
          <table:table-cell office:value-type="float" office:value="88.8931006215007" calcext:value-type="float">
            <text:p>88.8931006215</text:p>
          </table:table-cell>
          <table:table-cell office:value-type="float" office:value="85.7097084762411" calcext:value-type="float">
            <text:p>85.7097084762</text:p>
          </table:table-cell>
          <table:table-cell office:value-type="float" office:value="92.345283847397" calcext:value-type="float">
            <text:p>92.3452838474</text:p>
          </table:table-cell>
          <table:table-cell office:value-type="float" office:value="88.6263099540101" calcext:value-type="float">
            <text:p>88.626309954</text:p>
          </table:table-cell>
          <table:table-cell office:value-type="float" office:value="87.5290850920939" calcext:value-type="float">
            <text:p>87.5290850921</text:p>
          </table:table-cell>
          <table:table-cell office:value-type="float" office:value="84.8975408875574" calcext:value-type="float">
            <text:p>84.8975408876</text:p>
          </table:table-cell>
          <table:table-cell office:value-type="float" office:value="85.8238857003754" calcext:value-type="float">
            <text:p>85.8238857004</text:p>
          </table:table-cell>
          <table:table-cell office:value-type="float" office:value="87.3840421340284" calcext:value-type="float">
            <text:p>87.384042134</text:p>
          </table:table-cell>
          <table:table-cell office:value-type="float" office:value="86.5142804809904" calcext:value-type="float">
            <text:p>86.514280481</text:p>
          </table:table-cell>
          <table:table-cell office:value-type="float" office:value="85.1884918430496" calcext:value-type="float">
            <text:p>85.188491843</text:p>
          </table:table-cell>
          <table:table-cell office:value-type="float" office:value="89.8445860870888" calcext:value-type="float">
            <text:p>89.8445860871</text:p>
          </table:table-cell>
          <table:table-cell office:value-type="float" office:value="90.8866443795606" calcext:value-type="float">
            <text:p>90.8866443796</text:p>
          </table:table-cell>
          <table:table-cell office:value-type="float" office:value="89.9014571550518" calcext:value-type="float">
            <text:p>89.9014571551</text:p>
          </table:table-cell>
          <table:table-cell office:value-type="float" office:value="86.0640472156805" calcext:value-type="float">
            <text:p>86.0640472157</text:p>
          </table:table-cell>
          <table:table-cell office:value-type="float" office:value="85.8409662613262" calcext:value-type="float">
            <text:p>85.8409662613</text:p>
          </table:table-cell>
          <table:table-cell office:value-type="float" office:value="95.2129480025052" calcext:value-type="float">
            <text:p>95.2129480025</text:p>
          </table:table-cell>
          <table:table-cell office:value-type="float" office:value="88.166135698064" calcext:value-type="float">
            <text:p>88.1661356981</text:p>
          </table:table-cell>
          <table:table-cell office:value-type="float" office:value="86.9070054634137" calcext:value-type="float">
            <text:p>86.9070054634</text:p>
          </table:table-cell>
          <table:table-cell office:value-type="float" office:value="86.3810590978419" calcext:value-type="float">
            <text:p>86.3810590978</text:p>
          </table:table-cell>
          <table:table-cell office:value-type="float" office:value="86.306598465679" calcext:value-type="float">
            <text:p>86.3065984657</text:p>
          </table:table-cell>
          <table:table-cell office:value-type="float" office:value="88.0922381741199" calcext:value-type="float">
            <text:p>88.0922381741</text:p>
          </table:table-cell>
          <table:table-cell office:value-type="float" office:value="89.2157994548469" calcext:value-type="float">
            <text:p>89.2157994548</text:p>
          </table:table-cell>
          <table:table-cell office:value-type="float" office:value="87.5096552150609" calcext:value-type="float">
            <text:p>87.5096552151</text:p>
          </table:table-cell>
          <table:table-cell office:value-type="float" office:value="86.932822295992" calcext:value-type="float">
            <text:p>86.932822296</text:p>
          </table:table-cell>
          <table:table-cell office:value-type="float" office:value="87.5684491140617" calcext:value-type="float">
            <text:p>87.5684491141</text:p>
          </table:table-cell>
          <table:table-cell office:value-type="float" office:value="86.2436533135314" calcext:value-type="float">
            <text:p>86.2436533135</text:p>
          </table:table-cell>
          <table:table-cell office:value-type="float" office:value="88.7627356418279" calcext:value-type="float">
            <text:p>88.7627356418</text:p>
          </table:table-cell>
          <table:table-cell office:value-type="float" office:value="85.5335323680196" calcext:value-type="float">
            <text:p>85.533532368</text:p>
          </table:table-cell>
          <table:table-cell office:value-type="float" office:value="91.1499467533099" calcext:value-type="float">
            <text:p>91.1499467533</text:p>
          </table:table-cell>
          <table:table-cell office:value-type="float" office:value="90.2990905884012" calcext:value-type="float">
            <text:p>90.2990905884</text:p>
          </table:table-cell>
          <table:table-cell office:value-type="float" office:value="89.3100679496546" calcext:value-type="float">
            <text:p>89.3100679497</text:p>
          </table:table-cell>
          <table:table-cell office:value-type="float" office:value="91.3609928009603" calcext:value-type="float">
            <text:p>91.360992801</text:p>
          </table:table-cell>
          <table:table-cell office:value-type="float" office:value="89.0852792829611" calcext:value-type="float">
            <text:p>89.085279283</text:p>
          </table:table-cell>
          <table:table-cell office:value-type="float" office:value="88.9617530845603" calcext:value-type="float">
            <text:p>88.9617530846</text:p>
          </table:table-cell>
          <table:table-cell office:value-type="float" office:value="79.902138532263" calcext:value-type="float">
            <text:p>79.9021385323</text:p>
          </table:table-cell>
          <table:table-cell office:value-type="float" office:value="83.1123723732041" calcext:value-type="float">
            <text:p>83.1123723732</text:p>
          </table:table-cell>
          <table:table-cell office:value-type="float" office:value="87.3660766621831" calcext:value-type="float">
            <text:p>87.3660766622</text:p>
          </table:table-cell>
        </table:table-row>
        <table:table-row table:style-name="ro1">
          <table:table-cell office:value-type="float" office:value="92.6658410884856" calcext:value-type="float">
            <text:p>92.6658410885</text:p>
          </table:table-cell>
          <table:table-cell office:value-type="float" office:value="88.5280563057599" calcext:value-type="float">
            <text:p>88.5280563058</text:p>
          </table:table-cell>
          <table:table-cell office:value-type="float" office:value="87.2021660219588" calcext:value-type="float">
            <text:p>87.202166022</text:p>
          </table:table-cell>
          <table:table-cell office:value-type="float" office:value="86.4989339685317" calcext:value-type="float">
            <text:p>86.4989339685</text:p>
          </table:table-cell>
          <table:table-cell office:value-type="float" office:value="85.7718322676418" calcext:value-type="float">
            <text:p>85.7718322676</text:p>
          </table:table-cell>
          <table:table-cell office:value-type="float" office:value="88.1048890082384" calcext:value-type="float">
            <text:p>88.1048890082</text:p>
          </table:table-cell>
          <table:table-cell office:value-type="float" office:value="86.4707520187426" calcext:value-type="float">
            <text:p>86.4707520187</text:p>
          </table:table-cell>
          <table:table-cell office:value-type="float" office:value="88.980949903174" calcext:value-type="float">
            <text:p>88.9809499032</text:p>
          </table:table-cell>
          <table:table-cell office:value-type="float" office:value="84.7705245021015" calcext:value-type="float">
            <text:p>84.7705245021</text:p>
          </table:table-cell>
          <table:table-cell office:value-type="float" office:value="85.890153324885" calcext:value-type="float">
            <text:p>85.8901533249</text:p>
          </table:table-cell>
          <table:table-cell office:value-type="float" office:value="88.3667550855528" calcext:value-type="float">
            <text:p>88.3667550856</text:p>
          </table:table-cell>
          <table:table-cell office:value-type="float" office:value="86.6704930037597" calcext:value-type="float">
            <text:p>86.6704930038</text:p>
          </table:table-cell>
          <table:table-cell office:value-type="float" office:value="83.6546717751526" calcext:value-type="float">
            <text:p>83.6546717752</text:p>
          </table:table-cell>
          <table:table-cell office:value-type="float" office:value="89.8813639560094" calcext:value-type="float">
            <text:p>89.881363956</text:p>
          </table:table-cell>
          <table:table-cell office:value-type="float" office:value="90.8454569215879" calcext:value-type="float">
            <text:p>90.8454569216</text:p>
          </table:table-cell>
          <table:table-cell office:value-type="float" office:value="89.9525668144067" calcext:value-type="float">
            <text:p>89.9525668144</text:p>
          </table:table-cell>
          <table:table-cell office:value-type="float" office:value="85.9012714626416" calcext:value-type="float">
            <text:p>85.9012714626</text:p>
          </table:table-cell>
          <table:table-cell office:value-type="float" office:value="85.7858611603195" calcext:value-type="float">
            <text:p>85.7858611603</text:p>
          </table:table-cell>
          <table:table-cell office:value-type="float" office:value="90.6744561146467" calcext:value-type="float">
            <text:p>90.6744561146</text:p>
          </table:table-cell>
          <table:table-cell office:value-type="float" office:value="88.0690115996653" calcext:value-type="float">
            <text:p>88.0690115997</text:p>
          </table:table-cell>
          <table:table-cell office:value-type="float" office:value="86.6445541602344" calcext:value-type="float">
            <text:p>86.6445541602</text:p>
          </table:table-cell>
          <table:table-cell office:value-type="float" office:value="86.3723628986927" calcext:value-type="float">
            <text:p>86.3723628987</text:p>
          </table:table-cell>
          <table:table-cell office:value-type="float" office:value="84.6283980042112" calcext:value-type="float">
            <text:p>84.6283980042</text:p>
          </table:table-cell>
          <table:table-cell office:value-type="float" office:value="88.1687742540369" calcext:value-type="float">
            <text:p>88.168774254</text:p>
          </table:table-cell>
          <table:table-cell office:value-type="float" office:value="89.0186617205464" calcext:value-type="float">
            <text:p>89.0186617205</text:p>
          </table:table-cell>
          <table:table-cell office:value-type="float" office:value="89.3101242623802" calcext:value-type="float">
            <text:p>89.3101242624</text:p>
          </table:table-cell>
          <table:table-cell office:value-type="float" office:value="86.3223856298717" calcext:value-type="float">
            <text:p>86.3223856299</text:p>
          </table:table-cell>
          <table:table-cell office:value-type="float" office:value="85.3696605121637" calcext:value-type="float">
            <text:p>85.3696605122</text:p>
          </table:table-cell>
          <table:table-cell office:value-type="float" office:value="82.7587022575548" calcext:value-type="float">
            <text:p>82.7587022576</text:p>
          </table:table-cell>
          <table:table-cell office:value-type="float" office:value="88.7285185864692" calcext:value-type="float">
            <text:p>88.7285185865</text:p>
          </table:table-cell>
          <table:table-cell office:value-type="float" office:value="85.780881893247" calcext:value-type="float">
            <text:p>85.7808818932</text:p>
          </table:table-cell>
          <table:table-cell office:value-type="float" office:value="84.4237805580978" calcext:value-type="float">
            <text:p>84.4237805581</text:p>
          </table:table-cell>
          <table:table-cell office:value-type="float" office:value="90.3164823635415" calcext:value-type="float">
            <text:p>90.3164823635</text:p>
          </table:table-cell>
          <table:table-cell office:value-type="float" office:value="88.839232405094" calcext:value-type="float">
            <text:p>88.8392324051</text:p>
          </table:table-cell>
          <table:table-cell office:value-type="float" office:value="91.416812008314" calcext:value-type="float">
            <text:p>91.4168120083</text:p>
          </table:table-cell>
          <table:table-cell office:value-type="float" office:value="90.2139387863883" calcext:value-type="float">
            <text:p>90.2139387864</text:p>
          </table:table-cell>
          <table:table-cell office:value-type="float" office:value="88.8136352365044" calcext:value-type="float">
            <text:p>88.8136352365</text:p>
          </table:table-cell>
          <table:table-cell office:value-type="float" office:value="79.5658219030593" calcext:value-type="float">
            <text:p>79.5658219031</text:p>
          </table:table-cell>
          <table:table-cell office:value-type="float" office:value="82.8317274139619" calcext:value-type="float">
            <text:p>82.831727414</text:p>
          </table:table-cell>
          <table:table-cell office:value-type="float" office:value="86.2825816243208" calcext:value-type="float">
            <text:p>86.2825816243</text:p>
          </table:table-cell>
        </table:table-row>
        <table:table-row table:style-name="ro1">
          <table:table-cell office:value-type="float" office:value="92.5278100730324" calcext:value-type="float">
            <text:p>92.527810073</text:p>
          </table:table-cell>
          <table:table-cell office:value-type="float" office:value="88.5673874406633" calcext:value-type="float">
            <text:p>88.5673874407</text:p>
          </table:table-cell>
          <table:table-cell office:value-type="float" office:value="87.2423190952579" calcext:value-type="float">
            <text:p>87.2423190953</text:p>
          </table:table-cell>
          <table:table-cell office:value-type="float" office:value="86.394462569259" calcext:value-type="float">
            <text:p>86.3944625693</text:p>
          </table:table-cell>
          <table:table-cell office:value-type="float" office:value="84.9733292212778" calcext:value-type="float">
            <text:p>84.9733292213</text:p>
          </table:table-cell>
          <table:table-cell office:value-type="float" office:value="87.9795147950482" calcext:value-type="float">
            <text:p>87.979514795</text:p>
          </table:table-cell>
          <table:table-cell office:value-type="float" office:value="86.2410120950766" calcext:value-type="float">
            <text:p>86.2410120951</text:p>
          </table:table-cell>
          <table:table-cell office:value-type="float" office:value="88.9363676149306" calcext:value-type="float">
            <text:p>88.9363676149</text:p>
          </table:table-cell>
          <table:table-cell office:value-type="float" office:value="84.411994158193" calcext:value-type="float">
            <text:p>84.4119941582</text:p>
          </table:table-cell>
          <table:table-cell office:value-type="float" office:value="85.9221079784382" calcext:value-type="float">
            <text:p>85.9221079784</text:p>
          </table:table-cell>
          <table:table-cell office:value-type="float" office:value="88.4018865933242" calcext:value-type="float">
            <text:p>88.4018865933</text:p>
          </table:table-cell>
          <table:table-cell office:value-type="float" office:value="86.6407346136788" calcext:value-type="float">
            <text:p>86.6407346137</text:p>
          </table:table-cell>
          <table:table-cell office:value-type="float" office:value="83.6585819636832" calcext:value-type="float">
            <text:p>83.6585819637</text:p>
          </table:table-cell>
          <table:table-cell office:value-type="float" office:value="89.9861550926306" calcext:value-type="float">
            <text:p>89.9861550926</text:p>
          </table:table-cell>
          <table:table-cell office:value-type="float" office:value="90.7742953197418" calcext:value-type="float">
            <text:p>90.7742953197</text:p>
          </table:table-cell>
          <table:table-cell office:value-type="float" office:value="89.9804405755487" calcext:value-type="float">
            <text:p>89.9804405755</text:p>
          </table:table-cell>
          <table:table-cell office:value-type="float" office:value="85.7474959280677" calcext:value-type="float">
            <text:p>85.7474959281</text:p>
          </table:table-cell>
          <table:table-cell office:value-type="float" office:value="85.6730028985829" calcext:value-type="float">
            <text:p>85.6730028986</text:p>
          </table:table-cell>
          <table:table-cell office:value-type="float" office:value="90.5562622690768" calcext:value-type="float">
            <text:p>90.5562622691</text:p>
          </table:table-cell>
          <table:table-cell office:value-type="float" office:value="88.0065263490456" calcext:value-type="float">
            <text:p>88.006526349</text:p>
          </table:table-cell>
          <table:table-cell office:value-type="float" office:value="86.4796904322504" calcext:value-type="float">
            <text:p>86.4796904323</text:p>
          </table:table-cell>
          <table:table-cell office:value-type="float" office:value="84.4339164293538" calcext:value-type="float">
            <text:p>84.4339164294</text:p>
          </table:table-cell>
          <table:table-cell office:value-type="float" office:value="84.1112698221197" calcext:value-type="float">
            <text:p>84.1112698221</text:p>
          </table:table-cell>
          <table:table-cell office:value-type="float" office:value="88.0115754195296" calcext:value-type="float">
            <text:p>88.0115754195</text:p>
          </table:table-cell>
          <table:table-cell office:value-type="float" office:value="88.6606073075759" calcext:value-type="float">
            <text:p>88.6606073076</text:p>
          </table:table-cell>
          <table:table-cell office:value-type="float" office:value="89.4745796132399" calcext:value-type="float">
            <text:p>89.4745796132</text:p>
          </table:table-cell>
          <table:table-cell office:value-type="float" office:value="86.2804293264775" calcext:value-type="float">
            <text:p>86.2804293265</text:p>
          </table:table-cell>
          <table:table-cell office:value-type="float" office:value="85.5524383421838" calcext:value-type="float">
            <text:p>85.5524383422</text:p>
          </table:table-cell>
          <table:table-cell office:value-type="float" office:value="82.790295892293" calcext:value-type="float">
            <text:p>82.7902958923</text:p>
          </table:table-cell>
          <table:table-cell office:value-type="float" office:value="88.7382004256795" calcext:value-type="float">
            <text:p>88.7382004257</text:p>
          </table:table-cell>
          <table:table-cell office:value-type="float" office:value="82.5338089076428" calcext:value-type="float">
            <text:p>82.5338089076</text:p>
          </table:table-cell>
          <table:table-cell office:value-type="float" office:value="84.3299272781543" calcext:value-type="float">
            <text:p>84.3299272782</text:p>
          </table:table-cell>
          <table:table-cell office:value-type="float" office:value="90.4765651692704" calcext:value-type="float">
            <text:p>90.4765651693</text:p>
          </table:table-cell>
          <table:table-cell office:value-type="float" office:value="88.7149653604109" calcext:value-type="float">
            <text:p>88.7149653604</text:p>
          </table:table-cell>
          <table:table-cell office:value-type="float" office:value="91.3317764587305" calcext:value-type="float">
            <text:p>91.3317764587</text:p>
          </table:table-cell>
          <table:table-cell office:value-type="float" office:value="90.2379782314012" calcext:value-type="float">
            <text:p>90.2379782314</text:p>
          </table:table-cell>
          <table:table-cell office:value-type="float" office:value="88.6082514343843" calcext:value-type="float">
            <text:p>88.6082514344</text:p>
          </table:table-cell>
          <table:table-cell office:value-type="float" office:value="79.3935832446206" calcext:value-type="float">
            <text:p>79.3935832446</text:p>
          </table:table-cell>
          <table:table-cell office:value-type="float" office:value="82.7351127153532" calcext:value-type="float">
            <text:p>82.7351127154</text:p>
          </table:table-cell>
          <table:table-cell office:value-type="float" office:value="86.4192475558313" calcext:value-type="float">
            <text:p>86.4192475558</text:p>
          </table:table-cell>
        </table:table-row>
        <table:table-row table:style-name="ro1">
          <table:table-cell office:value-type="float" office:value="92.451657919319" calcext:value-type="float">
            <text:p>92.4516579193</text:p>
          </table:table-cell>
          <table:table-cell office:value-type="float" office:value="88.6206768568709" calcext:value-type="float">
            <text:p>88.6206768569</text:p>
          </table:table-cell>
          <table:table-cell office:value-type="float" office:value="85.1923191855622" calcext:value-type="float">
            <text:p>85.1923191856</text:p>
          </table:table-cell>
          <table:table-cell office:value-type="float" office:value="86.3917582703214" calcext:value-type="float">
            <text:p>86.3917582703</text:p>
          </table:table-cell>
          <table:table-cell office:value-type="float" office:value="85.1391280234341" calcext:value-type="float">
            <text:p>85.1391280234</text:p>
          </table:table-cell>
          <table:table-cell office:value-type="float" office:value="87.848116072846" calcext:value-type="float">
            <text:p>87.8481160728</text:p>
          </table:table-cell>
          <table:table-cell office:value-type="float" office:value="86.5869291706124" calcext:value-type="float">
            <text:p>86.5869291706</text:p>
          </table:table-cell>
          <table:table-cell office:value-type="float" office:value="88.84983795009" calcext:value-type="float">
            <text:p>88.8498379501</text:p>
          </table:table-cell>
          <table:table-cell office:value-type="float" office:value="84.1786499956706" calcext:value-type="float">
            <text:p>84.1786499957</text:p>
          </table:table-cell>
          <table:table-cell office:value-type="float" office:value="85.8843239548968" calcext:value-type="float">
            <text:p>85.8843239549</text:p>
          </table:table-cell>
          <table:table-cell office:value-type="float" office:value="88.433413506859" calcext:value-type="float">
            <text:p>88.4334135069</text:p>
          </table:table-cell>
          <table:table-cell office:value-type="float" office:value="86.738397474071" calcext:value-type="float">
            <text:p>86.7383974741</text:p>
          </table:table-cell>
          <table:table-cell office:value-type="float" office:value="83.7160085160511" calcext:value-type="float">
            <text:p>83.7160085161</text:p>
          </table:table-cell>
          <table:table-cell office:value-type="float" office:value="90.0582703039156" calcext:value-type="float">
            <text:p>90.0582703039</text:p>
          </table:table-cell>
          <table:table-cell office:value-type="float" office:value="90.7096268366617" calcext:value-type="float">
            <text:p>90.7096268367</text:p>
          </table:table-cell>
          <table:table-cell office:value-type="float" office:value="90.0186736783803" calcext:value-type="float">
            <text:p>90.0186736784</text:p>
          </table:table-cell>
          <table:table-cell office:value-type="float" office:value="85.6634146647011" calcext:value-type="float">
            <text:p>85.6634146647</text:p>
          </table:table-cell>
          <table:table-cell office:value-type="float" office:value="86.0564340587121" calcext:value-type="float">
            <text:p>86.0564340587</text:p>
          </table:table-cell>
          <table:table-cell office:value-type="float" office:value="90.4431106004496" calcext:value-type="float">
            <text:p>90.4431106004</text:p>
          </table:table-cell>
          <table:table-cell office:value-type="float" office:value="88.02221596015" calcext:value-type="float">
            <text:p>88.0222159602</text:p>
          </table:table-cell>
          <table:table-cell office:value-type="float" office:value="86.3571123292285" calcext:value-type="float">
            <text:p>86.3571123292</text:p>
          </table:table-cell>
          <table:table-cell office:value-type="float" office:value="84.331646440132" calcext:value-type="float">
            <text:p>84.3316464401</text:p>
          </table:table-cell>
          <table:table-cell office:value-type="float" office:value="84.6141880682725" calcext:value-type="float">
            <text:p>84.6141880683</text:p>
          </table:table-cell>
          <table:table-cell office:value-type="float" office:value="88.2090980963842" calcext:value-type="float">
            <text:p>88.2090980964</text:p>
          </table:table-cell>
          <table:table-cell office:value-type="float" office:value="88.4278300100401" calcext:value-type="float">
            <text:p>88.42783001</text:p>
          </table:table-cell>
          <table:table-cell office:value-type="float" office:value="89.1876207733518" calcext:value-type="float">
            <text:p>89.1876207734</text:p>
          </table:table-cell>
          <table:table-cell office:value-type="float" office:value="86.2054341021424" calcext:value-type="float">
            <text:p>86.2054341021</text:p>
          </table:table-cell>
          <table:table-cell office:value-type="float" office:value="85.1772989260929" calcext:value-type="float">
            <text:p>85.1772989261</text:p>
          </table:table-cell>
          <table:table-cell office:value-type="float" office:value="82.6948571143314" calcext:value-type="float">
            <text:p>82.6948571143</text:p>
          </table:table-cell>
          <table:table-cell office:value-type="float" office:value="89.6463576511623" calcext:value-type="float">
            <text:p>89.6463576512</text:p>
          </table:table-cell>
          <table:table-cell office:value-type="float" office:value="82.4874618704659" calcext:value-type="float">
            <text:p>82.4874618705</text:p>
          </table:table-cell>
          <table:table-cell office:value-type="float" office:value="84.2222030426256" calcext:value-type="float">
            <text:p>84.2222030426</text:p>
          </table:table-cell>
          <table:table-cell office:value-type="float" office:value="90.205018535621" calcext:value-type="float">
            <text:p>90.2050185356</text:p>
          </table:table-cell>
          <table:table-cell office:value-type="float" office:value="88.5151850617477" calcext:value-type="float">
            <text:p>88.5151850617</text:p>
          </table:table-cell>
          <table:table-cell office:value-type="float" office:value="91.1748032676587" calcext:value-type="float">
            <text:p>91.1748032677</text:p>
          </table:table-cell>
          <table:table-cell office:value-type="float" office:value="90.1791566132474" calcext:value-type="float">
            <text:p>90.1791566132</text:p>
          </table:table-cell>
          <table:table-cell office:value-type="float" office:value="88.4938449317364" calcext:value-type="float">
            <text:p>88.4938449317</text:p>
          </table:table-cell>
          <table:table-cell office:value-type="float" office:value="78.7122730079772" calcext:value-type="float">
            <text:p>78.712273008</text:p>
          </table:table-cell>
          <table:table-cell office:value-type="float" office:value="81.8735796002606" calcext:value-type="float">
            <text:p>81.8735796003</text:p>
          </table:table-cell>
          <table:table-cell office:value-type="float" office:value="86.2047359555883" calcext:value-type="float">
            <text:p>86.2047359556</text:p>
          </table:table-cell>
        </table:table-row>
        <table:table-row table:style-name="ro1">
          <table:table-cell office:value-type="float" office:value="93.1953379343585" calcext:value-type="float">
            <text:p>93.1953379344</text:p>
          </table:table-cell>
          <table:table-cell office:value-type="float" office:value="89.0797500458644" calcext:value-type="float">
            <text:p>89.0797500459</text:p>
          </table:table-cell>
          <table:table-cell office:value-type="float" office:value="85.0276577263172" calcext:value-type="float">
            <text:p>85.0276577263</text:p>
          </table:table-cell>
          <table:table-cell office:value-type="float" office:value="85.6707157846731" calcext:value-type="float">
            <text:p>85.6707157847</text:p>
          </table:table-cell>
          <table:table-cell office:value-type="float" office:value="86.5384665350918" calcext:value-type="float">
            <text:p>86.5384665351</text:p>
          </table:table-cell>
          <table:table-cell office:value-type="float" office:value="85.3473287263072" calcext:value-type="float">
            <text:p>85.3473287263</text:p>
          </table:table-cell>
          <table:table-cell office:value-type="float" office:value="86.6754109547966" calcext:value-type="float">
            <text:p>86.6754109548</text:p>
          </table:table-cell>
          <table:table-cell office:value-type="float" office:value="88.775831054839" calcext:value-type="float">
            <text:p>88.7758310548</text:p>
          </table:table-cell>
          <table:table-cell office:value-type="float" office:value="83.7275505092449" calcext:value-type="float">
            <text:p>83.7275505092</text:p>
          </table:table-cell>
          <table:table-cell office:value-type="float" office:value="85.6298732231919" calcext:value-type="float">
            <text:p>85.6298732232</text:p>
          </table:table-cell>
          <table:table-cell office:value-type="float" office:value="88.4614309306943" calcext:value-type="float">
            <text:p>88.4614309307</text:p>
          </table:table-cell>
          <table:table-cell office:value-type="float" office:value="86.6527271224892" calcext:value-type="float">
            <text:p>86.6527271225</text:p>
          </table:table-cell>
          <table:table-cell office:value-type="float" office:value="83.7409155727554" calcext:value-type="float">
            <text:p>83.7409155728</text:p>
          </table:table-cell>
          <table:table-cell office:value-type="float" office:value="89.9582730880255" calcext:value-type="float">
            <text:p>89.958273088</text:p>
          </table:table-cell>
          <table:table-cell office:value-type="float" office:value="87.9572397325483" calcext:value-type="float">
            <text:p>87.9572397325</text:p>
          </table:table-cell>
          <table:table-cell office:value-type="float" office:value="91.2521404527973" calcext:value-type="float">
            <text:p>91.2521404528</text:p>
          </table:table-cell>
          <table:table-cell office:value-type="float" office:value="85.6927032929908" calcext:value-type="float">
            <text:p>85.692703293</text:p>
          </table:table-cell>
          <table:table-cell office:value-type="float" office:value="86.2055986134375" calcext:value-type="float">
            <text:p>86.2055986134</text:p>
          </table:table-cell>
          <table:table-cell office:value-type="float" office:value="90.3528253343162" calcext:value-type="float">
            <text:p>90.3528253343</text:p>
          </table:table-cell>
          <table:table-cell office:value-type="float" office:value="88.067629415509" calcext:value-type="float">
            <text:p>88.0676294155</text:p>
          </table:table-cell>
          <table:table-cell office:value-type="float" office:value="84.2010092007584" calcext:value-type="float">
            <text:p>84.2010092008</text:p>
          </table:table-cell>
          <table:table-cell office:value-type="float" office:value="84.1930352519507" calcext:value-type="float">
            <text:p>84.193035252</text:p>
          </table:table-cell>
          <table:table-cell office:value-type="float" office:value="84.3323795664076" calcext:value-type="float">
            <text:p>84.3323795664</text:p>
          </table:table-cell>
          <table:table-cell office:value-type="float" office:value="89.0113919893977" calcext:value-type="float">
            <text:p>89.0113919894</text:p>
          </table:table-cell>
          <table:table-cell office:value-type="float" office:value="88.246606474481" calcext:value-type="float">
            <text:p>88.2466064745</text:p>
          </table:table-cell>
          <table:table-cell office:value-type="float" office:value="88.2770297612159" calcext:value-type="float">
            <text:p>88.2770297612</text:p>
          </table:table-cell>
          <table:table-cell office:value-type="float" office:value="85.8724986162932" calcext:value-type="float">
            <text:p>85.8724986163</text:p>
          </table:table-cell>
          <table:table-cell office:value-type="float" office:value="84.015662039235" calcext:value-type="float">
            <text:p>84.0156620392</text:p>
          </table:table-cell>
          <table:table-cell office:value-type="float" office:value="82.7213987627518" calcext:value-type="float">
            <text:p>82.7213987628</text:p>
          </table:table-cell>
          <table:table-cell office:value-type="float" office:value="89.5431632785688" calcext:value-type="float">
            <text:p>89.5431632786</text:p>
          </table:table-cell>
          <table:table-cell office:value-type="float" office:value="82.3839915572424" calcext:value-type="float">
            <text:p>82.3839915572</text:p>
          </table:table-cell>
          <table:table-cell office:value-type="float" office:value="84.3971515859518" calcext:value-type="float">
            <text:p>84.397151586</text:p>
          </table:table-cell>
          <table:table-cell office:value-type="float" office:value="89.8275248186606" calcext:value-type="float">
            <text:p>89.8275248187</text:p>
          </table:table-cell>
          <table:table-cell office:value-type="float" office:value="86.6342604259516" calcext:value-type="float">
            <text:p>86.634260426</text:p>
          </table:table-cell>
          <table:table-cell office:value-type="float" office:value="91.2230559616762" calcext:value-type="float">
            <text:p>91.2230559617</text:p>
          </table:table-cell>
          <table:table-cell office:value-type="float" office:value="90.1386378738145" calcext:value-type="float">
            <text:p>90.1386378738</text:p>
          </table:table-cell>
          <table:table-cell office:value-type="float" office:value="87.6035547458503" calcext:value-type="float">
            <text:p>87.6035547459</text:p>
          </table:table-cell>
          <table:table-cell office:value-type="float" office:value="78.3765831998492" calcext:value-type="float">
            <text:p>78.3765831998</text:p>
          </table:table-cell>
          <table:table-cell office:value-type="float" office:value="81.7054947527113" calcext:value-type="float">
            <text:p>81.7054947527</text:p>
          </table:table-cell>
          <table:table-cell office:value-type="float" office:value="85.898126653853" calcext:value-type="float">
            <text:p>85.8981266539</text:p>
          </table:table-cell>
        </table:table-row>
        <table:table-row table:style-name="ro1">
          <table:table-cell office:value-type="float" office:value="93.2625312996203" calcext:value-type="float">
            <text:p>93.2625312996</text:p>
          </table:table-cell>
          <table:table-cell office:value-type="float" office:value="89.2333821229645" calcext:value-type="float">
            <text:p>89.233382123</text:p>
          </table:table-cell>
          <table:table-cell office:value-type="float" office:value="83.8435821386723" calcext:value-type="float">
            <text:p>83.8435821387</text:p>
          </table:table-cell>
          <table:table-cell office:value-type="float" office:value="85.4901219160959" calcext:value-type="float">
            <text:p>85.4901219161</text:p>
          </table:table-cell>
          <table:table-cell office:value-type="float" office:value="86.1186294890394" calcext:value-type="float">
            <text:p>86.118629489</text:p>
          </table:table-cell>
          <table:table-cell office:value-type="float" office:value="85.1213862272485" calcext:value-type="float">
            <text:p>85.1213862272</text:p>
          </table:table-cell>
          <table:table-cell office:value-type="float" office:value="87.6304635268128" calcext:value-type="float">
            <text:p>87.6304635268</text:p>
          </table:table-cell>
          <table:table-cell office:value-type="float" office:value="88.7185070767132" calcext:value-type="float">
            <text:p>88.7185070767</text:p>
          </table:table-cell>
          <table:table-cell office:value-type="float" office:value="83.5665908573559" calcext:value-type="float">
            <text:p>83.5665908574</text:p>
          </table:table-cell>
          <table:table-cell office:value-type="float" office:value="85.4828594420769" calcext:value-type="float">
            <text:p>85.4828594421</text:p>
          </table:table-cell>
          <table:table-cell office:value-type="float" office:value="87.8540723867098" calcext:value-type="float">
            <text:p>87.8540723867</text:p>
          </table:table-cell>
          <table:table-cell office:value-type="float" office:value="86.5877497565303" calcext:value-type="float">
            <text:p>86.5877497565</text:p>
          </table:table-cell>
          <table:table-cell office:value-type="float" office:value="83.6542910181978" calcext:value-type="float">
            <text:p>83.6542910182</text:p>
          </table:table-cell>
          <table:table-cell office:value-type="float" office:value="87.8303267546781" calcext:value-type="float">
            <text:p>87.8303267547</text:p>
          </table:table-cell>
          <table:table-cell office:value-type="float" office:value="87.9179658565419" calcext:value-type="float">
            <text:p>87.9179658565</text:p>
          </table:table-cell>
          <table:table-cell office:value-type="float" office:value="90.9961479127817" calcext:value-type="float">
            <text:p>90.9961479128</text:p>
          </table:table-cell>
          <table:table-cell office:value-type="float" office:value="85.6468338361673" calcext:value-type="float">
            <text:p>85.6468338362</text:p>
          </table:table-cell>
          <table:table-cell office:value-type="float" office:value="86.4823546057963" calcext:value-type="float">
            <text:p>86.4823546058</text:p>
          </table:table-cell>
          <table:table-cell office:value-type="float" office:value="90.3977944501071" calcext:value-type="float">
            <text:p>90.3977944501</text:p>
          </table:table-cell>
          <table:table-cell office:value-type="float" office:value="87.9948597831387" calcext:value-type="float">
            <text:p>87.9948597831</text:p>
          </table:table-cell>
          <table:table-cell office:value-type="float" office:value="84.0475697610148" calcext:value-type="float">
            <text:p>84.047569761</text:p>
          </table:table-cell>
          <table:table-cell office:value-type="float" office:value="84.0622736139055" calcext:value-type="float">
            <text:p>84.0622736139</text:p>
          </table:table-cell>
          <table:table-cell office:value-type="float" office:value="84.6423262577741" calcext:value-type="float">
            <text:p>84.6423262578</text:p>
          </table:table-cell>
          <table:table-cell office:value-type="float" office:value="89.3244418118918" calcext:value-type="float">
            <text:p>89.3244418119</text:p>
          </table:table-cell>
          <table:table-cell office:value-type="float" office:value="88.0873388309567" calcext:value-type="float">
            <text:p>88.087338831</text:p>
          </table:table-cell>
          <table:table-cell office:value-type="float" office:value="88.3190273247811" calcext:value-type="float">
            <text:p>88.3190273248</text:p>
          </table:table-cell>
          <table:table-cell office:value-type="float" office:value="85.8108133830037" calcext:value-type="float">
            <text:p>85.810813383</text:p>
          </table:table-cell>
          <table:table-cell office:value-type="float" office:value="83.7294964308889" calcext:value-type="float">
            <text:p>83.7294964309</text:p>
          </table:table-cell>
          <table:table-cell office:value-type="float" office:value="82.7105719879582" calcext:value-type="float">
            <text:p>82.710571988</text:p>
          </table:table-cell>
          <table:table-cell office:value-type="float" office:value="89.4344168494998" calcext:value-type="float">
            <text:p>89.4344168495</text:p>
          </table:table-cell>
          <table:table-cell office:value-type="float" office:value="82.2584343802262" calcext:value-type="float">
            <text:p>82.2584343802</text:p>
          </table:table-cell>
          <table:table-cell office:value-type="float" office:value="84.549742293102" calcext:value-type="float">
            <text:p>84.5497422931</text:p>
          </table:table-cell>
          <table:table-cell office:value-type="float" office:value="89.7225273445236" calcext:value-type="float">
            <text:p>89.7225273445</text:p>
          </table:table-cell>
          <table:table-cell office:value-type="float" office:value="86.236259624065" calcext:value-type="float">
            <text:p>86.2362596241</text:p>
          </table:table-cell>
          <table:table-cell office:value-type="float" office:value="91.2964777027935" calcext:value-type="float">
            <text:p>91.2964777028</text:p>
          </table:table-cell>
          <table:table-cell office:value-type="float" office:value="90.112608153252" calcext:value-type="float">
            <text:p>90.1126081533</text:p>
          </table:table-cell>
          <table:table-cell office:value-type="float" office:value="87.5048875115969" calcext:value-type="float">
            <text:p>87.5048875116</text:p>
          </table:table-cell>
          <table:table-cell office:value-type="float" office:value="78.13828733934" calcext:value-type="float">
            <text:p>78.1382873393</text:p>
          </table:table-cell>
          <table:table-cell office:value-type="float" office:value="81.525548217344" calcext:value-type="float">
            <text:p>81.5255482173</text:p>
          </table:table-cell>
          <table:table-cell office:value-type="float" office:value="85.7016272870271" calcext:value-type="float">
            <text:p>85.701627287</text:p>
          </table:table-cell>
        </table:table-row>
        <table:table-row table:style-name="ro1">
          <table:table-cell office:value-type="float" office:value="93.3184530081932" calcext:value-type="float">
            <text:p>93.3184530082</text:p>
          </table:table-cell>
          <table:table-cell office:value-type="float" office:value="89.9760144773562" calcext:value-type="float">
            <text:p>89.9760144774</text:p>
          </table:table-cell>
          <table:table-cell office:value-type="float" office:value="83.7777162234943" calcext:value-type="float">
            <text:p>83.7777162235</text:p>
          </table:table-cell>
          <table:table-cell office:value-type="float" office:value="85.4929853511266" calcext:value-type="float">
            <text:p>85.4929853511</text:p>
          </table:table-cell>
          <table:table-cell office:value-type="float" office:value="86.3294180030672" calcext:value-type="float">
            <text:p>86.3294180031</text:p>
          </table:table-cell>
          <table:table-cell office:value-type="float" office:value="85.412676700656" calcext:value-type="float">
            <text:p>85.4126767007</text:p>
          </table:table-cell>
          <table:table-cell office:value-type="float" office:value="87.7421224583757" calcext:value-type="float">
            <text:p>87.7421224584</text:p>
          </table:table-cell>
          <table:table-cell office:value-type="float" office:value="87.7927257787855" calcext:value-type="float">
            <text:p>87.7927257788</text:p>
          </table:table-cell>
          <table:table-cell office:value-type="float" office:value="83.4468576339186" calcext:value-type="float">
            <text:p>83.4468576339</text:p>
          </table:table-cell>
          <table:table-cell office:value-type="float" office:value="85.393697967091" calcext:value-type="float">
            <text:p>85.3936979671</text:p>
          </table:table-cell>
          <table:table-cell office:value-type="float" office:value="87.9592798830121" calcext:value-type="float">
            <text:p>87.959279883</text:p>
          </table:table-cell>
          <table:table-cell office:value-type="float" office:value="86.4912811636766" calcext:value-type="float">
            <text:p>86.4912811637</text:p>
          </table:table-cell>
          <table:table-cell office:value-type="float" office:value="83.5243192441474" calcext:value-type="float">
            <text:p>83.5243192441</text:p>
          </table:table-cell>
          <table:table-cell office:value-type="float" office:value="87.736551563353" calcext:value-type="float">
            <text:p>87.7365515634</text:p>
          </table:table-cell>
          <table:table-cell office:value-type="float" office:value="86.1943708590836" calcext:value-type="float">
            <text:p>86.1943708591</text:p>
          </table:table-cell>
          <table:table-cell office:value-type="float" office:value="92.5193895122447" calcext:value-type="float">
            <text:p>92.5193895122</text:p>
          </table:table-cell>
          <table:table-cell office:value-type="float" office:value="85.7228446669824" calcext:value-type="float">
            <text:p>85.722844667</text:p>
          </table:table-cell>
          <table:table-cell office:value-type="float" office:value="85.5432243976024" calcext:value-type="float">
            <text:p>85.5432243976</text:p>
          </table:table-cell>
          <table:table-cell office:value-type="float" office:value="87.5164571455595" calcext:value-type="float">
            <text:p>87.5164571456</text:p>
          </table:table-cell>
          <table:table-cell office:value-type="float" office:value="87.9646451891861" calcext:value-type="float">
            <text:p>87.9646451892</text:p>
          </table:table-cell>
          <table:table-cell office:value-type="float" office:value="83.9569541923949" calcext:value-type="float">
            <text:p>83.9569541924</text:p>
          </table:table-cell>
          <table:table-cell office:value-type="float" office:value="83.9729804363488" calcext:value-type="float">
            <text:p>83.9729804363</text:p>
          </table:table-cell>
          <table:table-cell office:value-type="float" office:value="83.9035250978138" calcext:value-type="float">
            <text:p>83.9035250978</text:p>
          </table:table-cell>
          <table:table-cell office:value-type="float" office:value="90.2022116106094" calcext:value-type="float">
            <text:p>90.2022116106</text:p>
          </table:table-cell>
          <table:table-cell office:value-type="float" office:value="87.9835052867392" calcext:value-type="float">
            <text:p>87.9835052867</text:p>
          </table:table-cell>
          <table:table-cell office:value-type="float" office:value="86.8461416568079" calcext:value-type="float">
            <text:p>86.8461416568</text:p>
          </table:table-cell>
          <table:table-cell office:value-type="float" office:value="85.6843851476766" calcext:value-type="float">
            <text:p>85.6843851477</text:p>
          </table:table-cell>
          <table:table-cell office:value-type="float" office:value="83.7387166092545" calcext:value-type="float">
            <text:p>83.7387166093</text:p>
          </table:table-cell>
          <table:table-cell office:value-type="float" office:value="80.796230403044" calcext:value-type="float">
            <text:p>80.796230403</text:p>
          </table:table-cell>
          <table:table-cell office:value-type="float" office:value="89.404413699489" calcext:value-type="float">
            <text:p>89.4044136995</text:p>
          </table:table-cell>
          <table:table-cell office:value-type="float" office:value="82.994956620385" calcext:value-type="float">
            <text:p>82.9949566204</text:p>
          </table:table-cell>
          <table:table-cell office:value-type="float" office:value="80.3009692752522" calcext:value-type="float">
            <text:p>80.3009692753</text:p>
          </table:table-cell>
          <table:table-cell office:value-type="float" office:value="87.7075245631447" calcext:value-type="float">
            <text:p>87.7075245631</text:p>
          </table:table-cell>
          <table:table-cell office:value-type="float" office:value="85.9059728551434" calcext:value-type="float">
            <text:p>85.9059728551</text:p>
          </table:table-cell>
          <table:table-cell office:value-type="float" office:value="86.5313916929256" calcext:value-type="float">
            <text:p>86.5313916929</text:p>
          </table:table-cell>
          <table:table-cell office:value-type="float" office:value="89.7718698930404" calcext:value-type="float">
            <text:p>89.771869893</text:p>
          </table:table-cell>
          <table:table-cell office:value-type="float" office:value="87.4058341089523" calcext:value-type="float">
            <text:p>87.405834109</text:p>
          </table:table-cell>
          <table:table-cell office:value-type="float" office:value="77.9650969884938" calcext:value-type="float">
            <text:p>77.9650969885</text:p>
          </table:table-cell>
          <table:table-cell office:value-type="float" office:value="81.4473531311987" calcext:value-type="float">
            <text:p>81.4473531312</text:p>
          </table:table-cell>
          <table:table-cell office:value-type="float" office:value="84.8626129152719" calcext:value-type="float">
            <text:p>84.8626129153</text:p>
          </table:table-cell>
        </table:table-row>
        <table:table-row table:style-name="ro1">
          <table:table-cell office:value-type="float" office:value="93.2841995299615" calcext:value-type="float">
            <text:p>93.28419953</text:p>
          </table:table-cell>
          <table:table-cell office:value-type="float" office:value="89.6790157726379" calcext:value-type="float">
            <text:p>89.6790157726</text:p>
          </table:table-cell>
          <table:table-cell office:value-type="float" office:value="83.2631789826004" calcext:value-type="float">
            <text:p>83.2631789826</text:p>
          </table:table-cell>
          <table:table-cell office:value-type="float" office:value="85.2295860374708" calcext:value-type="float">
            <text:p>85.2295860375</text:p>
          </table:table-cell>
          <table:table-cell office:value-type="float" office:value="86.451281753223" calcext:value-type="float">
            <text:p>86.4512817532</text:p>
          </table:table-cell>
          <table:table-cell office:value-type="float" office:value="83.8165938513202" calcext:value-type="float">
            <text:p>83.8165938513</text:p>
          </table:table-cell>
          <table:table-cell office:value-type="float" office:value="89.0695442712758" calcext:value-type="float">
            <text:p>89.0695442713</text:p>
          </table:table-cell>
          <table:table-cell office:value-type="float" office:value="87.8431490607027" calcext:value-type="float">
            <text:p>87.8431490607</text:p>
          </table:table-cell>
          <table:table-cell office:value-type="float" office:value="83.0222559969467" calcext:value-type="float">
            <text:p>83.0222559969</text:p>
          </table:table-cell>
          <table:table-cell office:value-type="float" office:value="85.2771275948373" calcext:value-type="float">
            <text:p>85.2771275948</text:p>
          </table:table-cell>
          <table:table-cell office:value-type="float" office:value="87.9944526390427" calcext:value-type="float">
            <text:p>87.994452639</text:p>
          </table:table-cell>
          <table:table-cell office:value-type="float" office:value="87.2188192820705" calcext:value-type="float">
            <text:p>87.2188192821</text:p>
          </table:table-cell>
          <table:table-cell office:value-type="float" office:value="83.0230750201449" calcext:value-type="float">
            <text:p>83.0230750201</text:p>
          </table:table-cell>
          <table:table-cell office:value-type="float" office:value="86.0074965210533" calcext:value-type="float">
            <text:p>86.0074965211</text:p>
          </table:table-cell>
          <table:table-cell office:value-type="float" office:value="86.3162552740579" calcext:value-type="float">
            <text:p>86.3162552741</text:p>
          </table:table-cell>
          <table:table-cell office:value-type="float" office:value="92.0332795245692" calcext:value-type="float">
            <text:p>92.0332795246</text:p>
          </table:table-cell>
          <table:table-cell office:value-type="float" office:value="85.7440425147389" calcext:value-type="float">
            <text:p>85.7440425147</text:p>
          </table:table-cell>
          <table:table-cell office:value-type="float" office:value="85.58742687829" calcext:value-type="float">
            <text:p>85.5874268783</text:p>
          </table:table-cell>
          <table:table-cell office:value-type="float" office:value="87.5169996504311" calcext:value-type="float">
            <text:p>87.5169996504</text:p>
          </table:table-cell>
          <table:table-cell office:value-type="float" office:value="87.9550259445405" calcext:value-type="float">
            <text:p>87.9550259445</text:p>
          </table:table-cell>
          <table:table-cell office:value-type="float" office:value="84.0300720082929" calcext:value-type="float">
            <text:p>84.0300720083</text:p>
          </table:table-cell>
          <table:table-cell office:value-type="float" office:value="83.861878525748" calcext:value-type="float">
            <text:p>83.8618785257</text:p>
          </table:table-cell>
          <table:table-cell office:value-type="float" office:value="83.4905534210326" calcext:value-type="float">
            <text:p>83.490553421</text:p>
          </table:table-cell>
          <table:table-cell office:value-type="float" office:value="89.7296745882529" calcext:value-type="float">
            <text:p>89.7296745883</text:p>
          </table:table-cell>
          <table:table-cell office:value-type="float" office:value="87.8241941441084" calcext:value-type="float">
            <text:p>87.8241941441</text:p>
          </table:table-cell>
          <table:table-cell office:value-type="float" office:value="86.6421858931103" calcext:value-type="float">
            <text:p>86.6421858931</text:p>
          </table:table-cell>
          <table:table-cell office:value-type="float" office:value="85.7680382926029" calcext:value-type="float">
            <text:p>85.7680382926</text:p>
          </table:table-cell>
          <table:table-cell office:value-type="float" office:value="84.0014316704616" calcext:value-type="float">
            <text:p>84.0014316705</text:p>
          </table:table-cell>
          <table:table-cell office:value-type="float" office:value="80.9454784528282" calcext:value-type="float">
            <text:p>80.9454784528</text:p>
          </table:table-cell>
          <table:table-cell office:value-type="float" office:value="87.8571337578849" calcext:value-type="float">
            <text:p>87.8571337579</text:p>
          </table:table-cell>
          <table:table-cell office:value-type="float" office:value="83.2363418508267" calcext:value-type="float">
            <text:p>83.2363418508</text:p>
          </table:table-cell>
          <table:table-cell office:value-type="float" office:value="80.2426681331088" calcext:value-type="float">
            <text:p>80.2426681331</text:p>
          </table:table-cell>
          <table:table-cell office:value-type="float" office:value="87.7216263057562" calcext:value-type="float">
            <text:p>87.7216263058</text:p>
          </table:table-cell>
          <table:table-cell office:value-type="float" office:value="85.6296746968999" calcext:value-type="float">
            <text:p>85.6296746969</text:p>
          </table:table-cell>
          <table:table-cell office:value-type="float" office:value="86.6768296163968" calcext:value-type="float">
            <text:p>86.6768296164</text:p>
          </table:table-cell>
          <table:table-cell office:value-type="float" office:value="89.8449883722547" calcext:value-type="float">
            <text:p>89.8449883723</text:p>
          </table:table-cell>
          <table:table-cell office:value-type="float" office:value="92.1466199036224" calcext:value-type="float">
            <text:p>92.1466199036</text:p>
          </table:table-cell>
          <table:table-cell office:value-type="float" office:value="77.9919776108711" calcext:value-type="float">
            <text:p>77.9919776109</text:p>
          </table:table-cell>
          <table:table-cell office:value-type="float" office:value="80.9066149787605" calcext:value-type="float">
            <text:p>80.9066149788</text:p>
          </table:table-cell>
          <table:table-cell office:value-type="float" office:value="84.7157026268308" calcext:value-type="float">
            <text:p>84.7157026268</text:p>
          </table:table-cell>
        </table:table-row>
        <table:table-row table:style-name="ro1">
          <table:table-cell office:value-type="float" office:value="89.0354071547202" calcext:value-type="float">
            <text:p>89.0354071547</text:p>
          </table:table-cell>
          <table:table-cell office:value-type="float" office:value="89.1799327925054" calcext:value-type="float">
            <text:p>89.1799327925</text:p>
          </table:table-cell>
          <table:table-cell office:value-type="float" office:value="83.2270797822801" calcext:value-type="float">
            <text:p>83.2270797823</text:p>
          </table:table-cell>
          <table:table-cell office:value-type="float" office:value="85.3938426332856" calcext:value-type="float">
            <text:p>85.3938426333</text:p>
          </table:table-cell>
          <table:table-cell office:value-type="float" office:value="86.2357921239362" calcext:value-type="float">
            <text:p>86.2357921239</text:p>
          </table:table-cell>
          <table:table-cell office:value-type="float" office:value="83.338258368548" calcext:value-type="float">
            <text:p>83.3382583685</text:p>
          </table:table-cell>
          <table:table-cell office:value-type="float" office:value="88.6259972325764" calcext:value-type="float">
            <text:p>88.6259972326</text:p>
          </table:table-cell>
          <table:table-cell office:value-type="float" office:value="87.9364524330981" calcext:value-type="float">
            <text:p>87.9364524331</text:p>
          </table:table-cell>
          <table:table-cell office:value-type="float" office:value="82.9824057139647" calcext:value-type="float">
            <text:p>82.982405714</text:p>
          </table:table-cell>
          <table:table-cell office:value-type="float" office:value="85.223469853769" calcext:value-type="float">
            <text:p>85.2234698538</text:p>
          </table:table-cell>
          <table:table-cell office:value-type="float" office:value="86.7329052585782" calcext:value-type="float">
            <text:p>86.7329052586</text:p>
          </table:table-cell>
          <table:table-cell office:value-type="float" office:value="87.2997300835393" calcext:value-type="float">
            <text:p>87.2997300835</text:p>
          </table:table-cell>
          <table:table-cell office:value-type="float" office:value="82.9839754372746" calcext:value-type="float">
            <text:p>82.9839754373</text:p>
          </table:table-cell>
          <table:table-cell office:value-type="float" office:value="85.7937761167361" calcext:value-type="float">
            <text:p>85.7937761167</text:p>
          </table:table-cell>
          <table:table-cell office:value-type="float" office:value="85.7337822470084" calcext:value-type="float">
            <text:p>85.733782247</text:p>
          </table:table-cell>
          <table:table-cell office:value-type="float" office:value="92.0494082925501" calcext:value-type="float">
            <text:p>92.0494082926</text:p>
          </table:table-cell>
          <table:table-cell office:value-type="float" office:value="86.0917450198096" calcext:value-type="float">
            <text:p>86.0917450198</text:p>
          </table:table-cell>
          <table:table-cell office:value-type="float" office:value="85.882441878956" calcext:value-type="float">
            <text:p>85.882441879</text:p>
          </table:table-cell>
          <table:table-cell office:value-type="float" office:value="87.6159903791943" calcext:value-type="float">
            <text:p>87.6159903792</text:p>
          </table:table-cell>
          <table:table-cell office:value-type="float" office:value="85.9060130285922" calcext:value-type="float">
            <text:p>85.9060130286</text:p>
          </table:table-cell>
          <table:table-cell office:value-type="float" office:value="84.1389863432504" calcext:value-type="float">
            <text:p>84.1389863433</text:p>
          </table:table-cell>
          <table:table-cell office:value-type="float" office:value="83.7652948943386" calcext:value-type="float">
            <text:p>83.7652948943</text:p>
          </table:table-cell>
          <table:table-cell office:value-type="float" office:value="83.6258643191914" calcext:value-type="float">
            <text:p>83.6258643192</text:p>
          </table:table-cell>
          <table:table-cell office:value-type="float" office:value="88.1996580414564" calcext:value-type="float">
            <text:p>88.1996580415</text:p>
          </table:table-cell>
          <table:table-cell office:value-type="float" office:value="87.7101994275921" calcext:value-type="float">
            <text:p>87.7101994276</text:p>
          </table:table-cell>
          <table:table-cell office:value-type="float" office:value="86.4239149333181" calcext:value-type="float">
            <text:p>86.4239149333</text:p>
          </table:table-cell>
          <table:table-cell office:value-type="float" office:value="85.7011182327784" calcext:value-type="float">
            <text:p>85.7011182328</text:p>
          </table:table-cell>
          <table:table-cell office:value-type="float" office:value="83.8466739205224" calcext:value-type="float">
            <text:p>83.8466739205</text:p>
          </table:table-cell>
          <table:table-cell office:value-type="float" office:value="79.8599971811127" calcext:value-type="float">
            <text:p>79.8599971811</text:p>
          </table:table-cell>
          <table:table-cell office:value-type="float" office:value="87.9114833147127" calcext:value-type="float">
            <text:p>87.9114833147</text:p>
          </table:table-cell>
          <table:table-cell office:value-type="float" office:value="83.6679119987259" calcext:value-type="float">
            <text:p>83.6679119987</text:p>
          </table:table-cell>
          <table:table-cell office:value-type="float" office:value="80.2394605509305" calcext:value-type="float">
            <text:p>80.2394605509</text:p>
          </table:table-cell>
          <table:table-cell office:value-type="float" office:value="87.7870220287019" calcext:value-type="float">
            <text:p>87.7870220287</text:p>
          </table:table-cell>
          <table:table-cell office:value-type="float" office:value="85.3998878419836" calcext:value-type="float">
            <text:p>85.399887842</text:p>
          </table:table-cell>
          <table:table-cell office:value-type="float" office:value="86.6980714483528" calcext:value-type="float">
            <text:p>86.6980714484</text:p>
          </table:table-cell>
          <table:table-cell office:value-type="float" office:value="90.0366139251375" calcext:value-type="float">
            <text:p>90.0366139251</text:p>
          </table:table-cell>
          <table:table-cell office:value-type="float" office:value="92.31243916794" calcext:value-type="float">
            <text:p>92.3124391679</text:p>
          </table:table-cell>
          <table:table-cell office:value-type="float" office:value="78.0688097048335" calcext:value-type="float">
            <text:p>78.0688097048</text:p>
          </table:table-cell>
          <table:table-cell office:value-type="float" office:value="81.0835965647209" calcext:value-type="float">
            <text:p>81.0835965647</text:p>
          </table:table-cell>
          <table:table-cell office:value-type="float" office:value="84.6346804018257" calcext:value-type="float">
            <text:p>84.6346804018</text:p>
          </table:table-cell>
        </table:table-row>
        <table:table-row table:style-name="ro1">
          <table:table-cell office:value-type="float" office:value="89.0700389029761" calcext:value-type="float">
            <text:p>89.070038903</text:p>
          </table:table-cell>
          <table:table-cell office:value-type="float" office:value="87.1377451087949" calcext:value-type="float">
            <text:p>87.1377451088</text:p>
          </table:table-cell>
          <table:table-cell office:value-type="float" office:value="83.5894805784602" calcext:value-type="float">
            <text:p>83.5894805785</text:p>
          </table:table-cell>
          <table:table-cell office:value-type="float" office:value="85.168844645609" calcext:value-type="float">
            <text:p>85.1688446456</text:p>
          </table:table-cell>
          <table:table-cell office:value-type="float" office:value="87.5940148427602" calcext:value-type="float">
            <text:p>87.5940148428</text:p>
          </table:table-cell>
          <table:table-cell office:value-type="float" office:value="83.1381460257082" calcext:value-type="float">
            <text:p>83.1381460257</text:p>
          </table:table-cell>
          <table:table-cell office:value-type="float" office:value="88.4978123575112" calcext:value-type="float">
            <text:p>88.4978123575</text:p>
          </table:table-cell>
          <table:table-cell office:value-type="float" office:value="87.958542787659" calcext:value-type="float">
            <text:p>87.9585427877</text:p>
          </table:table-cell>
          <table:table-cell office:value-type="float" office:value="83.042524631513" calcext:value-type="float">
            <text:p>83.0425246315</text:p>
          </table:table-cell>
          <table:table-cell office:value-type="float" office:value="84.5766910760488" calcext:value-type="float">
            <text:p>84.576691076</text:p>
          </table:table-cell>
          <table:table-cell office:value-type="float" office:value="86.703603324442" calcext:value-type="float">
            <text:p>86.7036033244</text:p>
          </table:table-cell>
          <table:table-cell office:value-type="float" office:value="87.6243019880467" calcext:value-type="float">
            <text:p>87.624301988</text:p>
          </table:table-cell>
          <table:table-cell office:value-type="float" office:value="82.3654259921825" calcext:value-type="float">
            <text:p>82.3654259922</text:p>
          </table:table-cell>
          <table:table-cell office:value-type="float" office:value="85.2013273652862" calcext:value-type="float">
            <text:p>85.2013273653</text:p>
          </table:table-cell>
          <table:table-cell office:value-type="float" office:value="85.4777862715865" calcext:value-type="float">
            <text:p>85.4777862716</text:p>
          </table:table-cell>
          <table:table-cell office:value-type="float" office:value="90.2187148193707" calcext:value-type="float">
            <text:p>90.2187148194</text:p>
          </table:table-cell>
          <table:table-cell office:value-type="float" office:value="86.1708017867104" calcext:value-type="float">
            <text:p>86.1708017867</text:p>
          </table:table-cell>
          <table:table-cell office:value-type="float" office:value="85.8246688586364" calcext:value-type="float">
            <text:p>85.8246688586</text:p>
          </table:table-cell>
          <table:table-cell office:value-type="float" office:value="87.7884304559083" calcext:value-type="float">
            <text:p>87.7884304559</text:p>
          </table:table-cell>
          <table:table-cell office:value-type="float" office:value="85.8663063859152" calcext:value-type="float">
            <text:p>85.8663063859</text:p>
          </table:table-cell>
          <table:table-cell office:value-type="float" office:value="84.4049616127255" calcext:value-type="float">
            <text:p>84.4049616127</text:p>
          </table:table-cell>
          <table:table-cell office:value-type="float" office:value="82.6554903121427" calcext:value-type="float">
            <text:p>82.6554903121</text:p>
          </table:table-cell>
          <table:table-cell office:value-type="float" office:value="83.9700622614066" calcext:value-type="float">
            <text:p>83.9700622614</text:p>
          </table:table-cell>
          <table:table-cell office:value-type="float" office:value="88.7674670340436" calcext:value-type="float">
            <text:p>88.767467034</text:p>
          </table:table-cell>
          <table:table-cell office:value-type="float" office:value="87.5786099908339" calcext:value-type="float">
            <text:p>87.5786099908</text:p>
          </table:table-cell>
          <table:table-cell office:value-type="float" office:value="86.1621936166338" calcext:value-type="float">
            <text:p>86.1621936166</text:p>
          </table:table-cell>
          <table:table-cell office:value-type="float" office:value="85.378643431818" calcext:value-type="float">
            <text:p>85.3786434318</text:p>
          </table:table-cell>
          <table:table-cell office:value-type="float" office:value="83.5434897758697" calcext:value-type="float">
            <text:p>83.5434897759</text:p>
          </table:table-cell>
          <table:table-cell office:value-type="float" office:value="79.655523005452" calcext:value-type="float">
            <text:p>79.6555230055</text:p>
          </table:table-cell>
          <table:table-cell office:value-type="float" office:value="87.6878077625535" calcext:value-type="float">
            <text:p>87.6878077626</text:p>
          </table:table-cell>
          <table:table-cell office:value-type="float" office:value="83.9610201247056" calcext:value-type="float">
            <text:p>83.9610201247</text:p>
          </table:table-cell>
          <table:table-cell office:value-type="float" office:value="77.3733448472254" calcext:value-type="float">
            <text:p>77.3733448472</text:p>
          </table:table-cell>
          <table:table-cell office:value-type="float" office:value="87.6381625282157" calcext:value-type="float">
            <text:p>87.6381625282</text:p>
          </table:table-cell>
          <table:table-cell office:value-type="float" office:value="84.507776805569" calcext:value-type="float">
            <text:p>84.5077768056</text:p>
          </table:table-cell>
          <table:table-cell office:value-type="float" office:value="86.7792061993749" calcext:value-type="float">
            <text:p>86.7792061994</text:p>
          </table:table-cell>
          <table:table-cell office:value-type="float" office:value="90.2549174369688" calcext:value-type="float">
            <text:p>90.254917437</text:p>
          </table:table-cell>
          <table:table-cell office:value-type="float" office:value="92.434748558968" calcext:value-type="float">
            <text:p>92.434748559</text:p>
          </table:table-cell>
          <table:table-cell office:value-type="float" office:value="78.0895596267167" calcext:value-type="float">
            <text:p>78.0895596267</text:p>
          </table:table-cell>
          <table:table-cell office:value-type="float" office:value="81.3820902210591" calcext:value-type="float">
            <text:p>81.3820902211</text:p>
          </table:table-cell>
          <table:table-cell office:value-type="float" office:value="85.64041048609" calcext:value-type="float">
            <text:p>85.6404104861</text:p>
          </table:table-cell>
        </table:table-row>
        <table:table-row table:style-name="ro1">
          <table:table-cell office:value-type="float" office:value="88.9695377893271" calcext:value-type="float">
            <text:p>88.9695377893</text:p>
          </table:table-cell>
          <table:table-cell office:value-type="float" office:value="86.9353083739678" calcext:value-type="float">
            <text:p>86.935308374</text:p>
          </table:table-cell>
          <table:table-cell office:value-type="float" office:value="83.9127686388704" calcext:value-type="float">
            <text:p>83.9127686389</text:p>
          </table:table-cell>
          <table:table-cell office:value-type="float" office:value="84.507732415346" calcext:value-type="float">
            <text:p>84.5077324153</text:p>
          </table:table-cell>
          <table:table-cell office:value-type="float" office:value="87.4074511725277" calcext:value-type="float">
            <text:p>87.4074511725</text:p>
          </table:table-cell>
          <table:table-cell office:value-type="float" office:value="82.8839248442479" calcext:value-type="float">
            <text:p>82.8839248442</text:p>
          </table:table-cell>
          <table:table-cell office:value-type="float" office:value="88.4429400785131" calcext:value-type="float">
            <text:p>88.4429400785</text:p>
          </table:table-cell>
          <table:table-cell office:value-type="float" office:value="88.2412939487764" calcext:value-type="float">
            <text:p>88.2412939488</text:p>
          </table:table-cell>
          <table:table-cell office:value-type="float" office:value="83.0013061262257" calcext:value-type="float">
            <text:p>83.0013061262</text:p>
          </table:table-cell>
          <table:table-cell office:value-type="float" office:value="84.4291442007554" calcext:value-type="float">
            <text:p>84.4291442008</text:p>
          </table:table-cell>
          <table:table-cell office:value-type="float" office:value="86.8873572452966" calcext:value-type="float">
            <text:p>86.8873572453</text:p>
          </table:table-cell>
          <table:table-cell office:value-type="float" office:value="86.5525083445846" calcext:value-type="float">
            <text:p>86.5525083446</text:p>
          </table:table-cell>
          <table:table-cell office:value-type="float" office:value="82.2153159184328" calcext:value-type="float">
            <text:p>82.2153159184</text:p>
          </table:table-cell>
          <table:table-cell office:value-type="float" office:value="84.8926672102822" calcext:value-type="float">
            <text:p>84.8926672103</text:p>
          </table:table-cell>
          <table:table-cell office:value-type="float" office:value="85.1386271591813" calcext:value-type="float">
            <text:p>85.1386271592</text:p>
          </table:table-cell>
          <table:table-cell office:value-type="float" office:value="89.7342984431567" calcext:value-type="float">
            <text:p>89.7342984432</text:p>
          </table:table-cell>
          <table:table-cell office:value-type="float" office:value="86.7045648711875" calcext:value-type="float">
            <text:p>86.7045648712</text:p>
          </table:table-cell>
          <table:table-cell office:value-type="float" office:value="85.5054209274021" calcext:value-type="float">
            <text:p>85.5054209274</text:p>
          </table:table-cell>
          <table:table-cell office:value-type="float" office:value="88.7649060610952" calcext:value-type="float">
            <text:p>88.7649060611</text:p>
          </table:table-cell>
          <table:table-cell office:value-type="float" office:value="85.9069231592186" calcext:value-type="float">
            <text:p>85.9069231592</text:p>
          </table:table-cell>
          <table:table-cell office:value-type="float" office:value="83.9616425672328" calcext:value-type="float">
            <text:p>83.9616425672</text:p>
          </table:table-cell>
          <table:table-cell office:value-type="float" office:value="82.4433253063661" calcext:value-type="float">
            <text:p>82.4433253064</text:p>
          </table:table-cell>
          <table:table-cell office:value-type="float" office:value="84.1073697885229" calcext:value-type="float">
            <text:p>84.1073697885</text:p>
          </table:table-cell>
          <table:table-cell office:value-type="float" office:value="88.4576770464739" calcext:value-type="float">
            <text:p>88.4576770465</text:p>
          </table:table-cell>
          <table:table-cell office:value-type="float" office:value="87.4568108801413" calcext:value-type="float">
            <text:p>87.4568108801</text:p>
          </table:table-cell>
          <table:table-cell office:value-type="float" office:value="85.8907101453283" calcext:value-type="float">
            <text:p>85.8907101453</text:p>
          </table:table-cell>
          <table:table-cell office:value-type="float" office:value="85.3975073640348" calcext:value-type="float">
            <text:p>85.397507364</text:p>
          </table:table-cell>
          <table:table-cell office:value-type="float" office:value="83.2139243831516" calcext:value-type="float">
            <text:p>83.2139243832</text:p>
          </table:table-cell>
          <table:table-cell office:value-type="float" office:value="80.3782122223719" calcext:value-type="float">
            <text:p>80.3782122224</text:p>
          </table:table-cell>
          <table:table-cell office:value-type="float" office:value="87.5249918616124" calcext:value-type="float">
            <text:p>87.5249918616</text:p>
          </table:table-cell>
          <table:table-cell office:value-type="float" office:value="82.8525858256223" calcext:value-type="float">
            <text:p>82.8525858256</text:p>
          </table:table-cell>
          <table:table-cell office:value-type="float" office:value="77.1983363325749" calcext:value-type="float">
            <text:p>77.1983363326</text:p>
          </table:table-cell>
          <table:table-cell office:value-type="float" office:value="87.1200426483957" calcext:value-type="float">
            <text:p>87.1200426484</text:p>
          </table:table-cell>
          <table:table-cell office:value-type="float" office:value="84.1909044310671" calcext:value-type="float">
            <text:p>84.1909044311</text:p>
          </table:table-cell>
          <table:table-cell office:value-type="float" office:value="84.8515223893703" calcext:value-type="float">
            <text:p>84.8515223894</text:p>
          </table:table-cell>
          <table:table-cell office:value-type="float" office:value="90.1792852556106" calcext:value-type="float">
            <text:p>90.1792852556</text:p>
          </table:table-cell>
          <table:table-cell office:value-type="float" office:value="91.9673564500425" calcext:value-type="float">
            <text:p>91.96735645</text:p>
          </table:table-cell>
          <table:table-cell office:value-type="float" office:value="78.0411542471712" calcext:value-type="float">
            <text:p>78.0411542472</text:p>
          </table:table-cell>
          <table:table-cell office:value-type="float" office:value="81.131744684735" calcext:value-type="float">
            <text:p>81.1317446847</text:p>
          </table:table-cell>
          <table:table-cell office:value-type="float" office:value="85.6380414865745" calcext:value-type="float">
            <text:p>85.6380414866</text:p>
          </table:table-cell>
        </table:table-row>
        <table:table-row table:style-name="ro1">
          <table:table-cell office:value-type="float" office:value="84.552392381099" calcext:value-type="float">
            <text:p>84.5523923811</text:p>
          </table:table-cell>
          <table:table-cell office:value-type="float" office:value="86.9162429596091" calcext:value-type="float">
            <text:p>86.9162429596</text:p>
          </table:table-cell>
          <table:table-cell office:value-type="float" office:value="83.6273447007545" calcext:value-type="float">
            <text:p>83.6273447008</text:p>
          </table:table-cell>
          <table:table-cell office:value-type="float" office:value="84.1017813879848" calcext:value-type="float">
            <text:p>84.101781388</text:p>
          </table:table-cell>
          <table:table-cell office:value-type="float" office:value="87.3869457968122" calcext:value-type="float">
            <text:p>87.3869457968</text:p>
          </table:table-cell>
          <table:table-cell office:value-type="float" office:value="82.71823944457" calcext:value-type="float">
            <text:p>82.7182394446</text:p>
          </table:table-cell>
          <table:table-cell office:value-type="float" office:value="88.3234951419269" calcext:value-type="float">
            <text:p>88.3234951419</text:p>
          </table:table-cell>
          <table:table-cell office:value-type="float" office:value="88.7092549050409" calcext:value-type="float">
            <text:p>88.709254905</text:p>
          </table:table-cell>
          <table:table-cell office:value-type="float" office:value="83.0428970751143" calcext:value-type="float">
            <text:p>83.0428970751</text:p>
          </table:table-cell>
          <table:table-cell office:value-type="float" office:value="84.8505699393368" calcext:value-type="float">
            <text:p>84.8505699393</text:p>
          </table:table-cell>
          <table:table-cell office:value-type="float" office:value="87.2336527002964" calcext:value-type="float">
            <text:p>87.2336527003</text:p>
          </table:table-cell>
          <table:table-cell office:value-type="float" office:value="86.9074406073586" calcext:value-type="float">
            <text:p>86.9074406074</text:p>
          </table:table-cell>
          <table:table-cell office:value-type="float" office:value="81.7658726395887" calcext:value-type="float">
            <text:p>81.7658726396</text:p>
          </table:table-cell>
          <table:table-cell office:value-type="float" office:value="87.3586499654613" calcext:value-type="float">
            <text:p>87.3586499655</text:p>
          </table:table-cell>
          <table:table-cell office:value-type="float" office:value="81.7156208463669" calcext:value-type="float">
            <text:p>81.7156208464</text:p>
          </table:table-cell>
          <table:table-cell office:value-type="float" office:value="89.3465737592609" calcext:value-type="float">
            <text:p>89.3465737593</text:p>
          </table:table-cell>
          <table:table-cell office:value-type="float" office:value="86.6258761667386" calcext:value-type="float">
            <text:p>86.6258761667</text:p>
          </table:table-cell>
          <table:table-cell office:value-type="float" office:value="85.1926369344669" calcext:value-type="float">
            <text:p>85.1926369345</text:p>
          </table:table-cell>
          <table:table-cell office:value-type="float" office:value="88.9116854641394" calcext:value-type="float">
            <text:p>88.9116854641</text:p>
          </table:table-cell>
          <table:table-cell office:value-type="float" office:value="85.8018603986095" calcext:value-type="float">
            <text:p>85.8018603986</text:p>
          </table:table-cell>
          <table:table-cell office:value-type="float" office:value="84.3039036379737" calcext:value-type="float">
            <text:p>84.303903638</text:p>
          </table:table-cell>
          <table:table-cell office:value-type="float" office:value="82.299239538113" calcext:value-type="float">
            <text:p>82.2992395381</text:p>
          </table:table-cell>
          <table:table-cell office:value-type="float" office:value="83.3039001381131" calcext:value-type="float">
            <text:p>83.3039001381</text:p>
          </table:table-cell>
          <table:table-cell office:value-type="float" office:value="87.9437932110415" calcext:value-type="float">
            <text:p>87.943793211</text:p>
          </table:table-cell>
          <table:table-cell office:value-type="float" office:value="87.7909453589513" calcext:value-type="float">
            <text:p>87.790945359</text:p>
          </table:table-cell>
          <table:table-cell office:value-type="float" office:value="86.8635715701983" calcext:value-type="float">
            <text:p>86.8635715702</text:p>
          </table:table-cell>
          <table:table-cell office:value-type="float" office:value="85.2931159836469" calcext:value-type="float">
            <text:p>85.2931159836</text:p>
          </table:table-cell>
          <table:table-cell office:value-type="float" office:value="83.7872003365541" calcext:value-type="float">
            <text:p>83.7872003366</text:p>
          </table:table-cell>
          <table:table-cell office:value-type="float" office:value="80.1483503171067" calcext:value-type="float">
            <text:p>80.1483503171</text:p>
          </table:table-cell>
          <table:table-cell office:value-type="float" office:value="87.7177669172421" calcext:value-type="float">
            <text:p>87.7177669172</text:p>
          </table:table-cell>
          <table:table-cell office:value-type="float" office:value="82.8318466059775" calcext:value-type="float">
            <text:p>82.831846606</text:p>
          </table:table-cell>
          <table:table-cell office:value-type="float" office:value="77.0008887288648" calcext:value-type="float">
            <text:p>77.0008887289</text:p>
          </table:table-cell>
          <table:table-cell office:value-type="float" office:value="87.0440157838779" calcext:value-type="float">
            <text:p>87.0440157839</text:p>
          </table:table-cell>
          <table:table-cell office:value-type="float" office:value="83.9640921278427" calcext:value-type="float">
            <text:p>83.9640921278</text:p>
          </table:table-cell>
          <table:table-cell office:value-type="float" office:value="85.0490888816267" calcext:value-type="float">
            <text:p>85.0490888816</text:p>
          </table:table-cell>
          <table:table-cell office:value-type="float" office:value="90.1553587996981" calcext:value-type="float">
            <text:p>90.1553587997</text:p>
          </table:table-cell>
          <table:table-cell office:value-type="float" office:value="89.0469776784411" calcext:value-type="float">
            <text:p>89.0469776784</text:p>
          </table:table-cell>
          <table:table-cell office:value-type="float" office:value="77.9122736034743" calcext:value-type="float">
            <text:p>77.9122736035</text:p>
          </table:table-cell>
          <table:table-cell office:value-type="float" office:value="80.6812582687588" calcext:value-type="float">
            <text:p>80.6812582688</text:p>
          </table:table-cell>
          <table:table-cell office:value-type="float" office:value="85.5317190277469" calcext:value-type="float">
            <text:p>85.5317190277</text:p>
          </table:table-cell>
        </table:table-row>
        <table:table-row table:style-name="ro1">
          <table:table-cell office:value-type="float" office:value="84.4406744534348" calcext:value-type="float">
            <text:p>84.4406744534</text:p>
          </table:table-cell>
          <table:table-cell office:value-type="float" office:value="86.4389359529889" calcext:value-type="float">
            <text:p>86.438935953</text:p>
          </table:table-cell>
          <table:table-cell office:value-type="float" office:value="83.5762595019636" calcext:value-type="float">
            <text:p>83.576259502</text:p>
          </table:table-cell>
          <table:table-cell office:value-type="float" office:value="84.2554111405364" calcext:value-type="float">
            <text:p>84.2554111405</text:p>
          </table:table-cell>
          <table:table-cell office:value-type="float" office:value="87.296421005564" calcext:value-type="float">
            <text:p>87.2964210056</text:p>
          </table:table-cell>
          <table:table-cell office:value-type="float" office:value="82.7767720427434" calcext:value-type="float">
            <text:p>82.7767720427</text:p>
          </table:table-cell>
          <table:table-cell office:value-type="float" office:value="88.1034944101256" calcext:value-type="float">
            <text:p>88.1034944101</text:p>
          </table:table-cell>
          <table:table-cell office:value-type="float" office:value="88.4114194573095" calcext:value-type="float">
            <text:p>88.4114194573</text:p>
          </table:table-cell>
          <table:table-cell office:value-type="float" office:value="83.0906535444476" calcext:value-type="float">
            <text:p>83.0906535444</text:p>
          </table:table-cell>
          <table:table-cell office:value-type="float" office:value="84.598258237502" calcext:value-type="float">
            <text:p>84.5982582375</text:p>
          </table:table-cell>
          <table:table-cell office:value-type="float" office:value="86.936195029893" calcext:value-type="float">
            <text:p>86.9361950299</text:p>
          </table:table-cell>
          <table:table-cell office:value-type="float" office:value="86.5240693718587" calcext:value-type="float">
            <text:p>86.5240693719</text:p>
          </table:table-cell>
          <table:table-cell office:value-type="float" office:value="81.7752385995755" calcext:value-type="float">
            <text:p>81.7752385996</text:p>
          </table:table-cell>
          <table:table-cell office:value-type="float" office:value="87.4612869715789" calcext:value-type="float">
            <text:p>87.4612869716</text:p>
          </table:table-cell>
          <table:table-cell office:value-type="float" office:value="81.3426143823315" calcext:value-type="float">
            <text:p>81.3426143823</text:p>
          </table:table-cell>
          <table:table-cell office:value-type="float" office:value="89.0360350378909" calcext:value-type="float">
            <text:p>89.0360350379</text:p>
          </table:table-cell>
          <table:table-cell office:value-type="float" office:value="86.5442697066816" calcext:value-type="float">
            <text:p>86.5442697067</text:p>
          </table:table-cell>
          <table:table-cell office:value-type="float" office:value="84.7992131917208" calcext:value-type="float">
            <text:p>84.7992131917</text:p>
          </table:table-cell>
          <table:table-cell office:value-type="float" office:value="88.9052622337151" calcext:value-type="float">
            <text:p>88.9052622337</text:p>
          </table:table-cell>
          <table:table-cell office:value-type="float" office:value="85.7846632158292" calcext:value-type="float">
            <text:p>85.7846632158</text:p>
          </table:table-cell>
          <table:table-cell office:value-type="float" office:value="84.1778872752226" calcext:value-type="float">
            <text:p>84.1778872752</text:p>
          </table:table-cell>
          <table:table-cell office:value-type="float" office:value="82.1925463071999" calcext:value-type="float">
            <text:p>82.1925463072</text:p>
          </table:table-cell>
          <table:table-cell office:value-type="float" office:value="83.2340243402619" calcext:value-type="float">
            <text:p>83.2340243403</text:p>
          </table:table-cell>
          <table:table-cell office:value-type="float" office:value="87.0616397588523" calcext:value-type="float">
            <text:p>87.0616397589</text:p>
          </table:table-cell>
          <table:table-cell office:value-type="float" office:value="85.3127321763982" calcext:value-type="float">
            <text:p>85.3127321764</text:p>
          </table:table-cell>
          <table:table-cell office:value-type="float" office:value="86.6667524853799" calcext:value-type="float">
            <text:p>86.6667524854</text:p>
          </table:table-cell>
          <table:table-cell office:value-type="float" office:value="85.6064345364832" calcext:value-type="float">
            <text:p>85.6064345365</text:p>
          </table:table-cell>
          <table:table-cell office:value-type="float" office:value="83.2341008297506" calcext:value-type="float">
            <text:p>83.2341008298</text:p>
          </table:table-cell>
          <table:table-cell office:value-type="float" office:value="79.959885256107" calcext:value-type="float">
            <text:p>79.9598852561</text:p>
          </table:table-cell>
          <table:table-cell office:value-type="float" office:value="87.5309659084802" calcext:value-type="float">
            <text:p>87.5309659085</text:p>
          </table:table-cell>
          <table:table-cell office:value-type="float" office:value="82.8071285836654" calcext:value-type="float">
            <text:p>82.8071285837</text:p>
          </table:table-cell>
          <table:table-cell office:value-type="float" office:value="76.8808086641765" calcext:value-type="float">
            <text:p>76.8808086642</text:p>
          </table:table-cell>
          <table:table-cell office:value-type="float" office:value="85.4284848105273" calcext:value-type="float">
            <text:p>85.4284848105</text:p>
          </table:table-cell>
          <table:table-cell office:value-type="float" office:value="83.7335729296022" calcext:value-type="float">
            <text:p>83.7335729296</text:p>
          </table:table-cell>
          <table:table-cell office:value-type="float" office:value="85.3340950930221" calcext:value-type="float">
            <text:p>85.334095093</text:p>
          </table:table-cell>
          <table:table-cell office:value-type="float" office:value="90.1308522230688" calcext:value-type="float">
            <text:p>90.1308522231</text:p>
          </table:table-cell>
          <table:table-cell office:value-type="float" office:value="88.6933573827862" calcext:value-type="float">
            <text:p>88.6933573828</text:p>
          </table:table-cell>
          <table:table-cell office:value-type="float" office:value="77.7677936887371" calcext:value-type="float">
            <text:p>77.7677936887</text:p>
          </table:table-cell>
          <table:table-cell office:value-type="float" office:value="79.9887328124315" calcext:value-type="float">
            <text:p>79.9887328124</text:p>
          </table:table-cell>
          <table:table-cell office:value-type="float" office:value="85.4063130526557" calcext:value-type="float">
            <text:p>85.4063130527</text:p>
          </table:table-cell>
        </table:table-row>
        <table:table-row table:style-name="ro1">
          <table:table-cell office:value-type="float" office:value="84.35055724385" calcext:value-type="float">
            <text:p>84.3505572439</text:p>
          </table:table-cell>
          <table:table-cell office:value-type="float" office:value="86.5319537576698" calcext:value-type="float">
            <text:p>86.5319537577</text:p>
          </table:table-cell>
          <table:table-cell office:value-type="float" office:value="82.9517078897769" calcext:value-type="float">
            <text:p>82.9517078898</text:p>
          </table:table-cell>
          <table:table-cell office:value-type="float" office:value="83.8027933397408" calcext:value-type="float">
            <text:p>83.8027933397</text:p>
          </table:table-cell>
          <table:table-cell office:value-type="float" office:value="86.893234444345" calcext:value-type="float">
            <text:p>86.8932344443</text:p>
          </table:table-cell>
          <table:table-cell office:value-type="float" office:value="81.6954663056453" calcext:value-type="float">
            <text:p>81.6954663056</text:p>
          </table:table-cell>
          <table:table-cell office:value-type="float" office:value="88.1560144699261" calcext:value-type="float">
            <text:p>88.1560144699</text:p>
          </table:table-cell>
          <table:table-cell office:value-type="float" office:value="89.2574408539859" calcext:value-type="float">
            <text:p>89.257440854</text:p>
          </table:table-cell>
          <table:table-cell office:value-type="float" office:value="83.5564498507333" calcext:value-type="float">
            <text:p>83.5564498507</text:p>
          </table:table-cell>
          <table:table-cell office:value-type="float" office:value="85.3455269277607" calcext:value-type="float">
            <text:p>85.3455269278</text:p>
          </table:table-cell>
          <table:table-cell office:value-type="float" office:value="86.2432073726886" calcext:value-type="float">
            <text:p>86.2432073727</text:p>
          </table:table-cell>
          <table:table-cell office:value-type="float" office:value="85.802679588762" calcext:value-type="float">
            <text:p>85.8026795888</text:p>
          </table:table-cell>
          <table:table-cell office:value-type="float" office:value="81.7725024869409" calcext:value-type="float">
            <text:p>81.7725024869</text:p>
          </table:table-cell>
          <table:table-cell office:value-type="float" office:value="87.592451156296" calcext:value-type="float">
            <text:p>87.5924511563</text:p>
          </table:table-cell>
          <table:table-cell office:value-type="float" office:value="81.3328868589776" calcext:value-type="float">
            <text:p>81.332886859</text:p>
          </table:table-cell>
          <table:table-cell office:value-type="float" office:value="88.7171408220876" calcext:value-type="float">
            <text:p>88.7171408221</text:p>
          </table:table-cell>
          <table:table-cell office:value-type="float" office:value="86.3433569733185" calcext:value-type="float">
            <text:p>86.3433569733</text:p>
          </table:table-cell>
          <table:table-cell office:value-type="float" office:value="84.6587290351203" calcext:value-type="float">
            <text:p>84.6587290351</text:p>
          </table:table-cell>
          <table:table-cell office:value-type="float" office:value="88.973904689818" calcext:value-type="float">
            <text:p>88.9739046898</text:p>
          </table:table-cell>
          <table:table-cell office:value-type="float" office:value="85.6753410177608" calcext:value-type="float">
            <text:p>85.6753410178</text:p>
          </table:table-cell>
          <table:table-cell office:value-type="float" office:value="83.5511465842397" calcext:value-type="float">
            <text:p>83.5511465842</text:p>
          </table:table-cell>
          <table:table-cell office:value-type="float" office:value="82.2277350048899" calcext:value-type="float">
            <text:p>82.2277350049</text:p>
          </table:table-cell>
          <table:table-cell office:value-type="float" office:value="83.0917398922437" calcext:value-type="float">
            <text:p>83.0917398922</text:p>
          </table:table-cell>
          <table:table-cell office:value-type="float" office:value="87.671179865163" calcext:value-type="float">
            <text:p>87.6711798652</text:p>
          </table:table-cell>
          <table:table-cell office:value-type="float" office:value="84.8189293409208" calcext:value-type="float">
            <text:p>84.8189293409</text:p>
          </table:table-cell>
          <table:table-cell office:value-type="float" office:value="85.5806830385811" calcext:value-type="float">
            <text:p>85.5806830386</text:p>
          </table:table-cell>
          <table:table-cell office:value-type="float" office:value="85.6312495134863" calcext:value-type="float">
            <text:p>85.6312495135</text:p>
          </table:table-cell>
          <table:table-cell office:value-type="float" office:value="82.4877803299083" calcext:value-type="float">
            <text:p>82.4877803299</text:p>
          </table:table-cell>
          <table:table-cell office:value-type="float" office:value="79.8464205520328" calcext:value-type="float">
            <text:p>79.846420552</text:p>
          </table:table-cell>
          <table:table-cell office:value-type="float" office:value="87.387436773089" calcext:value-type="float">
            <text:p>87.3874367731</text:p>
          </table:table-cell>
          <table:table-cell office:value-type="float" office:value="82.5479544660201" calcext:value-type="float">
            <text:p>82.547954466</text:p>
          </table:table-cell>
          <table:table-cell office:value-type="float" office:value="76.9679935432274" calcext:value-type="float">
            <text:p>76.9679935432</text:p>
          </table:table-cell>
          <table:table-cell office:value-type="float" office:value="85.516049754243" calcext:value-type="float">
            <text:p>85.5160497542</text:p>
          </table:table-cell>
          <table:table-cell office:value-type="float" office:value="83.8289558555729" calcext:value-type="float">
            <text:p>83.8289558556</text:p>
          </table:table-cell>
          <table:table-cell office:value-type="float" office:value="85.0802145797198" calcext:value-type="float">
            <text:p>85.0802145797</text:p>
          </table:table-cell>
          <table:table-cell office:value-type="float" office:value="90.0909815017306" calcext:value-type="float">
            <text:p>90.0909815017</text:p>
          </table:table-cell>
          <table:table-cell office:value-type="float" office:value="88.4082963743184" calcext:value-type="float">
            <text:p>88.4082963743</text:p>
          </table:table-cell>
          <table:table-cell office:value-type="float" office:value="77.714643382054" calcext:value-type="float">
            <text:p>77.7146433821</text:p>
          </table:table-cell>
          <table:table-cell office:value-type="float" office:value="79.6250600202149" calcext:value-type="float">
            <text:p>79.6250600202</text:p>
          </table:table-cell>
          <table:table-cell office:value-type="float" office:value="85.4434671076139" calcext:value-type="float">
            <text:p>85.4434671076</text:p>
          </table:table-cell>
        </table:table-row>
        <table:table-row table:style-name="ro1">
          <table:table-cell office:value-type="float" office:value="84.3361811897934" calcext:value-type="float">
            <text:p>84.3361811898</text:p>
          </table:table-cell>
          <table:table-cell office:value-type="float" office:value="85.0422246868752" calcext:value-type="float">
            <text:p>85.0422246869</text:p>
          </table:table-cell>
          <table:table-cell office:value-type="float" office:value="82.7248109268041" calcext:value-type="float">
            <text:p>82.7248109268</text:p>
          </table:table-cell>
          <table:table-cell office:value-type="float" office:value="84.2316811697378" calcext:value-type="float">
            <text:p>84.2316811697</text:p>
          </table:table-cell>
          <table:table-cell office:value-type="float" office:value="86.1919783913297" calcext:value-type="float">
            <text:p>86.1919783913</text:p>
          </table:table-cell>
          <table:table-cell office:value-type="float" office:value="81.5024890924687" calcext:value-type="float">
            <text:p>81.5024890925</text:p>
          </table:table-cell>
          <table:table-cell office:value-type="float" office:value="88.0722963861336" calcext:value-type="float">
            <text:p>88.0722963861</text:p>
          </table:table-cell>
          <table:table-cell office:value-type="float" office:value="88.7594594537107" calcext:value-type="float">
            <text:p>88.7594594537</text:p>
          </table:table-cell>
          <table:table-cell office:value-type="float" office:value="83.7879808898679" calcext:value-type="float">
            <text:p>83.7879808899</text:p>
          </table:table-cell>
          <table:table-cell office:value-type="float" office:value="85.2745148753651" calcext:value-type="float">
            <text:p>85.2745148754</text:p>
          </table:table-cell>
          <table:table-cell office:value-type="float" office:value="85.8669162356015" calcext:value-type="float">
            <text:p>85.8669162356</text:p>
          </table:table-cell>
          <table:table-cell office:value-type="float" office:value="86.1132178952175" calcext:value-type="float">
            <text:p>86.1132178952</text:p>
          </table:table-cell>
          <table:table-cell office:value-type="float" office:value="81.6339164977992" calcext:value-type="float">
            <text:p>81.6339164978</text:p>
          </table:table-cell>
          <table:table-cell office:value-type="float" office:value="87.7505422066243" calcext:value-type="float">
            <text:p>87.7505422066</text:p>
          </table:table-cell>
          <table:table-cell office:value-type="float" office:value="79.7700946011372" calcext:value-type="float">
            <text:p>79.7700946011</text:p>
          </table:table-cell>
          <table:table-cell office:value-type="float" office:value="88.3475930014928" calcext:value-type="float">
            <text:p>88.3475930015</text:p>
          </table:table-cell>
          <table:table-cell office:value-type="float" office:value="84.9929155326263" calcext:value-type="float">
            <text:p>84.9929155326</text:p>
          </table:table-cell>
          <table:table-cell office:value-type="float" office:value="84.5174755333058" calcext:value-type="float">
            <text:p>84.5174755333</text:p>
          </table:table-cell>
          <table:table-cell office:value-type="float" office:value="90.0387294333205" calcext:value-type="float">
            <text:p>90.0387294333</text:p>
          </table:table-cell>
          <table:table-cell office:value-type="float" office:value="85.5492109014051" calcext:value-type="float">
            <text:p>85.5492109014</text:p>
          </table:table-cell>
          <table:table-cell office:value-type="float" office:value="82.8798861250624" calcext:value-type="float">
            <text:p>82.8798861251</text:p>
          </table:table-cell>
          <table:table-cell office:value-type="float" office:value="82.1763792561953" calcext:value-type="float">
            <text:p>82.1763792562</text:p>
          </table:table-cell>
          <table:table-cell office:value-type="float" office:value="82.8282928111983" calcext:value-type="float">
            <text:p>82.8282928112</text:p>
          </table:table-cell>
          <table:table-cell office:value-type="float" office:value="87.2313773890212" calcext:value-type="float">
            <text:p>87.231377389</text:p>
          </table:table-cell>
          <table:table-cell office:value-type="float" office:value="83.7456856341738" calcext:value-type="float">
            <text:p>83.7456856342</text:p>
          </table:table-cell>
          <table:table-cell office:value-type="float" office:value="85.4439007141483" calcext:value-type="float">
            <text:p>85.4439007141</text:p>
          </table:table-cell>
          <table:table-cell office:value-type="float" office:value="85.9490847690168" calcext:value-type="float">
            <text:p>85.949084769</text:p>
          </table:table-cell>
          <table:table-cell office:value-type="float" office:value="82.436096781687" calcext:value-type="float">
            <text:p>82.4360967817</text:p>
          </table:table-cell>
          <table:table-cell office:value-type="float" office:value="79.7780110647342" calcext:value-type="float">
            <text:p>79.7780110647</text:p>
          </table:table-cell>
          <table:table-cell office:value-type="float" office:value="87.1611673835962" calcext:value-type="float">
            <text:p>87.1611673836</text:p>
          </table:table-cell>
          <table:table-cell office:value-type="float" office:value="82.4815907729059" calcext:value-type="float">
            <text:p>82.4815907729</text:p>
          </table:table-cell>
          <table:table-cell office:value-type="float" office:value="79.5715905484815" calcext:value-type="float">
            <text:p>79.5715905485</text:p>
          </table:table-cell>
          <table:table-cell office:value-type="float" office:value="85.301386468563" calcext:value-type="float">
            <text:p>85.3013864686</text:p>
          </table:table-cell>
          <table:table-cell office:value-type="float" office:value="84.1815031012311" calcext:value-type="float">
            <text:p>84.1815031012</text:p>
          </table:table-cell>
          <table:table-cell office:value-type="float" office:value="86.5509964429616" calcext:value-type="float">
            <text:p>86.550996443</text:p>
          </table:table-cell>
          <table:table-cell office:value-type="float" office:value="90.0489975021562" calcext:value-type="float">
            <text:p>90.0489975022</text:p>
          </table:table-cell>
          <table:table-cell office:value-type="float" office:value="86.4943660953911" calcext:value-type="float">
            <text:p>86.4943660954</text:p>
          </table:table-cell>
          <table:table-cell office:value-type="float" office:value="77.8733565319284" calcext:value-type="float">
            <text:p>77.8733565319</text:p>
          </table:table-cell>
          <table:table-cell office:value-type="float" office:value="79.4403017331077" calcext:value-type="float">
            <text:p>79.4403017331</text:p>
          </table:table-cell>
          <table:table-cell office:value-type="float" office:value="85.4626792664718" calcext:value-type="float">
            <text:p>85.4626792665</text:p>
          </table:table-cell>
        </table:table-row>
        <table:table-row table:style-name="ro1">
          <table:table-cell office:value-type="float" office:value="81.8276795373869" calcext:value-type="float">
            <text:p>81.8276795374</text:p>
          </table:table-cell>
          <table:table-cell office:value-type="float" office:value="85.0121502464172" calcext:value-type="float">
            <text:p>85.0121502464</text:p>
          </table:table-cell>
          <table:table-cell office:value-type="float" office:value="82.7992418771412" calcext:value-type="float">
            <text:p>82.7992418771</text:p>
          </table:table-cell>
          <table:table-cell office:value-type="float" office:value="83.8184001129944" calcext:value-type="float">
            <text:p>83.818400113</text:p>
          </table:table-cell>
          <table:table-cell office:value-type="float" office:value="85.9333424416702" calcext:value-type="float">
            <text:p>85.9333424417</text:p>
          </table:table-cell>
          <table:table-cell office:value-type="float" office:value="80.9268996629935" calcext:value-type="float">
            <text:p>80.926899663</text:p>
          </table:table-cell>
          <table:table-cell office:value-type="float" office:value="87.943907230732" calcext:value-type="float">
            <text:p>87.9439072307</text:p>
          </table:table-cell>
          <table:table-cell office:value-type="float" office:value="87.207066661141" calcext:value-type="float">
            <text:p>87.2070666611</text:p>
          </table:table-cell>
          <table:table-cell office:value-type="float" office:value="84.1828542262389" calcext:value-type="float">
            <text:p>84.1828542262</text:p>
          </table:table-cell>
          <table:table-cell office:value-type="float" office:value="85.0718617773562" calcext:value-type="float">
            <text:p>85.0718617774</text:p>
          </table:table-cell>
          <table:table-cell office:value-type="float" office:value="85.5532289294927" calcext:value-type="float">
            <text:p>85.5532289295</text:p>
          </table:table-cell>
          <table:table-cell office:value-type="float" office:value="85.8643413803039" calcext:value-type="float">
            <text:p>85.8643413803</text:p>
          </table:table-cell>
          <table:table-cell office:value-type="float" office:value="81.8607555218697" calcext:value-type="float">
            <text:p>81.8607555219</text:p>
          </table:table-cell>
          <table:table-cell office:value-type="float" office:value="87.9231639297953" calcext:value-type="float">
            <text:p>87.9231639298</text:p>
          </table:table-cell>
          <table:table-cell office:value-type="float" office:value="80.0456573886462" calcext:value-type="float">
            <text:p>80.0456573886</text:p>
          </table:table-cell>
          <table:table-cell office:value-type="float" office:value="88.0716671311753" calcext:value-type="float">
            <text:p>88.0716671312</text:p>
          </table:table-cell>
          <table:table-cell office:value-type="float" office:value="85.7195539518422" calcext:value-type="float">
            <text:p>85.7195539518</text:p>
          </table:table-cell>
          <table:table-cell office:value-type="float" office:value="84.6745181326164" calcext:value-type="float">
            <text:p>84.6745181326</text:p>
          </table:table-cell>
          <table:table-cell office:value-type="float" office:value="89.9969881140828" calcext:value-type="float">
            <text:p>89.9969881141</text:p>
          </table:table-cell>
          <table:table-cell office:value-type="float" office:value="85.4522963653694" calcext:value-type="float">
            <text:p>85.4522963654</text:p>
          </table:table-cell>
          <table:table-cell office:value-type="float" office:value="82.6066222139062" calcext:value-type="float">
            <text:p>82.6066222139</text:p>
          </table:table-cell>
          <table:table-cell office:value-type="float" office:value="82.0483469419345" calcext:value-type="float">
            <text:p>82.0483469419</text:p>
          </table:table-cell>
          <table:table-cell office:value-type="float" office:value="82.4554049402796" calcext:value-type="float">
            <text:p>82.4554049403</text:p>
          </table:table-cell>
          <table:table-cell office:value-type="float" office:value="86.3785039920245" calcext:value-type="float">
            <text:p>86.378503992</text:p>
          </table:table-cell>
          <table:table-cell office:value-type="float" office:value="83.5841763208094" calcext:value-type="float">
            <text:p>83.5841763208</text:p>
          </table:table-cell>
          <table:table-cell office:value-type="float" office:value="85.4260411615003" calcext:value-type="float">
            <text:p>85.4260411615</text:p>
          </table:table-cell>
          <table:table-cell office:value-type="float" office:value="85.3678232849761" calcext:value-type="float">
            <text:p>85.367823285</text:p>
          </table:table-cell>
          <table:table-cell office:value-type="float" office:value="81.8030532455244" calcext:value-type="float">
            <text:p>81.8030532455</text:p>
          </table:table-cell>
          <table:table-cell office:value-type="float" office:value="79.7353639040609" calcext:value-type="float">
            <text:p>79.7353639041</text:p>
          </table:table-cell>
          <table:table-cell office:value-type="float" office:value="86.9639322418634" calcext:value-type="float">
            <text:p>86.9639322419</text:p>
          </table:table-cell>
          <table:table-cell office:value-type="float" office:value="82.6723850322371" calcext:value-type="float">
            <text:p>82.6723850322</text:p>
          </table:table-cell>
          <table:table-cell office:value-type="float" office:value="79.5444501919311" calcext:value-type="float">
            <text:p>79.5444501919</text:p>
          </table:table-cell>
          <table:table-cell office:value-type="float" office:value="84.991219240067" calcext:value-type="float">
            <text:p>84.9912192401</text:p>
          </table:table-cell>
          <table:table-cell office:value-type="float" office:value="83.6299792315125" calcext:value-type="float">
            <text:p>83.6299792315</text:p>
          </table:table-cell>
          <table:table-cell office:value-type="float" office:value="86.2572406806262" calcext:value-type="float">
            <text:p>86.2572406806</text:p>
          </table:table-cell>
          <table:table-cell office:value-type="float" office:value="90.4500378965932" calcext:value-type="float">
            <text:p>90.4500378966</text:p>
          </table:table-cell>
          <table:table-cell office:value-type="float" office:value="86.0931318753577" calcext:value-type="float">
            <text:p>86.0931318754</text:p>
          </table:table-cell>
          <table:table-cell office:value-type="float" office:value="78.2248660201625" calcext:value-type="float">
            <text:p>78.2248660202</text:p>
          </table:table-cell>
          <table:table-cell office:value-type="float" office:value="79.2463359823642" calcext:value-type="float">
            <text:p>79.2463359824</text:p>
          </table:table-cell>
          <table:table-cell office:value-type="float" office:value="85.215027561031" calcext:value-type="float">
            <text:p>85.215027561</text:p>
          </table:table-cell>
        </table:table-row>
        <table:table-row table:style-name="ro1">
          <table:table-cell office:value-type="float" office:value="81.9681192679496" calcext:value-type="float">
            <text:p>81.9681192679</text:p>
          </table:table-cell>
          <table:table-cell office:value-type="float" office:value="84.9481399013726" calcext:value-type="float">
            <text:p>84.9481399014</text:p>
          </table:table-cell>
          <table:table-cell office:value-type="float" office:value="82.4375050242361" calcext:value-type="float">
            <text:p>82.4375050242</text:p>
          </table:table-cell>
          <table:table-cell office:value-type="float" office:value="84.3230143813177" calcext:value-type="float">
            <text:p>84.3230143813</text:p>
          </table:table-cell>
          <table:table-cell office:value-type="float" office:value="85.9956670072497" calcext:value-type="float">
            <text:p>85.9956670072</text:p>
          </table:table-cell>
          <table:table-cell office:value-type="float" office:value="80.6054204315263" calcext:value-type="float">
            <text:p>80.6054204315</text:p>
          </table:table-cell>
          <table:table-cell office:value-type="float" office:value="87.8387219227377" calcext:value-type="float">
            <text:p>87.8387219227</text:p>
          </table:table-cell>
          <table:table-cell office:value-type="float" office:value="86.6242002153234" calcext:value-type="float">
            <text:p>86.6242002153</text:p>
          </table:table-cell>
          <table:table-cell office:value-type="float" office:value="83.9689999277028" calcext:value-type="float">
            <text:p>83.9689999277</text:p>
          </table:table-cell>
          <table:table-cell office:value-type="float" office:value="84.8261780598659" calcext:value-type="float">
            <text:p>84.8261780599</text:p>
          </table:table-cell>
          <table:table-cell office:value-type="float" office:value="85.3107505285653" calcext:value-type="float">
            <text:p>85.3107505286</text:p>
          </table:table-cell>
          <table:table-cell office:value-type="float" office:value="85.8856601090552" calcext:value-type="float">
            <text:p>85.8856601091</text:p>
          </table:table-cell>
          <table:table-cell office:value-type="float" office:value="81.9126772152071" calcext:value-type="float">
            <text:p>81.9126772152</text:p>
          </table:table-cell>
          <table:table-cell office:value-type="float" office:value="87.0048338494028" calcext:value-type="float">
            <text:p>87.0048338494</text:p>
          </table:table-cell>
          <table:table-cell office:value-type="float" office:value="79.7419014506281" calcext:value-type="float">
            <text:p>79.7419014506</text:p>
          </table:table-cell>
          <table:table-cell office:value-type="float" office:value="87.8358403524957" calcext:value-type="float">
            <text:p>87.8358403525</text:p>
          </table:table-cell>
          <table:table-cell office:value-type="float" office:value="85.3890603316159" calcext:value-type="float">
            <text:p>85.3890603316</text:p>
          </table:table-cell>
          <table:table-cell office:value-type="float" office:value="84.6277694047139" calcext:value-type="float">
            <text:p>84.6277694047</text:p>
          </table:table-cell>
          <table:table-cell office:value-type="float" office:value="89.929060166409" calcext:value-type="float">
            <text:p>89.9290601664</text:p>
          </table:table-cell>
          <table:table-cell office:value-type="float" office:value="84.2345990327608" calcext:value-type="float">
            <text:p>84.2345990328</text:p>
          </table:table-cell>
          <table:table-cell office:value-type="float" office:value="83.5479899103553" calcext:value-type="float">
            <text:p>83.5479899104</text:p>
          </table:table-cell>
          <table:table-cell office:value-type="float" office:value="81.9341290798898" calcext:value-type="float">
            <text:p>81.9341290799</text:p>
          </table:table-cell>
          <table:table-cell office:value-type="float" office:value="82.1302359774046" calcext:value-type="float">
            <text:p>82.1302359774</text:p>
          </table:table-cell>
          <table:table-cell office:value-type="float" office:value="85.3878071083852" calcext:value-type="float">
            <text:p>85.3878071084</text:p>
          </table:table-cell>
          <table:table-cell office:value-type="float" office:value="83.512782594815" calcext:value-type="float">
            <text:p>83.5127825948</text:p>
          </table:table-cell>
          <table:table-cell office:value-type="float" office:value="85.5300316276874" calcext:value-type="float">
            <text:p>85.5300316277</text:p>
          </table:table-cell>
          <table:table-cell office:value-type="float" office:value="85.4472353438484" calcext:value-type="float">
            <text:p>85.4472353438</text:p>
          </table:table-cell>
          <table:table-cell office:value-type="float" office:value="81.5193127238026" calcext:value-type="float">
            <text:p>81.5193127238</text:p>
          </table:table-cell>
          <table:table-cell office:value-type="float" office:value="79.7073030153695" calcext:value-type="float">
            <text:p>79.7073030154</text:p>
          </table:table-cell>
          <table:table-cell office:value-type="float" office:value="84.3827963043097" calcext:value-type="float">
            <text:p>84.3827963043</text:p>
          </table:table-cell>
          <table:table-cell office:value-type="float" office:value="82.6514382696532" calcext:value-type="float">
            <text:p>82.6514382697</text:p>
          </table:table-cell>
          <table:table-cell office:value-type="float" office:value="79.1969670737412" calcext:value-type="float">
            <text:p>79.1969670737</text:p>
          </table:table-cell>
          <table:table-cell office:value-type="float" office:value="85.0622142401824" calcext:value-type="float">
            <text:p>85.0622142402</text:p>
          </table:table-cell>
          <table:table-cell office:value-type="float" office:value="83.0551913130889" calcext:value-type="float">
            <text:p>83.0551913131</text:p>
          </table:table-cell>
          <table:table-cell office:value-type="float" office:value="86.0196118887686" calcext:value-type="float">
            <text:p>86.0196118888</text:p>
          </table:table-cell>
          <table:table-cell office:value-type="float" office:value="90.4369181738008" calcext:value-type="float">
            <text:p>90.4369181738</text:p>
          </table:table-cell>
          <table:table-cell office:value-type="float" office:value="85.0027288814414" calcext:value-type="float">
            <text:p>85.0027288814</text:p>
          </table:table-cell>
          <table:table-cell office:value-type="float" office:value="78.4585289257444" calcext:value-type="float">
            <text:p>78.4585289257</text:p>
          </table:table-cell>
          <table:table-cell office:value-type="float" office:value="79.0314145685295" calcext:value-type="float">
            <text:p>79.0314145685</text:p>
          </table:table-cell>
          <table:table-cell office:value-type="float" office:value="84.8903518244072" calcext:value-type="float">
            <text:p>84.8903518244</text:p>
          </table:table-cell>
        </table:table-row>
        <table:table-row table:style-name="ro1">
          <table:table-cell office:value-type="float" office:value="80.5158415224973" calcext:value-type="float">
            <text:p>80.5158415225</text:p>
          </table:table-cell>
          <table:table-cell office:value-type="float" office:value="84.7893141909068" calcext:value-type="float">
            <text:p>84.7893141909</text:p>
          </table:table-cell>
          <table:table-cell office:value-type="float" office:value="82.2471141267459" calcext:value-type="float">
            <text:p>82.2471141267</text:p>
          </table:table-cell>
          <table:table-cell office:value-type="float" office:value="84.0969757168092" calcext:value-type="float">
            <text:p>84.0969757168</text:p>
          </table:table-cell>
          <table:table-cell office:value-type="float" office:value="85.747904610973" calcext:value-type="float">
            <text:p>85.747904611</text:p>
          </table:table-cell>
          <table:table-cell office:value-type="float" office:value="80.4288578734874" calcext:value-type="float">
            <text:p>80.4288578735</text:p>
          </table:table-cell>
          <table:table-cell office:value-type="float" office:value="87.7639733753869" calcext:value-type="float">
            <text:p>87.7639733754</text:p>
          </table:table-cell>
          <table:table-cell office:value-type="float" office:value="86.0282720589957" calcext:value-type="float">
            <text:p>86.028272059</text:p>
          </table:table-cell>
          <table:table-cell office:value-type="float" office:value="84.3388635286044" calcext:value-type="float">
            <text:p>84.3388635286</text:p>
          </table:table-cell>
          <table:table-cell office:value-type="float" office:value="85.6987117349485" calcext:value-type="float">
            <text:p>85.6987117349</text:p>
          </table:table-cell>
          <table:table-cell office:value-type="float" office:value="85.5126862694169" calcext:value-type="float">
            <text:p>85.5126862694</text:p>
          </table:table-cell>
          <table:table-cell office:value-type="float" office:value="85.5064634176349" calcext:value-type="float">
            <text:p>85.5064634176</text:p>
          </table:table-cell>
          <table:table-cell office:value-type="float" office:value="81.9540158815267" calcext:value-type="float">
            <text:p>81.9540158815</text:p>
          </table:table-cell>
          <table:table-cell office:value-type="float" office:value="87.0853051669476" calcext:value-type="float">
            <text:p>87.0853051669</text:p>
          </table:table-cell>
          <table:table-cell office:value-type="float" office:value="79.5550376930715" calcext:value-type="float">
            <text:p>79.5550376931</text:p>
          </table:table-cell>
          <table:table-cell office:value-type="float" office:value="87.6233090258467" calcext:value-type="float">
            <text:p>87.6233090258</text:p>
          </table:table-cell>
          <table:table-cell office:value-type="float" office:value="84.9136313032928" calcext:value-type="float">
            <text:p>84.9136313033</text:p>
          </table:table-cell>
          <table:table-cell office:value-type="float" office:value="84.3733163384824" calcext:value-type="float">
            <text:p>84.3733163385</text:p>
          </table:table-cell>
          <table:table-cell office:value-type="float" office:value="89.9315043421853" calcext:value-type="float">
            <text:p>89.9315043422</text:p>
          </table:table-cell>
          <table:table-cell office:value-type="float" office:value="84.0677418392184" calcext:value-type="float">
            <text:p>84.0677418392</text:p>
          </table:table-cell>
          <table:table-cell office:value-type="float" office:value="83.6533179892817" calcext:value-type="float">
            <text:p>83.6533179893</text:p>
          </table:table-cell>
          <table:table-cell office:value-type="float" office:value="81.742911240092" calcext:value-type="float">
            <text:p>81.7429112401</text:p>
          </table:table-cell>
          <table:table-cell office:value-type="float" office:value="81.723623383675" calcext:value-type="float">
            <text:p>81.7236233837</text:p>
          </table:table-cell>
          <table:table-cell office:value-type="float" office:value="84.7032829772446" calcext:value-type="float">
            <text:p>84.7032829772</text:p>
          </table:table-cell>
          <table:table-cell office:value-type="float" office:value="83.6595958223508" calcext:value-type="float">
            <text:p>83.6595958224</text:p>
          </table:table-cell>
          <table:table-cell office:value-type="float" office:value="85.6789087829671" calcext:value-type="float">
            <text:p>85.678908783</text:p>
          </table:table-cell>
          <table:table-cell office:value-type="float" office:value="85.2401206247746" calcext:value-type="float">
            <text:p>85.2401206248</text:p>
          </table:table-cell>
          <table:table-cell office:value-type="float" office:value="81.4002252791095" calcext:value-type="float">
            <text:p>81.4002252791</text:p>
          </table:table-cell>
          <table:table-cell office:value-type="float" office:value="79.6444465339823" calcext:value-type="float">
            <text:p>79.644446534</text:p>
          </table:table-cell>
          <table:table-cell office:value-type="float" office:value="84.1777608818019" calcext:value-type="float">
            <text:p>84.1777608818</text:p>
          </table:table-cell>
          <table:table-cell office:value-type="float" office:value="83.0424576335694" calcext:value-type="float">
            <text:p>83.0424576336</text:p>
          </table:table-cell>
          <table:table-cell office:value-type="float" office:value="79.2456626288863" calcext:value-type="float">
            <text:p>79.2456626289</text:p>
          </table:table-cell>
          <table:table-cell office:value-type="float" office:value="85.4777268889036" calcext:value-type="float">
            <text:p>85.4777268889</text:p>
          </table:table-cell>
          <table:table-cell office:value-type="float" office:value="83.0364369708548" calcext:value-type="float">
            <text:p>83.0364369709</text:p>
          </table:table-cell>
          <table:table-cell office:value-type="float" office:value="85.8706136044909" calcext:value-type="float">
            <text:p>85.8706136045</text:p>
          </table:table-cell>
          <table:table-cell office:value-type="float" office:value="90.5056626180653" calcext:value-type="float">
            <text:p>90.5056626181</text:p>
          </table:table-cell>
          <table:table-cell office:value-type="float" office:value="84.6373520659871" calcext:value-type="float">
            <text:p>84.637352066</text:p>
          </table:table-cell>
          <table:table-cell office:value-type="float" office:value="78.7586812932839" calcext:value-type="float">
            <text:p>78.7586812933</text:p>
          </table:table-cell>
          <table:table-cell office:value-type="float" office:value="78.816093766303" calcext:value-type="float">
            <text:p>78.8160937663</text:p>
          </table:table-cell>
          <table:table-cell office:value-type="float" office:value="84.7559562246565" calcext:value-type="float">
            <text:p>84.7559562247</text:p>
          </table:table-cell>
        </table:table-row>
        <table:table-row table:style-name="ro1">
          <table:table-cell office:value-type="float" office:value="80.5451929641103" calcext:value-type="float">
            <text:p>80.5451929641</text:p>
          </table:table-cell>
          <table:table-cell office:value-type="float" office:value="84.8034231893422" calcext:value-type="float">
            <text:p>84.8034231893</text:p>
          </table:table-cell>
          <table:table-cell office:value-type="float" office:value="82.148758448986" calcext:value-type="float">
            <text:p>82.148758449</text:p>
          </table:table-cell>
          <table:table-cell office:value-type="float" office:value="84.1122077578675" calcext:value-type="float">
            <text:p>84.1122077579</text:p>
          </table:table-cell>
          <table:table-cell office:value-type="float" office:value="85.4205672487211" calcext:value-type="float">
            <text:p>85.4205672487</text:p>
          </table:table-cell>
          <table:table-cell office:value-type="float" office:value="80.1419491204369" calcext:value-type="float">
            <text:p>80.1419491204</text:p>
          </table:table-cell>
          <table:table-cell office:value-type="float" office:value="87.7062898365639" calcext:value-type="float">
            <text:p>87.7062898366</text:p>
          </table:table-cell>
          <table:table-cell office:value-type="float" office:value="86.7072601506437" calcext:value-type="float">
            <text:p>86.7072601506</text:p>
          </table:table-cell>
          <table:table-cell office:value-type="float" office:value="83.9140789457041" calcext:value-type="float">
            <text:p>83.9140789457</text:p>
          </table:table-cell>
          <table:table-cell office:value-type="float" office:value="85.9099965076442" calcext:value-type="float">
            <text:p>85.9099965076</text:p>
          </table:table-cell>
          <table:table-cell office:value-type="float" office:value="85.4869332323194" calcext:value-type="float">
            <text:p>85.4869332323</text:p>
          </table:table-cell>
          <table:table-cell office:value-type="float" office:value="85.6229061800443" calcext:value-type="float">
            <text:p>85.62290618</text:p>
          </table:table-cell>
          <table:table-cell office:value-type="float" office:value="81.7321649588246" calcext:value-type="float">
            <text:p>81.7321649588</text:p>
          </table:table-cell>
          <table:table-cell office:value-type="float" office:value="87.0807124798527" calcext:value-type="float">
            <text:p>87.0807124799</text:p>
          </table:table-cell>
          <table:table-cell office:value-type="float" office:value="78.7613220301431" calcext:value-type="float">
            <text:p>78.7613220301</text:p>
          </table:table-cell>
          <table:table-cell office:value-type="float" office:value="87.4316175807161" calcext:value-type="float">
            <text:p>87.4316175807</text:p>
          </table:table-cell>
          <table:table-cell office:value-type="float" office:value="84.6553251295614" calcext:value-type="float">
            <text:p>84.6553251296</text:p>
          </table:table-cell>
          <table:table-cell office:value-type="float" office:value="84.4401280292541" calcext:value-type="float">
            <text:p>84.4401280293</text:p>
          </table:table-cell>
          <table:table-cell office:value-type="float" office:value="90.0505898613251" calcext:value-type="float">
            <text:p>90.0505898613</text:p>
          </table:table-cell>
          <table:table-cell office:value-type="float" office:value="83.5573819865298" calcext:value-type="float">
            <text:p>83.5573819865</text:p>
          </table:table-cell>
          <table:table-cell office:value-type="float" office:value="83.8431652506535" calcext:value-type="float">
            <text:p>83.8431652507</text:p>
          </table:table-cell>
          <table:table-cell office:value-type="float" office:value="81.4918874041623" calcext:value-type="float">
            <text:p>81.4918874042</text:p>
          </table:table-cell>
          <table:table-cell office:value-type="float" office:value="81.5595427608412" calcext:value-type="float">
            <text:p>81.5595427608</text:p>
          </table:table-cell>
          <table:table-cell office:value-type="float" office:value="84.3175064400749" calcext:value-type="float">
            <text:p>84.3175064401</text:p>
          </table:table-cell>
          <table:table-cell office:value-type="float" office:value="83.4768149688337" calcext:value-type="float">
            <text:p>83.4768149688</text:p>
          </table:table-cell>
          <table:table-cell office:value-type="float" office:value="85.7876694821104" calcext:value-type="float">
            <text:p>85.7876694821</text:p>
          </table:table-cell>
          <table:table-cell office:value-type="float" office:value="85.7166637072894" calcext:value-type="float">
            <text:p>85.7166637073</text:p>
          </table:table-cell>
          <table:table-cell office:value-type="float" office:value="81.4307100322586" calcext:value-type="float">
            <text:p>81.4307100323</text:p>
          </table:table-cell>
          <table:table-cell office:value-type="float" office:value="79.5448345327238" calcext:value-type="float">
            <text:p>79.5448345327</text:p>
          </table:table-cell>
          <table:table-cell office:value-type="float" office:value="84.3329351114667" calcext:value-type="float">
            <text:p>84.3329351115</text:p>
          </table:table-cell>
          <table:table-cell office:value-type="float" office:value="83.0730963478808" calcext:value-type="float">
            <text:p>83.0730963479</text:p>
          </table:table-cell>
          <table:table-cell office:value-type="float" office:value="79.3912954056607" calcext:value-type="float">
            <text:p>79.3912954057</text:p>
          </table:table-cell>
          <table:table-cell office:value-type="float" office:value="86.4864961393047" calcext:value-type="float">
            <text:p>86.4864961393</text:p>
          </table:table-cell>
          <table:table-cell office:value-type="float" office:value="83.2979220918174" calcext:value-type="float">
            <text:p>83.2979220918</text:p>
          </table:table-cell>
          <table:table-cell office:value-type="float" office:value="85.3705700029984" calcext:value-type="float">
            <text:p>85.370570003</text:p>
          </table:table-cell>
          <table:table-cell office:value-type="float" office:value="90.4295195826423" calcext:value-type="float">
            <text:p>90.4295195826</text:p>
          </table:table-cell>
          <table:table-cell office:value-type="float" office:value="85.0024006652099" calcext:value-type="float">
            <text:p>85.0024006652</text:p>
          </table:table-cell>
          <table:table-cell office:value-type="float" office:value="78.3952216505809" calcext:value-type="float">
            <text:p>78.3952216506</text:p>
          </table:table-cell>
          <table:table-cell office:value-type="float" office:value="78.6915425280593" calcext:value-type="float">
            <text:p>78.6915425281</text:p>
          </table:table-cell>
          <table:table-cell office:value-type="float" office:value="84.748672117326" calcext:value-type="float">
            <text:p>84.7486721173</text:p>
          </table:table-cell>
        </table:table-row>
        <table:table-row table:style-name="ro1">
          <table:table-cell office:value-type="float" office:value="80.449935886247" calcext:value-type="float">
            <text:p>80.4499358862</text:p>
          </table:table-cell>
          <table:table-cell office:value-type="float" office:value="84.7610815446679" calcext:value-type="float">
            <text:p>84.7610815447</text:p>
          </table:table-cell>
          <table:table-cell office:value-type="float" office:value="82.1801873221285" calcext:value-type="float">
            <text:p>82.1801873221</text:p>
          </table:table-cell>
          <table:table-cell office:value-type="float" office:value="83.6005164566742" calcext:value-type="float">
            <text:p>83.6005164567</text:p>
          </table:table-cell>
          <table:table-cell office:value-type="float" office:value="85.2236747022838" calcext:value-type="float">
            <text:p>85.2236747023</text:p>
          </table:table-cell>
          <table:table-cell office:value-type="float" office:value="79.82707551666" calcext:value-type="float">
            <text:p>79.8270755167</text:p>
          </table:table-cell>
          <table:table-cell office:value-type="float" office:value="87.6727958518528" calcext:value-type="float">
            <text:p>87.6727958519</text:p>
          </table:table-cell>
          <table:table-cell office:value-type="float" office:value="86.0234531235354" calcext:value-type="float">
            <text:p>86.0234531235</text:p>
          </table:table-cell>
          <table:table-cell office:value-type="float" office:value="83.6328687517026" calcext:value-type="float">
            <text:p>83.6328687517</text:p>
          </table:table-cell>
          <table:table-cell office:value-type="float" office:value="85.8309670355288" calcext:value-type="float">
            <text:p>85.8309670355</text:p>
          </table:table-cell>
          <table:table-cell office:value-type="float" office:value="85.410305738095" calcext:value-type="float">
            <text:p>85.4103057381</text:p>
          </table:table-cell>
          <table:table-cell office:value-type="float" office:value="85.0444586137076" calcext:value-type="float">
            <text:p>85.0444586137</text:p>
          </table:table-cell>
          <table:table-cell office:value-type="float" office:value="81.3813616443895" calcext:value-type="float">
            <text:p>81.3813616444</text:p>
          </table:table-cell>
          <table:table-cell office:value-type="float" office:value="87.2569669596318" calcext:value-type="float">
            <text:p>87.2569669596</text:p>
          </table:table-cell>
          <table:table-cell office:value-type="float" office:value="79.1896691028889" calcext:value-type="float">
            <text:p>79.1896691029</text:p>
          </table:table-cell>
          <table:table-cell office:value-type="float" office:value="87.4395542798716" calcext:value-type="float">
            <text:p>87.4395542799</text:p>
          </table:table-cell>
          <table:table-cell office:value-type="float" office:value="84.3830328035531" calcext:value-type="float">
            <text:p>84.3830328036</text:p>
          </table:table-cell>
          <table:table-cell office:value-type="float" office:value="84.4717621000718" calcext:value-type="float">
            <text:p>84.4717621001</text:p>
          </table:table-cell>
          <table:table-cell office:value-type="float" office:value="90.2715749223774" calcext:value-type="float">
            <text:p>90.2715749224</text:p>
          </table:table-cell>
          <table:table-cell office:value-type="float" office:value="83.4785136145977" calcext:value-type="float">
            <text:p>83.4785136146</text:p>
          </table:table-cell>
          <table:table-cell office:value-type="float" office:value="83.9387399845697" calcext:value-type="float">
            <text:p>83.9387399846</text:p>
          </table:table-cell>
          <table:table-cell office:value-type="float" office:value="81.5456206267292" calcext:value-type="float">
            <text:p>81.5456206267</text:p>
          </table:table-cell>
          <table:table-cell office:value-type="float" office:value="81.2807999508638" calcext:value-type="float">
            <text:p>81.2807999509</text:p>
          </table:table-cell>
          <table:table-cell office:value-type="float" office:value="84.0639444767373" calcext:value-type="float">
            <text:p>84.0639444767</text:p>
          </table:table-cell>
          <table:table-cell office:value-type="float" office:value="83.0571341645833" calcext:value-type="float">
            <text:p>83.0571341646</text:p>
          </table:table-cell>
          <table:table-cell office:value-type="float" office:value="85.8726219887207" calcext:value-type="float">
            <text:p>85.8726219887</text:p>
          </table:table-cell>
          <table:table-cell office:value-type="float" office:value="86.2983763781165" calcext:value-type="float">
            <text:p>86.2983763781</text:p>
          </table:table-cell>
          <table:table-cell office:value-type="float" office:value="81.8452045434158" calcext:value-type="float">
            <text:p>81.8452045434</text:p>
          </table:table-cell>
          <table:table-cell office:value-type="float" office:value="79.543632095981" calcext:value-type="float">
            <text:p>79.543632096</text:p>
          </table:table-cell>
          <table:table-cell office:value-type="float" office:value="83.8334446874243" calcext:value-type="float">
            <text:p>83.8334446874</text:p>
          </table:table-cell>
          <table:table-cell office:value-type="float" office:value="83.0469043711187" calcext:value-type="float">
            <text:p>83.0469043711</text:p>
          </table:table-cell>
          <table:table-cell office:value-type="float" office:value="79.0204860597567" calcext:value-type="float">
            <text:p>79.0204860598</text:p>
          </table:table-cell>
          <table:table-cell office:value-type="float" office:value="85.4020273349729" calcext:value-type="float">
            <text:p>85.402027335</text:p>
          </table:table-cell>
          <table:table-cell office:value-type="float" office:value="83.6309542301624" calcext:value-type="float">
            <text:p>83.6309542302</text:p>
          </table:table-cell>
          <table:table-cell office:value-type="float" office:value="85.1961712781853" calcext:value-type="float">
            <text:p>85.1961712782</text:p>
          </table:table-cell>
          <table:table-cell office:value-type="float" office:value="87.0798303850431" calcext:value-type="float">
            <text:p>87.079830385</text:p>
          </table:table-cell>
          <table:table-cell office:value-type="float" office:value="84.5378133140863" calcext:value-type="float">
            <text:p>84.5378133141</text:p>
          </table:table-cell>
          <table:table-cell office:value-type="float" office:value="77.9229156987017" calcext:value-type="float">
            <text:p>77.9229156987</text:p>
          </table:table-cell>
          <table:table-cell office:value-type="float" office:value="78.7065840692864" calcext:value-type="float">
            <text:p>78.7065840693</text:p>
          </table:table-cell>
          <table:table-cell office:value-type="float" office:value="84.8704428563187" calcext:value-type="float">
            <text:p>84.8704428563</text:p>
          </table:table-cell>
        </table:table-row>
        <table:table-row table:style-name="ro1">
          <table:table-cell office:value-type="float" office:value="81.5799460978886" calcext:value-type="float">
            <text:p>81.5799460979</text:p>
          </table:table-cell>
          <table:table-cell office:value-type="float" office:value="85.2500512419951" calcext:value-type="float">
            <text:p>85.250051242</text:p>
          </table:table-cell>
          <table:table-cell office:value-type="float" office:value="82.1597081611276" calcext:value-type="float">
            <text:p>82.1597081611</text:p>
          </table:table-cell>
          <table:table-cell office:value-type="float" office:value="84.0774270707648" calcext:value-type="float">
            <text:p>84.0774270708</text:p>
          </table:table-cell>
          <table:table-cell office:value-type="float" office:value="85.152751435138" calcext:value-type="float">
            <text:p>85.1527514351</text:p>
          </table:table-cell>
          <table:table-cell office:value-type="float" office:value="79.5250749965079" calcext:value-type="float">
            <text:p>79.5250749965</text:p>
          </table:table-cell>
          <table:table-cell office:value-type="float" office:value="87.6830611159471" calcext:value-type="float">
            <text:p>87.6830611159</text:p>
          </table:table-cell>
          <table:table-cell office:value-type="float" office:value="85.5722531373557" calcext:value-type="float">
            <text:p>85.5722531374</text:p>
          </table:table-cell>
          <table:table-cell office:value-type="float" office:value="81.3079054710199" calcext:value-type="float">
            <text:p>81.307905471</text:p>
          </table:table-cell>
          <table:table-cell office:value-type="float" office:value="86.0019869486167" calcext:value-type="float">
            <text:p>86.0019869486</text:p>
          </table:table-cell>
          <table:table-cell office:value-type="float" office:value="85.2436552194558" calcext:value-type="float">
            <text:p>85.2436552195</text:p>
          </table:table-cell>
          <table:table-cell office:value-type="float" office:value="84.6028793600928" calcext:value-type="float">
            <text:p>84.6028793601</text:p>
          </table:table-cell>
          <table:table-cell office:value-type="float" office:value="81.521190822629" calcext:value-type="float">
            <text:p>81.5211908226</text:p>
          </table:table-cell>
          <table:table-cell office:value-type="float" office:value="86.9985581982308" calcext:value-type="float">
            <text:p>86.9985581982</text:p>
          </table:table-cell>
          <table:table-cell office:value-type="float" office:value="78.5373639432846" calcext:value-type="float">
            <text:p>78.5373639433</text:p>
          </table:table-cell>
          <table:table-cell office:value-type="float" office:value="87.4417716433164" calcext:value-type="float">
            <text:p>87.4417716433</text:p>
          </table:table-cell>
          <table:table-cell office:value-type="float" office:value="84.1997605279631" calcext:value-type="float">
            <text:p>84.199760528</text:p>
          </table:table-cell>
          <table:table-cell office:value-type="float" office:value="84.2660993051226" calcext:value-type="float">
            <text:p>84.2660993051</text:p>
          </table:table-cell>
          <table:table-cell office:value-type="float" office:value="90.1271411231657" calcext:value-type="float">
            <text:p>90.1271411232</text:p>
          </table:table-cell>
          <table:table-cell office:value-type="float" office:value="83.3415173257999" calcext:value-type="float">
            <text:p>83.3415173258</text:p>
          </table:table-cell>
          <table:table-cell office:value-type="float" office:value="83.4938944923911" calcext:value-type="float">
            <text:p>83.4938944924</text:p>
          </table:table-cell>
          <table:table-cell office:value-type="float" office:value="81.3414887363849" calcext:value-type="float">
            <text:p>81.3414887364</text:p>
          </table:table-cell>
          <table:table-cell office:value-type="float" office:value="81.781640213596" calcext:value-type="float">
            <text:p>81.7816402136</text:p>
          </table:table-cell>
          <table:table-cell office:value-type="float" office:value="83.822468246827" calcext:value-type="float">
            <text:p>83.8224682468</text:p>
          </table:table-cell>
          <table:table-cell office:value-type="float" office:value="83.272873375869" calcext:value-type="float">
            <text:p>83.2728733759</text:p>
          </table:table-cell>
          <table:table-cell office:value-type="float" office:value="85.9225064534346" calcext:value-type="float">
            <text:p>85.9225064534</text:p>
          </table:table-cell>
          <table:table-cell office:value-type="float" office:value="87.0955064686471" calcext:value-type="float">
            <text:p>87.0955064686</text:p>
          </table:table-cell>
          <table:table-cell office:value-type="float" office:value="82.1901781367107" calcext:value-type="float">
            <text:p>82.1901781367</text:p>
          </table:table-cell>
          <table:table-cell office:value-type="float" office:value="79.633963111087" calcext:value-type="float">
            <text:p>79.6339631111</text:p>
          </table:table-cell>
          <table:table-cell office:value-type="float" office:value="82.9519667600617" calcext:value-type="float">
            <text:p>82.9519667601</text:p>
          </table:table-cell>
          <table:table-cell office:value-type="float" office:value="82.7726841262817" calcext:value-type="float">
            <text:p>82.7726841263</text:p>
          </table:table-cell>
          <table:table-cell office:value-type="float" office:value="78.3130601779784" calcext:value-type="float">
            <text:p>78.313060178</text:p>
          </table:table-cell>
          <table:table-cell office:value-type="float" office:value="84.5845276253345" calcext:value-type="float">
            <text:p>84.5845276253</text:p>
          </table:table-cell>
          <table:table-cell office:value-type="float" office:value="83.6184356212719" calcext:value-type="float">
            <text:p>83.6184356213</text:p>
          </table:table-cell>
          <table:table-cell office:value-type="float" office:value="84.9783017641509" calcext:value-type="float">
            <text:p>84.9783017642</text:p>
          </table:table-cell>
          <table:table-cell office:value-type="float" office:value="87.1665110431666" calcext:value-type="float">
            <text:p>87.1665110432</text:p>
          </table:table-cell>
          <table:table-cell office:value-type="float" office:value="84.2732425256606" calcext:value-type="float">
            <text:p>84.2732425257</text:p>
          </table:table-cell>
          <table:table-cell office:value-type="float" office:value="77.7308196925709" calcext:value-type="float">
            <text:p>77.7308196926</text:p>
          </table:table-cell>
          <table:table-cell office:value-type="float" office:value="78.6596558168682" calcext:value-type="float">
            <text:p>78.6596558169</text:p>
          </table:table-cell>
          <table:table-cell office:value-type="float" office:value="84.6368562512114" calcext:value-type="float">
            <text:p>84.6368562512</text:p>
          </table:table-cell>
        </table:table-row>
        <table:table-row table:style-name="ro1">
          <table:table-cell office:value-type="float" office:value="81.3652235249837" calcext:value-type="float">
            <text:p>81.365223525</text:p>
          </table:table-cell>
          <table:table-cell office:value-type="float" office:value="84.7118168745252" calcext:value-type="float">
            <text:p>84.7118168745</text:p>
          </table:table-cell>
          <table:table-cell office:value-type="float" office:value="82.2412394497229" calcext:value-type="float">
            <text:p>82.2412394497</text:p>
          </table:table-cell>
          <table:table-cell office:value-type="float" office:value="83.1583087466582" calcext:value-type="float">
            <text:p>83.1583087467</text:p>
          </table:table-cell>
          <table:table-cell office:value-type="float" office:value="85.2397661616284" calcext:value-type="float">
            <text:p>85.2397661616</text:p>
          </table:table-cell>
          <table:table-cell office:value-type="float" office:value="79.9685640093805" calcext:value-type="float">
            <text:p>79.9685640094</text:p>
          </table:table-cell>
          <table:table-cell office:value-type="float" office:value="87.7233540185506" calcext:value-type="float">
            <text:p>87.7233540186</text:p>
          </table:table-cell>
          <table:table-cell office:value-type="float" office:value="85.5656252087706" calcext:value-type="float">
            <text:p>85.5656252088</text:p>
          </table:table-cell>
          <table:table-cell office:value-type="float" office:value="80.8826889790025" calcext:value-type="float">
            <text:p>80.882688979</text:p>
          </table:table-cell>
          <table:table-cell office:value-type="float" office:value="85.6667760053366" calcext:value-type="float">
            <text:p>85.6667760053</text:p>
          </table:table-cell>
          <table:table-cell office:value-type="float" office:value="85.3867643262204" calcext:value-type="float">
            <text:p>85.3867643262</text:p>
          </table:table-cell>
          <table:table-cell office:value-type="float" office:value="84.274253552491" calcext:value-type="float">
            <text:p>84.2742535525</text:p>
          </table:table-cell>
          <table:table-cell office:value-type="float" office:value="81.3428000745744" calcext:value-type="float">
            <text:p>81.3428000746</text:p>
          </table:table-cell>
          <table:table-cell office:value-type="float" office:value="86.6507023196263" calcext:value-type="float">
            <text:p>86.6507023196</text:p>
          </table:table-cell>
          <table:table-cell office:value-type="float" office:value="78.0518639589206" calcext:value-type="float">
            <text:p>78.0518639589</text:p>
          </table:table-cell>
          <table:table-cell office:value-type="float" office:value="84.5728466728593" calcext:value-type="float">
            <text:p>84.5728466729</text:p>
          </table:table-cell>
          <table:table-cell office:value-type="float" office:value="84.0448990867032" calcext:value-type="float">
            <text:p>84.0448990867</text:p>
          </table:table-cell>
          <table:table-cell office:value-type="float" office:value="84.3572431351807" calcext:value-type="float">
            <text:p>84.3572431352</text:p>
          </table:table-cell>
          <table:table-cell office:value-type="float" office:value="89.5343458999047" calcext:value-type="float">
            <text:p>89.5343458999</text:p>
          </table:table-cell>
          <table:table-cell office:value-type="float" office:value="83.1614111990957" calcext:value-type="float">
            <text:p>83.1614111991</text:p>
          </table:table-cell>
          <table:table-cell office:value-type="float" office:value="83.2016184148531" calcext:value-type="float">
            <text:p>83.2016184149</text:p>
          </table:table-cell>
          <table:table-cell office:value-type="float" office:value="81.3881652269312" calcext:value-type="float">
            <text:p>81.3881652269</text:p>
          </table:table-cell>
          <table:table-cell office:value-type="float" office:value="80.9337860966063" calcext:value-type="float">
            <text:p>80.9337860966</text:p>
          </table:table-cell>
          <table:table-cell office:value-type="float" office:value="84.3782721299414" calcext:value-type="float">
            <text:p>84.3782721299</text:p>
          </table:table-cell>
          <table:table-cell office:value-type="float" office:value="83.0729596354388" calcext:value-type="float">
            <text:p>83.0729596354</text:p>
          </table:table-cell>
          <table:table-cell office:value-type="float" office:value="85.9009649832728" calcext:value-type="float">
            <text:p>85.9009649833</text:p>
          </table:table-cell>
          <table:table-cell office:value-type="float" office:value="86.0527597503638" calcext:value-type="float">
            <text:p>86.0527597504</text:p>
          </table:table-cell>
          <table:table-cell office:value-type="float" office:value="82.838804035325" calcext:value-type="float">
            <text:p>82.8388040353</text:p>
          </table:table-cell>
          <table:table-cell office:value-type="float" office:value="79.7745882206337" calcext:value-type="float">
            <text:p>79.7745882206</text:p>
          </table:table-cell>
          <table:table-cell office:value-type="float" office:value="82.3056412386445" calcext:value-type="float">
            <text:p>82.3056412386</text:p>
          </table:table-cell>
          <table:table-cell office:value-type="float" office:value="82.6389663652695" calcext:value-type="float">
            <text:p>82.6389663653</text:p>
          </table:table-cell>
          <table:table-cell office:value-type="float" office:value="75.8807377429584" calcext:value-type="float">
            <text:p>75.880737743</text:p>
          </table:table-cell>
          <table:table-cell office:value-type="float" office:value="84.3036879820401" calcext:value-type="float">
            <text:p>84.303687982</text:p>
          </table:table-cell>
          <table:table-cell office:value-type="float" office:value="83.4635735394555" calcext:value-type="float">
            <text:p>83.4635735395</text:p>
          </table:table-cell>
          <table:table-cell office:value-type="float" office:value="84.7945427914802" calcext:value-type="float">
            <text:p>84.7945427915</text:p>
          </table:table-cell>
          <table:table-cell office:value-type="float" office:value="86.7426331058696" calcext:value-type="float">
            <text:p>86.7426331059</text:p>
          </table:table-cell>
          <table:table-cell office:value-type="float" office:value="83.930378973036" calcext:value-type="float">
            <text:p>83.930378973</text:p>
          </table:table-cell>
          <table:table-cell office:value-type="float" office:value="77.6647977831179" calcext:value-type="float">
            <text:p>77.6647977831</text:p>
          </table:table-cell>
          <table:table-cell office:value-type="float" office:value="78.9557115326744" calcext:value-type="float">
            <text:p>78.9557115327</text:p>
          </table:table-cell>
          <table:table-cell office:value-type="float" office:value="84.3380962632051" calcext:value-type="float">
            <text:p>84.3380962632</text:p>
          </table:table-cell>
        </table:table-row>
        <table:table-row table:style-name="ro1">
          <table:table-cell office:value-type="float" office:value="81.2984574996828" calcext:value-type="float">
            <text:p>81.2984574997</text:p>
          </table:table-cell>
          <table:table-cell office:value-type="float" office:value="86.099157767755" calcext:value-type="float">
            <text:p>86.0991577678</text:p>
          </table:table-cell>
          <table:table-cell office:value-type="float" office:value="82.0439191901462" calcext:value-type="float">
            <text:p>82.0439191901</text:p>
          </table:table-cell>
          <table:table-cell office:value-type="float" office:value="83.4263426006663" calcext:value-type="float">
            <text:p>83.4263426007</text:p>
          </table:table-cell>
          <table:table-cell office:value-type="float" office:value="85.4545111264428" calcext:value-type="float">
            <text:p>85.4545111264</text:p>
          </table:table-cell>
          <table:table-cell office:value-type="float" office:value="79.5718456674454" calcext:value-type="float">
            <text:p>79.5718456674</text:p>
          </table:table-cell>
          <table:table-cell office:value-type="float" office:value="87.3681505018084" calcext:value-type="float">
            <text:p>87.3681505018</text:p>
          </table:table-cell>
          <table:table-cell office:value-type="float" office:value="85.4539080700203" calcext:value-type="float">
            <text:p>85.45390807</text:p>
          </table:table-cell>
          <table:table-cell office:value-type="float" office:value="79.8067558367402" calcext:value-type="float">
            <text:p>79.8067558367</text:p>
          </table:table-cell>
          <table:table-cell office:value-type="float" office:value="85.3191394710632" calcext:value-type="float">
            <text:p>85.3191394711</text:p>
          </table:table-cell>
          <table:table-cell office:value-type="float" office:value="85.3826518994669" calcext:value-type="float">
            <text:p>85.3826518995</text:p>
          </table:table-cell>
          <table:table-cell office:value-type="float" office:value="84.495669628963" calcext:value-type="float">
            <text:p>84.495669629</text:p>
          </table:table-cell>
          <table:table-cell office:value-type="float" office:value="80.9571508531812" calcext:value-type="float">
            <text:p>80.9571508532</text:p>
          </table:table-cell>
          <table:table-cell office:value-type="float" office:value="86.4937305844218" calcext:value-type="float">
            <text:p>86.4937305844</text:p>
          </table:table-cell>
          <table:table-cell office:value-type="float" office:value="77.576889845396" calcext:value-type="float">
            <text:p>77.5768898454</text:p>
          </table:table-cell>
          <table:table-cell office:value-type="float" office:value="84.4000462264567" calcext:value-type="float">
            <text:p>84.4000462265</text:p>
          </table:table-cell>
          <table:table-cell office:value-type="float" office:value="83.8789062639535" calcext:value-type="float">
            <text:p>83.878906264</text:p>
          </table:table-cell>
          <table:table-cell office:value-type="float" office:value="84.0583095000672" calcext:value-type="float">
            <text:p>84.0583095001</text:p>
          </table:table-cell>
          <table:table-cell office:value-type="float" office:value="88.7424275180353" calcext:value-type="float">
            <text:p>88.742427518</text:p>
          </table:table-cell>
          <table:table-cell office:value-type="float" office:value="82.9658575725226" calcext:value-type="float">
            <text:p>82.9658575725</text:p>
          </table:table-cell>
          <table:table-cell office:value-type="float" office:value="83.0877355860534" calcext:value-type="float">
            <text:p>83.0877355861</text:p>
          </table:table-cell>
          <table:table-cell office:value-type="float" office:value="81.7919968684706" calcext:value-type="float">
            <text:p>81.7919968685</text:p>
          </table:table-cell>
          <table:table-cell office:value-type="float" office:value="80.4583225288539" calcext:value-type="float">
            <text:p>80.4583225289</text:p>
          </table:table-cell>
          <table:table-cell office:value-type="float" office:value="83.4825317938055" calcext:value-type="float">
            <text:p>83.4825317938</text:p>
          </table:table-cell>
          <table:table-cell office:value-type="float" office:value="83.0894117815003" calcext:value-type="float">
            <text:p>83.0894117815</text:p>
          </table:table-cell>
          <table:table-cell office:value-type="float" office:value="85.8623819672263" calcext:value-type="float">
            <text:p>85.8623819672</text:p>
          </table:table-cell>
          <table:table-cell office:value-type="float" office:value="85.4472356891172" calcext:value-type="float">
            <text:p>85.4472356891</text:p>
          </table:table-cell>
          <table:table-cell office:value-type="float" office:value="83.5259584451585" calcext:value-type="float">
            <text:p>83.5259584452</text:p>
          </table:table-cell>
          <table:table-cell office:value-type="float" office:value="79.7948092741513" calcext:value-type="float">
            <text:p>79.7948092742</text:p>
          </table:table-cell>
          <table:table-cell office:value-type="float" office:value="81.7626999078659" calcext:value-type="float">
            <text:p>81.7626999079</text:p>
          </table:table-cell>
          <table:table-cell office:value-type="float" office:value="82.5173993148677" calcext:value-type="float">
            <text:p>82.5173993149</text:p>
          </table:table-cell>
          <table:table-cell office:value-type="float" office:value="75.6199051482372" calcext:value-type="float">
            <text:p>75.6199051482</text:p>
          </table:table-cell>
          <table:table-cell office:value-type="float" office:value="84.1641993593773" calcext:value-type="float">
            <text:p>84.1641993594</text:p>
          </table:table-cell>
          <table:table-cell office:value-type="float" office:value="83.2793011926457" calcext:value-type="float">
            <text:p>83.2793011926</text:p>
          </table:table-cell>
          <table:table-cell office:value-type="float" office:value="84.5953698803337" calcext:value-type="float">
            <text:p>84.5953698803</text:p>
          </table:table-cell>
          <table:table-cell office:value-type="float" office:value="86.4183261251007" calcext:value-type="float">
            <text:p>86.4183261251</text:p>
          </table:table-cell>
          <table:table-cell office:value-type="float" office:value="83.5768996844299" calcext:value-type="float">
            <text:p>83.5768996844</text:p>
          </table:table-cell>
          <table:table-cell office:value-type="float" office:value="78.1459016997623" calcext:value-type="float">
            <text:p>78.1459016998</text:p>
          </table:table-cell>
          <table:table-cell office:value-type="float" office:value="78.5056695760886" calcext:value-type="float">
            <text:p>78.5056695761</text:p>
          </table:table-cell>
          <table:table-cell office:value-type="float" office:value="84.054867147778" calcext:value-type="float">
            <text:p>84.0548671478</text:p>
          </table:table-cell>
        </table:table-row>
        <table:table-row table:style-name="ro1">
          <table:table-cell office:value-type="float" office:value="82.1731479799964" calcext:value-type="float">
            <text:p>82.17314798</text:p>
          </table:table-cell>
          <table:table-cell office:value-type="float" office:value="84.8991618616967" calcext:value-type="float">
            <text:p>84.8991618617</text:p>
          </table:table-cell>
          <table:table-cell office:value-type="float" office:value="81.9229684448134" calcext:value-type="float">
            <text:p>81.9229684448</text:p>
          </table:table-cell>
          <table:table-cell office:value-type="float" office:value="83.5543470342431" calcext:value-type="float">
            <text:p>83.5543470342</text:p>
          </table:table-cell>
          <table:table-cell office:value-type="float" office:value="84.5902925717765" calcext:value-type="float">
            <text:p>84.5902925718</text:p>
          </table:table-cell>
          <table:table-cell office:value-type="float" office:value="79.116286442028" calcext:value-type="float">
            <text:p>79.116286442</text:p>
          </table:table-cell>
          <table:table-cell office:value-type="float" office:value="86.7360689623731" calcext:value-type="float">
            <text:p>86.7360689624</text:p>
          </table:table-cell>
          <table:table-cell office:value-type="float" office:value="85.1880071416099" calcext:value-type="float">
            <text:p>85.1880071416</text:p>
          </table:table-cell>
          <table:table-cell office:value-type="float" office:value="79.5268751285224" calcext:value-type="float">
            <text:p>79.5268751285</text:p>
          </table:table-cell>
          <table:table-cell office:value-type="float" office:value="85.2774498466536" calcext:value-type="float">
            <text:p>85.2774498467</text:p>
          </table:table-cell>
          <table:table-cell office:value-type="float" office:value="85.4962090194914" calcext:value-type="float">
            <text:p>85.4962090195</text:p>
          </table:table-cell>
          <table:table-cell office:value-type="float" office:value="84.4715270471892" calcext:value-type="float">
            <text:p>84.4715270472</text:p>
          </table:table-cell>
          <table:table-cell office:value-type="float" office:value="80.5142388417445" calcext:value-type="float">
            <text:p>80.5142388417</text:p>
          </table:table-cell>
          <table:table-cell office:value-type="float" office:value="86.3341967497966" calcext:value-type="float">
            <text:p>86.3341967498</text:p>
          </table:table-cell>
          <table:table-cell office:value-type="float" office:value="77.196265965362" calcext:value-type="float">
            <text:p>77.1962659654</text:p>
          </table:table-cell>
          <table:table-cell office:value-type="float" office:value="84.352697246388" calcext:value-type="float">
            <text:p>84.3526972464</text:p>
          </table:table-cell>
          <table:table-cell office:value-type="float" office:value="83.6497214082762" calcext:value-type="float">
            <text:p>83.6497214083</text:p>
          </table:table-cell>
          <table:table-cell office:value-type="float" office:value="83.973711785628" calcext:value-type="float">
            <text:p>83.9737117856</text:p>
          </table:table-cell>
          <table:table-cell office:value-type="float" office:value="88.1084788874129" calcext:value-type="float">
            <text:p>88.1084788874</text:p>
          </table:table-cell>
          <table:table-cell office:value-type="float" office:value="82.9613391961264" calcext:value-type="float">
            <text:p>82.9613391961</text:p>
          </table:table-cell>
          <table:table-cell office:value-type="float" office:value="83.1658144197599" calcext:value-type="float">
            <text:p>83.1658144198</text:p>
          </table:table-cell>
          <table:table-cell office:value-type="float" office:value="81.1779652423077" calcext:value-type="float">
            <text:p>81.1779652423</text:p>
          </table:table-cell>
          <table:table-cell office:value-type="float" office:value="80.2906040978613" calcext:value-type="float">
            <text:p>80.2906040979</text:p>
          </table:table-cell>
          <table:table-cell office:value-type="float" office:value="82.8695578803706" calcext:value-type="float">
            <text:p>82.8695578804</text:p>
          </table:table-cell>
          <table:table-cell office:value-type="float" office:value="83.6322336234286" calcext:value-type="float">
            <text:p>83.6322336234</text:p>
          </table:table-cell>
          <table:table-cell office:value-type="float" office:value="85.9088029457283" calcext:value-type="float">
            <text:p>85.9088029457</text:p>
          </table:table-cell>
          <table:table-cell office:value-type="float" office:value="84.8556503564303" calcext:value-type="float">
            <text:p>84.8556503564</text:p>
          </table:table-cell>
          <table:table-cell office:value-type="float" office:value="82.5384587637772" calcext:value-type="float">
            <text:p>82.5384587638</text:p>
          </table:table-cell>
          <table:table-cell office:value-type="float" office:value="79.8621705303256" calcext:value-type="float">
            <text:p>79.8621705303</text:p>
          </table:table-cell>
          <table:table-cell office:value-type="float" office:value="81.2734327732125" calcext:value-type="float">
            <text:p>81.2734327732</text:p>
          </table:table-cell>
          <table:table-cell office:value-type="float" office:value="82.5043090532445" calcext:value-type="float">
            <text:p>82.5043090532</text:p>
          </table:table-cell>
          <table:table-cell office:value-type="float" office:value="75.3276282463371" calcext:value-type="float">
            <text:p>75.3276282463</text:p>
          </table:table-cell>
          <table:table-cell office:value-type="float" office:value="84.0834649476027" calcext:value-type="float">
            <text:p>84.0834649476</text:p>
          </table:table-cell>
          <table:table-cell office:value-type="float" office:value="83.1044586224593" calcext:value-type="float">
            <text:p>83.1044586225</text:p>
          </table:table-cell>
          <table:table-cell office:value-type="float" office:value="84.5138605987265" calcext:value-type="float">
            <text:p>84.5138605987</text:p>
          </table:table-cell>
          <table:table-cell office:value-type="float" office:value="83.3207983829885" calcext:value-type="float">
            <text:p>83.320798383</text:p>
          </table:table-cell>
          <table:table-cell office:value-type="float" office:value="83.3900344815821" calcext:value-type="float">
            <text:p>83.3900344816</text:p>
          </table:table-cell>
          <table:table-cell office:value-type="float" office:value="78.4022478140078" calcext:value-type="float">
            <text:p>78.402247814</text:p>
          </table:table-cell>
          <table:table-cell office:value-type="float" office:value="78.7621816390187" calcext:value-type="float">
            <text:p>78.762181639</text:p>
          </table:table-cell>
          <table:table-cell office:value-type="float" office:value="83.8661404115488" calcext:value-type="float">
            <text:p>83.8661404115</text:p>
          </table:table-cell>
        </table:table-row>
        <table:table-row table:style-name="ro1">
          <table:table-cell office:value-type="float" office:value="82.3884070981278" calcext:value-type="float">
            <text:p>82.3884070981</text:p>
          </table:table-cell>
          <table:table-cell office:value-type="float" office:value="84.3993994884564" calcext:value-type="float">
            <text:p>84.3993994885</text:p>
          </table:table-cell>
          <table:table-cell office:value-type="float" office:value="81.7678511566446" calcext:value-type="float">
            <text:p>81.7678511566</text:p>
          </table:table-cell>
          <table:table-cell office:value-type="float" office:value="83.6974231647883" calcext:value-type="float">
            <text:p>83.6974231648</text:p>
          </table:table-cell>
          <table:table-cell office:value-type="float" office:value="83.5417123605129" calcext:value-type="float">
            <text:p>83.5417123605</text:p>
          </table:table-cell>
          <table:table-cell office:value-type="float" office:value="79.7483195786011" calcext:value-type="float">
            <text:p>79.7483195786</text:p>
          </table:table-cell>
          <table:table-cell office:value-type="float" office:value="86.3374424640238" calcext:value-type="float">
            <text:p>86.337442464</text:p>
          </table:table-cell>
          <table:table-cell office:value-type="float" office:value="85.2791392820386" calcext:value-type="float">
            <text:p>85.279139282</text:p>
          </table:table-cell>
          <table:table-cell office:value-type="float" office:value="79.4180472500136" calcext:value-type="float">
            <text:p>79.41804725</text:p>
          </table:table-cell>
          <table:table-cell office:value-type="float" office:value="85.0500324496166" calcext:value-type="float">
            <text:p>85.0500324496</text:p>
          </table:table-cell>
          <table:table-cell office:value-type="float" office:value="85.2357021683085" calcext:value-type="float">
            <text:p>85.2357021683</text:p>
          </table:table-cell>
          <table:table-cell office:value-type="float" office:value="84.885884670912" calcext:value-type="float">
            <text:p>84.8858846709</text:p>
          </table:table-cell>
          <table:table-cell office:value-type="float" office:value="80.2964822449983" calcext:value-type="float">
            <text:p>80.296482245</text:p>
          </table:table-cell>
          <table:table-cell office:value-type="float" office:value="86.3505633105513" calcext:value-type="float">
            <text:p>86.3505633106</text:p>
          </table:table-cell>
          <table:table-cell office:value-type="float" office:value="77.5958150439137" calcext:value-type="float">
            <text:p>77.5958150439</text:p>
          </table:table-cell>
          <table:table-cell office:value-type="float" office:value="82.6363165998313" calcext:value-type="float">
            <text:p>82.6363165998</text:p>
          </table:table-cell>
          <table:table-cell office:value-type="float" office:value="83.8222340670681" calcext:value-type="float">
            <text:p>83.8222340671</text:p>
          </table:table-cell>
          <table:table-cell office:value-type="float" office:value="84.0315471963942" calcext:value-type="float">
            <text:p>84.0315471964</text:p>
          </table:table-cell>
          <table:table-cell office:value-type="float" office:value="87.5764650133452" calcext:value-type="float">
            <text:p>87.5764650133</text:p>
          </table:table-cell>
          <table:table-cell office:value-type="float" office:value="83.0724664819215" calcext:value-type="float">
            <text:p>83.0724664819</text:p>
          </table:table-cell>
          <table:table-cell office:value-type="float" office:value="83.2350276073894" calcext:value-type="float">
            <text:p>83.2350276074</text:p>
          </table:table-cell>
          <table:table-cell office:value-type="float" office:value="80.6147191473261" calcext:value-type="float">
            <text:p>80.6147191473</text:p>
          </table:table-cell>
          <table:table-cell office:value-type="float" office:value="80.0203272191288" calcext:value-type="float">
            <text:p>80.0203272191</text:p>
          </table:table-cell>
          <table:table-cell office:value-type="float" office:value="82.5114328072823" calcext:value-type="float">
            <text:p>82.5114328073</text:p>
          </table:table-cell>
          <table:table-cell office:value-type="float" office:value="83.1341883698772" calcext:value-type="float">
            <text:p>83.1341883699</text:p>
          </table:table-cell>
          <table:table-cell office:value-type="float" office:value="85.9128355059961" calcext:value-type="float">
            <text:p>85.912835506</text:p>
          </table:table-cell>
          <table:table-cell office:value-type="float" office:value="84.877691116416" calcext:value-type="float">
            <text:p>84.8776911164</text:p>
          </table:table-cell>
          <table:table-cell office:value-type="float" office:value="81.6720675616276" calcext:value-type="float">
            <text:p>81.6720675616</text:p>
          </table:table-cell>
          <table:table-cell office:value-type="float" office:value="79.6457294944306" calcext:value-type="float">
            <text:p>79.6457294944</text:p>
          </table:table-cell>
          <table:table-cell office:value-type="float" office:value="80.8398306192943" calcext:value-type="float">
            <text:p>80.8398306193</text:p>
          </table:table-cell>
          <table:table-cell office:value-type="float" office:value="82.518577871297" calcext:value-type="float">
            <text:p>82.5185778713</text:p>
          </table:table-cell>
          <table:table-cell office:value-type="float" office:value="74.9371939129312" calcext:value-type="float">
            <text:p>74.9371939129</text:p>
          </table:table-cell>
          <table:table-cell office:value-type="float" office:value="84.0802340808449" calcext:value-type="float">
            <text:p>84.0802340808</text:p>
          </table:table-cell>
          <table:table-cell office:value-type="float" office:value="82.9011183323863" calcext:value-type="float">
            <text:p>82.9011183324</text:p>
          </table:table-cell>
          <table:table-cell office:value-type="float" office:value="84.5860563984777" calcext:value-type="float">
            <text:p>84.5860563985</text:p>
          </table:table-cell>
          <table:table-cell office:value-type="float" office:value="82.9703860861213" calcext:value-type="float">
            <text:p>82.9703860861</text:p>
          </table:table-cell>
          <table:table-cell office:value-type="float" office:value="83.0491206439493" calcext:value-type="float">
            <text:p>83.0491206439</text:p>
          </table:table-cell>
          <table:table-cell office:value-type="float" office:value="78.1732058565002" calcext:value-type="float">
            <text:p>78.1732058565</text:p>
          </table:table-cell>
          <table:table-cell office:value-type="float" office:value="78.2306129773259" calcext:value-type="float">
            <text:p>78.2306129773</text:p>
          </table:table-cell>
          <table:table-cell office:value-type="float" office:value="83.7907067066422" calcext:value-type="float">
            <text:p>83.7907067066</text:p>
          </table:table-cell>
        </table:table-row>
        <table:table-row table:style-name="ro1">
          <table:table-cell office:value-type="float" office:value="81.5322209586787" calcext:value-type="float">
            <text:p>81.5322209587</text:p>
          </table:table-cell>
          <table:table-cell office:value-type="float" office:value="84.5446820910128" calcext:value-type="float">
            <text:p>84.544682091</text:p>
          </table:table-cell>
          <table:table-cell office:value-type="float" office:value="81.9209530819045" calcext:value-type="float">
            <text:p>81.9209530819</text:p>
          </table:table-cell>
          <table:table-cell office:value-type="float" office:value="83.0998034291691" calcext:value-type="float">
            <text:p>83.0998034292</text:p>
          </table:table-cell>
          <table:table-cell office:value-type="float" office:value="82.9312687951964" calcext:value-type="float">
            <text:p>82.9312687952</text:p>
          </table:table-cell>
          <table:table-cell office:value-type="float" office:value="78.7948800075318" calcext:value-type="float">
            <text:p>78.7948800075</text:p>
          </table:table-cell>
          <table:table-cell office:value-type="float" office:value="86.5180440754677" calcext:value-type="float">
            <text:p>86.5180440755</text:p>
          </table:table-cell>
          <table:table-cell office:value-type="float" office:value="84.8974316462486" calcext:value-type="float">
            <text:p>84.8974316462</text:p>
          </table:table-cell>
          <table:table-cell office:value-type="float" office:value="79.3129631197167" calcext:value-type="float">
            <text:p>79.3129631197</text:p>
          </table:table-cell>
          <table:table-cell office:value-type="float" office:value="83.0265876361399" calcext:value-type="float">
            <text:p>83.0265876361</text:p>
          </table:table-cell>
          <table:table-cell office:value-type="float" office:value="84.8399098606056" calcext:value-type="float">
            <text:p>84.8399098606</text:p>
          </table:table-cell>
          <table:table-cell office:value-type="float" office:value="85.5702889352817" calcext:value-type="float">
            <text:p>85.5702889353</text:p>
          </table:table-cell>
          <table:table-cell office:value-type="float" office:value="80.2537290853562" calcext:value-type="float">
            <text:p>80.2537290854</text:p>
          </table:table-cell>
          <table:table-cell office:value-type="float" office:value="86.0328042463749" calcext:value-type="float">
            <text:p>86.0328042464</text:p>
          </table:table-cell>
          <table:table-cell office:value-type="float" office:value="77.2201638978553" calcext:value-type="float">
            <text:p>77.2201638979</text:p>
          </table:table-cell>
          <table:table-cell office:value-type="float" office:value="82.4693478562423" calcext:value-type="float">
            <text:p>82.4693478562</text:p>
          </table:table-cell>
          <table:table-cell office:value-type="float" office:value="84.0354841791106" calcext:value-type="float">
            <text:p>84.0354841791</text:p>
          </table:table-cell>
          <table:table-cell office:value-type="float" office:value="84.231874320187" calcext:value-type="float">
            <text:p>84.2318743202</text:p>
          </table:table-cell>
          <table:table-cell office:value-type="float" office:value="87.1109549660109" calcext:value-type="float">
            <text:p>87.110954966</text:p>
          </table:table-cell>
          <table:table-cell office:value-type="float" office:value="83.1084027475554" calcext:value-type="float">
            <text:p>83.1084027476</text:p>
          </table:table-cell>
          <table:table-cell office:value-type="float" office:value="83.0839785170087" calcext:value-type="float">
            <text:p>83.083978517</text:p>
          </table:table-cell>
          <table:table-cell office:value-type="float" office:value="80.3143330487478" calcext:value-type="float">
            <text:p>80.3143330487</text:p>
          </table:table-cell>
          <table:table-cell office:value-type="float" office:value="80.1130442170494" calcext:value-type="float">
            <text:p>80.113044217</text:p>
          </table:table-cell>
          <table:table-cell office:value-type="float" office:value="82.3032744612924" calcext:value-type="float">
            <text:p>82.3032744613</text:p>
          </table:table-cell>
          <table:table-cell office:value-type="float" office:value="82.5393901436814" calcext:value-type="float">
            <text:p>82.5393901437</text:p>
          </table:table-cell>
          <table:table-cell office:value-type="float" office:value="85.8320628860836" calcext:value-type="float">
            <text:p>85.8320628861</text:p>
          </table:table-cell>
          <table:table-cell office:value-type="float" office:value="85.2184782443471" calcext:value-type="float">
            <text:p>85.2184782443</text:p>
          </table:table-cell>
          <table:table-cell office:value-type="float" office:value="81.4356683950234" calcext:value-type="float">
            <text:p>81.435668395</text:p>
          </table:table-cell>
          <table:table-cell office:value-type="float" office:value="79.7345630757462" calcext:value-type="float">
            <text:p>79.7345630757</text:p>
          </table:table-cell>
          <table:table-cell office:value-type="float" office:value="80.5144170275727" calcext:value-type="float">
            <text:p>80.5144170276</text:p>
          </table:table-cell>
          <table:table-cell office:value-type="float" office:value="82.5217368110609" calcext:value-type="float">
            <text:p>82.5217368111</text:p>
          </table:table-cell>
          <table:table-cell office:value-type="float" office:value="74.7457956998018" calcext:value-type="float">
            <text:p>74.7457956998</text:p>
          </table:table-cell>
          <table:table-cell office:value-type="float" office:value="84.0332348482912" calcext:value-type="float">
            <text:p>84.0332348483</text:p>
          </table:table-cell>
          <table:table-cell office:value-type="float" office:value="82.7620875004755" calcext:value-type="float">
            <text:p>82.7620875005</text:p>
          </table:table-cell>
          <table:table-cell office:value-type="float" office:value="84.5225271283237" calcext:value-type="float">
            <text:p>84.5225271283</text:p>
          </table:table-cell>
          <table:table-cell office:value-type="float" office:value="82.9524236493345" calcext:value-type="float">
            <text:p>82.9524236493</text:p>
          </table:table-cell>
          <table:table-cell office:value-type="float" office:value="82.8260581259607" calcext:value-type="float">
            <text:p>82.826058126</text:p>
          </table:table-cell>
          <table:table-cell office:value-type="float" office:value="78.4903915128254" calcext:value-type="float">
            <text:p>78.4903915128</text:p>
          </table:table-cell>
          <table:table-cell office:value-type="float" office:value="78.496178685998" calcext:value-type="float">
            <text:p>78.496178686</text:p>
          </table:table-cell>
          <table:table-cell office:value-type="float" office:value="83.8034728481552" calcext:value-type="float">
            <text:p>83.8034728482</text:p>
          </table:table-cell>
        </table:table-row>
        <table:table-row table:style-name="ro1">
          <table:table-cell office:value-type="float" office:value="80.9564720948875" calcext:value-type="float">
            <text:p>80.9564720949</text:p>
          </table:table-cell>
          <table:table-cell office:value-type="float" office:value="83.9190846101544" calcext:value-type="float">
            <text:p>83.9190846102</text:p>
          </table:table-cell>
          <table:table-cell office:value-type="float" office:value="81.5652689060393" calcext:value-type="float">
            <text:p>81.565268906</text:p>
          </table:table-cell>
          <table:table-cell office:value-type="float" office:value="82.0817886185237" calcext:value-type="float">
            <text:p>82.0817886185</text:p>
          </table:table-cell>
          <table:table-cell office:value-type="float" office:value="82.6660361354457" calcext:value-type="float">
            <text:p>82.6660361354</text:p>
          </table:table-cell>
          <table:table-cell office:value-type="float" office:value="78.0473035450927" calcext:value-type="float">
            <text:p>78.0473035451</text:p>
          </table:table-cell>
          <table:table-cell office:value-type="float" office:value="86.1875449877265" calcext:value-type="float">
            <text:p>86.1875449877</text:p>
          </table:table-cell>
          <table:table-cell office:value-type="float" office:value="84.6326186603829" calcext:value-type="float">
            <text:p>84.6326186604</text:p>
          </table:table-cell>
          <table:table-cell office:value-type="float" office:value="79.2952114602301" calcext:value-type="float">
            <text:p>79.2952114602</text:p>
          </table:table-cell>
          <table:table-cell office:value-type="float" office:value="83.0311598367914" calcext:value-type="float">
            <text:p>83.0311598368</text:p>
          </table:table-cell>
          <table:table-cell office:value-type="float" office:value="84.5018073513862" calcext:value-type="float">
            <text:p>84.5018073514</text:p>
          </table:table-cell>
          <table:table-cell office:value-type="float" office:value="85.0995790067293" calcext:value-type="float">
            <text:p>85.0995790067</text:p>
          </table:table-cell>
          <table:table-cell office:value-type="float" office:value="80.1156479619095" calcext:value-type="float">
            <text:p>80.1156479619</text:p>
          </table:table-cell>
          <table:table-cell office:value-type="float" office:value="85.9585326786528" calcext:value-type="float">
            <text:p>85.9585326787</text:p>
          </table:table-cell>
          <table:table-cell office:value-type="float" office:value="77.3636450625704" calcext:value-type="float">
            <text:p>77.3636450626</text:p>
          </table:table-cell>
          <table:table-cell office:value-type="float" office:value="82.101062868573" calcext:value-type="float">
            <text:p>82.1010628686</text:p>
          </table:table-cell>
          <table:table-cell office:value-type="float" office:value="83.9094174881697" calcext:value-type="float">
            <text:p>83.9094174882</text:p>
          </table:table-cell>
          <table:table-cell office:value-type="float" office:value="83.9903943388355" calcext:value-type="float">
            <text:p>83.9903943388</text:p>
          </table:table-cell>
          <table:table-cell office:value-type="float" office:value="86.7262631908149" calcext:value-type="float">
            <text:p>86.7262631908</text:p>
          </table:table-cell>
          <table:table-cell office:value-type="float" office:value="83.063431932927" calcext:value-type="float">
            <text:p>83.0634319329</text:p>
          </table:table-cell>
          <table:table-cell office:value-type="float" office:value="82.9598396527238" calcext:value-type="float">
            <text:p>82.9598396527</text:p>
          </table:table-cell>
          <table:table-cell office:value-type="float" office:value="80.075773241338" calcext:value-type="float">
            <text:p>80.0757732413</text:p>
          </table:table-cell>
          <table:table-cell office:value-type="float" office:value="80.4748078414697" calcext:value-type="float">
            <text:p>80.4748078415</text:p>
          </table:table-cell>
          <table:table-cell office:value-type="float" office:value="82.5238558811186" calcext:value-type="float">
            <text:p>82.5238558811</text:p>
          </table:table-cell>
          <table:table-cell office:value-type="float" office:value="82.0042913840703" calcext:value-type="float">
            <text:p>82.0042913841</text:p>
          </table:table-cell>
          <table:table-cell office:value-type="float" office:value="85.9034536405038" calcext:value-type="float">
            <text:p>85.9034536405</text:p>
          </table:table-cell>
          <table:table-cell office:value-type="float" office:value="84.7663185965838" calcext:value-type="float">
            <text:p>84.7663185966</text:p>
          </table:table-cell>
          <table:table-cell office:value-type="float" office:value="81.2910076091655" calcext:value-type="float">
            <text:p>81.2910076092</text:p>
          </table:table-cell>
          <table:table-cell office:value-type="float" office:value="79.8645592551127" calcext:value-type="float">
            <text:p>79.8645592551</text:p>
          </table:table-cell>
          <table:table-cell office:value-type="float" office:value="80.4308652852097" calcext:value-type="float">
            <text:p>80.4308652852</text:p>
          </table:table-cell>
          <table:table-cell office:value-type="float" office:value="82.48233250179" calcext:value-type="float">
            <text:p>82.4823325018</text:p>
          </table:table-cell>
          <table:table-cell office:value-type="float" office:value="74.6937739848472" calcext:value-type="float">
            <text:p>74.6937739848</text:p>
          </table:table-cell>
          <table:table-cell office:value-type="float" office:value="83.7550783432784" calcext:value-type="float">
            <text:p>83.7550783433</text:p>
          </table:table-cell>
          <table:table-cell office:value-type="float" office:value="82.6151790443423" calcext:value-type="float">
            <text:p>82.6151790443</text:p>
          </table:table-cell>
          <table:table-cell office:value-type="float" office:value="84.1844222393223" calcext:value-type="float">
            <text:p>84.1844222393</text:p>
          </table:table-cell>
          <table:table-cell office:value-type="float" office:value="83.1876590667335" calcext:value-type="float">
            <text:p>83.1876590667</text:p>
          </table:table-cell>
          <table:table-cell office:value-type="float" office:value="82.5640596814137" calcext:value-type="float">
            <text:p>82.5640596814</text:p>
          </table:table-cell>
          <table:table-cell office:value-type="float" office:value="77.6945312348072" calcext:value-type="float">
            <text:p>77.6945312348</text:p>
          </table:table-cell>
          <table:table-cell office:value-type="float" office:value="78.6161142853214" calcext:value-type="float">
            <text:p>78.6161142853</text:p>
          </table:table-cell>
          <table:table-cell office:value-type="float" office:value="83.7532832446106" calcext:value-type="float">
            <text:p>83.7532832446</text:p>
          </table:table-cell>
        </table:table-row>
        <table:table-row table:style-name="ro1">
          <table:table-cell office:value-type="float" office:value="80.6999187611698" calcext:value-type="float">
            <text:p>80.6999187612</text:p>
          </table:table-cell>
          <table:table-cell office:value-type="float" office:value="83.3865918934099" calcext:value-type="float">
            <text:p>83.3865918934</text:p>
          </table:table-cell>
          <table:table-cell office:value-type="float" office:value="81.2929719188713" calcext:value-type="float">
            <text:p>81.2929719189</text:p>
          </table:table-cell>
          <table:table-cell office:value-type="float" office:value="81.2479638314332" calcext:value-type="float">
            <text:p>81.2479638314</text:p>
          </table:table-cell>
          <table:table-cell office:value-type="float" office:value="82.6101678521217" calcext:value-type="float">
            <text:p>82.6101678521</text:p>
          </table:table-cell>
          <table:table-cell office:value-type="float" office:value="77.4960778257294" calcext:value-type="float">
            <text:p>77.4960778257</text:p>
          </table:table-cell>
          <table:table-cell office:value-type="float" office:value="86.158832451816" calcext:value-type="float">
            <text:p>86.1588324518</text:p>
          </table:table-cell>
          <table:table-cell office:value-type="float" office:value="84.446334115266" calcext:value-type="float">
            <text:p>84.4463341153</text:p>
          </table:table-cell>
          <table:table-cell office:value-type="float" office:value="79.0273258881858" calcext:value-type="float">
            <text:p>79.0273258882</text:p>
          </table:table-cell>
          <table:table-cell office:value-type="float" office:value="83.0886798929349" calcext:value-type="float">
            <text:p>83.0886798929</text:p>
          </table:table-cell>
          <table:table-cell office:value-type="float" office:value="84.7319071133923" calcext:value-type="float">
            <text:p>84.7319071134</text:p>
          </table:table-cell>
          <table:table-cell office:value-type="float" office:value="84.8252674566522" calcext:value-type="float">
            <text:p>84.8252674567</text:p>
          </table:table-cell>
          <table:table-cell office:value-type="float" office:value="80.2620201741672" calcext:value-type="float">
            <text:p>80.2620201742</text:p>
          </table:table-cell>
          <table:table-cell office:value-type="float" office:value="86.076628186523" calcext:value-type="float">
            <text:p>86.0766281865</text:p>
          </table:table-cell>
          <table:table-cell office:value-type="float" office:value="77.5470613145921" calcext:value-type="float">
            <text:p>77.5470613146</text:p>
          </table:table-cell>
          <table:table-cell office:value-type="float" office:value="80.1032810053658" calcext:value-type="float">
            <text:p>80.1032810054</text:p>
          </table:table-cell>
          <table:table-cell office:value-type="float" office:value="83.5852660326795" calcext:value-type="float">
            <text:p>83.5852660327</text:p>
          </table:table-cell>
          <table:table-cell office:value-type="float" office:value="84.0389342267683" calcext:value-type="float">
            <text:p>84.0389342268</text:p>
          </table:table-cell>
          <table:table-cell office:value-type="float" office:value="86.4706057826577" calcext:value-type="float">
            <text:p>86.4706057827</text:p>
          </table:table-cell>
          <table:table-cell office:value-type="float" office:value="82.971462619751" calcext:value-type="float">
            <text:p>82.9714626198</text:p>
          </table:table-cell>
          <table:table-cell office:value-type="float" office:value="83.0196916212857" calcext:value-type="float">
            <text:p>83.0196916213</text:p>
          </table:table-cell>
          <table:table-cell office:value-type="float" office:value="79.8960471460356" calcext:value-type="float">
            <text:p>79.896047146</text:p>
          </table:table-cell>
          <table:table-cell office:value-type="float" office:value="80.2347541171712" calcext:value-type="float">
            <text:p>80.2347541172</text:p>
          </table:table-cell>
          <table:table-cell office:value-type="float" office:value="82.0520457929639" calcext:value-type="float">
            <text:p>82.052045793</text:p>
          </table:table-cell>
          <table:table-cell office:value-type="float" office:value="81.5738033905564" calcext:value-type="float">
            <text:p>81.5738033906</text:p>
          </table:table-cell>
          <table:table-cell office:value-type="float" office:value="86.0257130880122" calcext:value-type="float">
            <text:p>86.025713088</text:p>
          </table:table-cell>
          <table:table-cell office:value-type="float" office:value="84.1133303419417" calcext:value-type="float">
            <text:p>84.1133303419</text:p>
          </table:table-cell>
          <table:table-cell office:value-type="float" office:value="81.1046897065085" calcext:value-type="float">
            <text:p>81.1046897065</text:p>
          </table:table-cell>
          <table:table-cell office:value-type="float" office:value="79.4819036234299" calcext:value-type="float">
            <text:p>79.4819036234</text:p>
          </table:table-cell>
          <table:table-cell office:value-type="float" office:value="80.6399390676914" calcext:value-type="float">
            <text:p>80.6399390677</text:p>
          </table:table-cell>
          <table:table-cell office:value-type="float" office:value="82.4210414195319" calcext:value-type="float">
            <text:p>82.4210414195</text:p>
          </table:table-cell>
          <table:table-cell office:value-type="float" office:value="74.6914129462093" calcext:value-type="float">
            <text:p>74.6914129462</text:p>
          </table:table-cell>
          <table:table-cell office:value-type="float" office:value="83.4648398729422" calcext:value-type="float">
            <text:p>83.4648398729</text:p>
          </table:table-cell>
          <table:table-cell office:value-type="float" office:value="82.3966579707501" calcext:value-type="float">
            <text:p>82.3966579708</text:p>
          </table:table-cell>
          <table:table-cell office:value-type="float" office:value="83.642040692404" calcext:value-type="float">
            <text:p>83.6420406924</text:p>
          </table:table-cell>
          <table:table-cell office:value-type="float" office:value="83.2055926846053" calcext:value-type="float">
            <text:p>83.2055926846</text:p>
          </table:table-cell>
          <table:table-cell office:value-type="float" office:value="82.2868566183862" calcext:value-type="float">
            <text:p>82.2868566184</text:p>
          </table:table-cell>
          <table:table-cell office:value-type="float" office:value="77.4002419424587" calcext:value-type="float">
            <text:p>77.4002419425</text:p>
          </table:table-cell>
          <table:table-cell office:value-type="float" office:value="78.3544354895405" calcext:value-type="float">
            <text:p>78.3544354895</text:p>
          </table:table-cell>
          <table:table-cell office:value-type="float" office:value="83.73928831817" calcext:value-type="float">
            <text:p>83.7392883182</text:p>
          </table:table-cell>
        </table:table-row>
        <table:table-row table:style-name="ro1">
          <table:table-cell office:value-type="float" office:value="80.6287069643293" calcext:value-type="float">
            <text:p>80.6287069643</text:p>
          </table:table-cell>
          <table:table-cell office:value-type="float" office:value="83.2631996587315" calcext:value-type="float">
            <text:p>83.2631996587</text:p>
          </table:table-cell>
          <table:table-cell office:value-type="float" office:value="81.012008522926" calcext:value-type="float">
            <text:p>81.0120085229</text:p>
          </table:table-cell>
          <table:table-cell office:value-type="float" office:value="82.2363328960887" calcext:value-type="float">
            <text:p>82.2363328961</text:p>
          </table:table-cell>
          <table:table-cell office:value-type="float" office:value="82.5932181354615" calcext:value-type="float">
            <text:p>82.5932181355</text:p>
          </table:table-cell>
          <table:table-cell office:value-type="float" office:value="77.8440142500805" calcext:value-type="float">
            <text:p>77.8440142501</text:p>
          </table:table-cell>
          <table:table-cell office:value-type="float" office:value="86.1063780344978" calcext:value-type="float">
            <text:p>86.1063780345</text:p>
          </table:table-cell>
          <table:table-cell office:value-type="float" office:value="84.3763645939347" calcext:value-type="float">
            <text:p>84.3763645939</text:p>
          </table:table-cell>
          <table:table-cell office:value-type="float" office:value="78.8104699831183" calcext:value-type="float">
            <text:p>78.8104699831</text:p>
          </table:table-cell>
          <table:table-cell office:value-type="float" office:value="83.2440922404149" calcext:value-type="float">
            <text:p>83.2440922404</text:p>
          </table:table-cell>
          <table:table-cell office:value-type="float" office:value="84.3879073986766" calcext:value-type="float">
            <text:p>84.3879073987</text:p>
          </table:table-cell>
          <table:table-cell office:value-type="float" office:value="85.4363725845921" calcext:value-type="float">
            <text:p>85.4363725846</text:p>
          </table:table-cell>
          <table:table-cell office:value-type="float" office:value="80.3211369772696" calcext:value-type="float">
            <text:p>80.3211369773</text:p>
          </table:table-cell>
          <table:table-cell office:value-type="float" office:value="86.1917009985953" calcext:value-type="float">
            <text:p>86.1917009986</text:p>
          </table:table-cell>
          <table:table-cell office:value-type="float" office:value="76.8253268778715" calcext:value-type="float">
            <text:p>76.8253268779</text:p>
          </table:table-cell>
          <table:table-cell office:value-type="float" office:value="79.7938279462995" calcext:value-type="float">
            <text:p>79.7938279463</text:p>
          </table:table-cell>
          <table:table-cell office:value-type="float" office:value="83.3825572567958" calcext:value-type="float">
            <text:p>83.3825572568</text:p>
          </table:table-cell>
          <table:table-cell office:value-type="float" office:value="84.0120037269259" calcext:value-type="float">
            <text:p>84.0120037269</text:p>
          </table:table-cell>
          <table:table-cell office:value-type="float" office:value="86.3686565668172" calcext:value-type="float">
            <text:p>86.3686565668</text:p>
          </table:table-cell>
          <table:table-cell office:value-type="float" office:value="83.1020409302384" calcext:value-type="float">
            <text:p>83.1020409302</text:p>
          </table:table-cell>
          <table:table-cell office:value-type="float" office:value="82.4550597017137" calcext:value-type="float">
            <text:p>82.4550597017</text:p>
          </table:table-cell>
          <table:table-cell office:value-type="float" office:value="79.6828594734038" calcext:value-type="float">
            <text:p>79.6828594734</text:p>
          </table:table-cell>
          <table:table-cell office:value-type="float" office:value="79.7658733424808" calcext:value-type="float">
            <text:p>79.7658733425</text:p>
          </table:table-cell>
          <table:table-cell office:value-type="float" office:value="81.7432478053822" calcext:value-type="float">
            <text:p>81.7432478054</text:p>
          </table:table-cell>
          <table:table-cell office:value-type="float" office:value="81.1799461901066" calcext:value-type="float">
            <text:p>81.1799461901</text:p>
          </table:table-cell>
          <table:table-cell office:value-type="float" office:value="86.102707994142" calcext:value-type="float">
            <text:p>86.1027079941</text:p>
          </table:table-cell>
          <table:table-cell office:value-type="float" office:value="83.6080903297908" calcext:value-type="float">
            <text:p>83.6080903298</text:p>
          </table:table-cell>
          <table:table-cell office:value-type="float" office:value="81.0051833721156" calcext:value-type="float">
            <text:p>81.0051833721</text:p>
          </table:table-cell>
          <table:table-cell office:value-type="float" office:value="79.0941538276953" calcext:value-type="float">
            <text:p>79.0941538277</text:p>
          </table:table-cell>
          <table:table-cell office:value-type="float" office:value="80.7793274658922" calcext:value-type="float">
            <text:p>80.7793274659</text:p>
          </table:table-cell>
          <table:table-cell office:value-type="float" office:value="82.4102273608119" calcext:value-type="float">
            <text:p>82.4102273608</text:p>
          </table:table-cell>
          <table:table-cell office:value-type="float" office:value="73.186350745732" calcext:value-type="float">
            <text:p>73.1863507457</text:p>
          </table:table-cell>
          <table:table-cell office:value-type="float" office:value="83.3649792529435" calcext:value-type="float">
            <text:p>83.3649792529</text:p>
          </table:table-cell>
          <table:table-cell office:value-type="float" office:value="82.2378886423238" calcext:value-type="float">
            <text:p>82.2378886423</text:p>
          </table:table-cell>
          <table:table-cell office:value-type="float" office:value="83.0983024742175" calcext:value-type="float">
            <text:p>83.0983024742</text:p>
          </table:table-cell>
          <table:table-cell office:value-type="float" office:value="83.0550429245459" calcext:value-type="float">
            <text:p>83.0550429245</text:p>
          </table:table-cell>
          <table:table-cell office:value-type="float" office:value="82.2336595523772" calcext:value-type="float">
            <text:p>82.2336595524</text:p>
          </table:table-cell>
          <table:table-cell office:value-type="float" office:value="77.1447000547319" calcext:value-type="float">
            <text:p>77.1447000547</text:p>
          </table:table-cell>
          <table:table-cell office:value-type="float" office:value="78.2977808398917" calcext:value-type="float">
            <text:p>78.2977808399</text:p>
          </table:table-cell>
          <table:table-cell office:value-type="float" office:value="83.7826920423546" calcext:value-type="float">
            <text:p>83.78269204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.6940675987117" calcext:value-type="float">
            <text:p>80.6940675987</text:p>
          </table:table-cell>
          <table:table-cell office:value-type="float" office:value="81.0413579539628" calcext:value-type="float">
            <text:p>81.041357954</text:p>
          </table:table-cell>
          <table:table-cell office:value-type="float" office:value="0" calcext:value-type="float">
            <text:p>0</text:p>
          </table:table-cell>
          <table:table-cell office:value-type="float" office:value="77.0616182785455" calcext:value-type="float">
            <text:p>77.0616182785</text:p>
          </table:table-cell>
          <table:table-cell office:value-type="float" office:value="86.1895986139265" calcext:value-type="float">
            <text:p>86.1895986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4602157236099" calcext:value-type="float">
            <text:p>83.4602157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884205715798" calcext:value-type="float">
            <text:p>80.2884205716</text:p>
          </table:table-cell>
          <table:table-cell office:value-type="float" office:value="86.01623168192" calcext:value-type="float">
            <text:p>86.0162316819</text:p>
          </table:table-cell>
          <table:table-cell office:value-type="float" office:value="76.2216562565747" calcext:value-type="float">
            <text:p>76.2216562566</text:p>
          </table:table-cell>
          <table:table-cell office:value-type="float" office:value="79.4984078018039" calcext:value-type="float">
            <text:p>79.4984078018</text:p>
          </table:table-cell>
          <table:table-cell office:value-type="float" office:value="83.1574752037796" calcext:value-type="float">
            <text:p>83.1574752038</text:p>
          </table:table-cell>
          <table:table-cell office:value-type="float" office:value="84.1111912424913" calcext:value-type="float">
            <text:p>84.1111912425</text:p>
          </table:table-cell>
          <table:table-cell office:value-type="float" office:value="0" calcext:value-type="float">
            <text:p>0</text:p>
          </table:table-cell>
          <table:table-cell office:value-type="float" office:value="83.0234736940761" calcext:value-type="float">
            <text:p>83.0234736941</text:p>
          </table:table-cell>
          <table:table-cell office:value-type="float" office:value="82.8270565845051" calcext:value-type="float">
            <text:p>82.8270565845</text:p>
          </table:table-cell>
          <table:table-cell office:value-type="float" office:value="79.5033888658559" calcext:value-type="float">
            <text:p>79.5033888659</text:p>
          </table:table-cell>
          <table:table-cell office:value-type="float" office:value="79.4849406813974" calcext:value-type="float">
            <text:p>79.4849406814</text:p>
          </table:table-cell>
          <table:table-cell office:value-type="float" office:value="82.4255904978602" calcext:value-type="float">
            <text:p>82.4255904979</text:p>
          </table:table-cell>
          <table:table-cell office:value-type="float" office:value="81.0801528675777" calcext:value-type="float">
            <text:p>81.0801528676</text:p>
          </table:table-cell>
          <table:table-cell office:value-type="float" office:value="0" calcext:value-type="float">
            <text:p>0</text:p>
          </table:table-cell>
          <table:table-cell office:value-type="float" office:value="83.2015725951818" calcext:value-type="float">
            <text:p>83.2015725952</text:p>
          </table:table-cell>
          <table:table-cell office:value-type="float" office:value="80.8345570422054" calcext:value-type="float">
            <text:p>80.8345570422</text:p>
          </table:table-cell>
          <table:table-cell office:value-type="float" office:value="78.7539432009145" calcext:value-type="float">
            <text:p>78.7539432009</text:p>
          </table:table-cell>
          <table:table-cell office:value-type="float" office:value="81.008732782558" calcext:value-type="float">
            <text:p>81.0087327826</text:p>
          </table:table-cell>
          <table:table-cell office:value-type="float" office:value="82.3804295516589" calcext:value-type="float">
            <text:p>82.3804295517</text:p>
          </table:table-cell>
          <table:table-cell office:value-type="float" office:value="73.2114288519299" calcext:value-type="float">
            <text:p>73.2114288519</text:p>
          </table:table-cell>
          <table:table-cell office:value-type="float" office:value="83.3582038402571" calcext:value-type="float">
            <text:p>83.3582038403</text:p>
          </table:table-cell>
          <table:table-cell office:value-type="float" office:value="82.0771817019533" calcext:value-type="float">
            <text:p>82.077181702</text:p>
          </table:table-cell>
          <table:table-cell office:value-type="float" office:value="82.6925631997622" calcext:value-type="float">
            <text:p>82.6925631998</text:p>
          </table:table-cell>
          <table:table-cell office:value-type="float" office:value="82.9824324600238" calcext:value-type="float">
            <text:p>82.98243246</text:p>
          </table:table-cell>
          <table:table-cell office:value-type="float" office:value="82.1564293452624" calcext:value-type="float">
            <text:p>82.1564293453</text:p>
          </table:table-cell>
          <table:table-cell office:value-type="float" office:value="76.9985199216505" calcext:value-type="float">
            <text:p>76.9985199217</text:p>
          </table:table-cell>
          <table:table-cell office:value-type="float" office:value="78.0211853610967" calcext:value-type="float">
            <text:p>78.0211853611</text:p>
          </table:table-cell>
          <table:table-cell office:value-type="float" office:value="83.8712266534245" calcext:value-type="float">
            <text:p>83.87122665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.4827865595165" calcext:value-type="float">
            <text:p>80.4827865595</text:p>
          </table:table-cell>
          <table:table-cell office:value-type="float" office:value="80.7913391733257" calcext:value-type="float">
            <text:p>80.7913391733</text:p>
          </table:table-cell>
          <table:table-cell office:value-type="float" office:value="0" calcext:value-type="float">
            <text:p>0</text:p>
          </table:table-cell>
          <table:table-cell office:value-type="float" office:value="76.5991711531135" calcext:value-type="float">
            <text:p>76.5991711531</text:p>
          </table:table-cell>
          <table:table-cell office:value-type="float" office:value="86.2411085819515" calcext:value-type="float">
            <text:p>86.241108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736950822562" calcext:value-type="float">
            <text:p>83.8736950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872063815711" calcext:value-type="float">
            <text:p>80.1872063816</text:p>
          </table:table-cell>
          <table:table-cell office:value-type="float" office:value="85.787304347671" calcext:value-type="float">
            <text:p>85.7873043477</text:p>
          </table:table-cell>
          <table:table-cell office:value-type="float" office:value="76.7869279464321" calcext:value-type="float">
            <text:p>76.7869279464</text:p>
          </table:table-cell>
          <table:table-cell office:value-type="float" office:value="79.26055540438" calcext:value-type="float">
            <text:p>79.2605554044</text:p>
          </table:table-cell>
          <table:table-cell office:value-type="float" office:value="83.1310859468359" calcext:value-type="float">
            <text:p>83.1310859468</text:p>
          </table:table-cell>
          <table:table-cell office:value-type="float" office:value="83.9689792144775" calcext:value-type="float">
            <text:p>83.9689792145</text:p>
          </table:table-cell>
          <table:table-cell office:value-type="float" office:value="0" calcext:value-type="float">
            <text:p>0</text:p>
          </table:table-cell>
          <table:table-cell office:value-type="float" office:value="83.0538930689755" calcext:value-type="float">
            <text:p>83.053893069</text:p>
          </table:table-cell>
          <table:table-cell office:value-type="float" office:value="82.3934733857874" calcext:value-type="float">
            <text:p>82.3934733858</text:p>
          </table:table-cell>
          <table:table-cell office:value-type="float" office:value="79.3956186299337" calcext:value-type="float">
            <text:p>79.3956186299</text:p>
          </table:table-cell>
          <table:table-cell office:value-type="float" office:value="79.4284685561785" calcext:value-type="float">
            <text:p>79.4284685562</text:p>
          </table:table-cell>
          <table:table-cell office:value-type="float" office:value="81.5528044179889" calcext:value-type="float">
            <text:p>81.552804418</text:p>
          </table:table-cell>
          <table:table-cell office:value-type="float" office:value="81.1463457280537" calcext:value-type="float">
            <text:p>81.1463457281</text:p>
          </table:table-cell>
          <table:table-cell office:value-type="float" office:value="0" calcext:value-type="float">
            <text:p>0</text:p>
          </table:table-cell>
          <table:table-cell office:value-type="float" office:value="82.9271984714759" calcext:value-type="float">
            <text:p>82.9271984715</text:p>
          </table:table-cell>
          <table:table-cell office:value-type="float" office:value="81.1880851341717" calcext:value-type="float">
            <text:p>81.1880851342</text:p>
          </table:table-cell>
          <table:table-cell office:value-type="float" office:value="78.7261395734822" calcext:value-type="float">
            <text:p>78.7261395735</text:p>
          </table:table-cell>
          <table:table-cell office:value-type="float" office:value="80.6191710725731" calcext:value-type="float">
            <text:p>80.6191710726</text:p>
          </table:table-cell>
          <table:table-cell office:value-type="float" office:value="82.2744633026233" calcext:value-type="float">
            <text:p>82.2744633026</text:p>
          </table:table-cell>
          <table:table-cell office:value-type="float" office:value="73.3588474016756" calcext:value-type="float">
            <text:p>73.3588474017</text:p>
          </table:table-cell>
          <table:table-cell office:value-type="float" office:value="83.2650335585116" calcext:value-type="float">
            <text:p>83.2650335585</text:p>
          </table:table-cell>
          <table:table-cell office:value-type="float" office:value="82.309161841814" calcext:value-type="float">
            <text:p>82.3091618418</text:p>
          </table:table-cell>
          <table:table-cell office:value-type="float" office:value="82.5296935175531" calcext:value-type="float">
            <text:p>82.5296935176</text:p>
          </table:table-cell>
          <table:table-cell office:value-type="float" office:value="82.8395713329067" calcext:value-type="float">
            <text:p>82.8395713329</text:p>
          </table:table-cell>
          <table:table-cell office:value-type="float" office:value="82.0529617274892" calcext:value-type="float">
            <text:p>82.0529617275</text:p>
          </table:table-cell>
          <table:table-cell office:value-type="float" office:value="76.9686766369041" calcext:value-type="float">
            <text:p>76.9686766369</text:p>
          </table:table-cell>
          <table:table-cell office:value-type="float" office:value="78.1472027546574" calcext:value-type="float">
            <text:p>78.1472027547</text:p>
          </table:table-cell>
          <table:table-cell office:value-type="float" office:value="83.9920527779768" calcext:value-type="float">
            <text:p>83.9920527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.281421215306" calcext:value-type="float">
            <text:p>80.2814212153</text:p>
          </table:table-cell>
          <table:table-cell office:value-type="float" office:value="80.7723722877139" calcext:value-type="float">
            <text:p>80.7723722877</text:p>
          </table:table-cell>
          <table:table-cell office:value-type="float" office:value="0" calcext:value-type="float">
            <text:p>0</text:p>
          </table:table-cell>
          <table:table-cell office:value-type="float" office:value="76.9407929672191" calcext:value-type="float">
            <text:p>76.9407929672</text:p>
          </table:table-cell>
          <table:table-cell office:value-type="float" office:value="86.1104873351948" calcext:value-type="float">
            <text:p>86.1104873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1076687405925" calcext:value-type="float">
            <text:p>84.1076687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346259519781" calcext:value-type="float">
            <text:p>80.134625952</text:p>
          </table:table-cell>
          <table:table-cell office:value-type="float" office:value="85.6826023533953" calcext:value-type="float">
            <text:p>85.6826023534</text:p>
          </table:table-cell>
          <table:table-cell office:value-type="float" office:value="76.0654893742503" calcext:value-type="float">
            <text:p>76.0654893743</text:p>
          </table:table-cell>
          <table:table-cell office:value-type="float" office:value="79.1401052678027" calcext:value-type="float">
            <text:p>79.1401052678</text:p>
          </table:table-cell>
          <table:table-cell office:value-type="float" office:value="83.1631073446737" calcext:value-type="float">
            <text:p>83.1631073447</text:p>
          </table:table-cell>
          <table:table-cell office:value-type="float" office:value="83.8428415302994" calcext:value-type="float">
            <text:p>83.8428415303</text:p>
          </table:table-cell>
          <table:table-cell office:value-type="float" office:value="0" calcext:value-type="float">
            <text:p>0</text:p>
          </table:table-cell>
          <table:table-cell office:value-type="float" office:value="83.1581462335836" calcext:value-type="float">
            <text:p>83.1581462336</text:p>
          </table:table-cell>
          <table:table-cell office:value-type="float" office:value="82.1679118860958" calcext:value-type="float">
            <text:p>82.1679118861</text:p>
          </table:table-cell>
          <table:table-cell office:value-type="float" office:value="79.2628072282754" calcext:value-type="float">
            <text:p>79.2628072283</text:p>
          </table:table-cell>
          <table:table-cell office:value-type="float" office:value="79.5333705652559" calcext:value-type="float">
            <text:p>79.5333705653</text:p>
          </table:table-cell>
          <table:table-cell office:value-type="float" office:value="81.1518502949273" calcext:value-type="float">
            <text:p>81.1518502949</text:p>
          </table:table-cell>
          <table:table-cell office:value-type="float" office:value="81.4012138633271" calcext:value-type="float">
            <text:p>81.4012138633</text:p>
          </table:table-cell>
          <table:table-cell office:value-type="float" office:value="0" calcext:value-type="float">
            <text:p>0</text:p>
          </table:table-cell>
          <table:table-cell office:value-type="float" office:value="82.8183415065543" calcext:value-type="float">
            <text:p>82.8183415066</text:p>
          </table:table-cell>
          <table:table-cell office:value-type="float" office:value="80.8898999492744" calcext:value-type="float">
            <text:p>80.8898999493</text:p>
          </table:table-cell>
          <table:table-cell office:value-type="float" office:value="78.6820839759039" calcext:value-type="float">
            <text:p>78.6820839759</text:p>
          </table:table-cell>
          <table:table-cell office:value-type="float" office:value="79.636783914887" calcext:value-type="float">
            <text:p>79.6367839149</text:p>
          </table:table-cell>
          <table:table-cell office:value-type="float" office:value="82.3017950687616" calcext:value-type="float">
            <text:p>82.3017950688</text:p>
          </table:table-cell>
          <table:table-cell office:value-type="float" office:value="73.2600945688726" calcext:value-type="float">
            <text:p>73.2600945689</text:p>
          </table:table-cell>
          <table:table-cell office:value-type="float" office:value="83.2122840564527" calcext:value-type="float">
            <text:p>83.2122840565</text:p>
          </table:table-cell>
          <table:table-cell office:value-type="float" office:value="82.0610713616268" calcext:value-type="float">
            <text:p>82.0610713616</text:p>
          </table:table-cell>
          <table:table-cell office:value-type="float" office:value="82.5640038118819" calcext:value-type="float">
            <text:p>82.5640038119</text:p>
          </table:table-cell>
          <table:table-cell office:value-type="float" office:value="83.1511108648491" calcext:value-type="float">
            <text:p>83.1511108648</text:p>
          </table:table-cell>
          <table:table-cell office:value-type="float" office:value="81.9952620872193" calcext:value-type="float">
            <text:p>81.9952620872</text:p>
          </table:table-cell>
          <table:table-cell office:value-type="float" office:value="76.9595204961964" calcext:value-type="float">
            <text:p>76.9595204962</text:p>
          </table:table-cell>
          <table:table-cell office:value-type="float" office:value="78.6069540659407" calcext:value-type="float">
            <text:p>78.6069540659</text:p>
          </table:table-cell>
          <table:table-cell office:value-type="float" office:value="83.8151427634441" calcext:value-type="float">
            <text:p>83.81514276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.0475895539057" calcext:value-type="float">
            <text:p>80.0475895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268917961285" calcext:value-type="float">
            <text:p>76.52689179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2.956834511267" calcext:value-type="float">
            <text:p>82.9568345113</text:p>
          </table:table-cell>
          <table:table-cell office:value-type="float" office:value="0" calcext:value-type="float">
            <text:p>0</text:p>
          </table:table-cell>
          <table:table-cell office:value-type="float" office:value="79.1932109552258" calcext:value-type="float">
            <text:p>79.1932109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720317055647" calcext:value-type="float">
            <text:p>81.2720317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9248199497224" calcext:value-type="float">
            <text:p>78.9248199497</text:p>
          </table:table-cell>
          <table:table-cell office:value-type="float" office:value="78.9250318643199" calcext:value-type="float">
            <text:p>78.925031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902882182484" calcext:value-type="float">
            <text:p>83.1902882182</text:p>
          </table:table-cell>
          <table:table-cell office:value-type="float" office:value="81.8721277193691" calcext:value-type="float">
            <text:p>81.8721277194</text:p>
          </table:table-cell>
          <table:table-cell office:value-type="float" office:value="82.6537644572414" calcext:value-type="float">
            <text:p>82.6537644572</text:p>
          </table:table-cell>
          <table:table-cell office:value-type="float" office:value="82.7817580032573" calcext:value-type="float">
            <text:p>82.7817580033</text:p>
          </table:table-cell>
          <table:table-cell office:value-type="float" office:value="0" calcext:value-type="float">
            <text:p>0</text:p>
          </table:table-cell>
          <table:table-cell office:value-type="float" office:value="76.4331706547942" calcext:value-type="float">
            <text:p>76.4331706548</text:p>
          </table:table-cell>
          <table:table-cell office:value-type="float" office:value="78.238898316615" calcext:value-type="float">
            <text:p>78.238898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.9691143438939" calcext:value-type="float">
            <text:p>79.9691143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388678108401" calcext:value-type="float">
            <text:p>76.63886781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2.8115820111262" calcext:value-type="float">
            <text:p>82.8115820111</text:p>
          </table:table-cell>
          <table:table-cell office:value-type="float" office:value="0" calcext:value-type="float">
            <text:p>0</text:p>
          </table:table-cell>
          <table:table-cell office:value-type="float" office:value="79.0725991877435" calcext:value-type="float">
            <text:p>79.0725991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501030572091" calcext:value-type="float">
            <text:p>80.6501030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0236846424354" calcext:value-type="float">
            <text:p>79.0236846424</text:p>
          </table:table-cell>
          <table:table-cell office:value-type="float" office:value="78.4437085103671" calcext:value-type="float">
            <text:p>78.4437085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595065915677" calcext:value-type="float">
            <text:p>82.7595065916</text:p>
          </table:table-cell>
          <table:table-cell office:value-type="float" office:value="81.7233247557272" calcext:value-type="float">
            <text:p>81.7233247557</text:p>
          </table:table-cell>
          <table:table-cell office:value-type="float" office:value="82.9859153817893" calcext:value-type="float">
            <text:p>82.9859153818</text:p>
          </table:table-cell>
          <table:table-cell office:value-type="float" office:value="82.5742780471504" calcext:value-type="float">
            <text:p>82.5742780472</text:p>
          </table:table-cell>
          <table:table-cell office:value-type="float" office:value="0" calcext:value-type="float">
            <text:p>0</text:p>
          </table:table-cell>
          <table:table-cell office:value-type="float" office:value="75.8377689564745" calcext:value-type="float">
            <text:p>75.8377689565</text:p>
          </table:table-cell>
          <table:table-cell office:value-type="float" office:value="78.1311960097068" calcext:value-type="float">
            <text:p>78.131196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.1675154907854" calcext:value-type="float">
            <text:p>80.167515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883057459674" calcext:value-type="float">
            <text:p>76.18830574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2.709202855011" calcext:value-type="float">
            <text:p>82.709202855</text:p>
          </table:table-cell>
          <table:table-cell office:value-type="float" office:value="0" calcext:value-type="float">
            <text:p>0</text:p>
          </table:table-cell>
          <table:table-cell office:value-type="float" office:value="78.9619373644655" calcext:value-type="float">
            <text:p>78.961937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745104555861" calcext:value-type="float">
            <text:p>80.3745104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365621785364" calcext:value-type="float">
            <text:p>78.8365621785</text:p>
          </table:table-cell>
          <table:table-cell office:value-type="float" office:value="78.1034100290613" calcext:value-type="float">
            <text:p>78.103410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0806626406957" calcext:value-type="float">
            <text:p>82.0806626407</text:p>
          </table:table-cell>
          <table:table-cell office:value-type="float" office:value="81.4246152932654" calcext:value-type="float">
            <text:p>81.4246152933</text:p>
          </table:table-cell>
          <table:table-cell office:value-type="float" office:value="82.32651870479" calcext:value-type="float">
            <text:p>82.3265187048</text:p>
          </table:table-cell>
          <table:table-cell office:value-type="float" office:value="82.4116328192208" calcext:value-type="float">
            <text:p>82.4116328192</text:p>
          </table:table-cell>
          <table:table-cell office:value-type="float" office:value="0" calcext:value-type="float">
            <text:p>0</text:p>
          </table:table-cell>
          <table:table-cell office:value-type="float" office:value="75.3417311032058" calcext:value-type="float">
            <text:p>75.3417311032</text:p>
          </table:table-cell>
          <table:table-cell office:value-type="float" office:value="78.005518652735" calcext:value-type="float">
            <text:p>78.0055186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.8062841447748" calcext:value-type="float">
            <text:p>79.806284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768924213387" calcext:value-type="float">
            <text:p>75.67689242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2.709202855011" calcext:value-type="float">
            <text:p>82.709202855</text:p>
          </table:table-cell>
          <table:table-cell office:value-type="float" office:value="0" calcext:value-type="float">
            <text:p>0</text:p>
          </table:table-cell>
          <table:table-cell office:value-type="float" office:value="78.87183671122" calcext:value-type="float">
            <text:p>78.8718367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627568740213" calcext:value-type="float">
            <text:p>80.662756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5179969400306" calcext:value-type="float">
            <text:p>78.51799694</text:p>
          </table:table-cell>
          <table:table-cell office:value-type="float" office:value="77.9543830642566" calcext:value-type="float">
            <text:p>77.9543830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6872774029543" calcext:value-type="float">
            <text:p>81.687277403</text:p>
          </table:table-cell>
          <table:table-cell office:value-type="float" office:value="82.098747909399" calcext:value-type="float">
            <text:p>82.0987479094</text:p>
          </table:table-cell>
          <table:table-cell office:value-type="float" office:value="82.0440377159164" calcext:value-type="float">
            <text:p>82.0440377159</text:p>
          </table:table-cell>
          <table:table-cell office:value-type="float" office:value="82.3037632051726" calcext:value-type="float">
            <text:p>82.3037632052</text:p>
          </table:table-cell>
          <table:table-cell office:value-type="float" office:value="0" calcext:value-type="float">
            <text:p>0</text:p>
          </table:table-cell>
          <table:table-cell office:value-type="float" office:value="75.0757283922403" calcext:value-type="float">
            <text:p>75.0757283922</text:p>
          </table:table-cell>
          <table:table-cell office:value-type="float" office:value="78.0461467278553" calcext:value-type="float">
            <text:p>78.0461467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.4374478001886" calcext:value-type="float">
            <text:p>79.4374478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745969516393" calcext:value-type="float">
            <text:p>75.47459695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2.673849491353" calcext:value-type="float">
            <text:p>82.6738494914</text:p>
          </table:table-cell>
          <table:table-cell office:value-type="float" office:value="0" calcext:value-type="float">
            <text:p>0</text:p>
          </table:table-cell>
          <table:table-cell office:value-type="float" office:value="79.0783469818737" calcext:value-type="float">
            <text:p>79.0783469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085607087095" calcext:value-type="float">
            <text:p>80.2085607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395786739977" calcext:value-type="float">
            <text:p>78.39578674</text:p>
          </table:table-cell>
          <table:table-cell office:value-type="float" office:value="77.8729178805816" calcext:value-type="float">
            <text:p>77.8729178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555235219238" calcext:value-type="float">
            <text:p>81.5555235219</text:p>
          </table:table-cell>
          <table:table-cell office:value-type="float" office:value="81.4073989876933" calcext:value-type="float">
            <text:p>81.4073989877</text:p>
          </table:table-cell>
          <table:table-cell office:value-type="float" office:value="82.0803874736871" calcext:value-type="float">
            <text:p>82.0803874737</text:p>
          </table:table-cell>
          <table:table-cell office:value-type="float" office:value="82.2725786788086" calcext:value-type="float">
            <text:p>82.2725786788</text:p>
          </table:table-cell>
          <table:table-cell office:value-type="float" office:value="0" calcext:value-type="float">
            <text:p>0</text:p>
          </table:table-cell>
          <table:table-cell office:value-type="float" office:value="74.9862498945272" calcext:value-type="float">
            <text:p>74.9862498945</text:p>
          </table:table-cell>
          <table:table-cell office:value-type="float" office:value="78.1002851201277" calcext:value-type="float">
            <text:p>78.100285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78.1755115513502" calcext:value-type="float">
            <text:p>78.17551155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.5981395393714" calcext:value-type="float">
            <text:p>81.59813953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78.3425119927047" calcext:value-type="float">
            <text:p>78.34251199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.1508122972104" calcext:value-type="float">
            <text:p>81.15081229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78.4091523646963" calcext:value-type="float">
            <text:p>78.40915236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.9621726906138" calcext:value-type="float">
            <text:p>80.96217269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office:value-type="float" office:value="0.399133653008406" calcext:value-type="float">
            <text:p>0.399133653</text:p>
          </table:table-cell>
          <table:table-cell office:value-type="float" office:value="0.177668436789396" calcext:value-type="float">
            <text:p>0.1776684368</text:p>
          </table:table-cell>
          <table:table-cell office:value-type="float" office:value="0.356815998464184" calcext:value-type="float">
            <text:p>0.3568159985</text:p>
          </table:table-cell>
          <table:table-cell office:value-type="float" office:value="0.210393129361712" calcext:value-type="float">
            <text:p>0.2103931294</text:p>
          </table:table-cell>
          <table:table-cell office:value-type="float" office:value="0.200211681720367" calcext:value-type="float">
            <text:p>0.2002116817</text:p>
          </table:table-cell>
          <table:table-cell office:value-type="float" office:value="0.366030260134356" calcext:value-type="float">
            <text:p>0.3660302601</text:p>
          </table:table-cell>
          <table:table-cell office:value-type="float" office:value="0.407484341096368" calcext:value-type="float">
            <text:p>0.4074843411</text:p>
          </table:table-cell>
          <table:table-cell office:value-type="float" office:value="0.230600498969021" calcext:value-type="float">
            <text:p>0.230600499</text:p>
          </table:table-cell>
          <table:table-cell office:value-type="float" office:value="0.113329182578834" calcext:value-type="float">
            <text:p>0.1133291826</text:p>
          </table:table-cell>
          <table:table-cell office:value-type="float" office:value="0.193182462768381" calcext:value-type="float">
            <text:p>0.1931824628</text:p>
          </table:table-cell>
          <table:table-cell office:value-type="float" office:value="0.196183633924815" calcext:value-type="float">
            <text:p>0.1961836339</text:p>
          </table:table-cell>
          <table:table-cell office:value-type="float" office:value="0.174811334779841" calcext:value-type="float">
            <text:p>0.1748113348</text:p>
          </table:table-cell>
          <table:table-cell office:value-type="float" office:value="0.332142314263307" calcext:value-type="float">
            <text:p>0.3321423143</text:p>
          </table:table-cell>
          <table:table-cell office:value-type="float" office:value="0.335430038700163" calcext:value-type="float">
            <text:p>0.3354300387</text:p>
          </table:table-cell>
          <table:table-cell office:value-type="float" office:value="0.297854292267787" calcext:value-type="float">
            <text:p>0.2978542923</text:p>
          </table:table-cell>
          <table:table-cell office:value-type="float" office:value="0.251411403632631" calcext:value-type="float">
            <text:p>0.2514114036</text:p>
          </table:table-cell>
          <table:table-cell office:value-type="float" office:value="0.224446781021754" calcext:value-type="float">
            <text:p>0.224446781</text:p>
          </table:table-cell>
          <table:table-cell office:value-type="float" office:value="0.315777852856265" calcext:value-type="float">
            <text:p>0.3157778529</text:p>
          </table:table-cell>
          <table:table-cell office:value-type="float" office:value="0.239820053191605" calcext:value-type="float">
            <text:p>0.2398200532</text:p>
          </table:table-cell>
          <table:table-cell office:value-type="float" office:value="0.350965370949204" calcext:value-type="float">
            <text:p>0.3509653709</text:p>
          </table:table-cell>
          <table:table-cell office:value-type="float" office:value="0.408473382310749" calcext:value-type="float">
            <text:p>0.4084733823</text:p>
          </table:table-cell>
          <table:table-cell office:value-type="float" office:value="0.115252705055203" calcext:value-type="float">
            <text:p>0.1152527051</text:p>
          </table:table-cell>
          <table:table-cell office:value-type="float" office:value="0.124415454547949" calcext:value-type="float">
            <text:p>0.1244154545</text:p>
          </table:table-cell>
          <table:table-cell office:value-type="float" office:value="0.294607084878464" calcext:value-type="float">
            <text:p>0.2946070849</text:p>
          </table:table-cell>
          <table:table-cell office:value-type="float" office:value="0.162718630174941" calcext:value-type="float">
            <text:p>0.1627186302</text:p>
          </table:table-cell>
          <table:table-cell office:value-type="float" office:value="0.233817710223498" calcext:value-type="float">
            <text:p>0.2338177102</text:p>
          </table:table-cell>
          <table:table-cell office:value-type="float" office:value="0.227725525130721" calcext:value-type="float">
            <text:p>0.2277255251</text:p>
          </table:table-cell>
          <table:table-cell office:value-type="float" office:value="0.335986112044453" calcext:value-type="float">
            <text:p>0.335986112</text:p>
          </table:table-cell>
          <table:table-cell office:value-type="float" office:value="0.286641246894709" calcext:value-type="float">
            <text:p>0.2866412469</text:p>
          </table:table-cell>
          <table:table-cell office:value-type="float" office:value="0.259564853388691" calcext:value-type="float">
            <text:p>0.2595648534</text:p>
          </table:table-cell>
          <table:table-cell office:value-type="float" office:value="0.372618697797929" calcext:value-type="float">
            <text:p>0.3726186978</text:p>
          </table:table-cell>
          <table:table-cell office:value-type="float" office:value="0.155274097865844" calcext:value-type="float">
            <text:p>0.1552740979</text:p>
          </table:table-cell>
          <table:table-cell office:value-type="float" office:value="0.212779541063446" calcext:value-type="float">
            <text:p>0.2127795411</text:p>
          </table:table-cell>
          <table:table-cell office:value-type="float" office:value="0.17851317478541" calcext:value-type="float">
            <text:p>0.1785131748</text:p>
          </table:table-cell>
          <table:table-cell office:value-type="float" office:value="0.282276993771453" calcext:value-type="float">
            <text:p>0.2822769938</text:p>
          </table:table-cell>
          <table:table-cell office:value-type="float" office:value="0.197531424636284" calcext:value-type="float">
            <text:p>0.1975314246</text:p>
          </table:table-cell>
          <table:table-cell office:value-type="float" office:value="0.355103864588967" calcext:value-type="float">
            <text:p>0.3551038646</text:p>
          </table:table-cell>
          <table:table-cell office:value-type="float" office:value="0.324542545568227" calcext:value-type="float">
            <text:p>0.3245425456</text:p>
          </table:table-cell>
          <table:table-cell office:value-type="float" office:value="0.110795293541635" calcext:value-type="float">
            <text:p>0.1107952935</text:p>
          </table:table-cell>
          <table:table-cell office:value-type="float" office:value="0.172758723444447" calcext:value-type="float">
            <text:p>0.1727587234</text:p>
          </table:table-cell>
        </table:table-row>
        <table:table-row table:style-name="ro1">
          <table:table-cell office:value-type="float" office:value="0.153880614852781" calcext:value-type="float">
            <text:p>0.1538806149</text:p>
          </table:table-cell>
          <table:table-cell office:value-type="float" office:value="0.272956702064919" calcext:value-type="float">
            <text:p>0.2729567021</text:p>
          </table:table-cell>
          <table:table-cell office:value-type="float" office:value="0.247052625590747" calcext:value-type="float">
            <text:p>0.2470526256</text:p>
          </table:table-cell>
          <table:table-cell office:value-type="float" office:value="0.264194926542664" calcext:value-type="float">
            <text:p>0.2641949265</text:p>
          </table:table-cell>
          <table:table-cell office:value-type="float" office:value="0.295771794277074" calcext:value-type="float">
            <text:p>0.2957717943</text:p>
          </table:table-cell>
          <table:table-cell office:value-type="float" office:value="0.277975750275735" calcext:value-type="float">
            <text:p>0.2779757503</text:p>
          </table:table-cell>
          <table:table-cell office:value-type="float" office:value="0.209842145895867" calcext:value-type="float">
            <text:p>0.2098421459</text:p>
          </table:table-cell>
          <table:table-cell office:value-type="float" office:value="0.336819078594365" calcext:value-type="float">
            <text:p>0.3368190786</text:p>
          </table:table-cell>
          <table:table-cell office:value-type="float" office:value="0.195586920535061" calcext:value-type="float">
            <text:p>0.1955869205</text:p>
          </table:table-cell>
          <table:table-cell office:value-type="float" office:value="0.260566121486161" calcext:value-type="float">
            <text:p>0.2605661215</text:p>
          </table:table-cell>
          <table:table-cell office:value-type="float" office:value="0.28327481659799" calcext:value-type="float">
            <text:p>0.2832748166</text:p>
          </table:table-cell>
          <table:table-cell office:value-type="float" office:value="0.416760702360192" calcext:value-type="float">
            <text:p>0.4167607024</text:p>
          </table:table-cell>
          <table:table-cell office:value-type="float" office:value="0.18091722506542" calcext:value-type="float">
            <text:p>0.1809172251</text:p>
          </table:table-cell>
          <table:table-cell office:value-type="float" office:value="0.170950464658143" calcext:value-type="float">
            <text:p>0.1709504647</text:p>
          </table:table-cell>
          <table:table-cell office:value-type="float" office:value="0.262800858992701" calcext:value-type="float">
            <text:p>0.262800859</text:p>
          </table:table-cell>
          <table:table-cell office:value-type="float" office:value="0.291652804892351" calcext:value-type="float">
            <text:p>0.2916528049</text:p>
          </table:table-cell>
          <table:table-cell office:value-type="float" office:value="0.348800135005229" calcext:value-type="float">
            <text:p>0.348800135</text:p>
          </table:table-cell>
          <table:table-cell office:value-type="float" office:value="0.34454365931027" calcext:value-type="float">
            <text:p>0.3445436593</text:p>
          </table:table-cell>
          <table:table-cell office:value-type="float" office:value="0.178571306271803" calcext:value-type="float">
            <text:p>0.1785713063</text:p>
          </table:table-cell>
          <table:table-cell office:value-type="float" office:value="0.366555303911439" calcext:value-type="float">
            <text:p>0.3665553039</text:p>
          </table:table-cell>
          <table:table-cell office:value-type="float" office:value="0.232813944818751" calcext:value-type="float">
            <text:p>0.2328139448</text:p>
          </table:table-cell>
          <table:table-cell office:value-type="float" office:value="0.306247168124571" calcext:value-type="float">
            <text:p>0.3062471681</text:p>
          </table:table-cell>
          <table:table-cell office:value-type="float" office:value="0.195657857635762" calcext:value-type="float">
            <text:p>0.1956578576</text:p>
          </table:table-cell>
          <table:table-cell office:value-type="float" office:value="0.348665359483415" calcext:value-type="float">
            <text:p>0.3486653595</text:p>
          </table:table-cell>
          <table:table-cell office:value-type="float" office:value="0.164719965680002" calcext:value-type="float">
            <text:p>0.1647199657</text:p>
          </table:table-cell>
          <table:table-cell office:value-type="float" office:value="0.404032021731318" calcext:value-type="float">
            <text:p>0.4040320217</text:p>
          </table:table-cell>
          <table:table-cell office:value-type="float" office:value="0.336917623022138" calcext:value-type="float">
            <text:p>0.336917623</text:p>
          </table:table-cell>
          <table:table-cell office:value-type="float" office:value="0.186677768500508" calcext:value-type="float">
            <text:p>0.1866777685</text:p>
          </table:table-cell>
          <table:table-cell office:value-type="float" office:value="0.315531834425186" calcext:value-type="float">
            <text:p>0.3155318344</text:p>
          </table:table-cell>
          <table:table-cell office:value-type="float" office:value="0.288808773393214" calcext:value-type="float">
            <text:p>0.2888087734</text:p>
          </table:table-cell>
          <table:table-cell office:value-type="float" office:value="0.215368416107658" calcext:value-type="float">
            <text:p>0.2153684161</text:p>
          </table:table-cell>
          <table:table-cell office:value-type="float" office:value="0.203015231840902" calcext:value-type="float">
            <text:p>0.2030152318</text:p>
          </table:table-cell>
          <table:table-cell office:value-type="float" office:value="0.248563344595511" calcext:value-type="float">
            <text:p>0.2485633446</text:p>
          </table:table-cell>
          <table:table-cell office:value-type="float" office:value="0.274244464599283" calcext:value-type="float">
            <text:p>0.2742444646</text:p>
          </table:table-cell>
          <table:table-cell office:value-type="float" office:value="0.267228864105404" calcext:value-type="float">
            <text:p>0.2672288641</text:p>
          </table:table-cell>
          <table:table-cell office:value-type="float" office:value="0.200712066153195" calcext:value-type="float">
            <text:p>0.2007120662</text:p>
          </table:table-cell>
          <table:table-cell office:value-type="float" office:value="0.213122341375687" calcext:value-type="float">
            <text:p>0.2131223414</text:p>
          </table:table-cell>
          <table:table-cell office:value-type="float" office:value="0.159352059041818" calcext:value-type="float">
            <text:p>0.159352059</text:p>
          </table:table-cell>
          <table:table-cell office:value-type="float" office:value="0.323730910392331" calcext:value-type="float">
            <text:p>0.3237309104</text:p>
          </table:table-cell>
          <table:table-cell office:value-type="float" office:value="0.257100212080358" calcext:value-type="float">
            <text:p>0.2571002121</text:p>
          </table:table-cell>
        </table:table-row>
        <table:table-row table:style-name="ro1">
          <table:table-cell office:value-type="float" office:value="0.500407035249989" calcext:value-type="float">
            <text:p>0.5004070352</text:p>
          </table:table-cell>
          <table:table-cell office:value-type="float" office:value="0.603363267500055" calcext:value-type="float">
            <text:p>0.6033632675</text:p>
          </table:table-cell>
          <table:table-cell office:value-type="float" office:value="0.399933308307515" calcext:value-type="float">
            <text:p>0.3999333083</text:p>
          </table:table-cell>
          <table:table-cell office:value-type="float" office:value="0.622639356567723" calcext:value-type="float">
            <text:p>0.6226393566</text:p>
          </table:table-cell>
          <table:table-cell office:value-type="float" office:value="0.458773367556274" calcext:value-type="float">
            <text:p>0.4587733676</text:p>
          </table:table-cell>
          <table:table-cell office:value-type="float" office:value="0.641414648856593" calcext:value-type="float">
            <text:p>0.6414146489</text:p>
          </table:table-cell>
          <table:table-cell office:value-type="float" office:value="0.597678895471678" calcext:value-type="float">
            <text:p>0.5976788955</text:p>
          </table:table-cell>
          <table:table-cell office:value-type="float" office:value="0.63359161674003" calcext:value-type="float">
            <text:p>0.6335916167</text:p>
          </table:table-cell>
          <table:table-cell office:value-type="float" office:value="0.324806051341568" calcext:value-type="float">
            <text:p>0.3248060513</text:p>
          </table:table-cell>
          <table:table-cell office:value-type="float" office:value="0.62615655223949" calcext:value-type="float">
            <text:p>0.6261565522</text:p>
          </table:table-cell>
          <table:table-cell office:value-type="float" office:value="0.343458710125277" calcext:value-type="float">
            <text:p>0.3434587101</text:p>
          </table:table-cell>
          <table:table-cell office:value-type="float" office:value="0.41276346220049" calcext:value-type="float">
            <text:p>0.4127634622</text:p>
          </table:table-cell>
          <table:table-cell office:value-type="float" office:value="0.321018793489273" calcext:value-type="float">
            <text:p>0.3210187935</text:p>
          </table:table-cell>
          <table:table-cell office:value-type="float" office:value="0.403259830996606" calcext:value-type="float">
            <text:p>0.403259831</text:p>
          </table:table-cell>
          <table:table-cell office:value-type="float" office:value="0.707033806088496" calcext:value-type="float">
            <text:p>0.7070338061</text:p>
          </table:table-cell>
          <table:table-cell office:value-type="float" office:value="0.651141060234222" calcext:value-type="float">
            <text:p>0.6511410602</text:p>
          </table:table-cell>
          <table:table-cell office:value-type="float" office:value="0.577242259166981" calcext:value-type="float">
            <text:p>0.5772422592</text:p>
          </table:table-cell>
          <table:table-cell office:value-type="float" office:value="0.627337127817171" calcext:value-type="float">
            <text:p>0.6273371278</text:p>
          </table:table-cell>
          <table:table-cell office:value-type="float" office:value="0.274192866329116" calcext:value-type="float">
            <text:p>0.2741928663</text:p>
          </table:table-cell>
          <table:table-cell office:value-type="float" office:value="0.68303944111155" calcext:value-type="float">
            <text:p>0.6830394411</text:p>
          </table:table-cell>
          <table:table-cell office:value-type="float" office:value="0.528987167701637" calcext:value-type="float">
            <text:p>0.5289871677</text:p>
          </table:table-cell>
          <table:table-cell office:value-type="float" office:value="0.301722915624863" calcext:value-type="float">
            <text:p>0.3017229156</text:p>
          </table:table-cell>
          <table:table-cell office:value-type="float" office:value="0.321772224896553" calcext:value-type="float">
            <text:p>0.3217722249</text:p>
          </table:table-cell>
          <table:table-cell office:value-type="float" office:value="0.655264003805269" calcext:value-type="float">
            <text:p>0.6552640038</text:p>
          </table:table-cell>
          <table:table-cell office:value-type="float" office:value="0.323280912908046" calcext:value-type="float">
            <text:p>0.3232809129</text:p>
          </table:table-cell>
          <table:table-cell office:value-type="float" office:value="0.270354413349571" calcext:value-type="float">
            <text:p>0.2703544133</text:p>
          </table:table-cell>
          <table:table-cell office:value-type="float" office:value="0.638386097498197" calcext:value-type="float">
            <text:p>0.6383860975</text:p>
          </table:table-cell>
          <table:table-cell office:value-type="float" office:value="0.678928657050489" calcext:value-type="float">
            <text:p>0.6789286571</text:p>
          </table:table-cell>
          <table:table-cell office:value-type="float" office:value="0.606476235123554" calcext:value-type="float">
            <text:p>0.6064762351</text:p>
          </table:table-cell>
          <table:table-cell office:value-type="float" office:value="0.574761613427224" calcext:value-type="float">
            <text:p>0.5747616134</text:p>
          </table:table-cell>
          <table:table-cell office:value-type="float" office:value="0.351921554049955" calcext:value-type="float">
            <text:p>0.351921554</text:p>
          </table:table-cell>
          <table:table-cell office:value-type="float" office:value="0.394247195768714" calcext:value-type="float">
            <text:p>0.3942471958</text:p>
          </table:table-cell>
          <table:table-cell office:value-type="float" office:value="0.31567150801219" calcext:value-type="float">
            <text:p>0.315671508</text:p>
          </table:table-cell>
          <table:table-cell office:value-type="float" office:value="0.327743508191908" calcext:value-type="float">
            <text:p>0.3277435082</text:p>
          </table:table-cell>
          <table:table-cell office:value-type="float" office:value="0.610075491779064" calcext:value-type="float">
            <text:p>0.6100754918</text:p>
          </table:table-cell>
          <table:table-cell office:value-type="float" office:value="0.361320932647662" calcext:value-type="float">
            <text:p>0.3613209326</text:p>
          </table:table-cell>
          <table:table-cell office:value-type="float" office:value="0.584791846063356" calcext:value-type="float">
            <text:p>0.5847918461</text:p>
          </table:table-cell>
          <table:table-cell office:value-type="float" office:value="0.49103697659778" calcext:value-type="float">
            <text:p>0.4910369766</text:p>
          </table:table-cell>
          <table:table-cell office:value-type="float" office:value="0.323730910392331" calcext:value-type="float">
            <text:p>0.3237309104</text:p>
          </table:table-cell>
          <table:table-cell office:value-type="float" office:value="0.387803924768918" calcext:value-type="float">
            <text:p>0.3878039248</text:p>
          </table:table-cell>
        </table:table-row>
        <table:table-row table:style-name="ro1">
          <table:table-cell office:value-type="float" office:value="0.225254303068862" calcext:value-type="float">
            <text:p>0.2252543031</text:p>
          </table:table-cell>
          <table:table-cell office:value-type="float" office:value="0.313748371799775" calcext:value-type="float">
            <text:p>0.3137483718</text:p>
          </table:table-cell>
          <table:table-cell office:value-type="float" office:value="0.333744941432073" calcext:value-type="float">
            <text:p>0.3337449414</text:p>
          </table:table-cell>
          <table:table-cell office:value-type="float" office:value="0.214139655891029" calcext:value-type="float">
            <text:p>0.2141396559</text:p>
          </table:table-cell>
          <table:table-cell office:value-type="float" office:value="0.289676158857758" calcext:value-type="float">
            <text:p>0.2896761589</text:p>
          </table:table-cell>
          <table:table-cell office:value-type="float" office:value="0.325515170661763" calcext:value-type="float">
            <text:p>0.3255151707</text:p>
          </table:table-cell>
          <table:table-cell office:value-type="float" office:value="0.324983649249673" calcext:value-type="float">
            <text:p>0.3249836492</text:p>
          </table:table-cell>
          <table:table-cell office:value-type="float" office:value="0.122202694392929" calcext:value-type="float">
            <text:p>0.1222026944</text:p>
          </table:table-cell>
          <table:table-cell office:value-type="float" office:value="0.20559977747381" calcext:value-type="float">
            <text:p>0.2055997775</text:p>
          </table:table-cell>
          <table:table-cell office:value-type="float" office:value="0.148115678312177" calcext:value-type="float">
            <text:p>0.1481156783</text:p>
          </table:table-cell>
          <table:table-cell office:value-type="float" office:value="0.20346241495699" calcext:value-type="float">
            <text:p>0.203462415</text:p>
          </table:table-cell>
          <table:table-cell office:value-type="float" office:value="0.177617948739319" calcext:value-type="float">
            <text:p>0.1776179487</text:p>
          </table:table-cell>
          <table:table-cell office:value-type="float" office:value="0.340796058942364" calcext:value-type="float">
            <text:p>0.3407960589</text:p>
          </table:table-cell>
          <table:table-cell office:value-type="float" office:value="0.202865936566872" calcext:value-type="float">
            <text:p>0.2028659366</text:p>
          </table:table-cell>
          <table:table-cell office:value-type="float" office:value="0.190296126538991" calcext:value-type="float">
            <text:p>0.1902961265</text:p>
          </table:table-cell>
          <table:table-cell office:value-type="float" office:value="0.232270387067688" calcext:value-type="float">
            <text:p>0.2322703871</text:p>
          </table:table-cell>
          <table:table-cell office:value-type="float" office:value="0.122591772719989" calcext:value-type="float">
            <text:p>0.1225917727</text:p>
          </table:table-cell>
          <table:table-cell office:value-type="float" office:value="0.344095517448921" calcext:value-type="float">
            <text:p>0.3440955174</text:p>
          </table:table-cell>
          <table:table-cell office:value-type="float" office:value="0.364989264723401" calcext:value-type="float">
            <text:p>0.3649892647</text:p>
          </table:table-cell>
          <table:table-cell office:value-type="float" office:value="0.330842235181607" calcext:value-type="float">
            <text:p>0.3308422352</text:p>
          </table:table-cell>
          <table:table-cell office:value-type="float" office:value="0.297442356245547" calcext:value-type="float">
            <text:p>0.2974423562</text:p>
          </table:table-cell>
          <table:table-cell office:value-type="float" office:value="0.193191444828973" calcext:value-type="float">
            <text:p>0.1931914448</text:p>
          </table:table-cell>
          <table:table-cell office:value-type="float" office:value="0.131010642205507" calcext:value-type="float">
            <text:p>0.1310106422</text:p>
          </table:table-cell>
          <table:table-cell office:value-type="float" office:value="0.280197353133265" calcext:value-type="float">
            <text:p>0.2801973531</text:p>
          </table:table-cell>
          <table:table-cell office:value-type="float" office:value="0.252840902814052" calcext:value-type="float">
            <text:p>0.2528409028</text:p>
          </table:table-cell>
          <table:table-cell office:value-type="float" office:value="0.292695192070279" calcext:value-type="float">
            <text:p>0.2926951921</text:p>
          </table:table-cell>
          <table:table-cell office:value-type="float" office:value="0.145490513934072" calcext:value-type="float">
            <text:p>0.1454905139</text:p>
          </table:table-cell>
          <table:table-cell office:value-type="float" office:value="0.334748266012369" calcext:value-type="float">
            <text:p>0.334748266</text:p>
          </table:table-cell>
          <table:table-cell office:value-type="float" office:value="0.411510020257462" calcext:value-type="float">
            <text:p>0.4115100203</text:p>
          </table:table-cell>
          <table:table-cell office:value-type="float" office:value="0.268207863784558" calcext:value-type="float">
            <text:p>0.2682078638</text:p>
          </table:table-cell>
          <table:table-cell office:value-type="float" office:value="0.320433396993387" calcext:value-type="float">
            <text:p>0.320433397</text:p>
          </table:table-cell>
          <table:table-cell office:value-type="float" office:value="0.15667865215525" calcext:value-type="float">
            <text:p>0.1566786522</text:p>
          </table:table-cell>
          <table:table-cell office:value-type="float" office:value="0.214675342289063" calcext:value-type="float">
            <text:p>0.2146753423</text:p>
          </table:table-cell>
          <table:table-cell office:value-type="float" office:value="0.179909401711309" calcext:value-type="float">
            <text:p>0.1799094017</text:p>
          </table:table-cell>
          <table:table-cell office:value-type="float" office:value="0.191585210507789" calcext:value-type="float">
            <text:p>0.1915852105</text:p>
          </table:table-cell>
          <table:table-cell office:value-type="float" office:value="0.343132334529396" calcext:value-type="float">
            <text:p>0.3431323345</text:p>
          </table:table-cell>
          <table:table-cell office:value-type="float" office:value="0.398171814311223" calcext:value-type="float">
            <text:p>0.3981718143</text:p>
          </table:table-cell>
          <table:table-cell office:value-type="float" office:value="0.339715708750869" calcext:value-type="float">
            <text:p>0.3397157088</text:p>
          </table:table-cell>
          <table:table-cell office:value-type="float" office:value="0.200862830098307" calcext:value-type="float">
            <text:p>0.2008628301</text:p>
          </table:table-cell>
          <table:table-cell office:value-type="float" office:value="0.407760977017367" calcext:value-type="float">
            <text:p>0.407760977</text:p>
          </table:table-cell>
        </table:table-row>
        <table:table-row table:style-name="ro1">
          <table:table-cell office:value-type="float" office:value="0.542652603417048" calcext:value-type="float">
            <text:p>0.5426526034</text:p>
          </table:table-cell>
          <table:table-cell office:value-type="float" office:value="0.270597361712499" calcext:value-type="float">
            <text:p>0.2705973617</text:p>
          </table:table-cell>
          <table:table-cell office:value-type="float" office:value="0.624963288630847" calcext:value-type="float">
            <text:p>0.6249632886</text:p>
          </table:table-cell>
          <table:table-cell office:value-type="float" office:value="0.481015375501101" calcext:value-type="float">
            <text:p>0.4810153755</text:p>
          </table:table-cell>
          <table:table-cell office:value-type="float" office:value="0.482008431653056" calcext:value-type="float">
            <text:p>0.4820084317</text:p>
          </table:table-cell>
          <table:table-cell office:value-type="float" office:value="0.473214541446877" calcext:value-type="float">
            <text:p>0.4732145414</text:p>
          </table:table-cell>
          <table:table-cell office:value-type="float" office:value="0.548224377497576" calcext:value-type="float">
            <text:p>0.5482243775</text:p>
          </table:table-cell>
          <table:table-cell office:value-type="float" office:value="0.32596515413951" calcext:value-type="float">
            <text:p>0.3259651541</text:p>
          </table:table-cell>
          <table:table-cell office:value-type="float" office:value="0.540561969959528" calcext:value-type="float">
            <text:p>0.54056197</text:p>
          </table:table-cell>
          <table:table-cell office:value-type="float" office:value="0.476626855225768" calcext:value-type="float">
            <text:p>0.4766268552</text:p>
          </table:table-cell>
          <table:table-cell office:value-type="float" office:value="0.464143496734614" calcext:value-type="float">
            <text:p>0.4641434967</text:p>
          </table:table-cell>
          <table:table-cell office:value-type="float" office:value="0.371114927436253" calcext:value-type="float">
            <text:p>0.3711149274</text:p>
          </table:table-cell>
          <table:table-cell office:value-type="float" office:value="0.717807042423334" calcext:value-type="float">
            <text:p>0.7178070424</text:p>
          </table:table-cell>
          <table:table-cell office:value-type="float" office:value="0.514279411984829" calcext:value-type="float">
            <text:p>0.514279412</text:p>
          </table:table-cell>
          <table:table-cell office:value-type="float" office:value="0.479365638084967" calcext:value-type="float">
            <text:p>0.4793656381</text:p>
          </table:table-cell>
          <table:table-cell office:value-type="float" office:value="0.466247816720471" calcext:value-type="float">
            <text:p>0.4662478167</text:p>
          </table:table-cell>
          <table:table-cell office:value-type="float" office:value="0.319831704607564" calcext:value-type="float">
            <text:p>0.3198317046</text:p>
          </table:table-cell>
          <table:table-cell office:value-type="float" office:value="0.325357920070159" calcext:value-type="float">
            <text:p>0.3253579201</text:p>
          </table:table-cell>
          <table:table-cell office:value-type="float" office:value="0.665481355116479" calcext:value-type="float">
            <text:p>0.6654813551</text:p>
          </table:table-cell>
          <table:table-cell office:value-type="float" office:value="0.318479227665934" calcext:value-type="float">
            <text:p>0.3184792277</text:p>
          </table:table-cell>
          <table:table-cell office:value-type="float" office:value="0.563524681548296" calcext:value-type="float">
            <text:p>0.5635246815</text:p>
          </table:table-cell>
          <table:table-cell office:value-type="float" office:value="0.368089089785544" calcext:value-type="float">
            <text:p>0.3680890898</text:p>
          </table:table-cell>
          <table:table-cell office:value-type="float" office:value="0.530965198865228" calcext:value-type="float">
            <text:p>0.5309651989</text:p>
          </table:table-cell>
          <table:table-cell office:value-type="float" office:value="0.470244682873271" calcext:value-type="float">
            <text:p>0.4702446829</text:p>
          </table:table-cell>
          <table:table-cell office:value-type="float" office:value="0.653070186773891" calcext:value-type="float">
            <text:p>0.6530701868</text:p>
          </table:table-cell>
          <table:table-cell office:value-type="float" office:value="0.29743113280323" calcext:value-type="float">
            <text:p>0.2974311328</text:p>
          </table:table-cell>
          <table:table-cell office:value-type="float" office:value="0.325677780542784" calcext:value-type="float">
            <text:p>0.3256777805</text:p>
          </table:table-cell>
          <table:table-cell office:value-type="float" office:value="0.532227124364292" calcext:value-type="float">
            <text:p>0.5322271244</text:p>
          </table:table-cell>
          <table:table-cell office:value-type="float" office:value="0.310096544963793" calcext:value-type="float">
            <text:p>0.310096545</text:p>
          </table:table-cell>
          <table:table-cell office:value-type="float" office:value="0.55230882201232" calcext:value-type="float">
            <text:p>0.552308822</text:p>
          </table:table-cell>
          <table:table-cell office:value-type="float" office:value="0.642498937784561" calcext:value-type="float">
            <text:p>0.6424989378</text:p>
          </table:table-cell>
          <table:table-cell office:value-type="float" office:value="0.408830599619752" calcext:value-type="float">
            <text:p>0.4088305996</text:p>
          </table:table-cell>
          <table:table-cell office:value-type="float" office:value="0.606957258801161" calcext:value-type="float">
            <text:p>0.6069572588</text:p>
          </table:table-cell>
          <table:table-cell office:value-type="float" office:value="0.560368884489552" calcext:value-type="float">
            <text:p>0.5603688845</text:p>
          </table:table-cell>
          <table:table-cell office:value-type="float" office:value="0.472063284520128" calcext:value-type="float">
            <text:p>0.4720632845</text:p>
          </table:table-cell>
          <table:table-cell office:value-type="float" office:value="0.55433080639744" calcext:value-type="float">
            <text:p>0.5543308064</text:p>
          </table:table-cell>
          <table:table-cell office:value-type="float" office:value="0.578808396369891" calcext:value-type="float">
            <text:p>0.5788083964</text:p>
          </table:table-cell>
          <table:table-cell office:value-type="float" office:value="0.687240340212868" calcext:value-type="float">
            <text:p>0.6872403402</text:p>
          </table:table-cell>
          <table:table-cell office:value-type="float" office:value="0.328034057014173" calcext:value-type="float">
            <text:p>0.328034057</text:p>
          </table:table-cell>
          <table:table-cell office:value-type="float" office:value="0.484073787393065" calcext:value-type="float">
            <text:p>0.4840737874</text:p>
          </table:table-cell>
        </table:table-row>
        <table:table-row table:style-name="ro1">
          <table:table-cell office:value-type="float" office:value="0.31808572156534" calcext:value-type="float">
            <text:p>0.3180857216</text:p>
          </table:table-cell>
          <table:table-cell office:value-type="float" office:value="0.256770117079792" calcext:value-type="float">
            <text:p>0.2567701171</text:p>
          </table:table-cell>
          <table:table-cell office:value-type="float" office:value="0.360620506684334" calcext:value-type="float">
            <text:p>0.3606205067</text:p>
          </table:table-cell>
          <table:table-cell office:value-type="float" office:value="0.238869008468547" calcext:value-type="float">
            <text:p>0.2388690085</text:p>
          </table:table-cell>
          <table:table-cell office:value-type="float" office:value="0.389224262745879" calcext:value-type="float">
            <text:p>0.3892242627</text:p>
          </table:table-cell>
          <table:table-cell office:value-type="float" office:value="0.233023093996168" calcext:value-type="float">
            <text:p>0.233023094</text:p>
          </table:table-cell>
          <table:table-cell office:value-type="float" office:value="0.190336535376945" calcext:value-type="float">
            <text:p>0.1903365354</text:p>
          </table:table-cell>
          <table:table-cell office:value-type="float" office:value="0.173212038954213" calcext:value-type="float">
            <text:p>0.173212039</text:p>
          </table:table-cell>
          <table:table-cell office:value-type="float" office:value="0.33523163982042" calcext:value-type="float">
            <text:p>0.3352316398</text:p>
          </table:table-cell>
          <table:table-cell office:value-type="float" office:value="0.18600045209417" calcext:value-type="float">
            <text:p>0.1860004521</text:p>
          </table:table-cell>
          <table:table-cell office:value-type="float" office:value="0.32959992090412" calcext:value-type="float">
            <text:p>0.3295999209</text:p>
          </table:table-cell>
          <table:table-cell office:value-type="float" office:value="0.288813132840356" calcext:value-type="float">
            <text:p>0.2888131328</text:p>
          </table:table-cell>
          <table:table-cell office:value-type="float" office:value="0.362700196852788" calcext:value-type="float">
            <text:p>0.3627001969</text:p>
          </table:table-cell>
          <table:table-cell office:value-type="float" office:value="0.305473631329392" calcext:value-type="float">
            <text:p>0.3054736313</text:p>
          </table:table-cell>
          <table:table-cell office:value-type="float" office:value="0.14415078610779" calcext:value-type="float">
            <text:p>0.1441507861</text:p>
          </table:table-cell>
          <table:table-cell office:value-type="float" office:value="0.171610776205287" calcext:value-type="float">
            <text:p>0.1716107762</text:p>
          </table:table-cell>
          <table:table-cell office:value-type="float" office:value="0.206217318737684" calcext:value-type="float">
            <text:p>0.2062173187</text:p>
          </table:table-cell>
          <table:table-cell office:value-type="float" office:value="0.131202633424379" calcext:value-type="float">
            <text:p>0.1312026334</text:p>
          </table:table-cell>
          <table:table-cell office:value-type="float" office:value="0.450463501853325" calcext:value-type="float">
            <text:p>0.4504635019</text:p>
          </table:table-cell>
          <table:table-cell office:value-type="float" office:value="0.204527163385249" calcext:value-type="float">
            <text:p>0.2045271634</text:p>
          </table:table-cell>
          <table:table-cell office:value-type="float" office:value="0.240036327835907" calcext:value-type="float">
            <text:p>0.2400363278</text:p>
          </table:table-cell>
          <table:table-cell office:value-type="float" office:value="0.30486136236233" calcext:value-type="float">
            <text:p>0.3048613624</text:p>
          </table:table-cell>
          <table:table-cell office:value-type="float" office:value="0.338829175047105" calcext:value-type="float">
            <text:p>0.338829175</text:p>
          </table:table-cell>
          <table:table-cell office:value-type="float" office:value="0.156989321052807" calcext:value-type="float">
            <text:p>0.1569893211</text:p>
          </table:table-cell>
          <table:table-cell office:value-type="float" office:value="0.346353778875781" calcext:value-type="float">
            <text:p>0.3463537789</text:p>
          </table:table-cell>
          <table:table-cell office:value-type="float" office:value="0.465009799482421" calcext:value-type="float">
            <text:p>0.4650097995</text:p>
          </table:table-cell>
          <table:table-cell office:value-type="float" office:value="0.160297663603462" calcext:value-type="float">
            <text:p>0.1602976636</text:p>
          </table:table-cell>
          <table:table-cell office:value-type="float" office:value="0.162680494594042" calcext:value-type="float">
            <text:p>0.1626804946</text:p>
          </table:table-cell>
          <table:table-cell office:value-type="float" office:value="0.181909975373139" calcext:value-type="float">
            <text:p>0.1819099754</text:p>
          </table:table-cell>
          <table:table-cell office:value-type="float" office:value="0.218287426770548" calcext:value-type="float">
            <text:p>0.2182874268</text:p>
          </table:table-cell>
          <table:table-cell office:value-type="float" office:value="0.477035769217909" calcext:value-type="float">
            <text:p>0.4770357692</text:p>
          </table:table-cell>
          <table:table-cell office:value-type="float" office:value="0.372367737029458" calcext:value-type="float">
            <text:p>0.372367737</text:p>
          </table:table-cell>
          <table:table-cell office:value-type="float" office:value="0.356378656139774" calcext:value-type="float">
            <text:p>0.3563786561</text:p>
          </table:table-cell>
          <table:table-cell office:value-type="float" office:value="0.342550243382727" calcext:value-type="float">
            <text:p>0.3425502434</text:p>
          </table:table-cell>
          <table:table-cell office:value-type="float" office:value="0.194523304346066" calcext:value-type="float">
            <text:p>0.1945233043</text:p>
          </table:table-cell>
          <table:table-cell office:value-type="float" office:value="0.410149088474887" calcext:value-type="float">
            <text:p>0.4101490885</text:p>
          </table:table-cell>
          <table:table-cell office:value-type="float" office:value="0.155943296793738" calcext:value-type="float">
            <text:p>0.1559432968</text:p>
          </table:table-cell>
          <table:table-cell office:value-type="float" office:value="0.190462891734159" calcext:value-type="float">
            <text:p>0.1904628917</text:p>
          </table:table-cell>
          <table:table-cell office:value-type="float" office:value="0.328034057014173" calcext:value-type="float">
            <text:p>0.328034057</text:p>
          </table:table-cell>
          <table:table-cell office:value-type="float" office:value="0.327741118451869" calcext:value-type="float">
            <text:p>0.3277411185</text:p>
          </table:table-cell>
        </table:table-row>
        <table:table-row table:style-name="ro1">
          <table:table-cell office:value-type="float" office:value="0.375612043922733" calcext:value-type="float">
            <text:p>0.3756120439</text:p>
          </table:table-cell>
          <table:table-cell office:value-type="float" office:value="0.508583191410829" calcext:value-type="float">
            <text:p>0.5085831914</text:p>
          </table:table-cell>
          <table:table-cell office:value-type="float" office:value="0.309439060103743" calcext:value-type="float">
            <text:p>0.3094390601</text:p>
          </table:table-cell>
          <table:table-cell office:value-type="float" office:value="0.575467214747259" calcext:value-type="float">
            <text:p>0.5754672147</text:p>
          </table:table-cell>
          <table:table-cell office:value-type="float" office:value="0.510112159421875" calcext:value-type="float">
            <text:p>0.5101121594</text:p>
          </table:table-cell>
          <table:table-cell office:value-type="float" office:value="0.308454569203881" calcext:value-type="float">
            <text:p>0.3084545692</text:p>
          </table:table-cell>
          <table:table-cell office:value-type="float" office:value="0.267532009653959" calcext:value-type="float">
            <text:p>0.2675320097</text:p>
          </table:table-cell>
          <table:table-cell office:value-type="float" office:value="0.647196806638049" calcext:value-type="float">
            <text:p>0.6471968066</text:p>
          </table:table-cell>
          <table:table-cell office:value-type="float" office:value="0.681071039947357" calcext:value-type="float">
            <text:p>0.6810710399</text:p>
          </table:table-cell>
          <table:table-cell office:value-type="float" office:value="0.658701858919443" calcext:value-type="float">
            <text:p>0.6587018589</text:p>
          </table:table-cell>
          <table:table-cell office:value-type="float" office:value="0.600353951118195" calcext:value-type="float">
            <text:p>0.6003539511</text:p>
          </table:table-cell>
          <table:table-cell office:value-type="float" office:value="0.647570716480841" calcext:value-type="float">
            <text:p>0.6475707165</text:p>
          </table:table-cell>
          <table:table-cell office:value-type="float" office:value="0.32706162679433" calcext:value-type="float">
            <text:p>0.3270616268</text:p>
          </table:table-cell>
          <table:table-cell office:value-type="float" office:value="0.461704024732965" calcext:value-type="float">
            <text:p>0.4617040247</text:p>
          </table:table-cell>
          <table:table-cell office:value-type="float" office:value="0.511849581193222" calcext:value-type="float">
            <text:p>0.5118495812</text:p>
          </table:table-cell>
          <table:table-cell office:value-type="float" office:value="0.516318209299681" calcext:value-type="float">
            <text:p>0.5163182093</text:p>
          </table:table-cell>
          <table:table-cell office:value-type="float" office:value="0.652961446258257" calcext:value-type="float">
            <text:p>0.6529614463</text:p>
          </table:table-cell>
          <table:table-cell office:value-type="float" office:value="0.340126629694814" calcext:value-type="float">
            <text:p>0.3401266297</text:p>
          </table:table-cell>
          <table:table-cell office:value-type="float" office:value="0.395190682084993" calcext:value-type="float">
            <text:p>0.3951906821</text:p>
          </table:table-cell>
          <table:table-cell office:value-type="float" office:value="0.318192393869189" calcext:value-type="float">
            <text:p>0.3181923939</text:p>
          </table:table-cell>
          <table:table-cell office:value-type="float" office:value="0.294084261443703" calcext:value-type="float">
            <text:p>0.2940842614</text:p>
          </table:table-cell>
          <table:table-cell office:value-type="float" office:value="0.691555850115823" calcext:value-type="float">
            <text:p>0.6915558501</text:p>
          </table:table-cell>
          <table:table-cell office:value-type="float" office:value="0.744573903246544" calcext:value-type="float">
            <text:p>0.7445739032</text:p>
          </table:table-cell>
          <table:table-cell office:value-type="float" office:value="0.425195561988271" calcext:value-type="float">
            <text:p>0.425195562</text:p>
          </table:table-cell>
          <table:table-cell office:value-type="float" office:value="0.584440467011008" calcext:value-type="float">
            <text:p>0.584440467</text:p>
          </table:table-cell>
          <table:table-cell office:value-type="float" office:value="0.473487097706223" calcext:value-type="float">
            <text:p>0.4734870977</text:p>
          </table:table-cell>
          <table:table-cell office:value-type="float" office:value="0.626783960935207" calcext:value-type="float">
            <text:p>0.6267839609</text:p>
          </table:table-cell>
          <table:table-cell office:value-type="float" office:value="0.329265621943178" calcext:value-type="float">
            <text:p>0.3292656219</text:p>
          </table:table-cell>
          <table:table-cell office:value-type="float" office:value="0.301848732847829" calcext:value-type="float">
            <text:p>0.3018487328</text:p>
          </table:table-cell>
          <table:table-cell office:value-type="float" office:value="0.472227282826751" calcext:value-type="float">
            <text:p>0.4722272828</text:p>
          </table:table-cell>
          <table:table-cell office:value-type="float" office:value="0.306947905208684" calcext:value-type="float">
            <text:p>0.3069479052</text:p>
          </table:table-cell>
          <table:table-cell office:value-type="float" office:value="0.688047249978905" calcext:value-type="float">
            <text:p>0.68804725</text:p>
          </table:table-cell>
          <table:table-cell office:value-type="float" office:value="0.572545116647491" calcext:value-type="float">
            <text:p>0.5725451166</text:p>
          </table:table-cell>
          <table:table-cell office:value-type="float" office:value="0.641577423503281" calcext:value-type="float">
            <text:p>0.6415774235</text:p>
          </table:table-cell>
          <table:table-cell office:value-type="float" office:value="0.526137795720758" calcext:value-type="float">
            <text:p>0.5261377957</text:p>
          </table:table-cell>
          <table:table-cell office:value-type="float" office:value="0.45933624083432" calcext:value-type="float">
            <text:p>0.4593362408</text:p>
          </table:table-cell>
          <table:table-cell office:value-type="float" office:value="0.246724321099811" calcext:value-type="float">
            <text:p>0.2467243211</text:p>
          </table:table-cell>
          <table:table-cell office:value-type="float" office:value="0.335741745680904" calcext:value-type="float">
            <text:p>0.3357417457</text:p>
          </table:table-cell>
          <table:table-cell office:value-type="float" office:value="0.688341876360058" calcext:value-type="float">
            <text:p>0.6883418764</text:p>
          </table:table-cell>
          <table:table-cell office:value-type="float" office:value="0.419480299538187" calcext:value-type="float">
            <text:p>0.4194802995</text:p>
          </table:table-cell>
        </table:table-row>
        <table:table-row table:style-name="ro1">
          <table:table-cell office:value-type="float" office:value="0.303466781730172" calcext:value-type="float">
            <text:p>0.3034667817</text:p>
          </table:table-cell>
          <table:table-cell office:value-type="float" office:value="0.456445936222583" calcext:value-type="float">
            <text:p>0.4564459362</text:p>
          </table:table-cell>
          <table:table-cell office:value-type="float" office:value="0.127984085778406" calcext:value-type="float">
            <text:p>0.1279840858</text:p>
          </table:table-cell>
          <table:table-cell office:value-type="float" office:value="0.254789697956235" calcext:value-type="float">
            <text:p>0.254789698</text:p>
          </table:table-cell>
          <table:table-cell office:value-type="float" office:value="0.222219774069871" calcext:value-type="float">
            <text:p>0.2222197741</text:p>
          </table:table-cell>
          <table:table-cell office:value-type="float" office:value="0.248809708277388" calcext:value-type="float">
            <text:p>0.2488097083</text:p>
          </table:table-cell>
          <table:table-cell office:value-type="float" office:value="0.241933476606557" calcext:value-type="float">
            <text:p>0.2419334766</text:p>
          </table:table-cell>
          <table:table-cell office:value-type="float" office:value="0.337215767266124" calcext:value-type="float">
            <text:p>0.3372157673</text:p>
          </table:table-cell>
          <table:table-cell office:value-type="float" office:value="0.263851109505412" calcext:value-type="float">
            <text:p>0.2638511095</text:p>
          </table:table-cell>
          <table:table-cell office:value-type="float" office:value="0.262807023288072" calcext:value-type="float">
            <text:p>0.2628070233</text:p>
          </table:table-cell>
          <table:table-cell office:value-type="float" office:value="0.252581686667395" calcext:value-type="float">
            <text:p>0.2525816867</text:p>
          </table:table-cell>
          <table:table-cell office:value-type="float" office:value="0.212124370203555" calcext:value-type="float">
            <text:p>0.2121243702</text:p>
          </table:table-cell>
          <table:table-cell office:value-type="float" office:value="0.101275732511247" calcext:value-type="float">
            <text:p>0.1012757325</text:p>
          </table:table-cell>
          <table:table-cell office:value-type="float" office:value="0.314770123357028" calcext:value-type="float">
            <text:p>0.3147701234</text:p>
          </table:table-cell>
          <table:table-cell office:value-type="float" office:value="0.257833502922332" calcext:value-type="float">
            <text:p>0.2578335029</text:p>
          </table:table-cell>
          <table:table-cell office:value-type="float" office:value="0.242099378387178" calcext:value-type="float">
            <text:p>0.2420993784</text:p>
          </table:table-cell>
          <table:table-cell office:value-type="float" office:value="0.331368160387208" calcext:value-type="float">
            <text:p>0.3313681604</text:p>
          </table:table-cell>
          <table:table-cell office:value-type="float" office:value="0.330098420619571" calcext:value-type="float">
            <text:p>0.3300984206</text:p>
          </table:table-cell>
          <table:table-cell office:value-type="float" office:value="0.155947338611718" calcext:value-type="float">
            <text:p>0.1559473386</text:p>
          </table:table-cell>
          <table:table-cell office:value-type="float" office:value="0.314965468422627" calcext:value-type="float">
            <text:p>0.3149654684</text:p>
          </table:table-cell>
          <table:table-cell office:value-type="float" office:value="0.203661373632954" calcext:value-type="float">
            <text:p>0.2036613736</text:p>
          </table:table-cell>
          <table:table-cell office:value-type="float" office:value="0.325663742089886" calcext:value-type="float">
            <text:p>0.3256637421</text:p>
          </table:table-cell>
          <table:table-cell office:value-type="float" office:value="0.27337694349901" calcext:value-type="float">
            <text:p>0.2733769435</text:p>
          </table:table-cell>
          <table:table-cell office:value-type="float" office:value="0.181089957643314" calcext:value-type="float">
            <text:p>0.1810899576</text:p>
          </table:table-cell>
          <table:table-cell office:value-type="float" office:value="0.182209847546106" calcext:value-type="float">
            <text:p>0.1822098475</text:p>
          </table:table-cell>
          <table:table-cell office:value-type="float" office:value="0.298536845465452" calcext:value-type="float">
            <text:p>0.2985368455</text:p>
          </table:table-cell>
          <table:table-cell office:value-type="float" office:value="0.337404596435078" calcext:value-type="float">
            <text:p>0.3374045964</text:p>
          </table:table-cell>
          <table:table-cell office:value-type="float" office:value="0.2810951071352" calcext:value-type="float">
            <text:p>0.2810951071</text:p>
          </table:table-cell>
          <table:table-cell office:value-type="float" office:value="0.374371620611021" calcext:value-type="float">
            <text:p>0.3743716206</text:p>
          </table:table-cell>
          <table:table-cell office:value-type="float" office:value="0.158882404594467" calcext:value-type="float">
            <text:p>0.1588824046</text:p>
          </table:table-cell>
          <table:table-cell office:value-type="float" office:value="0.142132646107781" calcext:value-type="float">
            <text:p>0.1421326461</text:p>
          </table:table-cell>
          <table:table-cell office:value-type="float" office:value="0.388154168539346" calcext:value-type="float">
            <text:p>0.3881541685</text:p>
          </table:table-cell>
          <table:table-cell office:value-type="float" office:value="0.144479396603328" calcext:value-type="float">
            <text:p>0.1444793966</text:p>
          </table:table-cell>
          <table:table-cell office:value-type="float" office:value="0.165386650911165" calcext:value-type="float">
            <text:p>0.1653866509</text:p>
          </table:table-cell>
          <table:table-cell office:value-type="float" office:value="0.260707851374469" calcext:value-type="float">
            <text:p>0.2607078514</text:p>
          </table:table-cell>
          <table:table-cell office:value-type="float" office:value="0.244957127449366" calcext:value-type="float">
            <text:p>0.2449571274</text:p>
          </table:table-cell>
          <table:table-cell office:value-type="float" office:value="0.208069262254422" calcext:value-type="float">
            <text:p>0.2080692623</text:p>
          </table:table-cell>
          <table:table-cell office:value-type="float" office:value="0.153407600745313" calcext:value-type="float">
            <text:p>0.1534076007</text:p>
          </table:table-cell>
          <table:table-cell office:value-type="float" office:value="0.348235032593497" calcext:value-type="float">
            <text:p>0.3482350326</text:p>
          </table:table-cell>
          <table:table-cell office:value-type="float" office:value="0.258826000526577" calcext:value-type="float">
            <text:p>0.2588260005</text:p>
          </table:table-cell>
        </table:table-row>
        <table:table-row table:style-name="ro1">
          <table:table-cell office:value-type="float" office:value="0.181507243184672" calcext:value-type="float">
            <text:p>0.1815072432</text:p>
          </table:table-cell>
          <table:table-cell office:value-type="float" office:value="0.139866615420152" calcext:value-type="float">
            <text:p>0.1398666154</text:p>
          </table:table-cell>
          <table:table-cell office:value-type="float" office:value="0.239446185008151" calcext:value-type="float">
            <text:p>0.239446185</text:p>
          </table:table-cell>
          <table:table-cell office:value-type="float" office:value="0.138491634963731" calcext:value-type="float">
            <text:p>0.138491635</text:p>
          </table:table-cell>
          <table:table-cell office:value-type="float" office:value="0.152002369697847" calcext:value-type="float">
            <text:p>0.1520023697</text:p>
          </table:table-cell>
          <table:table-cell office:value-type="float" office:value="0.125562257147239" calcext:value-type="float">
            <text:p>0.1255622571</text:p>
          </table:table-cell>
          <table:table-cell office:value-type="float" office:value="0.211984569151378" calcext:value-type="float">
            <text:p>0.2119845692</text:p>
          </table:table-cell>
          <table:table-cell office:value-type="float" office:value="0.193196344305758" calcext:value-type="float">
            <text:p>0.1931963443</text:p>
          </table:table-cell>
          <table:table-cell office:value-type="float" office:value="0.339962308838012" calcext:value-type="float">
            <text:p>0.3399623088</text:p>
          </table:table-cell>
          <table:table-cell office:value-type="float" office:value="0.18784299566634" calcext:value-type="float">
            <text:p>0.1878429957</text:p>
          </table:table-cell>
          <table:table-cell office:value-type="float" office:value="0.326941368970603" calcext:value-type="float">
            <text:p>0.326941369</text:p>
          </table:table-cell>
          <table:table-cell office:value-type="float" office:value="0.298423404959154" calcext:value-type="float">
            <text:p>0.298423405</text:p>
          </table:table-cell>
          <table:table-cell office:value-type="float" office:value="0.316281009657939" calcext:value-type="float">
            <text:p>0.3162810097</text:p>
          </table:table-cell>
          <table:table-cell office:value-type="float" office:value="0.291266537674002" calcext:value-type="float">
            <text:p>0.2912665377</text:p>
          </table:table-cell>
          <table:table-cell office:value-type="float" office:value="0.148815407803714" calcext:value-type="float">
            <text:p>0.1488154078</text:p>
          </table:table-cell>
          <table:table-cell office:value-type="float" office:value="0.177248163560492" calcext:value-type="float">
            <text:p>0.1772481636</text:p>
          </table:table-cell>
          <table:table-cell office:value-type="float" office:value="0.216540422095335" calcext:value-type="float">
            <text:p>0.2165404221</text:p>
          </table:table-cell>
          <table:table-cell office:value-type="float" office:value="0.24146023875845" calcext:value-type="float">
            <text:p>0.2414602388</text:p>
          </table:table-cell>
          <table:table-cell office:value-type="float" office:value="0.275343631817559" calcext:value-type="float">
            <text:p>0.2753436318</text:p>
          </table:table-cell>
          <table:table-cell office:value-type="float" office:value="0.112433395503201" calcext:value-type="float">
            <text:p>0.1124333955</text:p>
          </table:table-cell>
          <table:table-cell office:value-type="float" office:value="0.230976504462456" calcext:value-type="float">
            <text:p>0.2309765045</text:p>
          </table:table-cell>
          <table:table-cell office:value-type="float" office:value="0.393415722012808" calcext:value-type="float">
            <text:p>0.393415722</text:p>
          </table:table-cell>
          <table:table-cell office:value-type="float" office:value="0.339398600056342" calcext:value-type="float">
            <text:p>0.3393986001</text:p>
          </table:table-cell>
          <table:table-cell office:value-type="float" office:value="0.187746675141924" calcext:value-type="float">
            <text:p>0.1877466751</text:p>
          </table:table-cell>
          <table:table-cell office:value-type="float" office:value="0.330365308216174" calcext:value-type="float">
            <text:p>0.3303653082</text:p>
          </table:table-cell>
          <table:table-cell office:value-type="float" office:value="0.264635787168008" calcext:value-type="float">
            <text:p>0.2646357872</text:p>
          </table:table-cell>
          <table:table-cell office:value-type="float" office:value="0.201316238898342" calcext:value-type="float">
            <text:p>0.2013162389</text:p>
          </table:table-cell>
          <table:table-cell office:value-type="float" office:value="0.158390848355469" calcext:value-type="float">
            <text:p>0.1583908484</text:p>
          </table:table-cell>
          <table:table-cell office:value-type="float" office:value="0.211613789503307" calcext:value-type="float">
            <text:p>0.2116137895</text:p>
          </table:table-cell>
          <table:table-cell office:value-type="float" office:value="0.206950959802228" calcext:value-type="float">
            <text:p>0.2069509598</text:p>
          </table:table-cell>
          <table:table-cell office:value-type="float" office:value="0.171042676732136" calcext:value-type="float">
            <text:p>0.1710426767</text:p>
          </table:table-cell>
          <table:table-cell office:value-type="float" office:value="0.233385067201827" calcext:value-type="float">
            <text:p>0.2333850672</text:p>
          </table:table-cell>
          <table:table-cell office:value-type="float" office:value="0.327949835848036" calcext:value-type="float">
            <text:p>0.3279498358</text:p>
          </table:table-cell>
          <table:table-cell office:value-type="float" office:value="0.329706248425365" calcext:value-type="float">
            <text:p>0.3297062484</text:p>
          </table:table-cell>
          <table:table-cell office:value-type="float" office:value="0.19540120387487" calcext:value-type="float">
            <text:p>0.1954012039</text:p>
          </table:table-cell>
          <table:table-cell office:value-type="float" office:value="0.228529978877451" calcext:value-type="float">
            <text:p>0.2285299789</text:p>
          </table:table-cell>
          <table:table-cell office:value-type="float" office:value="0.259264857142906" calcext:value-type="float">
            <text:p>0.2592648571</text:p>
          </table:table-cell>
          <table:table-cell office:value-type="float" office:value="0.318500131668061" calcext:value-type="float">
            <text:p>0.3185001317</text:p>
          </table:table-cell>
          <table:table-cell office:value-type="float" office:value="0.348235032593497" calcext:value-type="float">
            <text:p>0.3482350326</text:p>
          </table:table-cell>
          <table:table-cell office:value-type="float" office:value="0.284454956779213" calcext:value-type="float">
            <text:p>0.2844549568</text:p>
          </table:table-cell>
        </table:table-row>
      </table:table>
      <table:table table:name="Sheet4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office:value-type="float" office:value="8.256047" calcext:value-type="float">
            <text:p>8.256047</text:p>
          </table:table-cell>
          <table:table-cell office:value-type="float" office:value="8.968204" calcext:value-type="float">
            <text:p>8.968204</text:p>
          </table:table-cell>
          <table:table-cell office:value-type="float" office:value="7.56638" calcext:value-type="float">
            <text:p>7.56638</text:p>
          </table:table-cell>
          <table:table-cell office:value-type="float" office:value="7.663429" calcext:value-type="float">
            <text:p>7.663429</text:p>
          </table:table-cell>
          <table:table-cell office:value-type="float" office:value="7.915961" calcext:value-type="float">
            <text:p>7.915961</text:p>
          </table:table-cell>
          <table:table-cell office:value-type="float" office:value="7.67023" calcext:value-type="float">
            <text:p>7.67023</text:p>
          </table:table-cell>
          <table:table-cell office:value-type="float" office:value="7.421935" calcext:value-type="float">
            <text:p>7.421935</text:p>
          </table:table-cell>
          <table:table-cell office:value-type="float" office:value="6.401854" calcext:value-type="float">
            <text:p>6.401854</text:p>
          </table:table-cell>
          <table:table-cell office:value-type="float" office:value="8.497733" calcext:value-type="float">
            <text:p>8.497733</text:p>
          </table:table-cell>
          <table:table-cell office:value-type="float" office:value="8.944265" calcext:value-type="float">
            <text:p>8.944265</text:p>
          </table:table-cell>
          <table:table-cell office:value-type="float" office:value="8.217083" calcext:value-type="float">
            <text:p>8.217083</text:p>
          </table:table-cell>
          <table:table-cell office:value-type="float" office:value="7.327526" calcext:value-type="float">
            <text:p>7.327526</text:p>
          </table:table-cell>
          <table:table-cell office:value-type="float" office:value="8.174124" calcext:value-type="float">
            <text:p>8.174124</text:p>
          </table:table-cell>
          <table:table-cell office:value-type="float" office:value="8.616927" calcext:value-type="float">
            <text:p>8.616927</text:p>
          </table:table-cell>
          <table:table-cell office:value-type="float" office:value="6.926207" calcext:value-type="float">
            <text:p>6.926207</text:p>
          </table:table-cell>
          <table:table-cell office:value-type="float" office:value="9.432386" calcext:value-type="float">
            <text:p>9.432386</text:p>
          </table:table-cell>
          <table:table-cell office:value-type="float" office:value="8.012622" calcext:value-type="float">
            <text:p>8.012622</text:p>
          </table:table-cell>
          <table:table-cell office:value-type="float" office:value="7.412823" calcext:value-type="float">
            <text:p>7.412823</text:p>
          </table:table-cell>
          <table:table-cell office:value-type="float" office:value="7.149736" calcext:value-type="float">
            <text:p>7.149736</text:p>
          </table:table-cell>
          <table:table-cell office:value-type="float" office:value="7.942089" calcext:value-type="float">
            <text:p>7.942089</text:p>
          </table:table-cell>
          <table:table-cell office:value-type="float" office:value="5.291951" calcext:value-type="float">
            <text:p>5.291951</text:p>
          </table:table-cell>
          <table:table-cell office:value-type="float" office:value="5.351696" calcext:value-type="float">
            <text:p>5.351696</text:p>
          </table:table-cell>
          <table:table-cell office:value-type="float" office:value="4.353023" calcext:value-type="float">
            <text:p>4.353023</text:p>
          </table:table-cell>
          <table:table-cell office:value-type="float" office:value="5.104479" calcext:value-type="float">
            <text:p>5.104479</text:p>
          </table:table-cell>
          <table:table-cell office:value-type="float" office:value="5.582652" calcext:value-type="float">
            <text:p>5.582652</text:p>
          </table:table-cell>
          <table:table-cell office:value-type="float" office:value="5.36454" calcext:value-type="float">
            <text:p>5.36454</text:p>
          </table:table-cell>
          <table:table-cell office:value-type="float" office:value="5.013831" calcext:value-type="float">
            <text:p>5.013831</text:p>
          </table:table-cell>
          <table:table-cell office:value-type="float" office:value="4.929564" calcext:value-type="float">
            <text:p>4.929564</text:p>
          </table:table-cell>
          <table:table-cell office:value-type="float" office:value="5.64604" calcext:value-type="float">
            <text:p>5.64604</text:p>
          </table:table-cell>
          <table:table-cell office:value-type="float" office:value="4.499664" calcext:value-type="float">
            <text:p>4.499664</text:p>
          </table:table-cell>
          <table:table-cell office:value-type="float" office:value="4.741099" calcext:value-type="float">
            <text:p>4.741099</text:p>
          </table:table-cell>
          <table:table-cell office:value-type="float" office:value="6.356997" calcext:value-type="float">
            <text:p>6.356997</text:p>
          </table:table-cell>
          <table:table-cell office:value-type="float" office:value="6.301629" calcext:value-type="float">
            <text:p>6.301629</text:p>
          </table:table-cell>
          <table:table-cell office:value-type="float" office:value="5.690251" calcext:value-type="float">
            <text:p>5.690251</text:p>
          </table:table-cell>
          <table:table-cell office:value-type="float" office:value="5.319674" calcext:value-type="float">
            <text:p>5.319674</text:p>
          </table:table-cell>
          <table:table-cell office:value-type="float" office:value="4.509001" calcext:value-type="float">
            <text:p>4.509001</text:p>
          </table:table-cell>
          <table:table-cell office:value-type="float" office:value="5.499489" calcext:value-type="float">
            <text:p>5.499489</text:p>
          </table:table-cell>
          <table:table-cell office:value-type="float" office:value="4.980193" calcext:value-type="float">
            <text:p>4.980193</text:p>
          </table:table-cell>
          <table:table-cell office:value-type="float" office:value="5.118974" calcext:value-type="float">
            <text:p>5.118974</text:p>
          </table:table-cell>
          <table:table-cell office:value-type="float" office:value="4.461815" calcext:value-type="float">
            <text:p>4.461815</text:p>
          </table:table-cell>
        </table:table-row>
        <table:table-row table:style-name="ro1">
          <table:table-cell office:value-type="float" office:value="6.830201" calcext:value-type="float">
            <text:p>6.830201</text:p>
          </table:table-cell>
          <table:table-cell office:value-type="float" office:value="7.713598" calcext:value-type="float">
            <text:p>7.713598</text:p>
          </table:table-cell>
          <table:table-cell office:value-type="float" office:value="6.603323" calcext:value-type="float">
            <text:p>6.603323</text:p>
          </table:table-cell>
          <table:table-cell office:value-type="float" office:value="6.815568" calcext:value-type="float">
            <text:p>6.815568</text:p>
          </table:table-cell>
          <table:table-cell office:value-type="float" office:value="7.160931" calcext:value-type="float">
            <text:p>7.160931</text:p>
          </table:table-cell>
          <table:table-cell office:value-type="float" office:value="7.626749" calcext:value-type="float">
            <text:p>7.626749</text:p>
          </table:table-cell>
          <table:table-cell office:value-type="float" office:value="7.522747" calcext:value-type="float">
            <text:p>7.522747</text:p>
          </table:table-cell>
          <table:table-cell office:value-type="float" office:value="6.039238" calcext:value-type="float">
            <text:p>6.039238</text:p>
          </table:table-cell>
          <table:table-cell office:value-type="float" office:value="5.199266" calcext:value-type="float">
            <text:p>5.199266</text:p>
          </table:table-cell>
          <table:table-cell office:value-type="float" office:value="8.670292" calcext:value-type="float">
            <text:p>8.670292</text:p>
          </table:table-cell>
          <table:table-cell office:value-type="float" office:value="6.95426" calcext:value-type="float">
            <text:p>6.95426</text:p>
          </table:table-cell>
          <table:table-cell office:value-type="float" office:value="7.525303" calcext:value-type="float">
            <text:p>7.525303</text:p>
          </table:table-cell>
          <table:table-cell office:value-type="float" office:value="7.841515" calcext:value-type="float">
            <text:p>7.841515</text:p>
          </table:table-cell>
          <table:table-cell office:value-type="float" office:value="7.369823" calcext:value-type="float">
            <text:p>7.369823</text:p>
          </table:table-cell>
          <table:table-cell office:value-type="float" office:value="6.608458" calcext:value-type="float">
            <text:p>6.608458</text:p>
          </table:table-cell>
          <table:table-cell office:value-type="float" office:value="6.489708" calcext:value-type="float">
            <text:p>6.489708</text:p>
          </table:table-cell>
          <table:table-cell office:value-type="float" office:value="6.74044" calcext:value-type="float">
            <text:p>6.74044</text:p>
          </table:table-cell>
          <table:table-cell office:value-type="float" office:value="7.59236" calcext:value-type="float">
            <text:p>7.59236</text:p>
          </table:table-cell>
          <table:table-cell office:value-type="float" office:value="7.605794" calcext:value-type="float">
            <text:p>7.605794</text:p>
          </table:table-cell>
          <table:table-cell office:value-type="float" office:value="7.786409" calcext:value-type="float">
            <text:p>7.786409</text:p>
          </table:table-cell>
          <table:table-cell office:value-type="float" office:value="5.130759" calcext:value-type="float">
            <text:p>5.130759</text:p>
          </table:table-cell>
          <table:table-cell office:value-type="float" office:value="3.688428" calcext:value-type="float">
            <text:p>3.688428</text:p>
          </table:table-cell>
          <table:table-cell office:value-type="float" office:value="5.899885" calcext:value-type="float">
            <text:p>5.899885</text:p>
          </table:table-cell>
          <table:table-cell office:value-type="float" office:value="5.033451" calcext:value-type="float">
            <text:p>5.033451</text:p>
          </table:table-cell>
          <table:table-cell office:value-type="float" office:value="4.248809" calcext:value-type="float">
            <text:p>4.248809</text:p>
          </table:table-cell>
          <table:table-cell office:value-type="float" office:value="4.80995" calcext:value-type="float">
            <text:p>4.80995</text:p>
          </table:table-cell>
          <table:table-cell office:value-type="float" office:value="3.812019" calcext:value-type="float">
            <text:p>3.812019</text:p>
          </table:table-cell>
          <table:table-cell office:value-type="float" office:value="4.655833" calcext:value-type="float">
            <text:p>4.655833</text:p>
          </table:table-cell>
          <table:table-cell office:value-type="float" office:value="3.836469" calcext:value-type="float">
            <text:p>3.836469</text:p>
          </table:table-cell>
          <table:table-cell office:value-type="float" office:value="4.880993" calcext:value-type="float">
            <text:p>4.880993</text:p>
          </table:table-cell>
          <table:table-cell office:value-type="float" office:value="4.349918" calcext:value-type="float">
            <text:p>4.349918</text:p>
          </table:table-cell>
          <table:table-cell office:value-type="float" office:value="4.64686" calcext:value-type="float">
            <text:p>4.64686</text:p>
          </table:table-cell>
          <table:table-cell office:value-type="float" office:value="4.658508" calcext:value-type="float">
            <text:p>4.658508</text:p>
          </table:table-cell>
          <table:table-cell office:value-type="float" office:value="4.938818" calcext:value-type="float">
            <text:p>4.938818</text:p>
          </table:table-cell>
          <table:table-cell office:value-type="float" office:value="4.947467" calcext:value-type="float">
            <text:p>4.947467</text:p>
          </table:table-cell>
          <table:table-cell office:value-type="float" office:value="5.089801" calcext:value-type="float">
            <text:p>5.089801</text:p>
          </table:table-cell>
          <table:table-cell office:value-type="float" office:value="4.118587" calcext:value-type="float">
            <text:p>4.118587</text:p>
          </table:table-cell>
          <table:table-cell office:value-type="float" office:value="4.693001" calcext:value-type="float">
            <text:p>4.693001</text:p>
          </table:table-cell>
          <table:table-cell office:value-type="float" office:value="4.032435" calcext:value-type="float">
            <text:p>4.032435</text:p>
          </table:table-cell>
          <table:table-cell office:value-type="float" office:value="3.718672" calcext:value-type="float">
            <text:p>3.718672</text:p>
          </table:table-cell>
        </table:table-row>
        <table:table-row table:style-name="ro1">
          <table:table-cell office:value-type="float" office:value="6.181246" calcext:value-type="float">
            <text:p>6.181246</text:p>
          </table:table-cell>
          <table:table-cell office:value-type="float" office:value="7.639661" calcext:value-type="float">
            <text:p>7.639661</text:p>
          </table:table-cell>
          <table:table-cell office:value-type="float" office:value="6.586973" calcext:value-type="float">
            <text:p>6.586973</text:p>
          </table:table-cell>
          <table:table-cell office:value-type="float" office:value="7.391493" calcext:value-type="float">
            <text:p>7.391493</text:p>
          </table:table-cell>
          <table:table-cell office:value-type="float" office:value="7.001777" calcext:value-type="float">
            <text:p>7.001777</text:p>
          </table:table-cell>
          <table:table-cell office:value-type="float" office:value="7.172714" calcext:value-type="float">
            <text:p>7.172714</text:p>
          </table:table-cell>
          <table:table-cell office:value-type="float" office:value="6.493505" calcext:value-type="float">
            <text:p>6.493505</text:p>
          </table:table-cell>
          <table:table-cell office:value-type="float" office:value="6.166109" calcext:value-type="float">
            <text:p>6.166109</text:p>
          </table:table-cell>
          <table:table-cell office:value-type="float" office:value="5.340871" calcext:value-type="float">
            <text:p>5.340871</text:p>
          </table:table-cell>
          <table:table-cell office:value-type="float" office:value="6.774465" calcext:value-type="float">
            <text:p>6.774465</text:p>
          </table:table-cell>
          <table:table-cell office:value-type="float" office:value="7.633632" calcext:value-type="float">
            <text:p>7.633632</text:p>
          </table:table-cell>
          <table:table-cell office:value-type="float" office:value="7.927847" calcext:value-type="float">
            <text:p>7.927847</text:p>
          </table:table-cell>
          <table:table-cell office:value-type="float" office:value="8.232019" calcext:value-type="float">
            <text:p>8.232019</text:p>
          </table:table-cell>
          <table:table-cell office:value-type="float" office:value="6.957365" calcext:value-type="float">
            <text:p>6.957365</text:p>
          </table:table-cell>
          <table:table-cell office:value-type="float" office:value="6.160664" calcext:value-type="float">
            <text:p>6.160664</text:p>
          </table:table-cell>
          <table:table-cell office:value-type="float" office:value="6.656283" calcext:value-type="float">
            <text:p>6.656283</text:p>
          </table:table-cell>
          <table:table-cell office:value-type="float" office:value="5.515461" calcext:value-type="float">
            <text:p>5.515461</text:p>
          </table:table-cell>
          <table:table-cell office:value-type="float" office:value="6.009034" calcext:value-type="float">
            <text:p>6.009034</text:p>
          </table:table-cell>
          <table:table-cell office:value-type="float" office:value="6.594008" calcext:value-type="float">
            <text:p>6.594008</text:p>
          </table:table-cell>
          <table:table-cell office:value-type="float" office:value="6.792421" calcext:value-type="float">
            <text:p>6.792421</text:p>
          </table:table-cell>
          <table:table-cell office:value-type="float" office:value="4.620832" calcext:value-type="float">
            <text:p>4.620832</text:p>
          </table:table-cell>
          <table:table-cell office:value-type="float" office:value="5.433521" calcext:value-type="float">
            <text:p>5.433521</text:p>
          </table:table-cell>
          <table:table-cell office:value-type="float" office:value="3.955871" calcext:value-type="float">
            <text:p>3.955871</text:p>
          </table:table-cell>
          <table:table-cell office:value-type="float" office:value="4.335158" calcext:value-type="float">
            <text:p>4.335158</text:p>
          </table:table-cell>
          <table:table-cell office:value-type="float" office:value="3.094493" calcext:value-type="float">
            <text:p>3.094493</text:p>
          </table:table-cell>
          <table:table-cell office:value-type="float" office:value="3.082424" calcext:value-type="float">
            <text:p>3.082424</text:p>
          </table:table-cell>
          <table:table-cell office:value-type="float" office:value="3.773993" calcext:value-type="float">
            <text:p>3.773993</text:p>
          </table:table-cell>
          <table:table-cell office:value-type="float" office:value="2.765118" calcext:value-type="float">
            <text:p>2.765118</text:p>
          </table:table-cell>
          <table:table-cell office:value-type="float" office:value="4.917306" calcext:value-type="float">
            <text:p>4.917306</text:p>
          </table:table-cell>
          <table:table-cell office:value-type="float" office:value="5.102814" calcext:value-type="float">
            <text:p>5.102814</text:p>
          </table:table-cell>
          <table:table-cell office:value-type="float" office:value="3.915468" calcext:value-type="float">
            <text:p>3.915468</text:p>
          </table:table-cell>
          <table:table-cell office:value-type="float" office:value="4.294356" calcext:value-type="float">
            <text:p>4.294356</text:p>
          </table:table-cell>
          <table:table-cell office:value-type="float" office:value="3.310728" calcext:value-type="float">
            <text:p>3.310728</text:p>
          </table:table-cell>
          <table:table-cell office:value-type="float" office:value="4.727782" calcext:value-type="float">
            <text:p>4.727782</text:p>
          </table:table-cell>
          <table:table-cell office:value-type="float" office:value="3.77547" calcext:value-type="float">
            <text:p>3.77547</text:p>
          </table:table-cell>
          <table:table-cell office:value-type="float" office:value="3.924603" calcext:value-type="float">
            <text:p>3.924603</text:p>
          </table:table-cell>
          <table:table-cell office:value-type="float" office:value="5.038557" calcext:value-type="float">
            <text:p>5.038557</text:p>
          </table:table-cell>
          <table:table-cell office:value-type="float" office:value="4.021524" calcext:value-type="float">
            <text:p>4.021524</text:p>
          </table:table-cell>
          <table:table-cell office:value-type="float" office:value="3.886918" calcext:value-type="float">
            <text:p>3.886918</text:p>
          </table:table-cell>
          <table:table-cell office:value-type="float" office:value="4.028862" calcext:value-type="float">
            <text:p>4.028862</text:p>
          </table:table-cell>
        </table:table-row>
        <table:table-row table:style-name="ro1">
          <table:table-cell office:value-type="float" office:value="5.091341" calcext:value-type="float">
            <text:p>5.091341</text:p>
          </table:table-cell>
          <table:table-cell office:value-type="float" office:value="7.209424" calcext:value-type="float">
            <text:p>7.209424</text:p>
          </table:table-cell>
          <table:table-cell office:value-type="float" office:value="5.036445" calcext:value-type="float">
            <text:p>5.036445</text:p>
          </table:table-cell>
          <table:table-cell office:value-type="float" office:value="7.225214" calcext:value-type="float">
            <text:p>7.225214</text:p>
          </table:table-cell>
          <table:table-cell office:value-type="float" office:value="7.201613" calcext:value-type="float">
            <text:p>7.201613</text:p>
          </table:table-cell>
          <table:table-cell office:value-type="float" office:value="5.372362" calcext:value-type="float">
            <text:p>5.372362</text:p>
          </table:table-cell>
          <table:table-cell office:value-type="float" office:value="5.711299" calcext:value-type="float">
            <text:p>5.711299</text:p>
          </table:table-cell>
          <table:table-cell office:value-type="float" office:value="6.290507" calcext:value-type="float">
            <text:p>6.290507</text:p>
          </table:table-cell>
          <table:table-cell office:value-type="float" office:value="6.147374" calcext:value-type="float">
            <text:p>6.147374</text:p>
          </table:table-cell>
          <table:table-cell office:value-type="float" office:value="5.629562" calcext:value-type="float">
            <text:p>5.629562</text:p>
          </table:table-cell>
          <table:table-cell office:value-type="float" office:value="6.171355" calcext:value-type="float">
            <text:p>6.171355</text:p>
          </table:table-cell>
          <table:table-cell office:value-type="float" office:value="6.056188" calcext:value-type="float">
            <text:p>6.056188</text:p>
          </table:table-cell>
          <table:table-cell office:value-type="float" office:value="6.327828" calcext:value-type="float">
            <text:p>6.327828</text:p>
          </table:table-cell>
          <table:table-cell office:value-type="float" office:value="6.49508" calcext:value-type="float">
            <text:p>6.49508</text:p>
          </table:table-cell>
          <table:table-cell office:value-type="float" office:value="5.218715" calcext:value-type="float">
            <text:p>5.218715</text:p>
          </table:table-cell>
          <table:table-cell office:value-type="float" office:value="4.460107" calcext:value-type="float">
            <text:p>4.460107</text:p>
          </table:table-cell>
          <table:table-cell office:value-type="float" office:value="5.268802" calcext:value-type="float">
            <text:p>5.268802</text:p>
          </table:table-cell>
          <table:table-cell office:value-type="float" office:value="5.455927" calcext:value-type="float">
            <text:p>5.455927</text:p>
          </table:table-cell>
          <table:table-cell office:value-type="float" office:value="5.800066" calcext:value-type="float">
            <text:p>5.800066</text:p>
          </table:table-cell>
          <table:table-cell office:value-type="float" office:value="6.580969" calcext:value-type="float">
            <text:p>6.580969</text:p>
          </table:table-cell>
          <table:table-cell office:value-type="float" office:value="3.948011" calcext:value-type="float">
            <text:p>3.948011</text:p>
          </table:table-cell>
          <table:table-cell office:value-type="float" office:value="3.49763" calcext:value-type="float">
            <text:p>3.49763</text:p>
          </table:table-cell>
          <table:table-cell office:value-type="float" office:value="4.416775" calcext:value-type="float">
            <text:p>4.416775</text:p>
          </table:table-cell>
          <table:table-cell office:value-type="float" office:value="4.226188" calcext:value-type="float">
            <text:p>4.226188</text:p>
          </table:table-cell>
          <table:table-cell office:value-type="float" office:value="3.967581" calcext:value-type="float">
            <text:p>3.967581</text:p>
          </table:table-cell>
          <table:table-cell office:value-type="float" office:value="4.024288" calcext:value-type="float">
            <text:p>4.024288</text:p>
          </table:table-cell>
          <table:table-cell office:value-type="float" office:value="4.988982" calcext:value-type="float">
            <text:p>4.988982</text:p>
          </table:table-cell>
          <table:table-cell office:value-type="float" office:value="4.74851" calcext:value-type="float">
            <text:p>4.74851</text:p>
          </table:table-cell>
          <table:table-cell office:value-type="float" office:value="3.463087" calcext:value-type="float">
            <text:p>3.463087</text:p>
          </table:table-cell>
          <table:table-cell office:value-type="float" office:value="4.077464" calcext:value-type="float">
            <text:p>4.077464</text:p>
          </table:table-cell>
          <table:table-cell office:value-type="float" office:value="4.305698" calcext:value-type="float">
            <text:p>4.305698</text:p>
          </table:table-cell>
          <table:table-cell office:value-type="float" office:value="3.195312" calcext:value-type="float">
            <text:p>3.195312</text:p>
          </table:table-cell>
          <table:table-cell office:value-type="float" office:value="4.579589" calcext:value-type="float">
            <text:p>4.579589</text:p>
          </table:table-cell>
          <table:table-cell office:value-type="float" office:value="3.835718" calcext:value-type="float">
            <text:p>3.835718</text:p>
          </table:table-cell>
          <table:table-cell office:value-type="float" office:value="4.640514" calcext:value-type="float">
            <text:p>4.640514</text:p>
          </table:table-cell>
          <table:table-cell office:value-type="float" office:value="4.501081" calcext:value-type="float">
            <text:p>4.501081</text:p>
          </table:table-cell>
          <table:table-cell office:value-type="float" office:value="4.197721" calcext:value-type="float">
            <text:p>4.197721</text:p>
          </table:table-cell>
          <table:table-cell office:value-type="float" office:value="4.061768" calcext:value-type="float">
            <text:p>4.061768</text:p>
          </table:table-cell>
          <table:table-cell office:value-type="float" office:value="3.823295" calcext:value-type="float">
            <text:p>3.823295</text:p>
          </table:table-cell>
          <table:table-cell office:value-type="float" office:value="3.960204" calcext:value-type="float">
            <text:p>3.960204</text:p>
          </table:table-cell>
        </table:table-row>
        <table:table-row table:style-name="ro1">
          <table:table-cell office:value-type="float" office:value="4.707069" calcext:value-type="float">
            <text:p>4.707069</text:p>
          </table:table-cell>
          <table:table-cell office:value-type="float" office:value="6.010245" calcext:value-type="float">
            <text:p>6.010245</text:p>
          </table:table-cell>
          <table:table-cell office:value-type="float" office:value="4.527167" calcext:value-type="float">
            <text:p>4.527167</text:p>
          </table:table-cell>
          <table:table-cell office:value-type="float" office:value="5.592017" calcext:value-type="float">
            <text:p>5.592017</text:p>
          </table:table-cell>
          <table:table-cell office:value-type="float" office:value="7.448151" calcext:value-type="float">
            <text:p>7.448151</text:p>
          </table:table-cell>
          <table:table-cell office:value-type="float" office:value="5.421911" calcext:value-type="float">
            <text:p>5.421911</text:p>
          </table:table-cell>
          <table:table-cell office:value-type="float" office:value="6.331324" calcext:value-type="float">
            <text:p>6.331324</text:p>
          </table:table-cell>
          <table:table-cell office:value-type="float" office:value="4.90217" calcext:value-type="float">
            <text:p>4.90217</text:p>
          </table:table-cell>
          <table:table-cell office:value-type="float" office:value="7.064983" calcext:value-type="float">
            <text:p>7.064983</text:p>
          </table:table-cell>
          <table:table-cell office:value-type="float" office:value="6.122698" calcext:value-type="float">
            <text:p>6.122698</text:p>
          </table:table-cell>
          <table:table-cell office:value-type="float" office:value="5.381207" calcext:value-type="float">
            <text:p>5.381207</text:p>
          </table:table-cell>
          <table:table-cell office:value-type="float" office:value="5.899509" calcext:value-type="float">
            <text:p>5.899509</text:p>
          </table:table-cell>
          <table:table-cell office:value-type="float" office:value="6.159423" calcext:value-type="float">
            <text:p>6.159423</text:p>
          </table:table-cell>
          <table:table-cell office:value-type="float" office:value="6.647301" calcext:value-type="float">
            <text:p>6.647301</text:p>
          </table:table-cell>
          <table:table-cell office:value-type="float" office:value="6.132609" calcext:value-type="float">
            <text:p>6.132609</text:p>
          </table:table-cell>
          <table:table-cell office:value-type="float" office:value="4.75723" calcext:value-type="float">
            <text:p>4.75723</text:p>
          </table:table-cell>
          <table:table-cell office:value-type="float" office:value="5.01544" calcext:value-type="float">
            <text:p>5.01544</text:p>
          </table:table-cell>
          <table:table-cell office:value-type="float" office:value="4.882418" calcext:value-type="float">
            <text:p>4.882418</text:p>
          </table:table-cell>
          <table:table-cell office:value-type="float" office:value="4.631191" calcext:value-type="float">
            <text:p>4.631191</text:p>
          </table:table-cell>
          <table:table-cell office:value-type="float" office:value="6.436792" calcext:value-type="float">
            <text:p>6.436792</text:p>
          </table:table-cell>
          <table:table-cell office:value-type="float" office:value="4.056537" calcext:value-type="float">
            <text:p>4.056537</text:p>
          </table:table-cell>
          <table:table-cell office:value-type="float" office:value="2.878964" calcext:value-type="float">
            <text:p>2.878964</text:p>
          </table:table-cell>
          <table:table-cell office:value-type="float" office:value="4.104351" calcext:value-type="float">
            <text:p>4.104351</text:p>
          </table:table-cell>
          <table:table-cell office:value-type="float" office:value="3.237716" calcext:value-type="float">
            <text:p>3.237716</text:p>
          </table:table-cell>
          <table:table-cell office:value-type="float" office:value="3.386664" calcext:value-type="float">
            <text:p>3.386664</text:p>
          </table:table-cell>
          <table:table-cell office:value-type="float" office:value="3.549856" calcext:value-type="float">
            <text:p>3.549856</text:p>
          </table:table-cell>
          <table:table-cell office:value-type="float" office:value="4.332889" calcext:value-type="float">
            <text:p>4.332889</text:p>
          </table:table-cell>
          <table:table-cell office:value-type="float" office:value="4.293561" calcext:value-type="float">
            <text:p>4.293561</text:p>
          </table:table-cell>
          <table:table-cell office:value-type="float" office:value="4.190392" calcext:value-type="float">
            <text:p>4.190392</text:p>
          </table:table-cell>
          <table:table-cell office:value-type="float" office:value="3.221813" calcext:value-type="float">
            <text:p>3.221813</text:p>
          </table:table-cell>
          <table:table-cell office:value-type="float" office:value="4.397498" calcext:value-type="float">
            <text:p>4.397498</text:p>
          </table:table-cell>
          <table:table-cell office:value-type="float" office:value="4.514366" calcext:value-type="float">
            <text:p>4.514366</text:p>
          </table:table-cell>
          <table:table-cell office:value-type="float" office:value="4.073284" calcext:value-type="float">
            <text:p>4.073284</text:p>
          </table:table-cell>
          <table:table-cell office:value-type="float" office:value="3.387539" calcext:value-type="float">
            <text:p>3.387539</text:p>
          </table:table-cell>
          <table:table-cell office:value-type="float" office:value="4.71574" calcext:value-type="float">
            <text:p>4.71574</text:p>
          </table:table-cell>
          <table:table-cell office:value-type="float" office:value="3.51146" calcext:value-type="float">
            <text:p>3.51146</text:p>
          </table:table-cell>
          <table:table-cell office:value-type="float" office:value="3.50552" calcext:value-type="float">
            <text:p>3.50552</text:p>
          </table:table-cell>
          <table:table-cell office:value-type="float" office:value="2.752893" calcext:value-type="float">
            <text:p>2.752893</text:p>
          </table:table-cell>
          <table:table-cell office:value-type="float" office:value="4.377099" calcext:value-type="float">
            <text:p>4.377099</text:p>
          </table:table-cell>
          <table:table-cell office:value-type="float" office:value="3.82116" calcext:value-type="float">
            <text:p>3.82116</text:p>
          </table:table-cell>
        </table:table-row>
        <table:table-row table:style-name="ro1">
          <table:table-cell office:value-type="float" office:value="4.940248" calcext:value-type="float">
            <text:p>4.940248</text:p>
          </table:table-cell>
          <table:table-cell office:value-type="float" office:value="5.577881" calcext:value-type="float">
            <text:p>5.577881</text:p>
          </table:table-cell>
          <table:table-cell office:value-type="float" office:value="5.798035" calcext:value-type="float">
            <text:p>5.798035</text:p>
          </table:table-cell>
          <table:table-cell office:value-type="float" office:value="5.994479" calcext:value-type="float">
            <text:p>5.994479</text:p>
          </table:table-cell>
          <table:table-cell office:value-type="float" office:value="5.933846" calcext:value-type="float">
            <text:p>5.933846</text:p>
          </table:table-cell>
          <table:table-cell office:value-type="float" office:value="6.08751" calcext:value-type="float">
            <text:p>6.08751</text:p>
          </table:table-cell>
          <table:table-cell office:value-type="float" office:value="5.367721" calcext:value-type="float">
            <text:p>5.367721</text:p>
          </table:table-cell>
          <table:table-cell office:value-type="float" office:value="5.672888" calcext:value-type="float">
            <text:p>5.672888</text:p>
          </table:table-cell>
          <table:table-cell office:value-type="float" office:value="5.677512" calcext:value-type="float">
            <text:p>5.677512</text:p>
          </table:table-cell>
          <table:table-cell office:value-type="float" office:value="5.964045" calcext:value-type="float">
            <text:p>5.964045</text:p>
          </table:table-cell>
          <table:table-cell office:value-type="float" office:value="5.305751" calcext:value-type="float">
            <text:p>5.305751</text:p>
          </table:table-cell>
          <table:table-cell office:value-type="float" office:value="5.238666" calcext:value-type="float">
            <text:p>5.238666</text:p>
          </table:table-cell>
          <table:table-cell office:value-type="float" office:value="5.943705" calcext:value-type="float">
            <text:p>5.943705</text:p>
          </table:table-cell>
          <table:table-cell office:value-type="float" office:value="5.862629" calcext:value-type="float">
            <text:p>5.862629</text:p>
          </table:table-cell>
          <table:table-cell office:value-type="float" office:value="4.978208" calcext:value-type="float">
            <text:p>4.978208</text:p>
          </table:table-cell>
          <table:table-cell office:value-type="float" office:value="4.198128" calcext:value-type="float">
            <text:p>4.198128</text:p>
          </table:table-cell>
          <table:table-cell office:value-type="float" office:value="5.572163" calcext:value-type="float">
            <text:p>5.572163</text:p>
          </table:table-cell>
          <table:table-cell office:value-type="float" office:value="3.678611" calcext:value-type="float">
            <text:p>3.678611</text:p>
          </table:table-cell>
          <table:table-cell office:value-type="float" office:value="5.572855" calcext:value-type="float">
            <text:p>5.572855</text:p>
          </table:table-cell>
          <table:table-cell office:value-type="float" office:value="5.406509" calcext:value-type="float">
            <text:p>5.406509</text:p>
          </table:table-cell>
          <table:table-cell office:value-type="float" office:value="3.348694" calcext:value-type="float">
            <text:p>3.348694</text:p>
          </table:table-cell>
          <table:table-cell office:value-type="float" office:value="3.629128" calcext:value-type="float">
            <text:p>3.629128</text:p>
          </table:table-cell>
          <table:table-cell office:value-type="float" office:value="5.074341" calcext:value-type="float">
            <text:p>5.074341</text:p>
          </table:table-cell>
          <table:table-cell office:value-type="float" office:value="3.732091" calcext:value-type="float">
            <text:p>3.732091</text:p>
          </table:table-cell>
          <table:table-cell office:value-type="float" office:value="3.855127" calcext:value-type="float">
            <text:p>3.855127</text:p>
          </table:table-cell>
          <table:table-cell office:value-type="float" office:value="4.319151" calcext:value-type="float">
            <text:p>4.319151</text:p>
          </table:table-cell>
          <table:table-cell office:value-type="float" office:value="4.184521" calcext:value-type="float">
            <text:p>4.184521</text:p>
          </table:table-cell>
          <table:table-cell office:value-type="float" office:value="2.436837" calcext:value-type="float">
            <text:p>2.436837</text:p>
          </table:table-cell>
          <table:table-cell office:value-type="float" office:value="3.535239" calcext:value-type="float">
            <text:p>3.535239</text:p>
          </table:table-cell>
          <table:table-cell office:value-type="float" office:value="3.263246" calcext:value-type="float">
            <text:p>3.263246</text:p>
          </table:table-cell>
          <table:table-cell office:value-type="float" office:value="2.672754" calcext:value-type="float">
            <text:p>2.672754</text:p>
          </table:table-cell>
          <table:table-cell office:value-type="float" office:value="4.228592" calcext:value-type="float">
            <text:p>4.228592</text:p>
          </table:table-cell>
          <table:table-cell office:value-type="float" office:value="3.599857" calcext:value-type="float">
            <text:p>3.599857</text:p>
          </table:table-cell>
          <table:table-cell office:value-type="float" office:value="3.953127" calcext:value-type="float">
            <text:p>3.953127</text:p>
          </table:table-cell>
          <table:table-cell office:value-type="float" office:value="4.17392" calcext:value-type="float">
            <text:p>4.17392</text:p>
          </table:table-cell>
          <table:table-cell office:value-type="float" office:value="2.89364" calcext:value-type="float">
            <text:p>2.89364</text:p>
          </table:table-cell>
          <table:table-cell office:value-type="float" office:value="4.201619" calcext:value-type="float">
            <text:p>4.201619</text:p>
          </table:table-cell>
          <table:table-cell office:value-type="float" office:value="3.581018" calcext:value-type="float">
            <text:p>3.581018</text:p>
          </table:table-cell>
          <table:table-cell office:value-type="float" office:value="4.008476" calcext:value-type="float">
            <text:p>4.008476</text:p>
          </table:table-cell>
          <table:table-cell office:value-type="float" office:value="3.616484" calcext:value-type="float">
            <text:p>3.616484</text:p>
          </table:table-cell>
        </table:table-row>
        <table:table-row table:style-name="ro1">
          <table:table-cell office:value-type="float" office:value="5.641443" calcext:value-type="float">
            <text:p>5.641443</text:p>
          </table:table-cell>
          <table:table-cell office:value-type="float" office:value="5.816479" calcext:value-type="float">
            <text:p>5.816479</text:p>
          </table:table-cell>
          <table:table-cell office:value-type="float" office:value="5.143343" calcext:value-type="float">
            <text:p>5.143343</text:p>
          </table:table-cell>
          <table:table-cell office:value-type="float" office:value="5.546072" calcext:value-type="float">
            <text:p>5.546072</text:p>
          </table:table-cell>
          <table:table-cell office:value-type="float" office:value="6.25671" calcext:value-type="float">
            <text:p>6.25671</text:p>
          </table:table-cell>
          <table:table-cell office:value-type="float" office:value="4.910018" calcext:value-type="float">
            <text:p>4.910018</text:p>
          </table:table-cell>
          <table:table-cell office:value-type="float" office:value="4.400567" calcext:value-type="float">
            <text:p>4.400567</text:p>
          </table:table-cell>
          <table:table-cell office:value-type="float" office:value="6.052593" calcext:value-type="float">
            <text:p>6.052593</text:p>
          </table:table-cell>
          <table:table-cell office:value-type="float" office:value="4.428346" calcext:value-type="float">
            <text:p>4.428346</text:p>
          </table:table-cell>
          <table:table-cell office:value-type="float" office:value="5.930691" calcext:value-type="float">
            <text:p>5.930691</text:p>
          </table:table-cell>
          <table:table-cell office:value-type="float" office:value="5.129387" calcext:value-type="float">
            <text:p>5.129387</text:p>
          </table:table-cell>
          <table:table-cell office:value-type="float" office:value="5.562046" calcext:value-type="float">
            <text:p>5.562046</text:p>
          </table:table-cell>
          <table:table-cell office:value-type="float" office:value="5.195969" calcext:value-type="float">
            <text:p>5.195969</text:p>
          </table:table-cell>
          <table:table-cell office:value-type="float" office:value="5.273133" calcext:value-type="float">
            <text:p>5.273133</text:p>
          </table:table-cell>
          <table:table-cell office:value-type="float" office:value="4.118727" calcext:value-type="float">
            <text:p>4.118727</text:p>
          </table:table-cell>
          <table:table-cell office:value-type="float" office:value="4.324862" calcext:value-type="float">
            <text:p>4.324862</text:p>
          </table:table-cell>
          <table:table-cell office:value-type="float" office:value="5.628326" calcext:value-type="float">
            <text:p>5.628326</text:p>
          </table:table-cell>
          <table:table-cell office:value-type="float" office:value="4.892555" calcext:value-type="float">
            <text:p>4.892555</text:p>
          </table:table-cell>
          <table:table-cell office:value-type="float" office:value="5.526162" calcext:value-type="float">
            <text:p>5.526162</text:p>
          </table:table-cell>
          <table:table-cell office:value-type="float" office:value="4.604921" calcext:value-type="float">
            <text:p>4.604921</text:p>
          </table:table-cell>
          <table:table-cell office:value-type="float" office:value="2.83" calcext:value-type="float">
            <text:p>2.83</text:p>
          </table:table-cell>
          <table:table-cell office:value-type="float" office:value="3.576872" calcext:value-type="float">
            <text:p>3.576872</text:p>
          </table:table-cell>
          <table:table-cell office:value-type="float" office:value="3.737239" calcext:value-type="float">
            <text:p>3.737239</text:p>
          </table:table-cell>
          <table:table-cell office:value-type="float" office:value="3.298981" calcext:value-type="float">
            <text:p>3.298981</text:p>
          </table:table-cell>
          <table:table-cell office:value-type="float" office:value="3.43832" calcext:value-type="float">
            <text:p>3.43832</text:p>
          </table:table-cell>
          <table:table-cell office:value-type="float" office:value="3.372153" calcext:value-type="float">
            <text:p>3.372153</text:p>
          </table:table-cell>
          <table:table-cell office:value-type="float" office:value="2.735103" calcext:value-type="float">
            <text:p>2.735103</text:p>
          </table:table-cell>
          <table:table-cell office:value-type="float" office:value="4.447399" calcext:value-type="float">
            <text:p>4.447399</text:p>
          </table:table-cell>
          <table:table-cell office:value-type="float" office:value="4.034814" calcext:value-type="float">
            <text:p>4.034814</text:p>
          </table:table-cell>
          <table:table-cell office:value-type="float" office:value="3.59129" calcext:value-type="float">
            <text:p>3.59129</text:p>
          </table:table-cell>
          <table:table-cell office:value-type="float" office:value="2.951098" calcext:value-type="float">
            <text:p>2.951098</text:p>
          </table:table-cell>
          <table:table-cell office:value-type="float" office:value="4.189719" calcext:value-type="float">
            <text:p>4.189719</text:p>
          </table:table-cell>
          <table:table-cell office:value-type="float" office:value="3.744802" calcext:value-type="float">
            <text:p>3.744802</text:p>
          </table:table-cell>
          <table:table-cell office:value-type="float" office:value="3.849776" calcext:value-type="float">
            <text:p>3.849776</text:p>
          </table:table-cell>
          <table:table-cell office:value-type="float" office:value="2.967933" calcext:value-type="float">
            <text:p>2.967933</text:p>
          </table:table-cell>
          <table:table-cell office:value-type="float" office:value="4.197722" calcext:value-type="float">
            <text:p>4.197722</text:p>
          </table:table-cell>
          <table:table-cell office:value-type="float" office:value="2.480716" calcext:value-type="float">
            <text:p>2.480716</text:p>
          </table:table-cell>
          <table:table-cell office:value-type="float" office:value="3.464437" calcext:value-type="float">
            <text:p>3.464437</text:p>
          </table:table-cell>
          <table:table-cell office:value-type="float" office:value="3.708376" calcext:value-type="float">
            <text:p>3.708376</text:p>
          </table:table-cell>
          <table:table-cell office:value-type="float" office:value="3.972711" calcext:value-type="float">
            <text:p>3.972711</text:p>
          </table:table-cell>
        </table:table-row>
        <table:table-row table:style-name="ro1">
          <table:table-cell office:value-type="float" office:value="5.739841" calcext:value-type="float">
            <text:p>5.739841</text:p>
          </table:table-cell>
          <table:table-cell office:value-type="float" office:value="5.067455" calcext:value-type="float">
            <text:p>5.067455</text:p>
          </table:table-cell>
          <table:table-cell office:value-type="float" office:value="5.420178" calcext:value-type="float">
            <text:p>5.420178</text:p>
          </table:table-cell>
          <table:table-cell office:value-type="float" office:value="5.236802" calcext:value-type="float">
            <text:p>5.236802</text:p>
          </table:table-cell>
          <table:table-cell office:value-type="float" office:value="5.695524" calcext:value-type="float">
            <text:p>5.695524</text:p>
          </table:table-cell>
          <table:table-cell office:value-type="float" office:value="5.60431" calcext:value-type="float">
            <text:p>5.60431</text:p>
          </table:table-cell>
          <table:table-cell office:value-type="float" office:value="5.209069" calcext:value-type="float">
            <text:p>5.209069</text:p>
          </table:table-cell>
          <table:table-cell office:value-type="float" office:value="5.330386" calcext:value-type="float">
            <text:p>5.330386</text:p>
          </table:table-cell>
          <table:table-cell office:value-type="float" office:value="4.579999" calcext:value-type="float">
            <text:p>4.579999</text:p>
          </table:table-cell>
          <table:table-cell office:value-type="float" office:value="5.482915" calcext:value-type="float">
            <text:p>5.482915</text:p>
          </table:table-cell>
          <table:table-cell office:value-type="float" office:value="3.811486" calcext:value-type="float">
            <text:p>3.811486</text:p>
          </table:table-cell>
          <table:table-cell office:value-type="float" office:value="5.375576" calcext:value-type="float">
            <text:p>5.375576</text:p>
          </table:table-cell>
          <table:table-cell office:value-type="float" office:value="4.344325" calcext:value-type="float">
            <text:p>4.344325</text:p>
          </table:table-cell>
          <table:table-cell office:value-type="float" office:value="4.368178" calcext:value-type="float">
            <text:p>4.368178</text:p>
          </table:table-cell>
          <table:table-cell office:value-type="float" office:value="6.295537" calcext:value-type="float">
            <text:p>6.295537</text:p>
          </table:table-cell>
          <table:table-cell office:value-type="float" office:value="5.168129" calcext:value-type="float">
            <text:p>5.168129</text:p>
          </table:table-cell>
          <table:table-cell office:value-type="float" office:value="4.008461" calcext:value-type="float">
            <text:p>4.008461</text:p>
          </table:table-cell>
          <table:table-cell office:value-type="float" office:value="4.250229" calcext:value-type="float">
            <text:p>4.250229</text:p>
          </table:table-cell>
          <table:table-cell office:value-type="float" office:value="4.592288" calcext:value-type="float">
            <text:p>4.592288</text:p>
          </table:table-cell>
          <table:table-cell office:value-type="float" office:value="5.157446" calcext:value-type="float">
            <text:p>5.157446</text:p>
          </table:table-cell>
          <table:table-cell office:value-type="float" office:value="4.012582" calcext:value-type="float">
            <text:p>4.012582</text:p>
          </table:table-cell>
          <table:table-cell office:value-type="float" office:value="3.914625" calcext:value-type="float">
            <text:p>3.914625</text:p>
          </table:table-cell>
          <table:table-cell office:value-type="float" office:value="4.318924" calcext:value-type="float">
            <text:p>4.318924</text:p>
          </table:table-cell>
          <table:table-cell office:value-type="float" office:value="3.401076" calcext:value-type="float">
            <text:p>3.401076</text:p>
          </table:table-cell>
          <table:table-cell office:value-type="float" office:value="3.275654" calcext:value-type="float">
            <text:p>3.275654</text:p>
          </table:table-cell>
          <table:table-cell office:value-type="float" office:value="4.306174" calcext:value-type="float">
            <text:p>4.306174</text:p>
          </table:table-cell>
          <table:table-cell office:value-type="float" office:value="3.337734" calcext:value-type="float">
            <text:p>3.337734</text:p>
          </table:table-cell>
          <table:table-cell office:value-type="float" office:value="3.249088" calcext:value-type="float">
            <text:p>3.249088</text:p>
          </table:table-cell>
          <table:table-cell office:value-type="float" office:value="3.056895" calcext:value-type="float">
            <text:p>3.056895</text:p>
          </table:table-cell>
          <table:table-cell office:value-type="float" office:value="3.983735" calcext:value-type="float">
            <text:p>3.983735</text:p>
          </table:table-cell>
          <table:table-cell office:value-type="float" office:value="3.647756" calcext:value-type="float">
            <text:p>3.647756</text:p>
          </table:table-cell>
          <table:table-cell office:value-type="float" office:value="3.907212" calcext:value-type="float">
            <text:p>3.907212</text:p>
          </table:table-cell>
          <table:table-cell office:value-type="float" office:value="3.054492" calcext:value-type="float">
            <text:p>3.054492</text:p>
          </table:table-cell>
          <table:table-cell office:value-type="float" office:value="3.617289" calcext:value-type="float">
            <text:p>3.617289</text:p>
          </table:table-cell>
          <table:table-cell office:value-type="float" office:value="3.692314" calcext:value-type="float">
            <text:p>3.692314</text:p>
          </table:table-cell>
          <table:table-cell office:value-type="float" office:value="3.584456" calcext:value-type="float">
            <text:p>3.584456</text:p>
          </table:table-cell>
          <table:table-cell office:value-type="float" office:value="3.65877" calcext:value-type="float">
            <text:p>3.65877</text:p>
          </table:table-cell>
          <table:table-cell office:value-type="float" office:value="2.938015" calcext:value-type="float">
            <text:p>2.938015</text:p>
          </table:table-cell>
          <table:table-cell office:value-type="float" office:value="2.581997" calcext:value-type="float">
            <text:p>2.581997</text:p>
          </table:table-cell>
          <table:table-cell office:value-type="float" office:value="2.915077" calcext:value-type="float">
            <text:p>2.915077</text:p>
          </table:table-cell>
        </table:table-row>
        <table:table-row table:style-name="ro1">
          <table:table-cell office:value-type="float" office:value="5.667317" calcext:value-type="float">
            <text:p>5.667317</text:p>
          </table:table-cell>
          <table:table-cell office:value-type="float" office:value="5.112284" calcext:value-type="float">
            <text:p>5.112284</text:p>
          </table:table-cell>
          <table:table-cell office:value-type="float" office:value="3.49694" calcext:value-type="float">
            <text:p>3.49694</text:p>
          </table:table-cell>
          <table:table-cell office:value-type="float" office:value="6.096774" calcext:value-type="float">
            <text:p>6.096774</text:p>
          </table:table-cell>
          <table:table-cell office:value-type="float" office:value="4.966368" calcext:value-type="float">
            <text:p>4.966368</text:p>
          </table:table-cell>
          <table:table-cell office:value-type="float" office:value="3.971182" calcext:value-type="float">
            <text:p>3.971182</text:p>
          </table:table-cell>
          <table:table-cell office:value-type="float" office:value="2.887963" calcext:value-type="float">
            <text:p>2.887963</text:p>
          </table:table-cell>
          <table:table-cell office:value-type="float" office:value="5.702461" calcext:value-type="float">
            <text:p>5.702461</text:p>
          </table:table-cell>
          <table:table-cell office:value-type="float" office:value="4.770493" calcext:value-type="float">
            <text:p>4.770493</text:p>
          </table:table-cell>
          <table:table-cell office:value-type="float" office:value="4.344292" calcext:value-type="float">
            <text:p>4.344292</text:p>
          </table:table-cell>
          <table:table-cell office:value-type="float" office:value="4.501929" calcext:value-type="float">
            <text:p>4.501929</text:p>
          </table:table-cell>
          <table:table-cell office:value-type="float" office:value="4.764014" calcext:value-type="float">
            <text:p>4.764014</text:p>
          </table:table-cell>
          <table:table-cell office:value-type="float" office:value="4.949123" calcext:value-type="float">
            <text:p>4.949123</text:p>
          </table:table-cell>
          <table:table-cell office:value-type="float" office:value="4.788396" calcext:value-type="float">
            <text:p>4.788396</text:p>
          </table:table-cell>
          <table:table-cell office:value-type="float" office:value="5.309032" calcext:value-type="float">
            <text:p>5.309032</text:p>
          </table:table-cell>
          <table:table-cell office:value-type="float" office:value="4.910365" calcext:value-type="float">
            <text:p>4.910365</text:p>
          </table:table-cell>
          <table:table-cell office:value-type="float" office:value="4.548018" calcext:value-type="float">
            <text:p>4.548018</text:p>
          </table:table-cell>
          <table:table-cell office:value-type="float" office:value="5.176168" calcext:value-type="float">
            <text:p>5.176168</text:p>
          </table:table-cell>
          <table:table-cell office:value-type="float" office:value="4.510833" calcext:value-type="float">
            <text:p>4.510833</text:p>
          </table:table-cell>
          <table:table-cell office:value-type="float" office:value="4.40209" calcext:value-type="float">
            <text:p>4.40209</text:p>
          </table:table-cell>
          <table:table-cell office:value-type="float" office:value="3.764947" calcext:value-type="float">
            <text:p>3.764947</text:p>
          </table:table-cell>
          <table:table-cell office:value-type="float" office:value="3.067988" calcext:value-type="float">
            <text:p>3.067988</text:p>
          </table:table-cell>
          <table:table-cell office:value-type="float" office:value="3.692866" calcext:value-type="float">
            <text:p>3.692866</text:p>
          </table:table-cell>
          <table:table-cell office:value-type="float" office:value="3.409842" calcext:value-type="float">
            <text:p>3.409842</text:p>
          </table:table-cell>
          <table:table-cell office:value-type="float" office:value="2.381603" calcext:value-type="float">
            <text:p>2.381603</text:p>
          </table:table-cell>
          <table:table-cell office:value-type="float" office:value="3.584759" calcext:value-type="float">
            <text:p>3.584759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420092" calcext:value-type="float">
            <text:p>3.420092</text:p>
          </table:table-cell>
          <table:table-cell office:value-type="float" office:value="3.073306" calcext:value-type="float">
            <text:p>3.073306</text:p>
          </table:table-cell>
          <table:table-cell office:value-type="float" office:value="2.310728" calcext:value-type="float">
            <text:p>2.310728</text:p>
          </table:table-cell>
          <table:table-cell office:value-type="float" office:value="3.919347" calcext:value-type="float">
            <text:p>3.919347</text:p>
          </table:table-cell>
          <table:table-cell office:value-type="float" office:value="3.560024" calcext:value-type="float">
            <text:p>3.560024</text:p>
          </table:table-cell>
          <table:table-cell office:value-type="float" office:value="3.122871" calcext:value-type="float">
            <text:p>3.122871</text:p>
          </table:table-cell>
          <table:table-cell office:value-type="float" office:value="3.841884" calcext:value-type="float">
            <text:p>3.841884</text:p>
          </table:table-cell>
          <table:table-cell office:value-type="float" office:value="3.115092" calcext:value-type="float">
            <text:p>3.115092</text:p>
          </table:table-cell>
          <table:table-cell office:value-type="float" office:value="4.189314" calcext:value-type="float">
            <text:p>4.189314</text:p>
          </table:table-cell>
          <table:table-cell office:value-type="float" office:value="3.045474" calcext:value-type="float">
            <text:p>3.045474</text:p>
          </table:table-cell>
          <table:table-cell office:value-type="float" office:value="3.554197" calcext:value-type="float">
            <text:p>3.554197</text:p>
          </table:table-cell>
          <table:table-cell office:value-type="float" office:value="2.544736" calcext:value-type="float">
            <text:p>2.544736</text:p>
          </table:table-cell>
          <table:table-cell office:value-type="float" office:value="3.469158" calcext:value-type="float">
            <text:p>3.469158</text:p>
          </table:table-cell>
        </table:table-row>
        <table:table-row table:style-name="ro1">
          <table:table-cell office:value-type="float" office:value="4.844054" calcext:value-type="float">
            <text:p>4.844054</text:p>
          </table:table-cell>
          <table:table-cell office:value-type="float" office:value="4.40912" calcext:value-type="float">
            <text:p>4.40912</text:p>
          </table:table-cell>
          <table:table-cell office:value-type="float" office:value="3.977006" calcext:value-type="float">
            <text:p>3.977006</text:p>
          </table:table-cell>
          <table:table-cell office:value-type="float" office:value="6.188651" calcext:value-type="float">
            <text:p>6.188651</text:p>
          </table:table-cell>
          <table:table-cell office:value-type="float" office:value="4.559865" calcext:value-type="float">
            <text:p>4.559865</text:p>
          </table:table-cell>
          <table:table-cell office:value-type="float" office:value="5.134927" calcext:value-type="float">
            <text:p>5.134927</text:p>
          </table:table-cell>
          <table:table-cell office:value-type="float" office:value="3.584339" calcext:value-type="float">
            <text:p>3.584339</text:p>
          </table:table-cell>
          <table:table-cell office:value-type="float" office:value="5.090773" calcext:value-type="float">
            <text:p>5.090773</text:p>
          </table:table-cell>
          <table:table-cell office:value-type="float" office:value="4.500138" calcext:value-type="float">
            <text:p>4.500138</text:p>
          </table:table-cell>
          <table:table-cell office:value-type="float" office:value="4.312917" calcext:value-type="float">
            <text:p>4.312917</text:p>
          </table:table-cell>
          <table:table-cell office:value-type="float" office:value="4.630741" calcext:value-type="float">
            <text:p>4.630741</text:p>
          </table:table-cell>
          <table:table-cell office:value-type="float" office:value="4.567972" calcext:value-type="float">
            <text:p>4.567972</text:p>
          </table:table-cell>
          <table:table-cell office:value-type="float" office:value="4.715257" calcext:value-type="float">
            <text:p>4.715257</text:p>
          </table:table-cell>
          <table:table-cell office:value-type="float" office:value="5.556357" calcext:value-type="float">
            <text:p>5.556357</text:p>
          </table:table-cell>
          <table:table-cell office:value-type="float" office:value="5.014802" calcext:value-type="float">
            <text:p>5.014802</text:p>
          </table:table-cell>
          <table:table-cell office:value-type="float" office:value="4.465519" calcext:value-type="float">
            <text:p>4.465519</text:p>
          </table:table-cell>
          <table:table-cell office:value-type="float" office:value="4.005414" calcext:value-type="float">
            <text:p>4.005414</text:p>
          </table:table-cell>
          <table:table-cell office:value-type="float" office:value="5.173057" calcext:value-type="float">
            <text:p>5.173057</text:p>
          </table:table-cell>
          <table:table-cell office:value-type="float" office:value="4.397909" calcext:value-type="float">
            <text:p>4.397909</text:p>
          </table:table-cell>
          <table:table-cell office:value-type="float" office:value="4.073275" calcext:value-type="float">
            <text:p>4.073275</text:p>
          </table:table-cell>
          <table:table-cell office:value-type="float" office:value="3.446512" calcext:value-type="float">
            <text:p>3.446512</text:p>
          </table:table-cell>
          <table:table-cell office:value-type="float" office:value="3.476738" calcext:value-type="float">
            <text:p>3.476738</text:p>
          </table:table-cell>
          <table:table-cell office:value-type="float" office:value="3.620153" calcext:value-type="float">
            <text:p>3.620153</text:p>
          </table:table-cell>
          <table:table-cell office:value-type="float" office:value="2.954386" calcext:value-type="float">
            <text:p>2.954386</text:p>
          </table:table-cell>
          <table:table-cell office:value-type="float" office:value="1.498749" calcext:value-type="float">
            <text:p>1.498749</text:p>
          </table:table-cell>
          <table:table-cell office:value-type="float" office:value="2.992478" calcext:value-type="float">
            <text:p>2.992478</text:p>
          </table:table-cell>
          <table:table-cell office:value-type="float" office:value="3.212678" calcext:value-type="float">
            <text:p>3.212678</text:p>
          </table:table-cell>
          <table:table-cell office:value-type="float" office:value="3.516219" calcext:value-type="float">
            <text:p>3.516219</text:p>
          </table:table-cell>
          <table:table-cell office:value-type="float" office:value="3.651142" calcext:value-type="float">
            <text:p>3.651142</text:p>
          </table:table-cell>
          <table:table-cell office:value-type="float" office:value="3.980421" calcext:value-type="float">
            <text:p>3.980421</text:p>
          </table:table-cell>
          <table:table-cell office:value-type="float" office:value="4.418057" calcext:value-type="float">
            <text:p>4.418057</text:p>
          </table:table-cell>
          <table:table-cell office:value-type="float" office:value="3.68508" calcext:value-type="float">
            <text:p>3.68508</text:p>
          </table:table-cell>
          <table:table-cell office:value-type="float" office:value="3.226815" calcext:value-type="float">
            <text:p>3.226815</text:p>
          </table:table-cell>
          <table:table-cell office:value-type="float" office:value="3.288076" calcext:value-type="float">
            <text:p>3.288076</text:p>
          </table:table-cell>
          <table:table-cell office:value-type="float" office:value="3.60622" calcext:value-type="float">
            <text:p>3.60622</text:p>
          </table:table-cell>
          <table:table-cell office:value-type="float" office:value="4.17913" calcext:value-type="float">
            <text:p>4.17913</text:p>
          </table:table-cell>
          <table:table-cell office:value-type="float" office:value="2.826426" calcext:value-type="float">
            <text:p>2.826426</text:p>
          </table:table-cell>
          <table:table-cell office:value-type="float" office:value="4.016031" calcext:value-type="float">
            <text:p>4.016031</text:p>
          </table:table-cell>
          <table:table-cell office:value-type="float" office:value="2.881507" calcext:value-type="float">
            <text:p>2.881507</text:p>
          </table:table-cell>
          <table:table-cell office:value-type="float" office:value="3.634283" calcext:value-type="float">
            <text:p>3.634283</text:p>
          </table:table-cell>
        </table:table-row>
        <table:table-row table:style-name="ro1">
          <table:table-cell office:value-type="float" office:value="3.617086" calcext:value-type="float">
            <text:p>3.617086</text:p>
          </table:table-cell>
          <table:table-cell office:value-type="float" office:value="4.389324" calcext:value-type="float">
            <text:p>4.389324</text:p>
          </table:table-cell>
          <table:table-cell office:value-type="float" office:value="4.786535" calcext:value-type="float">
            <text:p>4.786535</text:p>
          </table:table-cell>
          <table:table-cell office:value-type="float" office:value="4.402564" calcext:value-type="float">
            <text:p>4.402564</text:p>
          </table:table-cell>
          <table:table-cell office:value-type="float" office:value="4.123288" calcext:value-type="float">
            <text:p>4.123288</text:p>
          </table:table-cell>
          <table:table-cell office:value-type="float" office:value="4.346172" calcext:value-type="float">
            <text:p>4.346172</text:p>
          </table:table-cell>
          <table:table-cell office:value-type="float" office:value="3.35859" calcext:value-type="float">
            <text:p>3.35859</text:p>
          </table:table-cell>
          <table:table-cell office:value-type="float" office:value="4.222034" calcext:value-type="float">
            <text:p>4.222034</text:p>
          </table:table-cell>
          <table:table-cell office:value-type="float" office:value="3.888501" calcext:value-type="float">
            <text:p>3.888501</text:p>
          </table:table-cell>
          <table:table-cell office:value-type="float" office:value="5.033048" calcext:value-type="float">
            <text:p>5.033048</text:p>
          </table:table-cell>
          <table:table-cell office:value-type="float" office:value="4.368638" calcext:value-type="float">
            <text:p>4.368638</text:p>
          </table:table-cell>
          <table:table-cell office:value-type="float" office:value="5.213239" calcext:value-type="float">
            <text:p>5.213239</text:p>
          </table:table-cell>
          <table:table-cell office:value-type="float" office:value="5.688441" calcext:value-type="float">
            <text:p>5.688441</text:p>
          </table:table-cell>
          <table:table-cell office:value-type="float" office:value="4.131966" calcext:value-type="float">
            <text:p>4.131966</text:p>
          </table:table-cell>
          <table:table-cell office:value-type="float" office:value="4.564555" calcext:value-type="float">
            <text:p>4.564555</text:p>
          </table:table-cell>
          <table:table-cell office:value-type="float" office:value="3.737472" calcext:value-type="float">
            <text:p>3.737472</text:p>
          </table:table-cell>
          <table:table-cell office:value-type="float" office:value="5.20895" calcext:value-type="float">
            <text:p>5.20895</text:p>
          </table:table-cell>
          <table:table-cell office:value-type="float" office:value="4.947208" calcext:value-type="float">
            <text:p>4.947208</text:p>
          </table:table-cell>
          <table:table-cell office:value-type="float" office:value="4.563707" calcext:value-type="float">
            <text:p>4.563707</text:p>
          </table:table-cell>
          <table:table-cell office:value-type="float" office:value="2.984585" calcext:value-type="float">
            <text:p>2.984585</text:p>
          </table:table-cell>
          <table:table-cell office:value-type="float" office:value="3.211532" calcext:value-type="float">
            <text:p>3.211532</text:p>
          </table:table-cell>
          <table:table-cell office:value-type="float" office:value="3.038856" calcext:value-type="float">
            <text:p>3.038856</text:p>
          </table:table-cell>
          <table:table-cell office:value-type="float" office:value="4.425301" calcext:value-type="float">
            <text:p>4.425301</text:p>
          </table:table-cell>
          <table:table-cell office:value-type="float" office:value="3.559118" calcext:value-type="float">
            <text:p>3.559118</text:p>
          </table:table-cell>
          <table:table-cell office:value-type="float" office:value="2.117928" calcext:value-type="float">
            <text:p>2.117928</text:p>
          </table:table-cell>
          <table:table-cell office:value-type="float" office:value="3.482794" calcext:value-type="float">
            <text:p>3.482794</text:p>
          </table:table-cell>
          <table:table-cell office:value-type="float" office:value="3.205572" calcext:value-type="float">
            <text:p>3.205572</text:p>
          </table:table-cell>
          <table:table-cell office:value-type="float" office:value="3.940031" calcext:value-type="float">
            <text:p>3.940031</text:p>
          </table:table-cell>
          <table:table-cell office:value-type="float" office:value="3.751996" calcext:value-type="float">
            <text:p>3.751996</text:p>
          </table:table-cell>
          <table:table-cell office:value-type="float" office:value="3.271168" calcext:value-type="float">
            <text:p>3.271168</text:p>
          </table:table-cell>
          <table:table-cell office:value-type="float" office:value="3.048209" calcext:value-type="float">
            <text:p>3.048209</text:p>
          </table:table-cell>
          <table:table-cell office:value-type="float" office:value="3.252097" calcext:value-type="float">
            <text:p>3.252097</text:p>
          </table:table-cell>
          <table:table-cell office:value-type="float" office:value="3.433774" calcext:value-type="float">
            <text:p>3.433774</text:p>
          </table:table-cell>
          <table:table-cell office:value-type="float" office:value="3.888852" calcext:value-type="float">
            <text:p>3.888852</text:p>
          </table:table-cell>
          <table:table-cell office:value-type="float" office:value="2.223802" calcext:value-type="float">
            <text:p>2.223802</text:p>
          </table:table-cell>
          <table:table-cell office:value-type="float" office:value="3.085257" calcext:value-type="float">
            <text:p>3.085257</text:p>
          </table:table-cell>
          <table:table-cell office:value-type="float" office:value="3.414099" calcext:value-type="float">
            <text:p>3.414099</text:p>
          </table:table-cell>
          <table:table-cell office:value-type="float" office:value="4.075516" calcext:value-type="float">
            <text:p>4.075516</text:p>
          </table:table-cell>
          <table:table-cell office:value-type="float" office:value="2.571387" calcext:value-type="float">
            <text:p>2.571387</text:p>
          </table:table-cell>
          <table:table-cell office:value-type="float" office:value="2.377014" calcext:value-type="float">
            <text:p>2.377014</text:p>
          </table:table-cell>
        </table:table-row>
        <table:table-row table:style-name="ro1">
          <table:table-cell office:value-type="float" office:value="4.891589" calcext:value-type="float">
            <text:p>4.891589</text:p>
          </table:table-cell>
          <table:table-cell office:value-type="float" office:value="3.91884" calcext:value-type="float">
            <text:p>3.91884</text:p>
          </table:table-cell>
          <table:table-cell office:value-type="float" office:value="4.43424" calcext:value-type="float">
            <text:p>4.43424</text:p>
          </table:table-cell>
          <table:table-cell office:value-type="float" office:value="4.267525" calcext:value-type="float">
            <text:p>4.267525</text:p>
          </table:table-cell>
          <table:table-cell office:value-type="float" office:value="3.817213" calcext:value-type="float">
            <text:p>3.817213</text:p>
          </table:table-cell>
          <table:table-cell office:value-type="float" office:value="4.268749" calcext:value-type="float">
            <text:p>4.268749</text:p>
          </table:table-cell>
          <table:table-cell office:value-type="float" office:value="4.643414" calcext:value-type="float">
            <text:p>4.643414</text:p>
          </table:table-cell>
          <table:table-cell office:value-type="float" office:value="4.537081" calcext:value-type="float">
            <text:p>4.537081</text:p>
          </table:table-cell>
          <table:table-cell office:value-type="float" office:value="3.95508" calcext:value-type="float">
            <text:p>3.95508</text:p>
          </table:table-cell>
          <table:table-cell office:value-type="float" office:value="4.359602" calcext:value-type="float">
            <text:p>4.359602</text:p>
          </table:table-cell>
          <table:table-cell office:value-type="float" office:value="3.952396" calcext:value-type="float">
            <text:p>3.952396</text:p>
          </table:table-cell>
          <table:table-cell office:value-type="float" office:value="4.876936" calcext:value-type="float">
            <text:p>4.876936</text:p>
          </table:table-cell>
          <table:table-cell office:value-type="float" office:value="5.201183" calcext:value-type="float">
            <text:p>5.201183</text:p>
          </table:table-cell>
          <table:table-cell office:value-type="float" office:value="5.064176" calcext:value-type="float">
            <text:p>5.064176</text:p>
          </table:table-cell>
          <table:table-cell office:value-type="float" office:value="3.583648" calcext:value-type="float">
            <text:p>3.583648</text:p>
          </table:table-cell>
          <table:table-cell office:value-type="float" office:value="3.90688" calcext:value-type="float">
            <text:p>3.90688</text:p>
          </table:table-cell>
          <table:table-cell office:value-type="float" office:value="4.192082" calcext:value-type="float">
            <text:p>4.192082</text:p>
          </table:table-cell>
          <table:table-cell office:value-type="float" office:value="5.227909" calcext:value-type="float">
            <text:p>5.227909</text:p>
          </table:table-cell>
          <table:table-cell office:value-type="float" office:value="3.440824" calcext:value-type="float">
            <text:p>3.440824</text:p>
          </table:table-cell>
          <table:table-cell office:value-type="float" office:value="4.263831" calcext:value-type="float">
            <text:p>4.263831</text:p>
          </table:table-cell>
          <table:table-cell office:value-type="float" office:value="3.017042" calcext:value-type="float">
            <text:p>3.017042</text:p>
          </table:table-cell>
          <table:table-cell office:value-type="float" office:value="2.882369" calcext:value-type="float">
            <text:p>2.882369</text:p>
          </table:table-cell>
          <table:table-cell office:value-type="float" office:value="3.763545" calcext:value-type="float">
            <text:p>3.763545</text:p>
          </table:table-cell>
          <table:table-cell office:value-type="float" office:value="3.078218" calcext:value-type="float">
            <text:p>3.078218</text:p>
          </table:table-cell>
          <table:table-cell office:value-type="float" office:value="2.470693" calcext:value-type="float">
            <text:p>2.470693</text:p>
          </table:table-cell>
          <table:table-cell office:value-type="float" office:value="3.074948" calcext:value-type="float">
            <text:p>3.074948</text:p>
          </table:table-cell>
          <table:table-cell office:value-type="float" office:value="2.749173" calcext:value-type="float">
            <text:p>2.749173</text:p>
          </table:table-cell>
          <table:table-cell office:value-type="float" office:value="3.129578" calcext:value-type="float">
            <text:p>3.129578</text:p>
          </table:table-cell>
          <table:table-cell office:value-type="float" office:value="2.993816" calcext:value-type="float">
            <text:p>2.993816</text:p>
          </table:table-cell>
          <table:table-cell office:value-type="float" office:value="3.879997" calcext:value-type="float">
            <text:p>3.879997</text:p>
          </table:table-cell>
          <table:table-cell office:value-type="float" office:value="2.670121" calcext:value-type="float">
            <text:p>2.670121</text:p>
          </table:table-cell>
          <table:table-cell office:value-type="float" office:value="3.454373" calcext:value-type="float">
            <text:p>3.454373</text:p>
          </table:table-cell>
          <table:table-cell office:value-type="float" office:value="3.559536" calcext:value-type="float">
            <text:p>3.559536</text:p>
          </table:table-cell>
          <table:table-cell office:value-type="float" office:value="3.302129" calcext:value-type="float">
            <text:p>3.302129</text:p>
          </table:table-cell>
          <table:table-cell office:value-type="float" office:value="3.762003" calcext:value-type="float">
            <text:p>3.762003</text:p>
          </table:table-cell>
          <table:table-cell office:value-type="float" office:value="3.204186" calcext:value-type="float">
            <text:p>3.204186</text:p>
          </table:table-cell>
          <table:table-cell office:value-type="float" office:value="3.50046" calcext:value-type="float">
            <text:p>3.50046</text:p>
          </table:table-cell>
          <table:table-cell office:value-type="float" office:value="3.200237" calcext:value-type="float">
            <text:p>3.200237</text:p>
          </table:table-cell>
          <table:table-cell office:value-type="float" office:value="2.353457" calcext:value-type="float">
            <text:p>2.353457</text:p>
          </table:table-cell>
          <table:table-cell office:value-type="float" office:value="2.770244" calcext:value-type="float">
            <text:p>2.770244</text:p>
          </table:table-cell>
        </table:table-row>
        <table:table-row table:style-name="ro1">
          <table:table-cell office:value-type="float" office:value="4.11897" calcext:value-type="float">
            <text:p>4.11897</text:p>
          </table:table-cell>
          <table:table-cell office:value-type="float" office:value="4.465695" calcext:value-type="float">
            <text:p>4.465695</text:p>
          </table:table-cell>
          <table:table-cell office:value-type="float" office:value="3.22286" calcext:value-type="float">
            <text:p>3.22286</text:p>
          </table:table-cell>
          <table:table-cell office:value-type="float" office:value="3.937794" calcext:value-type="float">
            <text:p>3.937794</text:p>
          </table:table-cell>
          <table:table-cell office:value-type="float" office:value="3.790836" calcext:value-type="float">
            <text:p>3.790836</text:p>
          </table:table-cell>
          <table:table-cell office:value-type="float" office:value="3.477157" calcext:value-type="float">
            <text:p>3.477157</text:p>
          </table:table-cell>
          <table:table-cell office:value-type="float" office:value="3.732786" calcext:value-type="float">
            <text:p>3.732786</text:p>
          </table:table-cell>
          <table:table-cell office:value-type="float" office:value="4.553561" calcext:value-type="float">
            <text:p>4.553561</text:p>
          </table:table-cell>
          <table:table-cell office:value-type="float" office:value="3.134799" calcext:value-type="float">
            <text:p>3.134799</text:p>
          </table:table-cell>
          <table:table-cell office:value-type="float" office:value="3.614934" calcext:value-type="float">
            <text:p>3.614934</text:p>
          </table:table-cell>
          <table:table-cell office:value-type="float" office:value="4.074564" calcext:value-type="float">
            <text:p>4.074564</text:p>
          </table:table-cell>
          <table:table-cell office:value-type="float" office:value="3.569321" calcext:value-type="float">
            <text:p>3.569321</text:p>
          </table:table-cell>
          <table:table-cell office:value-type="float" office:value="5.228646" calcext:value-type="float">
            <text:p>5.228646</text:p>
          </table:table-cell>
          <table:table-cell office:value-type="float" office:value="5.056583" calcext:value-type="float">
            <text:p>5.056583</text:p>
          </table:table-cell>
          <table:table-cell office:value-type="float" office:value="4.578931" calcext:value-type="float">
            <text:p>4.578931</text:p>
          </table:table-cell>
          <table:table-cell office:value-type="float" office:value="3.911088" calcext:value-type="float">
            <text:p>3.911088</text:p>
          </table:table-cell>
          <table:table-cell office:value-type="float" office:value="3.958936" calcext:value-type="float">
            <text:p>3.958936</text:p>
          </table:table-cell>
          <table:table-cell office:value-type="float" office:value="4.322872" calcext:value-type="float">
            <text:p>4.322872</text:p>
          </table:table-cell>
          <table:table-cell office:value-type="float" office:value="3.639893" calcext:value-type="float">
            <text:p>3.639893</text:p>
          </table:table-cell>
          <table:table-cell office:value-type="float" office:value="4.449876" calcext:value-type="float">
            <text:p>4.449876</text:p>
          </table:table-cell>
          <table:table-cell office:value-type="float" office:value="2.914184" calcext:value-type="float">
            <text:p>2.914184</text:p>
          </table:table-cell>
          <table:table-cell office:value-type="float" office:value="3.081194" calcext:value-type="float">
            <text:p>3.081194</text:p>
          </table:table-cell>
          <table:table-cell office:value-type="float" office:value="3.206519" calcext:value-type="float">
            <text:p>3.206519</text:p>
          </table:table-cell>
          <table:table-cell office:value-type="float" office:value="3.009672" calcext:value-type="float">
            <text:p>3.009672</text:p>
          </table:table-cell>
          <table:table-cell office:value-type="float" office:value="3.426698" calcext:value-type="float">
            <text:p>3.426698</text:p>
          </table:table-cell>
          <table:table-cell office:value-type="float" office:value="3.011235" calcext:value-type="float">
            <text:p>3.011235</text:p>
          </table:table-cell>
          <table:table-cell office:value-type="float" office:value="3.089676" calcext:value-type="float">
            <text:p>3.089676</text:p>
          </table:table-cell>
          <table:table-cell office:value-type="float" office:value="3.058615" calcext:value-type="float">
            <text:p>3.058615</text:p>
          </table:table-cell>
          <table:table-cell office:value-type="float" office:value="2.81912" calcext:value-type="float">
            <text:p>2.81912</text:p>
          </table:table-cell>
          <table:table-cell office:value-type="float" office:value="2.895716" calcext:value-type="float">
            <text:p>2.895716</text:p>
          </table:table-cell>
          <table:table-cell office:value-type="float" office:value="3.158658" calcext:value-type="float">
            <text:p>3.158658</text:p>
          </table:table-cell>
          <table:table-cell office:value-type="float" office:value="3.13534" calcext:value-type="float">
            <text:p>3.13534</text:p>
          </table:table-cell>
          <table:table-cell office:value-type="float" office:value="3.094198" calcext:value-type="float">
            <text:p>3.094198</text:p>
          </table:table-cell>
          <table:table-cell office:value-type="float" office:value="3.547007" calcext:value-type="float">
            <text:p>3.547007</text:p>
          </table:table-cell>
          <table:table-cell office:value-type="float" office:value="3.525019" calcext:value-type="float">
            <text:p>3.525019</text:p>
          </table:table-cell>
          <table:table-cell office:value-type="float" office:value="2.8965" calcext:value-type="float">
            <text:p>2.8965</text:p>
          </table:table-cell>
          <table:table-cell office:value-type="float" office:value="2.893292" calcext:value-type="float">
            <text:p>2.893292</text:p>
          </table:table-cell>
          <table:table-cell office:value-type="float" office:value="1.867583" calcext:value-type="float">
            <text:p>1.867583</text:p>
          </table:table-cell>
          <table:table-cell office:value-type="float" office:value="1.946122" calcext:value-type="float">
            <text:p>1.946122</text:p>
          </table:table-cell>
          <table:table-cell office:value-type="float" office:value="3.098658" calcext:value-type="float">
            <text:p>3.098658</text:p>
          </table:table-cell>
        </table:table-row>
        <table:table-row table:style-name="ro1">
          <table:table-cell office:value-type="float" office:value="4.76029" calcext:value-type="float">
            <text:p>4.76029</text:p>
          </table:table-cell>
          <table:table-cell office:value-type="float" office:value="3.900609" calcext:value-type="float">
            <text:p>3.900609</text:p>
          </table:table-cell>
          <table:table-cell office:value-type="float" office:value="3.750338" calcext:value-type="float">
            <text:p>3.750338</text:p>
          </table:table-cell>
          <table:table-cell office:value-type="float" office:value="5.458876" calcext:value-type="float">
            <text:p>5.458876</text:p>
          </table:table-cell>
          <table:table-cell office:value-type="float" office:value="3.399023" calcext:value-type="float">
            <text:p>3.399023</text:p>
          </table:table-cell>
          <table:table-cell office:value-type="float" office:value="4.360627" calcext:value-type="float">
            <text:p>4.360627</text:p>
          </table:table-cell>
          <table:table-cell office:value-type="float" office:value="3.854337" calcext:value-type="float">
            <text:p>3.854337</text:p>
          </table:table-cell>
          <table:table-cell office:value-type="float" office:value="3.847539" calcext:value-type="float">
            <text:p>3.847539</text:p>
          </table:table-cell>
          <table:table-cell office:value-type="float" office:value="2.984489" calcext:value-type="float">
            <text:p>2.984489</text:p>
          </table:table-cell>
          <table:table-cell office:value-type="float" office:value="4.358082" calcext:value-type="float">
            <text:p>4.358082</text:p>
          </table:table-cell>
          <table:table-cell office:value-type="float" office:value="4.572589" calcext:value-type="float">
            <text:p>4.572589</text:p>
          </table:table-cell>
          <table:table-cell office:value-type="float" office:value="4.485153" calcext:value-type="float">
            <text:p>4.485153</text:p>
          </table:table-cell>
          <table:table-cell office:value-type="float" office:value="4.139678" calcext:value-type="float">
            <text:p>4.139678</text:p>
          </table:table-cell>
          <table:table-cell office:value-type="float" office:value="3.980435" calcext:value-type="float">
            <text:p>3.980435</text:p>
          </table:table-cell>
          <table:table-cell office:value-type="float" office:value="3.010627" calcext:value-type="float">
            <text:p>3.010627</text:p>
          </table:table-cell>
          <table:table-cell office:value-type="float" office:value="3.725629" calcext:value-type="float">
            <text:p>3.725629</text:p>
          </table:table-cell>
          <table:table-cell office:value-type="float" office:value="3.988848" calcext:value-type="float">
            <text:p>3.988848</text:p>
          </table:table-cell>
          <table:table-cell office:value-type="float" office:value="3.713496" calcext:value-type="float">
            <text:p>3.713496</text:p>
          </table:table-cell>
          <table:table-cell office:value-type="float" office:value="3.344509" calcext:value-type="float">
            <text:p>3.344509</text:p>
          </table:table-cell>
          <table:table-cell office:value-type="float" office:value="4.590814" calcext:value-type="float">
            <text:p>4.590814</text:p>
          </table:table-cell>
          <table:table-cell office:value-type="float" office:value="3.316091" calcext:value-type="float">
            <text:p>3.316091</text:p>
          </table:table-cell>
          <table:table-cell office:value-type="float" office:value="3.392427" calcext:value-type="float">
            <text:p>3.392427</text:p>
          </table:table-cell>
          <table:table-cell office:value-type="float" office:value="2.79543" calcext:value-type="float">
            <text:p>2.79543</text:p>
          </table:table-cell>
          <table:table-cell office:value-type="float" office:value="2.632765" calcext:value-type="float">
            <text:p>2.632765</text:p>
          </table:table-cell>
          <table:table-cell office:value-type="float" office:value="3.657687" calcext:value-type="float">
            <text:p>3.657687</text:p>
          </table:table-cell>
          <table:table-cell office:value-type="float" office:value="2.270527" calcext:value-type="float">
            <text:p>2.270527</text:p>
          </table:table-cell>
          <table:table-cell office:value-type="float" office:value="3.358324" calcext:value-type="float">
            <text:p>3.358324</text:p>
          </table:table-cell>
          <table:table-cell office:value-type="float" office:value="3.048019" calcext:value-type="float">
            <text:p>3.048019</text:p>
          </table:table-cell>
          <table:table-cell office:value-type="float" office:value="2.621491" calcext:value-type="float">
            <text:p>2.621491</text:p>
          </table:table-cell>
          <table:table-cell office:value-type="float" office:value="3.087741" calcext:value-type="float">
            <text:p>3.087741</text:p>
          </table:table-cell>
          <table:table-cell office:value-type="float" office:value="4.099409" calcext:value-type="float">
            <text:p>4.099409</text:p>
          </table:table-cell>
          <table:table-cell office:value-type="float" office:value="3.220763" calcext:value-type="float">
            <text:p>3.220763</text:p>
          </table:table-cell>
          <table:table-cell office:value-type="float" office:value="3.780603" calcext:value-type="float">
            <text:p>3.780603</text:p>
          </table:table-cell>
          <table:table-cell office:value-type="float" office:value="3.434098" calcext:value-type="float">
            <text:p>3.434098</text:p>
          </table:table-cell>
          <table:table-cell office:value-type="float" office:value="3.177327" calcext:value-type="float">
            <text:p>3.177327</text:p>
          </table:table-cell>
          <table:table-cell office:value-type="float" office:value="2.962085" calcext:value-type="float">
            <text:p>2.962085</text:p>
          </table:table-cell>
          <table:table-cell office:value-type="float" office:value="3.992371" calcext:value-type="float">
            <text:p>3.992371</text:p>
          </table:table-cell>
          <table:table-cell office:value-type="float" office:value="2.803541" calcext:value-type="float">
            <text:p>2.803541</text:p>
          </table:table-cell>
          <table:table-cell office:value-type="float" office:value="2.565378" calcext:value-type="float">
            <text:p>2.565378</text:p>
          </table:table-cell>
          <table:table-cell office:value-type="float" office:value="2.407578" calcext:value-type="float">
            <text:p>2.407578</text:p>
          </table:table-cell>
        </table:table-row>
        <table:table-row table:style-name="ro1">
          <table:table-cell office:value-type="float" office:value="4.645985" calcext:value-type="float">
            <text:p>4.645985</text:p>
          </table:table-cell>
          <table:table-cell office:value-type="float" office:value="3.55054" calcext:value-type="float">
            <text:p>3.55054</text:p>
          </table:table-cell>
          <table:table-cell office:value-type="float" office:value="4.274821" calcext:value-type="float">
            <text:p>4.274821</text:p>
          </table:table-cell>
          <table:table-cell office:value-type="float" office:value="4.060606" calcext:value-type="float">
            <text:p>4.060606</text:p>
          </table:table-cell>
          <table:table-cell office:value-type="float" office:value="3.412028" calcext:value-type="float">
            <text:p>3.412028</text:p>
          </table:table-cell>
          <table:table-cell office:value-type="float" office:value="3.690813" calcext:value-type="float">
            <text:p>3.690813</text:p>
          </table:table-cell>
          <table:table-cell office:value-type="float" office:value="3.795904" calcext:value-type="float">
            <text:p>3.795904</text:p>
          </table:table-cell>
          <table:table-cell office:value-type="float" office:value="4.597203" calcext:value-type="float">
            <text:p>4.597203</text:p>
          </table:table-cell>
          <table:table-cell office:value-type="float" office:value="3.243949" calcext:value-type="float">
            <text:p>3.243949</text:p>
          </table:table-cell>
          <table:table-cell office:value-type="float" office:value="4.010816" calcext:value-type="float">
            <text:p>4.010816</text:p>
          </table:table-cell>
          <table:table-cell office:value-type="float" office:value="2.912049" calcext:value-type="float">
            <text:p>2.912049</text:p>
          </table:table-cell>
          <table:table-cell office:value-type="float" office:value="4.284046" calcext:value-type="float">
            <text:p>4.284046</text:p>
          </table:table-cell>
          <table:table-cell office:value-type="float" office:value="4.070322" calcext:value-type="float">
            <text:p>4.070322</text:p>
          </table:table-cell>
          <table:table-cell office:value-type="float" office:value="3.865818" calcext:value-type="float">
            <text:p>3.865818</text:p>
          </table:table-cell>
          <table:table-cell office:value-type="float" office:value="3.773407" calcext:value-type="float">
            <text:p>3.773407</text:p>
          </table:table-cell>
          <table:table-cell office:value-type="float" office:value="4.358174" calcext:value-type="float">
            <text:p>4.358174</text:p>
          </table:table-cell>
          <table:table-cell office:value-type="float" office:value="3.751112" calcext:value-type="float">
            <text:p>3.751112</text:p>
          </table:table-cell>
          <table:table-cell office:value-type="float" office:value="3.573705" calcext:value-type="float">
            <text:p>3.573705</text:p>
          </table:table-cell>
          <table:table-cell office:value-type="float" office:value="3.253547" calcext:value-type="float">
            <text:p>3.253547</text:p>
          </table:table-cell>
          <table:table-cell office:value-type="float" office:value="4.198364" calcext:value-type="float">
            <text:p>4.198364</text:p>
          </table:table-cell>
          <table:table-cell office:value-type="float" office:value="3.502175" calcext:value-type="float">
            <text:p>3.502175</text:p>
          </table:table-cell>
          <table:table-cell office:value-type="float" office:value="2.942599" calcext:value-type="float">
            <text:p>2.942599</text:p>
          </table:table-cell>
          <table:table-cell office:value-type="float" office:value="2.940436" calcext:value-type="float">
            <text:p>2.940436</text:p>
          </table:table-cell>
          <table:table-cell office:value-type="float" office:value="2.851201" calcext:value-type="float">
            <text:p>2.851201</text:p>
          </table:table-cell>
          <table:table-cell office:value-type="float" office:value="3.063265" calcext:value-type="float">
            <text:p>3.063265</text:p>
          </table:table-cell>
          <table:table-cell office:value-type="float" office:value="2.158609" calcext:value-type="float">
            <text:p>2.158609</text:p>
          </table:table-cell>
          <table:table-cell office:value-type="float" office:value="2.825476" calcext:value-type="float">
            <text:p>2.825476</text:p>
          </table:table-cell>
          <table:table-cell office:value-type="float" office:value="3.167424" calcext:value-type="float">
            <text:p>3.167424</text:p>
          </table:table-cell>
          <table:table-cell office:value-type="float" office:value="1.987033" calcext:value-type="float">
            <text:p>1.987033</text:p>
          </table:table-cell>
          <table:table-cell office:value-type="float" office:value="3.157969" calcext:value-type="float">
            <text:p>3.157969</text:p>
          </table:table-cell>
          <table:table-cell office:value-type="float" office:value="3.894993" calcext:value-type="float">
            <text:p>3.894993</text:p>
          </table:table-cell>
          <table:table-cell office:value-type="float" office:value="2.972399" calcext:value-type="float">
            <text:p>2.972399</text:p>
          </table:table-cell>
          <table:table-cell office:value-type="float" office:value="2.922004" calcext:value-type="float">
            <text:p>2.922004</text:p>
          </table:table-cell>
          <table:table-cell office:value-type="float" office:value="3.026651" calcext:value-type="float">
            <text:p>3.026651</text:p>
          </table:table-cell>
          <table:table-cell office:value-type="float" office:value="2.779122" calcext:value-type="float">
            <text:p>2.779122</text:p>
          </table:table-cell>
          <table:table-cell office:value-type="float" office:value="2.125" calcext:value-type="float">
            <text:p>2.125</text:p>
          </table:table-cell>
          <table:table-cell office:value-type="float" office:value="2.579411" calcext:value-type="float">
            <text:p>2.579411</text:p>
          </table:table-cell>
          <table:table-cell office:value-type="float" office:value="2.837029" calcext:value-type="float">
            <text:p>2.837029</text:p>
          </table:table-cell>
          <table:table-cell office:value-type="float" office:value="3.082754" calcext:value-type="float">
            <text:p>3.082754</text:p>
          </table:table-cell>
          <table:table-cell office:value-type="float" office:value="2.410896" calcext:value-type="float">
            <text:p>2.410896</text:p>
          </table:table-cell>
        </table:table-row>
        <table:table-row table:style-name="ro1">
          <table:table-cell office:value-type="float" office:value="3.355956" calcext:value-type="float">
            <text:p>3.355956</text:p>
          </table:table-cell>
          <table:table-cell office:value-type="float" office:value="3.650322" calcext:value-type="float">
            <text:p>3.650322</text:p>
          </table:table-cell>
          <table:table-cell office:value-type="float" office:value="3.513707" calcext:value-type="float">
            <text:p>3.513707</text:p>
          </table:table-cell>
          <table:table-cell office:value-type="float" office:value="3.603021" calcext:value-type="float">
            <text:p>3.603021</text:p>
          </table:table-cell>
          <table:table-cell office:value-type="float" office:value="3.300245" calcext:value-type="float">
            <text:p>3.300245</text:p>
          </table:table-cell>
          <table:table-cell office:value-type="float" office:value="3.683067" calcext:value-type="float">
            <text:p>3.683067</text:p>
          </table:table-cell>
          <table:table-cell office:value-type="float" office:value="3.518043" calcext:value-type="float">
            <text:p>3.518043</text:p>
          </table:table-cell>
          <table:table-cell office:value-type="float" office:value="5.126326" calcext:value-type="float">
            <text:p>5.126326</text:p>
          </table:table-cell>
          <table:table-cell office:value-type="float" office:value="3.861124" calcext:value-type="float">
            <text:p>3.861124</text:p>
          </table:table-cell>
          <table:table-cell office:value-type="float" office:value="3.78083" calcext:value-type="float">
            <text:p>3.78083</text:p>
          </table:table-cell>
          <table:table-cell office:value-type="float" office:value="3.301197" calcext:value-type="float">
            <text:p>3.301197</text:p>
          </table:table-cell>
          <table:table-cell office:value-type="float" office:value="4.140061" calcext:value-type="float">
            <text:p>4.140061</text:p>
          </table:table-cell>
          <table:table-cell office:value-type="float" office:value="4.335268" calcext:value-type="float">
            <text:p>4.335268</text:p>
          </table:table-cell>
          <table:table-cell office:value-type="float" office:value="3.964736" calcext:value-type="float">
            <text:p>3.964736</text:p>
          </table:table-cell>
          <table:table-cell office:value-type="float" office:value="4.253401" calcext:value-type="float">
            <text:p>4.253401</text:p>
          </table:table-cell>
          <table:table-cell office:value-type="float" office:value="3.840266" calcext:value-type="float">
            <text:p>3.840266</text:p>
          </table:table-cell>
          <table:table-cell office:value-type="float" office:value="3.547515" calcext:value-type="float">
            <text:p>3.547515</text:p>
          </table:table-cell>
          <table:table-cell office:value-type="float" office:value="4.168975" calcext:value-type="float">
            <text:p>4.168975</text:p>
          </table:table-cell>
          <table:table-cell office:value-type="float" office:value="3.188503" calcext:value-type="float">
            <text:p>3.188503</text:p>
          </table:table-cell>
          <table:table-cell office:value-type="float" office:value="3.993972" calcext:value-type="float">
            <text:p>3.993972</text:p>
          </table:table-cell>
          <table:table-cell office:value-type="float" office:value="2.270766" calcext:value-type="float">
            <text:p>2.270766</text:p>
          </table:table-cell>
          <table:table-cell office:value-type="float" office:value="2.59088" calcext:value-type="float">
            <text:p>2.59088</text:p>
          </table:table-cell>
          <table:table-cell office:value-type="float" office:value="2.902575" calcext:value-type="float">
            <text:p>2.902575</text:p>
          </table:table-cell>
          <table:table-cell office:value-type="float" office:value="2.296766" calcext:value-type="float">
            <text:p>2.296766</text:p>
          </table:table-cell>
          <table:table-cell office:value-type="float" office:value="2.820853" calcext:value-type="float">
            <text:p>2.820853</text:p>
          </table:table-cell>
          <table:table-cell office:value-type="float" office:value="2.581782" calcext:value-type="float">
            <text:p>2.581782</text:p>
          </table:table-cell>
          <table:table-cell office:value-type="float" office:value="2.770365" calcext:value-type="float">
            <text:p>2.770365</text:p>
          </table:table-cell>
          <table:table-cell office:value-type="float" office:value="3.291279" calcext:value-type="float">
            <text:p>3.291279</text:p>
          </table:table-cell>
          <table:table-cell office:value-type="float" office:value="1.543818" calcext:value-type="float">
            <text:p>1.543818</text:p>
          </table:table-cell>
          <table:table-cell office:value-type="float" office:value="2.316233" calcext:value-type="float">
            <text:p>2.316233</text:p>
          </table:table-cell>
          <table:table-cell office:value-type="float" office:value="2.825348" calcext:value-type="float">
            <text:p>2.825348</text:p>
          </table:table-cell>
          <table:table-cell office:value-type="float" office:value="2.773856" calcext:value-type="float">
            <text:p>2.773856</text:p>
          </table:table-cell>
          <table:table-cell office:value-type="float" office:value="3.194169" calcext:value-type="float">
            <text:p>3.194169</text:p>
          </table:table-cell>
          <table:table-cell office:value-type="float" office:value="2.762559" calcext:value-type="float">
            <text:p>2.762559</text:p>
          </table:table-cell>
          <table:table-cell office:value-type="float" office:value="2.523853" calcext:value-type="float">
            <text:p>2.523853</text:p>
          </table:table-cell>
          <table:table-cell office:value-type="float" office:value="3.223258" calcext:value-type="float">
            <text:p>3.223258</text:p>
          </table:table-cell>
          <table:table-cell office:value-type="float" office:value="3.287412" calcext:value-type="float">
            <text:p>3.287412</text:p>
          </table:table-cell>
          <table:table-cell office:value-type="float" office:value="3.134452" calcext:value-type="float">
            <text:p>3.134452</text:p>
          </table:table-cell>
          <table:table-cell office:value-type="float" office:value="3.014311" calcext:value-type="float">
            <text:p>3.014311</text:p>
          </table:table-cell>
          <table:table-cell office:value-type="float" office:value="2.423812" calcext:value-type="float">
            <text:p>2.423812</text:p>
          </table:table-cell>
        </table:table-row>
        <table:table-row table:style-name="ro1">
          <table:table-cell office:value-type="float" office:value="3.063434" calcext:value-type="float">
            <text:p>3.063434</text:p>
          </table:table-cell>
          <table:table-cell office:value-type="float" office:value="3.165773" calcext:value-type="float">
            <text:p>3.165773</text:p>
          </table:table-cell>
          <table:table-cell office:value-type="float" office:value="3.070965" calcext:value-type="float">
            <text:p>3.070965</text:p>
          </table:table-cell>
          <table:table-cell office:value-type="float" office:value="3.773643" calcext:value-type="float">
            <text:p>3.773643</text:p>
          </table:table-cell>
          <table:table-cell office:value-type="float" office:value="2.079102" calcext:value-type="float">
            <text:p>2.079102</text:p>
          </table:table-cell>
          <table:table-cell office:value-type="float" office:value="3.999163" calcext:value-type="float">
            <text:p>3.999163</text:p>
          </table:table-cell>
          <table:table-cell office:value-type="float" office:value="3.625417" calcext:value-type="float">
            <text:p>3.625417</text:p>
          </table:table-cell>
          <table:table-cell office:value-type="float" office:value="4.610887" calcext:value-type="float">
            <text:p>4.610887</text:p>
          </table:table-cell>
          <table:table-cell office:value-type="float" office:value="3.651092" calcext:value-type="float">
            <text:p>3.651092</text:p>
          </table:table-cell>
          <table:table-cell office:value-type="float" office:value="4.237305" calcext:value-type="float">
            <text:p>4.237305</text:p>
          </table:table-cell>
          <table:table-cell office:value-type="float" office:value="3.753422" calcext:value-type="float">
            <text:p>3.753422</text:p>
          </table:table-cell>
          <table:table-cell office:value-type="float" office:value="3.610071" calcext:value-type="float">
            <text:p>3.610071</text:p>
          </table:table-cell>
          <table:table-cell office:value-type="float" office:value="3.933971" calcext:value-type="float">
            <text:p>3.933971</text:p>
          </table:table-cell>
          <table:table-cell office:value-type="float" office:value="4.2826" calcext:value-type="float">
            <text:p>4.2826</text:p>
          </table:table-cell>
          <table:table-cell office:value-type="float" office:value="3.640874" calcext:value-type="float">
            <text:p>3.640874</text:p>
          </table:table-cell>
          <table:table-cell office:value-type="float" office:value="3.201771" calcext:value-type="float">
            <text:p>3.201771</text:p>
          </table:table-cell>
          <table:table-cell office:value-type="float" office:value="2.879606" calcext:value-type="float">
            <text:p>2.879606</text:p>
          </table:table-cell>
          <table:table-cell office:value-type="float" office:value="3.708483" calcext:value-type="float">
            <text:p>3.708483</text:p>
          </table:table-cell>
          <table:table-cell office:value-type="float" office:value="2.702806" calcext:value-type="float">
            <text:p>2.702806</text:p>
          </table:table-cell>
          <table:table-cell office:value-type="float" office:value="3.920911" calcext:value-type="float">
            <text:p>3.920911</text:p>
          </table:table-cell>
          <table:table-cell office:value-type="float" office:value="2.879527" calcext:value-type="float">
            <text:p>2.879527</text:p>
          </table:table-cell>
          <table:table-cell office:value-type="float" office:value="2.34445" calcext:value-type="float">
            <text:p>2.34445</text:p>
          </table:table-cell>
          <table:table-cell office:value-type="float" office:value="2.401895" calcext:value-type="float">
            <text:p>2.401895</text:p>
          </table:table-cell>
          <table:table-cell office:value-type="float" office:value="2.592214" calcext:value-type="float">
            <text:p>2.592214</text:p>
          </table:table-cell>
          <table:table-cell office:value-type="float" office:value="2.630933" calcext:value-type="float">
            <text:p>2.630933</text:p>
          </table:table-cell>
          <table:table-cell office:value-type="float" office:value="2.737685" calcext:value-type="float">
            <text:p>2.737685</text:p>
          </table:table-cell>
          <table:table-cell office:value-type="float" office:value="2.841209" calcext:value-type="float">
            <text:p>2.841209</text:p>
          </table:table-cell>
          <table:table-cell office:value-type="float" office:value="3.03231" calcext:value-type="float">
            <text:p>3.03231</text:p>
          </table:table-cell>
          <table:table-cell office:value-type="float" office:value="1.713884" calcext:value-type="float">
            <text:p>1.713884</text:p>
          </table:table-cell>
          <table:table-cell office:value-type="float" office:value="2.9069" calcext:value-type="float">
            <text:p>2.9069</text:p>
          </table:table-cell>
          <table:table-cell office:value-type="float" office:value="3.571175" calcext:value-type="float">
            <text:p>3.571175</text:p>
          </table:table-cell>
          <table:table-cell office:value-type="float" office:value="3.132982" calcext:value-type="float">
            <text:p>3.132982</text:p>
          </table:table-cell>
          <table:table-cell office:value-type="float" office:value="2.403792" calcext:value-type="float">
            <text:p>2.403792</text:p>
          </table:table-cell>
          <table:table-cell office:value-type="float" office:value="3.272598" calcext:value-type="float">
            <text:p>3.272598</text:p>
          </table:table-cell>
          <table:table-cell office:value-type="float" office:value="2.507513" calcext:value-type="float">
            <text:p>2.507513</text:p>
          </table:table-cell>
          <table:table-cell office:value-type="float" office:value="2.981341" calcext:value-type="float">
            <text:p>2.981341</text:p>
          </table:table-cell>
          <table:table-cell office:value-type="float" office:value="2.98368" calcext:value-type="float">
            <text:p>2.98368</text:p>
          </table:table-cell>
          <table:table-cell office:value-type="float" office:value="3.088245" calcext:value-type="float">
            <text:p>3.088245</text:p>
          </table:table-cell>
          <table:table-cell office:value-type="float" office:value="2.622463" calcext:value-type="float">
            <text:p>2.622463</text:p>
          </table:table-cell>
          <table:table-cell office:value-type="float" office:value="2.466676" calcext:value-type="float">
            <text:p>2.466676</text:p>
          </table:table-cell>
        </table:table-row>
        <table:table-row table:style-name="ro1">
          <table:table-cell office:value-type="float" office:value="4.30329" calcext:value-type="float">
            <text:p>4.30329</text:p>
          </table:table-cell>
          <table:table-cell office:value-type="float" office:value="3.207466" calcext:value-type="float">
            <text:p>3.207466</text:p>
          </table:table-cell>
          <table:table-cell office:value-type="float" office:value="3.50276" calcext:value-type="float">
            <text:p>3.50276</text:p>
          </table:table-cell>
          <table:table-cell office:value-type="float" office:value="3.964768" calcext:value-type="float">
            <text:p>3.964768</text:p>
          </table:table-cell>
          <table:table-cell office:value-type="float" office:value="2.191148" calcext:value-type="float">
            <text:p>2.191148</text:p>
          </table:table-cell>
          <table:table-cell office:value-type="float" office:value="3.363391" calcext:value-type="float">
            <text:p>3.363391</text:p>
          </table:table-cell>
          <table:table-cell office:value-type="float" office:value="3.301446" calcext:value-type="float">
            <text:p>3.301446</text:p>
          </table:table-cell>
          <table:table-cell office:value-type="float" office:value="3.457866" calcext:value-type="float">
            <text:p>3.457866</text:p>
          </table:table-cell>
          <table:table-cell office:value-type="float" office:value="3.255813" calcext:value-type="float">
            <text:p>3.255813</text:p>
          </table:table-cell>
          <table:table-cell office:value-type="float" office:value="4.424706" calcext:value-type="float">
            <text:p>4.424706</text:p>
          </table:table-cell>
          <table:table-cell office:value-type="float" office:value="3.03349" calcext:value-type="float">
            <text:p>3.03349</text:p>
          </table:table-cell>
          <table:table-cell office:value-type="float" office:value="3.964557" calcext:value-type="float">
            <text:p>3.964557</text:p>
          </table:table-cell>
          <table:table-cell office:value-type="float" office:value="3.448218" calcext:value-type="float">
            <text:p>3.448218</text:p>
          </table:table-cell>
          <table:table-cell office:value-type="float" office:value="3.732545" calcext:value-type="float">
            <text:p>3.732545</text:p>
          </table:table-cell>
          <table:table-cell office:value-type="float" office:value="3.950918" calcext:value-type="float">
            <text:p>3.950918</text:p>
          </table:table-cell>
          <table:table-cell office:value-type="float" office:value="3.39258" calcext:value-type="float">
            <text:p>3.39258</text:p>
          </table:table-cell>
          <table:table-cell office:value-type="float" office:value="3.841595" calcext:value-type="float">
            <text:p>3.841595</text:p>
          </table:table-cell>
          <table:table-cell office:value-type="float" office:value="3.494978" calcext:value-type="float">
            <text:p>3.494978</text:p>
          </table:table-cell>
          <table:table-cell office:value-type="float" office:value="2.824574" calcext:value-type="float">
            <text:p>2.824574</text:p>
          </table:table-cell>
          <table:table-cell office:value-type="float" office:value="4.325363" calcext:value-type="float">
            <text:p>4.325363</text:p>
          </table:table-cell>
          <table:table-cell office:value-type="float" office:value="3.154623" calcext:value-type="float">
            <text:p>3.154623</text:p>
          </table:table-cell>
          <table:table-cell office:value-type="float" office:value="2.525391" calcext:value-type="float">
            <text:p>2.525391</text:p>
          </table:table-cell>
          <table:table-cell office:value-type="float" office:value="2.576834" calcext:value-type="float">
            <text:p>2.576834</text:p>
          </table:table-cell>
          <table:table-cell office:value-type="float" office:value="2.42155" calcext:value-type="float">
            <text:p>2.42155</text:p>
          </table:table-cell>
          <table:table-cell office:value-type="float" office:value="3.569273" calcext:value-type="float">
            <text:p>3.569273</text:p>
          </table:table-cell>
          <table:table-cell office:value-type="float" office:value="2.553162" calcext:value-type="float">
            <text:p>2.553162</text:p>
          </table:table-cell>
          <table:table-cell office:value-type="float" office:value="3.100283" calcext:value-type="float">
            <text:p>3.100283</text:p>
          </table:table-cell>
          <table:table-cell office:value-type="float" office:value="3.407955" calcext:value-type="float">
            <text:p>3.407955</text:p>
          </table:table-cell>
          <table:table-cell office:value-type="float" office:value="1.723" calcext:value-type="float">
            <text:p>1.723</text:p>
          </table:table-cell>
          <table:table-cell office:value-type="float" office:value="2.638768" calcext:value-type="float">
            <text:p>2.638768</text:p>
          </table:table-cell>
          <table:table-cell office:value-type="float" office:value="2.655971" calcext:value-type="float">
            <text:p>2.655971</text:p>
          </table:table-cell>
          <table:table-cell office:value-type="float" office:value="2.715161" calcext:value-type="float">
            <text:p>2.715161</text:p>
          </table:table-cell>
          <table:table-cell office:value-type="float" office:value="3.136011" calcext:value-type="float">
            <text:p>3.136011</text:p>
          </table:table-cell>
          <table:table-cell office:value-type="float" office:value="3.309504" calcext:value-type="float">
            <text:p>3.309504</text:p>
          </table:table-cell>
          <table:table-cell office:value-type="float" office:value="2.628042" calcext:value-type="float">
            <text:p>2.628042</text:p>
          </table:table-cell>
          <table:table-cell office:value-type="float" office:value="2.619072" calcext:value-type="float">
            <text:p>2.619072</text:p>
          </table:table-cell>
          <table:table-cell office:value-type="float" office:value="2.831658" calcext:value-type="float">
            <text:p>2.831658</text:p>
          </table:table-cell>
          <table:table-cell office:value-type="float" office:value="3.839537" calcext:value-type="float">
            <text:p>3.839537</text:p>
          </table:table-cell>
          <table:table-cell office:value-type="float" office:value="2.909325" calcext:value-type="float">
            <text:p>2.909325</text:p>
          </table:table-cell>
          <table:table-cell office:value-type="float" office:value="2.280516" calcext:value-type="float">
            <text:p>2.280516</text:p>
          </table:table-cell>
        </table:table-row>
        <table:table-row table:style-name="ro1">
          <table:table-cell office:value-type="float" office:value="3.550767" calcext:value-type="float">
            <text:p>3.550767</text:p>
          </table:table-cell>
          <table:table-cell office:value-type="float" office:value="2.796534" calcext:value-type="float">
            <text:p>2.796534</text:p>
          </table:table-cell>
          <table:table-cell office:value-type="float" office:value="2.985107" calcext:value-type="float">
            <text:p>2.985107</text:p>
          </table:table-cell>
          <table:table-cell office:value-type="float" office:value="3.389991" calcext:value-type="float">
            <text:p>3.389991</text:p>
          </table:table-cell>
          <table:table-cell office:value-type="float" office:value="2.583255" calcext:value-type="float">
            <text:p>2.583255</text:p>
          </table:table-cell>
          <table:table-cell office:value-type="float" office:value="3.072993" calcext:value-type="float">
            <text:p>3.072993</text:p>
          </table:table-cell>
          <table:table-cell office:value-type="float" office:value="3.069667" calcext:value-type="float">
            <text:p>3.069667</text:p>
          </table:table-cell>
          <table:table-cell office:value-type="float" office:value="3.673765" calcext:value-type="float">
            <text:p>3.673765</text:p>
          </table:table-cell>
          <table:table-cell office:value-type="float" office:value="3.25213" calcext:value-type="float">
            <text:p>3.25213</text:p>
          </table:table-cell>
          <table:table-cell office:value-type="float" office:value="3.72444" calcext:value-type="float">
            <text:p>3.72444</text:p>
          </table:table-cell>
          <table:table-cell office:value-type="float" office:value="3.363379" calcext:value-type="float">
            <text:p>3.363379</text:p>
          </table:table-cell>
          <table:table-cell office:value-type="float" office:value="4.145084" calcext:value-type="float">
            <text:p>4.145084</text:p>
          </table:table-cell>
          <table:table-cell office:value-type="float" office:value="3.331508" calcext:value-type="float">
            <text:p>3.331508</text:p>
          </table:table-cell>
          <table:table-cell office:value-type="float" office:value="3.752359" calcext:value-type="float">
            <text:p>3.752359</text:p>
          </table:table-cell>
          <table:table-cell office:value-type="float" office:value="3.878642" calcext:value-type="float">
            <text:p>3.878642</text:p>
          </table:table-cell>
          <table:table-cell office:value-type="float" office:value="3.114349" calcext:value-type="float">
            <text:p>3.114349</text:p>
          </table:table-cell>
          <table:table-cell office:value-type="float" office:value="2.745592" calcext:value-type="float">
            <text:p>2.745592</text:p>
          </table:table-cell>
          <table:table-cell office:value-type="float" office:value="2.943692" calcext:value-type="float">
            <text:p>2.943692</text:p>
          </table:table-cell>
          <table:table-cell office:value-type="float" office:value="2.755638" calcext:value-type="float">
            <text:p>2.755638</text:p>
          </table:table-cell>
          <table:table-cell office:value-type="float" office:value="3.773977" calcext:value-type="float">
            <text:p>3.773977</text:p>
          </table:table-cell>
          <table:table-cell office:value-type="float" office:value="2.259892" calcext:value-type="float">
            <text:p>2.259892</text:p>
          </table:table-cell>
          <table:table-cell office:value-type="float" office:value="2.482321" calcext:value-type="float">
            <text:p>2.482321</text:p>
          </table:table-cell>
          <table:table-cell office:value-type="float" office:value="2.354984" calcext:value-type="float">
            <text:p>2.354984</text:p>
          </table:table-cell>
          <table:table-cell office:value-type="float" office:value="2.465563" calcext:value-type="float">
            <text:p>2.465563</text:p>
          </table:table-cell>
          <table:table-cell office:value-type="float" office:value="2.692408" calcext:value-type="float">
            <text:p>2.692408</text:p>
          </table:table-cell>
          <table:table-cell office:value-type="float" office:value="2.374618" calcext:value-type="float">
            <text:p>2.374618</text:p>
          </table:table-cell>
          <table:table-cell office:value-type="float" office:value="3.156406" calcext:value-type="float">
            <text:p>3.156406</text:p>
          </table:table-cell>
          <table:table-cell office:value-type="float" office:value="1.921507" calcext:value-type="float">
            <text:p>1.921507</text:p>
          </table:table-cell>
          <table:table-cell office:value-type="float" office:value="1.780049" calcext:value-type="float">
            <text:p>1.780049</text:p>
          </table:table-cell>
          <table:table-cell office:value-type="float" office:value="2.827317" calcext:value-type="float">
            <text:p>2.827317</text:p>
          </table:table-cell>
          <table:table-cell office:value-type="float" office:value="2.584149" calcext:value-type="float">
            <text:p>2.584149</text:p>
          </table:table-cell>
          <table:table-cell office:value-type="float" office:value="2.594445" calcext:value-type="float">
            <text:p>2.594445</text:p>
          </table:table-cell>
          <table:table-cell office:value-type="float" office:value="2.047922" calcext:value-type="float">
            <text:p>2.047922</text:p>
          </table:table-cell>
          <table:table-cell office:value-type="float" office:value="2.609418" calcext:value-type="float">
            <text:p>2.609418</text:p>
          </table:table-cell>
          <table:table-cell office:value-type="float" office:value="2.644576" calcext:value-type="float">
            <text:p>2.644576</text:p>
          </table:table-cell>
          <table:table-cell office:value-type="float" office:value="2.839098" calcext:value-type="float">
            <text:p>2.839098</text:p>
          </table:table-cell>
          <table:table-cell office:value-type="float" office:value="2.843254" calcext:value-type="float">
            <text:p>2.843254</text:p>
          </table:table-cell>
          <table:table-cell office:value-type="float" office:value="1.923475" calcext:value-type="float">
            <text:p>1.923475</text:p>
          </table:table-cell>
          <table:table-cell office:value-type="float" office:value="3.110334" calcext:value-type="float">
            <text:p>3.110334</text:p>
          </table:table-cell>
          <table:table-cell office:value-type="float" office:value="2.391988" calcext:value-type="float">
            <text:p>2.391988</text:p>
          </table:table-cell>
        </table:table-row>
        <table:table-row table:style-name="ro1">
          <table:table-cell office:value-type="float" office:value="4.132361" calcext:value-type="float">
            <text:p>4.132361</text:p>
          </table:table-cell>
          <table:table-cell office:value-type="float" office:value="2.857206" calcext:value-type="float">
            <text:p>2.857206</text:p>
          </table:table-cell>
          <table:table-cell office:value-type="float" office:value="2.874178" calcext:value-type="float">
            <text:p>2.874178</text:p>
          </table:table-cell>
          <table:table-cell office:value-type="float" office:value="4.17641" calcext:value-type="float">
            <text:p>4.17641</text:p>
          </table:table-cell>
          <table:table-cell office:value-type="float" office:value="2.253383" calcext:value-type="float">
            <text:p>2.253383</text:p>
          </table:table-cell>
          <table:table-cell office:value-type="float" office:value="2.885248" calcext:value-type="float">
            <text:p>2.885248</text:p>
          </table:table-cell>
          <table:table-cell office:value-type="float" office:value="3.241183" calcext:value-type="float">
            <text:p>3.241183</text:p>
          </table:table-cell>
          <table:table-cell office:value-type="float" office:value="3.483475" calcext:value-type="float">
            <text:p>3.483475</text:p>
          </table:table-cell>
          <table:table-cell office:value-type="float" office:value="3.590245" calcext:value-type="float">
            <text:p>3.590245</text:p>
          </table:table-cell>
          <table:table-cell office:value-type="float" office:value="3.29474" calcext:value-type="float">
            <text:p>3.29474</text:p>
          </table:table-cell>
          <table:table-cell office:value-type="float" office:value="2.141892" calcext:value-type="float">
            <text:p>2.141892</text:p>
          </table:table-cell>
          <table:table-cell office:value-type="float" office:value="3.432856" calcext:value-type="float">
            <text:p>3.432856</text:p>
          </table:table-cell>
          <table:table-cell office:value-type="float" office:value="3.138992" calcext:value-type="float">
            <text:p>3.138992</text:p>
          </table:table-cell>
          <table:table-cell office:value-type="float" office:value="3.480772" calcext:value-type="float">
            <text:p>3.480772</text:p>
          </table:table-cell>
          <table:table-cell office:value-type="float" office:value="3.127221" calcext:value-type="float">
            <text:p>3.127221</text:p>
          </table:table-cell>
          <table:table-cell office:value-type="float" office:value="2.995389" calcext:value-type="float">
            <text:p>2.995389</text:p>
          </table:table-cell>
          <table:table-cell office:value-type="float" office:value="3.13432" calcext:value-type="float">
            <text:p>3.13432</text:p>
          </table:table-cell>
          <table:table-cell office:value-type="float" office:value="3.196111" calcext:value-type="float">
            <text:p>3.196111</text:p>
          </table:table-cell>
          <table:table-cell office:value-type="float" office:value="2.525996" calcext:value-type="float">
            <text:p>2.525996</text:p>
          </table:table-cell>
          <table:table-cell office:value-type="float" office:value="2.838914" calcext:value-type="float">
            <text:p>2.838914</text:p>
          </table:table-cell>
          <table:table-cell office:value-type="float" office:value="2.530027" calcext:value-type="float">
            <text:p>2.530027</text:p>
          </table:table-cell>
          <table:table-cell office:value-type="float" office:value="2.364695" calcext:value-type="float">
            <text:p>2.364695</text:p>
          </table:table-cell>
          <table:table-cell office:value-type="float" office:value="2.244823" calcext:value-type="float">
            <text:p>2.244823</text:p>
          </table:table-cell>
          <table:table-cell office:value-type="float" office:value="2.655268" calcext:value-type="float">
            <text:p>2.655268</text:p>
          </table:table-cell>
          <table:table-cell office:value-type="float" office:value="3.233847" calcext:value-type="float">
            <text:p>3.233847</text:p>
          </table:table-cell>
          <table:table-cell office:value-type="float" office:value="2.374018" calcext:value-type="float">
            <text:p>2.374018</text:p>
          </table:table-cell>
          <table:table-cell office:value-type="float" office:value="2.646384" calcext:value-type="float">
            <text:p>2.646384</text:p>
          </table:table-cell>
          <table:table-cell office:value-type="float" office:value="2.658647" calcext:value-type="float">
            <text:p>2.658647</text:p>
          </table:table-cell>
          <table:table-cell office:value-type="float" office:value="1.196577" calcext:value-type="float">
            <text:p>1.196577</text:p>
          </table:table-cell>
          <table:table-cell office:value-type="float" office:value="2.717248" calcext:value-type="float">
            <text:p>2.717248</text:p>
          </table:table-cell>
          <table:table-cell office:value-type="float" office:value="2.944636" calcext:value-type="float">
            <text:p>2.944636</text:p>
          </table:table-cell>
          <table:table-cell office:value-type="float" office:value="2.362449" calcext:value-type="float">
            <text:p>2.362449</text:p>
          </table:table-cell>
          <table:table-cell office:value-type="float" office:value="2.447136" calcext:value-type="float">
            <text:p>2.447136</text:p>
          </table:table-cell>
          <table:table-cell office:value-type="float" office:value="2.272695" calcext:value-type="float">
            <text:p>2.272695</text:p>
          </table:table-cell>
          <table:table-cell office:value-type="float" office:value="2.478813" calcext:value-type="float">
            <text:p>2.478813</text:p>
          </table:table-cell>
          <table:table-cell office:value-type="float" office:value="2.720955" calcext:value-type="float">
            <text:p>2.720955</text:p>
          </table:table-cell>
          <table:table-cell office:value-type="float" office:value="2.946946" calcext:value-type="float">
            <text:p>2.946946</text:p>
          </table:table-cell>
          <table:table-cell office:value-type="float" office:value="2.919021" calcext:value-type="float">
            <text:p>2.919021</text:p>
          </table:table-cell>
          <table:table-cell office:value-type="float" office:value="2.318102" calcext:value-type="float">
            <text:p>2.318102</text:p>
          </table:table-cell>
          <table:table-cell office:value-type="float" office:value="2.673814" calcext:value-type="float">
            <text:p>2.673814</text:p>
          </table:table-cell>
        </table:table-row>
        <table:table-row table:style-name="ro1">
          <table:table-cell office:value-type="float" office:value="3.737754" calcext:value-type="float">
            <text:p>3.737754</text:p>
          </table:table-cell>
          <table:table-cell office:value-type="float" office:value="2.403042" calcext:value-type="float">
            <text:p>2.403042</text:p>
          </table:table-cell>
          <table:table-cell office:value-type="float" office:value="3.298518" calcext:value-type="float">
            <text:p>3.298518</text:p>
          </table:table-cell>
          <table:table-cell office:value-type="float" office:value="3.130564" calcext:value-type="float">
            <text:p>3.130564</text:p>
          </table:table-cell>
          <table:table-cell office:value-type="float" office:value="2.842275" calcext:value-type="float">
            <text:p>2.842275</text:p>
          </table:table-cell>
          <table:table-cell office:value-type="float" office:value="3.183691" calcext:value-type="float">
            <text:p>3.183691</text:p>
          </table:table-cell>
          <table:table-cell office:value-type="float" office:value="2.717704" calcext:value-type="float">
            <text:p>2.717704</text:p>
          </table:table-cell>
          <table:table-cell office:value-type="float" office:value="3.049067" calcext:value-type="float">
            <text:p>3.049067</text:p>
          </table:table-cell>
          <table:table-cell office:value-type="float" office:value="3.171325" calcext:value-type="float">
            <text:p>3.171325</text:p>
          </table:table-cell>
          <table:table-cell office:value-type="float" office:value="3.838301" calcext:value-type="float">
            <text:p>3.838301</text:p>
          </table:table-cell>
          <table:table-cell office:value-type="float" office:value="2.771892" calcext:value-type="float">
            <text:p>2.771892</text:p>
          </table:table-cell>
          <table:table-cell office:value-type="float" office:value="2.848122" calcext:value-type="float">
            <text:p>2.848122</text:p>
          </table:table-cell>
          <table:table-cell office:value-type="float" office:value="2.955044" calcext:value-type="float">
            <text:p>2.955044</text:p>
          </table:table-cell>
          <table:table-cell office:value-type="float" office:value="3.594858" calcext:value-type="float">
            <text:p>3.594858</text:p>
          </table:table-cell>
          <table:table-cell office:value-type="float" office:value="2.463867" calcext:value-type="float">
            <text:p>2.463867</text:p>
          </table:table-cell>
          <table:table-cell office:value-type="float" office:value="3.367802" calcext:value-type="float">
            <text:p>3.367802</text:p>
          </table:table-cell>
          <table:table-cell office:value-type="float" office:value="3.148929" calcext:value-type="float">
            <text:p>3.148929</text:p>
          </table:table-cell>
          <table:table-cell office:value-type="float" office:value="3.38878" calcext:value-type="float">
            <text:p>3.38878</text:p>
          </table:table-cell>
          <table:table-cell office:value-type="float" office:value="2.272571" calcext:value-type="float">
            <text:p>2.272571</text:p>
          </table:table-cell>
          <table:table-cell office:value-type="float" office:value="2.728746" calcext:value-type="float">
            <text:p>2.728746</text:p>
          </table:table-cell>
          <table:table-cell office:value-type="float" office:value="2.251832" calcext:value-type="float">
            <text:p>2.251832</text:p>
          </table:table-cell>
          <table:table-cell office:value-type="float" office:value="2.303344" calcext:value-type="float">
            <text:p>2.303344</text:p>
          </table:table-cell>
          <table:table-cell office:value-type="float" office:value="2.098823" calcext:value-type="float">
            <text:p>2.098823</text:p>
          </table:table-cell>
          <table:table-cell office:value-type="float" office:value="2.726222" calcext:value-type="float">
            <text:p>2.726222</text:p>
          </table:table-cell>
          <table:table-cell office:value-type="float" office:value="2.578251" calcext:value-type="float">
            <text:p>2.578251</text:p>
          </table:table-cell>
          <table:table-cell office:value-type="float" office:value="2.800323" calcext:value-type="float">
            <text:p>2.800323</text:p>
          </table:table-cell>
          <table:table-cell office:value-type="float" office:value="2.952999" calcext:value-type="float">
            <text:p>2.952999</text:p>
          </table:table-cell>
          <table:table-cell office:value-type="float" office:value="2.598102" calcext:value-type="float">
            <text:p>2.598102</text:p>
          </table:table-cell>
          <table:table-cell office:value-type="float" office:value="1.148064" calcext:value-type="float">
            <text:p>1.148064</text:p>
          </table:table-cell>
          <table:table-cell office:value-type="float" office:value="2.670565" calcext:value-type="float">
            <text:p>2.670565</text:p>
          </table:table-cell>
          <table:table-cell office:value-type="float" office:value="2.94813" calcext:value-type="float">
            <text:p>2.94813</text:p>
          </table:table-cell>
          <table:table-cell office:value-type="float" office:value="2.938365" calcext:value-type="float">
            <text:p>2.938365</text:p>
          </table:table-cell>
          <table:table-cell office:value-type="float" office:value="2.098124" calcext:value-type="float">
            <text:p>2.098124</text:p>
          </table:table-cell>
          <table:table-cell office:value-type="float" office:value="2.26923" calcext:value-type="float">
            <text:p>2.26923</text:p>
          </table:table-cell>
          <table:table-cell office:value-type="float" office:value="2.818013" calcext:value-type="float">
            <text:p>2.818013</text:p>
          </table:table-cell>
          <table:table-cell office:value-type="float" office:value="1.953116" calcext:value-type="float">
            <text:p>1.953116</text:p>
          </table:table-cell>
          <table:table-cell office:value-type="float" office:value="2.968895" calcext:value-type="float">
            <text:p>2.968895</text:p>
          </table:table-cell>
          <table:table-cell office:value-type="float" office:value="2.46687" calcext:value-type="float">
            <text:p>2.46687</text:p>
          </table:table-cell>
          <table:table-cell office:value-type="float" office:value="2.577853" calcext:value-type="float">
            <text:p>2.577853</text:p>
          </table:table-cell>
          <table:table-cell office:value-type="float" office:value="3.106899" calcext:value-type="float">
            <text:p>3.106899</text:p>
          </table:table-cell>
        </table:table-row>
        <table:table-row table:style-name="ro1">
          <table:table-cell office:value-type="float" office:value="2.79469" calcext:value-type="float">
            <text:p>2.79469</text:p>
          </table:table-cell>
          <table:table-cell office:value-type="float" office:value="2.072014" calcext:value-type="float">
            <text:p>2.072014</text:p>
          </table:table-cell>
          <table:table-cell office:value-type="float" office:value="2.375437" calcext:value-type="float">
            <text:p>2.375437</text:p>
          </table:table-cell>
          <table:table-cell office:value-type="float" office:value="3.092138" calcext:value-type="float">
            <text:p>3.092138</text:p>
          </table:table-cell>
          <table:table-cell office:value-type="float" office:value="3.694695" calcext:value-type="float">
            <text:p>3.694695</text:p>
          </table:table-cell>
          <table:table-cell office:value-type="float" office:value="3.157873" calcext:value-type="float">
            <text:p>3.157873</text:p>
          </table:table-cell>
          <table:table-cell office:value-type="float" office:value="3.078501" calcext:value-type="float">
            <text:p>3.078501</text:p>
          </table:table-cell>
          <table:table-cell office:value-type="float" office:value="3.127642" calcext:value-type="float">
            <text:p>3.127642</text:p>
          </table:table-cell>
          <table:table-cell office:value-type="float" office:value="2.336912" calcext:value-type="float">
            <text:p>2.336912</text:p>
          </table:table-cell>
          <table:table-cell office:value-type="float" office:value="3.54157" calcext:value-type="float">
            <text:p>3.54157</text:p>
          </table:table-cell>
          <table:table-cell office:value-type="float" office:value="2.90091" calcext:value-type="float">
            <text:p>2.90091</text:p>
          </table:table-cell>
          <table:table-cell office:value-type="float" office:value="2.5353" calcext:value-type="float">
            <text:p>2.5353</text:p>
          </table:table-cell>
          <table:table-cell office:value-type="float" office:value="3.055206" calcext:value-type="float">
            <text:p>3.055206</text:p>
          </table:table-cell>
          <table:table-cell office:value-type="float" office:value="2.558982" calcext:value-type="float">
            <text:p>2.558982</text:p>
          </table:table-cell>
          <table:table-cell office:value-type="float" office:value="3.075037" calcext:value-type="float">
            <text:p>3.075037</text:p>
          </table:table-cell>
          <table:table-cell office:value-type="float" office:value="2.916156" calcext:value-type="float">
            <text:p>2.916156</text:p>
          </table:table-cell>
          <table:table-cell office:value-type="float" office:value="2.232544" calcext:value-type="float">
            <text:p>2.232544</text:p>
          </table:table-cell>
          <table:table-cell office:value-type="float" office:value="3.767713" calcext:value-type="float">
            <text:p>3.767713</text:p>
          </table:table-cell>
          <table:table-cell office:value-type="float" office:value="1.973669" calcext:value-type="float">
            <text:p>1.973669</text:p>
          </table:table-cell>
          <table:table-cell office:value-type="float" office:value="3.696837" calcext:value-type="float">
            <text:p>3.696837</text:p>
          </table:table-cell>
          <table:table-cell office:value-type="float" office:value="3.086945" calcext:value-type="float">
            <text:p>3.086945</text:p>
          </table:table-cell>
          <table:table-cell office:value-type="float" office:value="2.527871" calcext:value-type="float">
            <text:p>2.527871</text:p>
          </table:table-cell>
          <table:table-cell office:value-type="float" office:value="2.063656" calcext:value-type="float">
            <text:p>2.063656</text:p>
          </table:table-cell>
          <table:table-cell office:value-type="float" office:value="2.312808" calcext:value-type="float">
            <text:p>2.312808</text:p>
          </table:table-cell>
          <table:table-cell office:value-type="float" office:value="3.067646" calcext:value-type="float">
            <text:p>3.067646</text:p>
          </table:table-cell>
          <table:table-cell office:value-type="float" office:value="2.63036" calcext:value-type="float">
            <text:p>2.63036</text:p>
          </table:table-cell>
          <table:table-cell office:value-type="float" office:value="2.799213" calcext:value-type="float">
            <text:p>2.799213</text:p>
          </table:table-cell>
          <table:table-cell office:value-type="float" office:value="2.177737" calcext:value-type="float">
            <text:p>2.177737</text:p>
          </table:table-cell>
          <table:table-cell office:value-type="float" office:value="1.949873" calcext:value-type="float">
            <text:p>1.949873</text:p>
          </table:table-cell>
          <table:table-cell office:value-type="float" office:value="2.383075" calcext:value-type="float">
            <text:p>2.383075</text:p>
          </table:table-cell>
          <table:table-cell office:value-type="float" office:value="2.095038" calcext:value-type="float">
            <text:p>2.095038</text:p>
          </table:table-cell>
          <table:table-cell office:value-type="float" office:value="2.682388" calcext:value-type="float">
            <text:p>2.682388</text:p>
          </table:table-cell>
          <table:table-cell office:value-type="float" office:value="1.538718" calcext:value-type="float">
            <text:p>1.538718</text:p>
          </table:table-cell>
          <table:table-cell office:value-type="float" office:value="2.853136" calcext:value-type="float">
            <text:p>2.853136</text:p>
          </table:table-cell>
          <table:table-cell office:value-type="float" office:value="2.770866" calcext:value-type="float">
            <text:p>2.770866</text:p>
          </table:table-cell>
          <table:table-cell office:value-type="float" office:value="2.240703" calcext:value-type="float">
            <text:p>2.240703</text:p>
          </table:table-cell>
          <table:table-cell office:value-type="float" office:value="2.943584" calcext:value-type="float">
            <text:p>2.943584</text:p>
          </table:table-cell>
          <table:table-cell office:value-type="float" office:value="2.640803" calcext:value-type="float">
            <text:p>2.640803</text:p>
          </table:table-cell>
          <table:table-cell office:value-type="float" office:value="2.962862" calcext:value-type="float">
            <text:p>2.962862</text:p>
          </table:table-cell>
          <table:table-cell office:value-type="float" office:value="3.040301" calcext:value-type="float">
            <text:p>3.040301</text:p>
          </table:table-cell>
        </table:table-row>
        <table:table-row table:style-name="ro1">
          <table:table-cell office:value-type="float" office:value="3.079479" calcext:value-type="float">
            <text:p>3.079479</text:p>
          </table:table-cell>
          <table:table-cell office:value-type="float" office:value="2.541536" calcext:value-type="float">
            <text:p>2.541536</text:p>
          </table:table-cell>
          <table:table-cell office:value-type="float" office:value="2.970834" calcext:value-type="float">
            <text:p>2.970834</text:p>
          </table:table-cell>
          <table:table-cell office:value-type="float" office:value="3.180026" calcext:value-type="float">
            <text:p>3.180026</text:p>
          </table:table-cell>
          <table:table-cell office:value-type="float" office:value="3.527047" calcext:value-type="float">
            <text:p>3.527047</text:p>
          </table:table-cell>
          <table:table-cell office:value-type="float" office:value="2.800488" calcext:value-type="float">
            <text:p>2.800488</text:p>
          </table:table-cell>
          <table:table-cell office:value-type="float" office:value="2.991677" calcext:value-type="float">
            <text:p>2.991677</text:p>
          </table:table-cell>
          <table:table-cell office:value-type="float" office:value="2.960069" calcext:value-type="float">
            <text:p>2.960069</text:p>
          </table:table-cell>
          <table:table-cell office:value-type="float" office:value="2.584349" calcext:value-type="float">
            <text:p>2.584349</text:p>
          </table:table-cell>
          <table:table-cell office:value-type="float" office:value="2.94053" calcext:value-type="float">
            <text:p>2.94053</text:p>
          </table:table-cell>
          <table:table-cell office:value-type="float" office:value="2.743903" calcext:value-type="float">
            <text:p>2.743903</text:p>
          </table:table-cell>
          <table:table-cell office:value-type="float" office:value="3.177531" calcext:value-type="float">
            <text:p>3.177531</text:p>
          </table:table-cell>
          <table:table-cell office:value-type="float" office:value="3.02686" calcext:value-type="float">
            <text:p>3.02686</text:p>
          </table:table-cell>
          <table:table-cell office:value-type="float" office:value="2.958755" calcext:value-type="float">
            <text:p>2.958755</text:p>
          </table:table-cell>
          <table:table-cell office:value-type="float" office:value="2.694094" calcext:value-type="float">
            <text:p>2.694094</text:p>
          </table:table-cell>
          <table:table-cell office:value-type="float" office:value="3.314122" calcext:value-type="float">
            <text:p>3.314122</text:p>
          </table:table-cell>
          <table:table-cell office:value-type="float" office:value="2.389955" calcext:value-type="float">
            <text:p>2.389955</text:p>
          </table:table-cell>
          <table:table-cell office:value-type="float" office:value="4.116307" calcext:value-type="float">
            <text:p>4.116307</text:p>
          </table:table-cell>
          <table:table-cell office:value-type="float" office:value="1.843734" calcext:value-type="float">
            <text:p>1.843734</text:p>
          </table:table-cell>
          <table:table-cell office:value-type="float" office:value="3.532677" calcext:value-type="float">
            <text:p>3.532677</text:p>
          </table:table-cell>
          <table:table-cell office:value-type="float" office:value="2.262205" calcext:value-type="float">
            <text:p>2.262205</text:p>
          </table:table-cell>
          <table:table-cell office:value-type="float" office:value="3.055465" calcext:value-type="float">
            <text:p>3.055465</text:p>
          </table:table-cell>
          <table:table-cell office:value-type="float" office:value="2.554874" calcext:value-type="float">
            <text:p>2.554874</text:p>
          </table:table-cell>
          <table:table-cell office:value-type="float" office:value="2.801437" calcext:value-type="float">
            <text:p>2.801437</text:p>
          </table:table-cell>
          <table:table-cell office:value-type="float" office:value="2.941145" calcext:value-type="float">
            <text:p>2.941145</text:p>
          </table:table-cell>
          <table:table-cell office:value-type="float" office:value="2.769292" calcext:value-type="float">
            <text:p>2.769292</text:p>
          </table:table-cell>
          <table:table-cell office:value-type="float" office:value="2.98274" calcext:value-type="float">
            <text:p>2.98274</text:p>
          </table:table-cell>
          <table:table-cell office:value-type="float" office:value="2.233594" calcext:value-type="float">
            <text:p>2.233594</text:p>
          </table:table-cell>
          <table:table-cell office:value-type="float" office:value="2.816356" calcext:value-type="float">
            <text:p>2.816356</text:p>
          </table:table-cell>
          <table:table-cell office:value-type="float" office:value="2.515007" calcext:value-type="float">
            <text:p>2.515007</text:p>
          </table:table-cell>
          <table:table-cell office:value-type="float" office:value="2.005142" calcext:value-type="float">
            <text:p>2.005142</text:p>
          </table:table-cell>
          <table:table-cell office:value-type="float" office:value="2.198271" calcext:value-type="float">
            <text:p>2.198271</text:p>
          </table:table-cell>
          <table:table-cell office:value-type="float" office:value="1.592258" calcext:value-type="float">
            <text:p>1.592258</text:p>
          </table:table-cell>
          <table:table-cell office:value-type="float" office:value="2.308205" calcext:value-type="float">
            <text:p>2.308205</text:p>
          </table:table-cell>
          <table:table-cell office:value-type="float" office:value="3.03641" calcext:value-type="float">
            <text:p>3.03641</text:p>
          </table:table-cell>
          <table:table-cell office:value-type="float" office:value="2.04315" calcext:value-type="float">
            <text:p>2.04315</text:p>
          </table:table-cell>
          <table:table-cell office:value-type="float" office:value="2.01659" calcext:value-type="float">
            <text:p>2.01659</text:p>
          </table:table-cell>
          <table:table-cell office:value-type="float" office:value="2.602681" calcext:value-type="float">
            <text:p>2.602681</text:p>
          </table:table-cell>
          <table:table-cell office:value-type="float" office:value="3.036361" calcext:value-type="float">
            <text:p>3.036361</text:p>
          </table:table-cell>
          <table:table-cell office:value-type="float" office:value="2.751345" calcext:value-type="float">
            <text:p>2.751345</text:p>
          </table:table-cell>
        </table:table-row>
        <table:table-row table:style-name="ro1">
          <table:table-cell office:value-type="float" office:value="2.876113" calcext:value-type="float">
            <text:p>2.876113</text:p>
          </table:table-cell>
          <table:table-cell office:value-type="float" office:value="2.341113" calcext:value-type="float">
            <text:p>2.341113</text:p>
          </table:table-cell>
          <table:table-cell office:value-type="float" office:value="3.112077" calcext:value-type="float">
            <text:p>3.112077</text:p>
          </table:table-cell>
          <table:table-cell office:value-type="float" office:value="3.291895" calcext:value-type="float">
            <text:p>3.291895</text:p>
          </table:table-cell>
          <table:table-cell office:value-type="float" office:value="3.287055" calcext:value-type="float">
            <text:p>3.287055</text:p>
          </table:table-cell>
          <table:table-cell office:value-type="float" office:value="2.405986" calcext:value-type="float">
            <text:p>2.405986</text:p>
          </table:table-cell>
          <table:table-cell office:value-type="float" office:value="2.840894" calcext:value-type="float">
            <text:p>2.840894</text:p>
          </table:table-cell>
          <table:table-cell office:value-type="float" office:value="2.479603" calcext:value-type="float">
            <text:p>2.479603</text:p>
          </table:table-cell>
          <table:table-cell office:value-type="float" office:value="1.985274" calcext:value-type="float">
            <text:p>1.985274</text:p>
          </table:table-cell>
          <table:table-cell office:value-type="float" office:value="3.108787" calcext:value-type="float">
            <text:p>3.108787</text:p>
          </table:table-cell>
          <table:table-cell office:value-type="float" office:value="2.403081" calcext:value-type="float">
            <text:p>2.403081</text:p>
          </table:table-cell>
          <table:table-cell office:value-type="float" office:value="2.875641" calcext:value-type="float">
            <text:p>2.875641</text:p>
          </table:table-cell>
          <table:table-cell office:value-type="float" office:value="2.93279" calcext:value-type="float">
            <text:p>2.93279</text:p>
          </table:table-cell>
          <table:table-cell office:value-type="float" office:value="2.713795" calcext:value-type="float">
            <text:p>2.713795</text:p>
          </table:table-cell>
          <table:table-cell office:value-type="float" office:value="2.231516" calcext:value-type="float">
            <text:p>2.231516</text:p>
          </table:table-cell>
          <table:table-cell office:value-type="float" office:value="3.013518" calcext:value-type="float">
            <text:p>3.013518</text:p>
          </table:table-cell>
          <table:table-cell office:value-type="float" office:value="3.072815" calcext:value-type="float">
            <text:p>3.072815</text:p>
          </table:table-cell>
          <table:table-cell office:value-type="float" office:value="3.917567" calcext:value-type="float">
            <text:p>3.917567</text:p>
          </table:table-cell>
          <table:table-cell office:value-type="float" office:value="0.939859" calcext:value-type="float">
            <text:p>0.939859</text:p>
          </table:table-cell>
          <table:table-cell office:value-type="float" office:value="3.870801" calcext:value-type="float">
            <text:p>3.870801</text:p>
          </table:table-cell>
          <table:table-cell office:value-type="float" office:value="2.538894" calcext:value-type="float">
            <text:p>2.538894</text:p>
          </table:table-cell>
          <table:table-cell office:value-type="float" office:value="2.668034" calcext:value-type="float">
            <text:p>2.668034</text:p>
          </table:table-cell>
          <table:table-cell office:value-type="float" office:value="1.916126" calcext:value-type="float">
            <text:p>1.916126</text:p>
          </table:table-cell>
          <table:table-cell office:value-type="float" office:value="2.733933" calcext:value-type="float">
            <text:p>2.733933</text:p>
          </table:table-cell>
          <table:table-cell office:value-type="float" office:value="2.536178" calcext:value-type="float">
            <text:p>2.536178</text:p>
          </table:table-cell>
          <table:table-cell office:value-type="float" office:value="3.249457" calcext:value-type="float">
            <text:p>3.249457</text:p>
          </table:table-cell>
          <table:table-cell office:value-type="float" office:value="2.910787" calcext:value-type="float">
            <text:p>2.910787</text:p>
          </table:table-cell>
          <table:table-cell office:value-type="float" office:value="2.294041" calcext:value-type="float">
            <text:p>2.294041</text:p>
          </table:table-cell>
          <table:table-cell office:value-type="float" office:value="3.620089" calcext:value-type="float">
            <text:p>3.620089</text:p>
          </table:table-cell>
          <table:table-cell office:value-type="float" office:value="3.026489" calcext:value-type="float">
            <text:p>3.026489</text:p>
          </table:table-cell>
          <table:table-cell office:value-type="float" office:value="2.291362" calcext:value-type="float">
            <text:p>2.291362</text:p>
          </table:table-cell>
          <table:table-cell office:value-type="float" office:value="2.039173" calcext:value-type="float">
            <text:p>2.039173</text:p>
          </table:table-cell>
          <table:table-cell office:value-type="float" office:value="2.636483" calcext:value-type="float">
            <text:p>2.636483</text:p>
          </table:table-cell>
          <table:table-cell office:value-type="float" office:value="2.441964" calcext:value-type="float">
            <text:p>2.441964</text:p>
          </table:table-cell>
          <table:table-cell office:value-type="float" office:value="2.715548" calcext:value-type="float">
            <text:p>2.715548</text:p>
          </table:table-cell>
          <table:table-cell office:value-type="float" office:value="2.524169" calcext:value-type="float">
            <text:p>2.524169</text:p>
          </table:table-cell>
          <table:table-cell office:value-type="float" office:value="2.120739" calcext:value-type="float">
            <text:p>2.120739</text:p>
          </table:table-cell>
          <table:table-cell office:value-type="float" office:value="2.214842" calcext:value-type="float">
            <text:p>2.214842</text:p>
          </table:table-cell>
          <table:table-cell office:value-type="float" office:value="2.138346" calcext:value-type="float">
            <text:p>2.138346</text:p>
          </table:table-cell>
          <table:table-cell office:value-type="float" office:value="2.683221" calcext:value-type="float">
            <text:p>2.683221</text:p>
          </table:table-cell>
        </table:table-row>
        <table:table-row table:style-name="ro1">
          <table:table-cell office:value-type="float" office:value="2.836741" calcext:value-type="float">
            <text:p>2.836741</text:p>
          </table:table-cell>
          <table:table-cell office:value-type="float" office:value="2.197136" calcext:value-type="float">
            <text:p>2.197136</text:p>
          </table:table-cell>
          <table:table-cell office:value-type="float" office:value="3.333737" calcext:value-type="float">
            <text:p>3.333737</text:p>
          </table:table-cell>
          <table:table-cell office:value-type="float" office:value="3.069398" calcext:value-type="float">
            <text:p>3.069398</text:p>
          </table:table-cell>
          <table:table-cell office:value-type="float" office:value="3.069624" calcext:value-type="float">
            <text:p>3.069624</text:p>
          </table:table-cell>
          <table:table-cell office:value-type="float" office:value="2.215969" calcext:value-type="float">
            <text:p>2.215969</text:p>
          </table:table-cell>
          <table:table-cell office:value-type="float" office:value="2.641116" calcext:value-type="float">
            <text:p>2.641116</text:p>
          </table:table-cell>
          <table:table-cell office:value-type="float" office:value="2.623046" calcext:value-type="float">
            <text:p>2.623046</text:p>
          </table:table-cell>
          <table:table-cell office:value-type="float" office:value="2.271202" calcext:value-type="float">
            <text:p>2.271202</text:p>
          </table:table-cell>
          <table:table-cell office:value-type="float" office:value="2.924091" calcext:value-type="float">
            <text:p>2.924091</text:p>
          </table:table-cell>
          <table:table-cell office:value-type="float" office:value="2.733334" calcext:value-type="float">
            <text:p>2.733334</text:p>
          </table:table-cell>
          <table:table-cell office:value-type="float" office:value="2.630007" calcext:value-type="float">
            <text:p>2.630007</text:p>
          </table:table-cell>
          <table:table-cell office:value-type="float" office:value="2.720691" calcext:value-type="float">
            <text:p>2.720691</text:p>
          </table:table-cell>
          <table:table-cell office:value-type="float" office:value="2.609807" calcext:value-type="float">
            <text:p>2.609807</text:p>
          </table:table-cell>
          <table:table-cell office:value-type="float" office:value="2.309374" calcext:value-type="float">
            <text:p>2.309374</text:p>
          </table:table-cell>
          <table:table-cell office:value-type="float" office:value="3.168207" calcext:value-type="float">
            <text:p>3.168207</text:p>
          </table:table-cell>
          <table:table-cell office:value-type="float" office:value="2.450975" calcext:value-type="float">
            <text:p>2.450975</text:p>
          </table:table-cell>
          <table:table-cell office:value-type="float" office:value="3.700988" calcext:value-type="float">
            <text:p>3.700988</text:p>
          </table:table-cell>
          <table:table-cell office:value-type="float" office:value="0.779343" calcext:value-type="float">
            <text:p>0.779343</text:p>
          </table:table-cell>
          <table:table-cell office:value-type="float" office:value="3.145184" calcext:value-type="float">
            <text:p>3.145184</text:p>
          </table:table-cell>
          <table:table-cell office:value-type="float" office:value="2.248829" calcext:value-type="float">
            <text:p>2.248829</text:p>
          </table:table-cell>
          <table:table-cell office:value-type="float" office:value="2.386006" calcext:value-type="float">
            <text:p>2.386006</text:p>
          </table:table-cell>
          <table:table-cell office:value-type="float" office:value="1.60771" calcext:value-type="float">
            <text:p>1.60771</text:p>
          </table:table-cell>
          <table:table-cell office:value-type="float" office:value="3.517597" calcext:value-type="float">
            <text:p>3.517597</text:p>
          </table:table-cell>
          <table:table-cell office:value-type="float" office:value="2.711221" calcext:value-type="float">
            <text:p>2.711221</text:p>
          </table:table-cell>
          <table:table-cell office:value-type="float" office:value="3.029556" calcext:value-type="float">
            <text:p>3.029556</text:p>
          </table:table-cell>
          <table:table-cell office:value-type="float" office:value="2.977853" calcext:value-type="float">
            <text:p>2.977853</text:p>
          </table:table-cell>
          <table:table-cell office:value-type="float" office:value="2.016658" calcext:value-type="float">
            <text:p>2.016658</text:p>
          </table:table-cell>
          <table:table-cell office:value-type="float" office:value="3.856163" calcext:value-type="float">
            <text:p>3.856163</text:p>
          </table:table-cell>
          <table:table-cell office:value-type="float" office:value="2.578317" calcext:value-type="float">
            <text:p>2.578317</text:p>
          </table:table-cell>
          <table:table-cell office:value-type="float" office:value="2.451237" calcext:value-type="float">
            <text:p>2.451237</text:p>
          </table:table-cell>
          <table:table-cell office:value-type="float" office:value="1.933045" calcext:value-type="float">
            <text:p>1.933045</text:p>
          </table:table-cell>
          <table:table-cell office:value-type="float" office:value="2.828215" calcext:value-type="float">
            <text:p>2.828215</text:p>
          </table:table-cell>
          <table:table-cell office:value-type="float" office:value="2.469624" calcext:value-type="float">
            <text:p>2.469624</text:p>
          </table:table-cell>
          <table:table-cell office:value-type="float" office:value="2.804021" calcext:value-type="float">
            <text:p>2.804021</text:p>
          </table:table-cell>
          <table:table-cell office:value-type="float" office:value="2.110789" calcext:value-type="float">
            <text:p>2.110789</text:p>
          </table:table-cell>
          <table:table-cell office:value-type="float" office:value="2.014826" calcext:value-type="float">
            <text:p>2.014826</text:p>
          </table:table-cell>
          <table:table-cell office:value-type="float" office:value="2.375406" calcext:value-type="float">
            <text:p>2.375406</text:p>
          </table:table-cell>
          <table:table-cell office:value-type="float" office:value="4.579921" calcext:value-type="float">
            <text:p>4.579921</text:p>
          </table:table-cell>
          <table:table-cell office:value-type="float" office:value="2.606232" calcext:value-type="float">
            <text:p>2.606232</text:p>
          </table:table-cell>
        </table:table-row>
        <table:table-row table:style-name="ro1">
          <table:table-cell office:value-type="float" office:value="1.969165" calcext:value-type="float">
            <text:p>1.969165</text:p>
          </table:table-cell>
          <table:table-cell office:value-type="float" office:value="1.725073" calcext:value-type="float">
            <text:p>1.725073</text:p>
          </table:table-cell>
          <table:table-cell office:value-type="float" office:value="2.949649" calcext:value-type="float">
            <text:p>2.949649</text:p>
          </table:table-cell>
          <table:table-cell office:value-type="float" office:value="2.775019" calcext:value-type="float">
            <text:p>2.775019</text:p>
          </table:table-cell>
          <table:table-cell office:value-type="float" office:value="2.858307" calcext:value-type="float">
            <text:p>2.858307</text:p>
          </table:table-cell>
          <table:table-cell office:value-type="float" office:value="2.273258" calcext:value-type="float">
            <text:p>2.273258</text:p>
          </table:table-cell>
          <table:table-cell office:value-type="float" office:value="2.431939" calcext:value-type="float">
            <text:p>2.431939</text:p>
          </table:table-cell>
          <table:table-cell office:value-type="float" office:value="2.228781" calcext:value-type="float">
            <text:p>2.228781</text:p>
          </table:table-cell>
          <table:table-cell office:value-type="float" office:value="2.451341" calcext:value-type="float">
            <text:p>2.451341</text:p>
          </table:table-cell>
          <table:table-cell office:value-type="float" office:value="2.549303" calcext:value-type="float">
            <text:p>2.549303</text:p>
          </table:table-cell>
          <table:table-cell office:value-type="float" office:value="2.219723" calcext:value-type="float">
            <text:p>2.219723</text:p>
          </table:table-cell>
          <table:table-cell office:value-type="float" office:value="2.194341" calcext:value-type="float">
            <text:p>2.194341</text:p>
          </table:table-cell>
          <table:table-cell office:value-type="float" office:value="2.168256" calcext:value-type="float">
            <text:p>2.168256</text:p>
          </table:table-cell>
          <table:table-cell office:value-type="float" office:value="2.811706" calcext:value-type="float">
            <text:p>2.811706</text:p>
          </table:table-cell>
          <table:table-cell office:value-type="float" office:value="2.400166" calcext:value-type="float">
            <text:p>2.400166</text:p>
          </table:table-cell>
          <table:table-cell office:value-type="float" office:value="3.095614" calcext:value-type="float">
            <text:p>3.095614</text:p>
          </table:table-cell>
          <table:table-cell office:value-type="float" office:value="2.451632" calcext:value-type="float">
            <text:p>2.451632</text:p>
          </table:table-cell>
          <table:table-cell office:value-type="float" office:value="3.49194" calcext:value-type="float">
            <text:p>3.49194</text:p>
          </table:table-cell>
          <table:table-cell office:value-type="float" office:value="1.592684" calcext:value-type="float">
            <text:p>1.592684</text:p>
          </table:table-cell>
          <table:table-cell office:value-type="float" office:value="2.987206" calcext:value-type="float">
            <text:p>2.987206</text:p>
          </table:table-cell>
          <table:table-cell office:value-type="float" office:value="2.203679" calcext:value-type="float">
            <text:p>2.203679</text:p>
          </table:table-cell>
          <table:table-cell office:value-type="float" office:value="2.210468" calcext:value-type="float">
            <text:p>2.210468</text:p>
          </table:table-cell>
          <table:table-cell office:value-type="float" office:value="2.011336" calcext:value-type="float">
            <text:p>2.011336</text:p>
          </table:table-cell>
          <table:table-cell office:value-type="float" office:value="3.415048" calcext:value-type="float">
            <text:p>3.415048</text:p>
          </table:table-cell>
          <table:table-cell office:value-type="float" office:value="2.58285" calcext:value-type="float">
            <text:p>2.58285</text:p>
          </table:table-cell>
          <table:table-cell office:value-type="float" office:value="2.820759" calcext:value-type="float">
            <text:p>2.820759</text:p>
          </table:table-cell>
          <table:table-cell office:value-type="float" office:value="2.900619" calcext:value-type="float">
            <text:p>2.900619</text:p>
          </table:table-cell>
          <table:table-cell office:value-type="float" office:value="2.620705" calcext:value-type="float">
            <text:p>2.620705</text:p>
          </table:table-cell>
          <table:table-cell office:value-type="float" office:value="3.61916" calcext:value-type="float">
            <text:p>3.61916</text:p>
          </table:table-cell>
          <table:table-cell office:value-type="float" office:value="2.183853" calcext:value-type="float">
            <text:p>2.183853</text:p>
          </table:table-cell>
          <table:table-cell office:value-type="float" office:value="2.732661" calcext:value-type="float">
            <text:p>2.732661</text:p>
          </table:table-cell>
          <table:table-cell office:value-type="float" office:value="2.009277" calcext:value-type="float">
            <text:p>2.009277</text:p>
          </table:table-cell>
          <table:table-cell office:value-type="float" office:value="2.772666" calcext:value-type="float">
            <text:p>2.772666</text:p>
          </table:table-cell>
          <table:table-cell office:value-type="float" office:value="2.569817" calcext:value-type="float">
            <text:p>2.569817</text:p>
          </table:table-cell>
          <table:table-cell office:value-type="float" office:value="2.89589" calcext:value-type="float">
            <text:p>2.89589</text:p>
          </table:table-cell>
          <table:table-cell office:value-type="float" office:value="2.366275" calcext:value-type="float">
            <text:p>2.366275</text:p>
          </table:table-cell>
          <table:table-cell office:value-type="float" office:value="2.381011" calcext:value-type="float">
            <text:p>2.381011</text:p>
          </table:table-cell>
          <table:table-cell office:value-type="float" office:value="2.780044" calcext:value-type="float">
            <text:p>2.780044</text:p>
          </table:table-cell>
          <table:table-cell office:value-type="float" office:value="4.462114" calcext:value-type="float">
            <text:p>4.462114</text:p>
          </table:table-cell>
          <table:table-cell office:value-type="float" office:value="2.343084" calcext:value-type="float">
            <text:p>2.343084</text:p>
          </table:table-cell>
        </table:table-row>
        <table:table-row table:style-name="ro1">
          <table:table-cell office:value-type="float" office:value="2.353358" calcext:value-type="float">
            <text:p>2.353358</text:p>
          </table:table-cell>
          <table:table-cell office:value-type="float" office:value="1.722045" calcext:value-type="float">
            <text:p>1.722045</text:p>
          </table:table-cell>
          <table:table-cell office:value-type="float" office:value="3.041449" calcext:value-type="float">
            <text:p>3.041449</text:p>
          </table:table-cell>
          <table:table-cell office:value-type="float" office:value="2.590076" calcext:value-type="float">
            <text:p>2.590076</text:p>
          </table:table-cell>
          <table:table-cell office:value-type="float" office:value="2.644001" calcext:value-type="float">
            <text:p>2.644001</text:p>
          </table:table-cell>
          <table:table-cell office:value-type="float" office:value="2.831146" calcext:value-type="float">
            <text:p>2.831146</text:p>
          </table:table-cell>
          <table:table-cell office:value-type="float" office:value="1.594385" calcext:value-type="float">
            <text:p>1.594385</text:p>
          </table:table-cell>
          <table:table-cell office:value-type="float" office:value="2.190872" calcext:value-type="float">
            <text:p>2.190872</text:p>
          </table:table-cell>
          <table:table-cell office:value-type="float" office:value="2.197465" calcext:value-type="float">
            <text:p>2.197465</text:p>
          </table:table-cell>
          <table:table-cell office:value-type="float" office:value="2.50178" calcext:value-type="float">
            <text:p>2.50178</text:p>
          </table:table-cell>
          <table:table-cell office:value-type="float" office:value="2.233078" calcext:value-type="float">
            <text:p>2.233078</text:p>
          </table:table-cell>
          <table:table-cell office:value-type="float" office:value="2.06179" calcext:value-type="float">
            <text:p>2.06179</text:p>
          </table:table-cell>
          <table:table-cell office:value-type="float" office:value="2.088285" calcext:value-type="float">
            <text:p>2.088285</text:p>
          </table:table-cell>
          <table:table-cell office:value-type="float" office:value="2.605672" calcext:value-type="float">
            <text:p>2.605672</text:p>
          </table:table-cell>
          <table:table-cell office:value-type="float" office:value="2.373087" calcext:value-type="float">
            <text:p>2.373087</text:p>
          </table:table-cell>
          <table:table-cell office:value-type="float" office:value="2.733036" calcext:value-type="float">
            <text:p>2.733036</text:p>
          </table:table-cell>
          <table:table-cell office:value-type="float" office:value="2.273025" calcext:value-type="float">
            <text:p>2.273025</text:p>
          </table:table-cell>
          <table:table-cell office:value-type="float" office:value="3.272684" calcext:value-type="float">
            <text:p>3.272684</text:p>
          </table:table-cell>
          <table:table-cell office:value-type="float" office:value="2.583905" calcext:value-type="float">
            <text:p>2.583905</text:p>
          </table:table-cell>
          <table:table-cell office:value-type="float" office:value="2.923235" calcext:value-type="float">
            <text:p>2.923235</text:p>
          </table:table-cell>
          <table:table-cell office:value-type="float" office:value="2.259984" calcext:value-type="float">
            <text:p>2.259984</text:p>
          </table:table-cell>
          <table:table-cell office:value-type="float" office:value="2.753173" calcext:value-type="float">
            <text:p>2.753173</text:p>
          </table:table-cell>
          <table:table-cell office:value-type="float" office:value="1.335915" calcext:value-type="float">
            <text:p>1.335915</text:p>
          </table:table-cell>
          <table:table-cell office:value-type="float" office:value="3.175504" calcext:value-type="float">
            <text:p>3.175504</text:p>
          </table:table-cell>
          <table:table-cell office:value-type="float" office:value="2.601973" calcext:value-type="float">
            <text:p>2.601973</text:p>
          </table:table-cell>
          <table:table-cell office:value-type="float" office:value="2.853373" calcext:value-type="float">
            <text:p>2.853373</text:p>
          </table:table-cell>
          <table:table-cell office:value-type="float" office:value="2.915974" calcext:value-type="float">
            <text:p>2.915974</text:p>
          </table:table-cell>
          <table:table-cell office:value-type="float" office:value="2.128049" calcext:value-type="float">
            <text:p>2.128049</text:p>
          </table:table-cell>
          <table:table-cell office:value-type="float" office:value="3.469016" calcext:value-type="float">
            <text:p>3.469016</text:p>
          </table:table-cell>
          <table:table-cell office:value-type="float" office:value="1.686774" calcext:value-type="float">
            <text:p>1.686774</text:p>
          </table:table-cell>
          <table:table-cell office:value-type="float" office:value="2.398831" calcext:value-type="float">
            <text:p>2.398831</text:p>
          </table:table-cell>
          <table:table-cell office:value-type="float" office:value="1.751881" calcext:value-type="float">
            <text:p>1.751881</text:p>
          </table:table-cell>
          <table:table-cell office:value-type="float" office:value="3.095215" calcext:value-type="float">
            <text:p>3.095215</text:p>
          </table:table-cell>
          <table:table-cell office:value-type="float" office:value="2.064284" calcext:value-type="float">
            <text:p>2.064284</text:p>
          </table:table-cell>
          <table:table-cell office:value-type="float" office:value="2.103479" calcext:value-type="float">
            <text:p>2.103479</text:p>
          </table:table-cell>
          <table:table-cell office:value-type="float" office:value="1.907959" calcext:value-type="float">
            <text:p>1.907959</text:p>
          </table:table-cell>
          <table:table-cell office:value-type="float" office:value="2.150851" calcext:value-type="float">
            <text:p>2.150851</text:p>
          </table:table-cell>
          <table:table-cell office:value-type="float" office:value="1.994898" calcext:value-type="float">
            <text:p>1.994898</text:p>
          </table:table-cell>
          <table:table-cell office:value-type="float" office:value="4.26009" calcext:value-type="float">
            <text:p>4.26009</text:p>
          </table:table-cell>
          <table:table-cell office:value-type="float" office:value="2.311104" calcext:value-type="float">
            <text:p>2.311104</text:p>
          </table:table-cell>
        </table:table-row>
        <table:table-row table:style-name="ro1">
          <table:table-cell office:value-type="float" office:value="1.642191" calcext:value-type="float">
            <text:p>1.642191</text:p>
          </table:table-cell>
          <table:table-cell office:value-type="float" office:value="1.600343" calcext:value-type="float">
            <text:p>1.600343</text:p>
          </table:table-cell>
          <table:table-cell office:value-type="float" office:value="2.896383" calcext:value-type="float">
            <text:p>2.896383</text:p>
          </table:table-cell>
          <table:table-cell office:value-type="float" office:value="2.31831" calcext:value-type="float">
            <text:p>2.31831</text:p>
          </table:table-cell>
          <table:table-cell office:value-type="float" office:value="2.439154" calcext:value-type="float">
            <text:p>2.439154</text:p>
          </table:table-cell>
          <table:table-cell office:value-type="float" office:value="2.702177" calcext:value-type="float">
            <text:p>2.702177</text:p>
          </table:table-cell>
          <table:table-cell office:value-type="float" office:value="3.016467" calcext:value-type="float">
            <text:p>3.016467</text:p>
          </table:table-cell>
          <table:table-cell office:value-type="float" office:value="1.835002" calcext:value-type="float">
            <text:p>1.835002</text:p>
          </table:table-cell>
          <table:table-cell office:value-type="float" office:value="1.835676" calcext:value-type="float">
            <text:p>1.835676</text:p>
          </table:table-cell>
          <table:table-cell office:value-type="float" office:value="2.29858" calcext:value-type="float">
            <text:p>2.29858</text:p>
          </table:table-cell>
          <table:table-cell office:value-type="float" office:value="2.478781" calcext:value-type="float">
            <text:p>2.478781</text:p>
          </table:table-cell>
          <table:table-cell office:value-type="float" office:value="1.756498" calcext:value-type="float">
            <text:p>1.756498</text:p>
          </table:table-cell>
          <table:table-cell office:value-type="float" office:value="2.119383" calcext:value-type="float">
            <text:p>2.119383</text:p>
          </table:table-cell>
          <table:table-cell office:value-type="float" office:value="2.129724" calcext:value-type="float">
            <text:p>2.129724</text:p>
          </table:table-cell>
          <table:table-cell office:value-type="float" office:value="2.251194" calcext:value-type="float">
            <text:p>2.251194</text:p>
          </table:table-cell>
          <table:table-cell office:value-type="float" office:value="2.409164" calcext:value-type="float">
            <text:p>2.409164</text:p>
          </table:table-cell>
          <table:table-cell office:value-type="float" office:value="2.443154" calcext:value-type="float">
            <text:p>2.443154</text:p>
          </table:table-cell>
          <table:table-cell office:value-type="float" office:value="3.065409" calcext:value-type="float">
            <text:p>3.065409</text:p>
          </table:table-cell>
          <table:table-cell office:value-type="float" office:value="2.416168" calcext:value-type="float">
            <text:p>2.416168</text:p>
          </table:table-cell>
          <table:table-cell office:value-type="float" office:value="2.351899" calcext:value-type="float">
            <text:p>2.351899</text:p>
          </table:table-cell>
          <table:table-cell office:value-type="float" office:value="1.971855" calcext:value-type="float">
            <text:p>1.971855</text:p>
          </table:table-cell>
          <table:table-cell office:value-type="float" office:value="2.254702" calcext:value-type="float">
            <text:p>2.254702</text:p>
          </table:table-cell>
          <table:table-cell office:value-type="float" office:value="1.64709" calcext:value-type="float">
            <text:p>1.64709</text:p>
          </table:table-cell>
          <table:table-cell office:value-type="float" office:value="2.970367" calcext:value-type="float">
            <text:p>2.970367</text:p>
          </table:table-cell>
          <table:table-cell office:value-type="float" office:value="2.530349" calcext:value-type="float">
            <text:p>2.530349</text:p>
          </table:table-cell>
          <table:table-cell office:value-type="float" office:value="2.391757" calcext:value-type="float">
            <text:p>2.391757</text:p>
          </table:table-cell>
          <table:table-cell office:value-type="float" office:value="2.287376" calcext:value-type="float">
            <text:p>2.287376</text:p>
          </table:table-cell>
          <table:table-cell office:value-type="float" office:value="2.335349" calcext:value-type="float">
            <text:p>2.335349</text:p>
          </table:table-cell>
          <table:table-cell office:value-type="float" office:value="3.162498" calcext:value-type="float">
            <text:p>3.162498</text:p>
          </table:table-cell>
          <table:table-cell office:value-type="float" office:value="2.139729" calcext:value-type="float">
            <text:p>2.139729</text:p>
          </table:table-cell>
          <table:table-cell office:value-type="float" office:value="2.971837" calcext:value-type="float">
            <text:p>2.971837</text:p>
          </table:table-cell>
          <table:table-cell office:value-type="float" office:value="1.469939" calcext:value-type="float">
            <text:p>1.469939</text:p>
          </table:table-cell>
          <table:table-cell office:value-type="float" office:value="2.81282" calcext:value-type="float">
            <text:p>2.81282</text:p>
          </table:table-cell>
          <table:table-cell office:value-type="float" office:value="1.844024" calcext:value-type="float">
            <text:p>1.844024</text:p>
          </table:table-cell>
          <table:table-cell office:value-type="float" office:value="2.435315" calcext:value-type="float">
            <text:p>2.435315</text:p>
          </table:table-cell>
          <table:table-cell office:value-type="float" office:value="2.019767" calcext:value-type="float">
            <text:p>2.019767</text:p>
          </table:table-cell>
          <table:table-cell office:value-type="float" office:value="2.016403" calcext:value-type="float">
            <text:p>2.016403</text:p>
          </table:table-cell>
          <table:table-cell office:value-type="float" office:value="2.073107" calcext:value-type="float">
            <text:p>2.073107</text:p>
          </table:table-cell>
          <table:table-cell office:value-type="float" office:value="4.036245" calcext:value-type="float">
            <text:p>4.036245</text:p>
          </table:table-cell>
          <table:table-cell office:value-type="float" office:value="2.12219" calcext:value-type="float">
            <text:p>2.12219</text:p>
          </table:table-cell>
        </table:table-row>
        <table:table-row table:style-name="ro1">
          <table:table-cell office:value-type="float" office:value="1.768766" calcext:value-type="float">
            <text:p>1.768766</text:p>
          </table:table-cell>
          <table:table-cell office:value-type="float" office:value="2.179749" calcext:value-type="float">
            <text:p>2.179749</text:p>
          </table:table-cell>
          <table:table-cell office:value-type="float" office:value="2.687462" calcext:value-type="float">
            <text:p>2.687462</text:p>
          </table:table-cell>
          <table:table-cell office:value-type="float" office:value="2.412413" calcext:value-type="float">
            <text:p>2.412413</text:p>
          </table:table-cell>
          <table:table-cell office:value-type="float" office:value="2.224473" calcext:value-type="float">
            <text:p>2.22447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850287" calcext:value-type="float">
            <text:p>2.850287</text:p>
          </table:table-cell>
          <table:table-cell office:value-type="float" office:value="1.554401" calcext:value-type="float">
            <text:p>1.554401</text:p>
          </table:table-cell>
          <table:table-cell office:value-type="float" office:value="1.904248" calcext:value-type="float">
            <text:p>1.904248</text:p>
          </table:table-cell>
          <table:table-cell office:value-type="float" office:value="2.138716" calcext:value-type="float">
            <text:p>2.138716</text:p>
          </table:table-cell>
          <table:table-cell office:value-type="float" office:value="2.258327" calcext:value-type="float">
            <text:p>2.258327</text:p>
          </table:table-cell>
          <table:table-cell office:value-type="float" office:value="1.725382" calcext:value-type="float">
            <text:p>1.725382</text:p>
          </table:table-cell>
          <table:table-cell office:value-type="float" office:value="1.999791" calcext:value-type="float">
            <text:p>1.999791</text:p>
          </table:table-cell>
          <table:table-cell office:value-type="float" office:value="2.030032" calcext:value-type="float">
            <text:p>2.030032</text:p>
          </table:table-cell>
          <table:table-cell office:value-type="float" office:value="2.311818" calcext:value-type="float">
            <text:p>2.311818</text:p>
          </table:table-cell>
          <table:table-cell office:value-type="float" office:value="2.274745" calcext:value-type="float">
            <text:p>2.274745</text:p>
          </table:table-cell>
          <table:table-cell office:value-type="float" office:value="2.085764" calcext:value-type="float">
            <text:p>2.085764</text:p>
          </table:table-cell>
          <table:table-cell office:value-type="float" office:value="2.876997" calcext:value-type="float">
            <text:p>2.876997</text:p>
          </table:table-cell>
          <table:table-cell office:value-type="float" office:value="2.215456" calcext:value-type="float">
            <text:p>2.215456</text:p>
          </table:table-cell>
          <table:table-cell office:value-type="float" office:value="2.147771" calcext:value-type="float">
            <text:p>2.147771</text:p>
          </table:table-cell>
          <table:table-cell office:value-type="float" office:value="1.758304" calcext:value-type="float">
            <text:p>1.758304</text:p>
          </table:table-cell>
          <table:table-cell office:value-type="float" office:value="2.53442" calcext:value-type="float">
            <text:p>2.53442</text:p>
          </table:table-cell>
          <table:table-cell office:value-type="float" office:value="1.742457" calcext:value-type="float">
            <text:p>1.742457</text:p>
          </table:table-cell>
          <table:table-cell office:value-type="float" office:value="2.75709" calcext:value-type="float">
            <text:p>2.75709</text:p>
          </table:table-cell>
          <table:table-cell office:value-type="float" office:value="2.481406" calcext:value-type="float">
            <text:p>2.481406</text:p>
          </table:table-cell>
          <table:table-cell office:value-type="float" office:value="2.160462" calcext:value-type="float">
            <text:p>2.160462</text:p>
          </table:table-cell>
          <table:table-cell office:value-type="float" office:value="2.196598" calcext:value-type="float">
            <text:p>2.196598</text:p>
          </table:table-cell>
          <table:table-cell office:value-type="float" office:value="2.196455" calcext:value-type="float">
            <text:p>2.196455</text:p>
          </table:table-cell>
          <table:table-cell office:value-type="float" office:value="3.102118" calcext:value-type="float">
            <text:p>3.102118</text:p>
          </table:table-cell>
          <table:table-cell office:value-type="float" office:value="2.664494" calcext:value-type="float">
            <text:p>2.664494</text:p>
          </table:table-cell>
          <table:table-cell office:value-type="float" office:value="2.764355" calcext:value-type="float">
            <text:p>2.764355</text:p>
          </table:table-cell>
          <table:table-cell office:value-type="float" office:value="1.691639" calcext:value-type="float">
            <text:p>1.691639</text:p>
          </table:table-cell>
          <table:table-cell office:value-type="float" office:value="2.599099" calcext:value-type="float">
            <text:p>2.599099</text:p>
          </table:table-cell>
          <table:table-cell office:value-type="float" office:value="2.152332" calcext:value-type="float">
            <text:p>2.152332</text:p>
          </table:table-cell>
          <table:table-cell office:value-type="float" office:value="2.822378" calcext:value-type="float">
            <text:p>2.822378</text:p>
          </table:table-cell>
          <table:table-cell office:value-type="float" office:value="1.982226" calcext:value-type="float">
            <text:p>1.982226</text:p>
          </table:table-cell>
          <table:table-cell office:value-type="float" office:value="1.921382" calcext:value-type="float">
            <text:p>1.921382</text:p>
          </table:table-cell>
          <table:table-cell office:value-type="float" office:value="2.276872" calcext:value-type="float">
            <text:p>2.276872</text:p>
          </table:table-cell>
          <table:table-cell office:value-type="float" office:value="3.842946" calcext:value-type="float">
            <text:p>3.842946</text:p>
          </table:table-cell>
          <table:table-cell office:value-type="float" office:value="1.970173" calcext:value-type="float">
            <text:p>1.970173</text:p>
          </table:table-cell>
        </table:table-row>
        <table:table-row table:style-name="ro1">
          <table:table-cell office:value-type="float" office:value="1.570995" calcext:value-type="float">
            <text:p>1.570995</text:p>
          </table:table-cell>
          <table:table-cell office:value-type="float" office:value="1.995141" calcext:value-type="float">
            <text:p>1.995141</text:p>
          </table:table-cell>
          <table:table-cell office:value-type="float" office:value="3.607803" calcext:value-type="float">
            <text:p>3.607803</text:p>
          </table:table-cell>
          <table:table-cell office:value-type="float" office:value="2.039779" calcext:value-type="float">
            <text:p>2.039779</text:p>
          </table:table-cell>
          <table:table-cell office:value-type="float" office:value="2.022788" calcext:value-type="float">
            <text:p>2.022788</text:p>
          </table:table-cell>
          <table:table-cell office:value-type="float" office:value="2.636159" calcext:value-type="float">
            <text:p>2.636159</text:p>
          </table:table-cell>
          <table:table-cell office:value-type="float" office:value="2.633845" calcext:value-type="float">
            <text:p>2.633845</text:p>
          </table:table-cell>
          <table:table-cell office:value-type="float" office:value="1.353789" calcext:value-type="float">
            <text:p>1.353789</text:p>
          </table:table-cell>
          <table:table-cell office:value-type="float" office:value="1.564098" calcext:value-type="float">
            <text:p>1.564098</text:p>
          </table:table-cell>
          <table:table-cell office:value-type="float" office:value="2.066131" calcext:value-type="float">
            <text:p>2.066131</text:p>
          </table:table-cell>
          <table:table-cell office:value-type="float" office:value="2.023108" calcext:value-type="float">
            <text:p>2.023108</text:p>
          </table:table-cell>
          <table:table-cell office:value-type="float" office:value="1.541805" calcext:value-type="float">
            <text:p>1.541805</text:p>
          </table:table-cell>
          <table:table-cell office:value-type="float" office:value="2.099956" calcext:value-type="float">
            <text:p>2.099956</text:p>
          </table:table-cell>
          <table:table-cell office:value-type="float" office:value="1.299444" calcext:value-type="float">
            <text:p>1.299444</text:p>
          </table:table-cell>
          <table:table-cell office:value-type="float" office:value="2.190189" calcext:value-type="float">
            <text:p>2.190189</text:p>
          </table:table-cell>
          <table:table-cell office:value-type="float" office:value="2.266965" calcext:value-type="float">
            <text:p>2.266965</text:p>
          </table:table-cell>
          <table:table-cell office:value-type="float" office:value="1.888744" calcext:value-type="float">
            <text:p>1.888744</text:p>
          </table:table-cell>
          <table:table-cell office:value-type="float" office:value="2.63573" calcext:value-type="float">
            <text:p>2.63573</text:p>
          </table:table-cell>
          <table:table-cell office:value-type="float" office:value="1.987742" calcext:value-type="float">
            <text:p>1.987742</text:p>
          </table:table-cell>
          <table:table-cell office:value-type="float" office:value="1.889881" calcext:value-type="float">
            <text:p>1.889881</text:p>
          </table:table-cell>
          <table:table-cell office:value-type="float" office:value="2.521157" calcext:value-type="float">
            <text:p>2.521157</text:p>
          </table:table-cell>
          <table:table-cell office:value-type="float" office:value="2.199543" calcext:value-type="float">
            <text:p>2.199543</text:p>
          </table:table-cell>
          <table:table-cell office:value-type="float" office:value="1.771516" calcext:value-type="float">
            <text:p>1.771516</text:p>
          </table:table-cell>
          <table:table-cell office:value-type="float" office:value="2.546672" calcext:value-type="float">
            <text:p>2.546672</text:p>
          </table:table-cell>
          <table:table-cell office:value-type="float" office:value="1.711682" calcext:value-type="float">
            <text:p>1.711682</text:p>
          </table:table-cell>
          <table:table-cell office:value-type="float" office:value="1.938212" calcext:value-type="float">
            <text:p>1.938212</text:p>
          </table:table-cell>
          <table:table-cell office:value-type="float" office:value="1.960908" calcext:value-type="float">
            <text:p>1.960908</text:p>
          </table:table-cell>
          <table:table-cell office:value-type="float" office:value="1.824309" calcext:value-type="float">
            <text:p>1.824309</text:p>
          </table:table-cell>
          <table:table-cell office:value-type="float" office:value="2.893499" calcext:value-type="float">
            <text:p>2.893499</text:p>
          </table:table-cell>
          <table:table-cell office:value-type="float" office:value="2.419647" calcext:value-type="float">
            <text:p>2.419647</text:p>
          </table:table-cell>
          <table:table-cell office:value-type="float" office:value="2.559027" calcext:value-type="float">
            <text:p>2.559027</text:p>
          </table:table-cell>
          <table:table-cell office:value-type="float" office:value="1.770721" calcext:value-type="float">
            <text:p>1.770721</text:p>
          </table:table-cell>
          <table:table-cell office:value-type="float" office:value="2.467509" calcext:value-type="float">
            <text:p>2.467509</text:p>
          </table:table-cell>
          <table:table-cell office:value-type="float" office:value="2.163964" calcext:value-type="float">
            <text:p>2.163964</text:p>
          </table:table-cell>
          <table:table-cell office:value-type="float" office:value="2.999955" calcext:value-type="float">
            <text:p>2.999955</text:p>
          </table:table-cell>
          <table:table-cell office:value-type="float" office:value="1.864549" calcext:value-type="float">
            <text:p>1.864549</text:p>
          </table:table-cell>
          <table:table-cell office:value-type="float" office:value="1.827151" calcext:value-type="float">
            <text:p>1.827151</text:p>
          </table:table-cell>
          <table:table-cell office:value-type="float" office:value="2.003506" calcext:value-type="float">
            <text:p>2.003506</text:p>
          </table:table-cell>
          <table:table-cell office:value-type="float" office:value="3.622358" calcext:value-type="float">
            <text:p>3.622358</text:p>
          </table:table-cell>
          <table:table-cell office:value-type="float" office:value="1.824437" calcext:value-type="float">
            <text:p>1.824437</text:p>
          </table:table-cell>
        </table:table-row>
        <table:table-row table:style-name="ro1">
          <table:table-cell office:value-type="float" office:value="1.344288" calcext:value-type="float">
            <text:p>1.344288</text:p>
          </table:table-cell>
          <table:table-cell office:value-type="float" office:value="1.788924" calcext:value-type="float">
            <text:p>1.788924</text:p>
          </table:table-cell>
          <table:table-cell office:value-type="float" office:value="3.469634" calcext:value-type="float">
            <text:p>3.469634</text:p>
          </table:table-cell>
          <table:table-cell office:value-type="float" office:value="1.676141" calcext:value-type="float">
            <text:p>1.676141</text:p>
          </table:table-cell>
          <table:table-cell office:value-type="float" office:value="1.803152" calcext:value-type="float">
            <text:p>1.803152</text:p>
          </table:table-cell>
          <table:table-cell office:value-type="float" office:value="2.501033" calcext:value-type="float">
            <text:p>2.501033</text:p>
          </table:table-cell>
          <table:table-cell office:value-type="float" office:value="2.427517" calcext:value-type="float">
            <text:p>2.427517</text:p>
          </table:table-cell>
          <table:table-cell office:value-type="float" office:value="1.28022" calcext:value-type="float">
            <text:p>1.28022</text:p>
          </table:table-cell>
          <table:table-cell office:value-type="float" office:value="1.299538" calcext:value-type="float">
            <text:p>1.299538</text:p>
          </table:table-cell>
          <table:table-cell office:value-type="float" office:value="2.046623" calcext:value-type="float">
            <text:p>2.046623</text:p>
          </table:table-cell>
          <table:table-cell office:value-type="float" office:value="1.805916" calcext:value-type="float">
            <text:p>1.805916</text:p>
          </table:table-cell>
          <table:table-cell office:value-type="float" office:value="1.339555" calcext:value-type="float">
            <text:p>1.339555</text:p>
          </table:table-cell>
          <table:table-cell office:value-type="float" office:value="1.825096" calcext:value-type="float">
            <text:p>1.825096</text:p>
          </table:table-cell>
          <table:table-cell office:value-type="float" office:value="1.580637" calcext:value-type="float">
            <text:p>1.580637</text:p>
          </table:table-cell>
          <table:table-cell office:value-type="float" office:value="2.085029" calcext:value-type="float">
            <text:p>2.085029</text:p>
          </table:table-cell>
          <table:table-cell office:value-type="float" office:value="2.241031" calcext:value-type="float">
            <text:p>2.241031</text:p>
          </table:table-cell>
          <table:table-cell office:value-type="float" office:value="1.705514" calcext:value-type="float">
            <text:p>1.705514</text:p>
          </table:table-cell>
          <table:table-cell office:value-type="float" office:value="2.426901" calcext:value-type="float">
            <text:p>2.426901</text:p>
          </table:table-cell>
          <table:table-cell office:value-type="float" office:value="1.774204" calcext:value-type="float">
            <text:p>1.774204</text:p>
          </table:table-cell>
          <table:table-cell office:value-type="float" office:value="1.76193" calcext:value-type="float">
            <text:p>1.76193</text:p>
          </table:table-cell>
          <table:table-cell office:value-type="float" office:value="2.364617" calcext:value-type="float">
            <text:p>2.364617</text:p>
          </table:table-cell>
          <table:table-cell office:value-type="float" office:value="2.328881" calcext:value-type="float">
            <text:p>2.328881</text:p>
          </table:table-cell>
          <table:table-cell office:value-type="float" office:value="1.619752" calcext:value-type="float">
            <text:p>1.619752</text:p>
          </table:table-cell>
          <table:table-cell office:value-type="float" office:value="2.344026" calcext:value-type="float">
            <text:p>2.344026</text:p>
          </table:table-cell>
          <table:table-cell office:value-type="float" office:value="1.76415" calcext:value-type="float">
            <text:p>1.76415</text:p>
          </table:table-cell>
          <table:table-cell office:value-type="float" office:value="1.730772" calcext:value-type="float">
            <text:p>1.730772</text:p>
          </table:table-cell>
          <table:table-cell office:value-type="float" office:value="1.933313" calcext:value-type="float">
            <text:p>1.933313</text:p>
          </table:table-cell>
          <table:table-cell office:value-type="float" office:value="1.960455" calcext:value-type="float">
            <text:p>1.960455</text:p>
          </table:table-cell>
          <table:table-cell office:value-type="float" office:value="2.828335" calcext:value-type="float">
            <text:p>2.828335</text:p>
          </table:table-cell>
          <table:table-cell office:value-type="float" office:value="2.073679" calcext:value-type="float">
            <text:p>2.073679</text:p>
          </table:table-cell>
          <table:table-cell office:value-type="float" office:value="2.350923" calcext:value-type="float">
            <text:p>2.350923</text:p>
          </table:table-cell>
          <table:table-cell office:value-type="float" office:value="1.321052" calcext:value-type="float">
            <text:p>1.321052</text:p>
          </table:table-cell>
          <table:table-cell office:value-type="float" office:value="2.327184" calcext:value-type="float">
            <text:p>2.327184</text:p>
          </table:table-cell>
          <table:table-cell office:value-type="float" office:value="2.170313" calcext:value-type="float">
            <text:p>2.170313</text:p>
          </table:table-cell>
          <table:table-cell office:value-type="float" office:value="2.852332" calcext:value-type="float">
            <text:p>2.852332</text:p>
          </table:table-cell>
          <table:table-cell office:value-type="float" office:value="1.247729" calcext:value-type="float">
            <text:p>1.247729</text:p>
          </table:table-cell>
          <table:table-cell office:value-type="float" office:value="1.647905" calcext:value-type="float">
            <text:p>1.647905</text:p>
          </table:table-cell>
          <table:table-cell office:value-type="float" office:value="2.234903" calcext:value-type="float">
            <text:p>2.234903</text:p>
          </table:table-cell>
          <table:table-cell office:value-type="float" office:value="3.408007" calcext:value-type="float">
            <text:p>3.408007</text:p>
          </table:table-cell>
          <table:table-cell office:value-type="float" office:value="2.312114" calcext:value-type="float">
            <text:p>2.312114</text:p>
          </table:table-cell>
        </table:table-row>
        <table:table-row table:style-name="ro1">
          <table:table-cell office:value-type="float" office:value="1.093863" calcext:value-type="float">
            <text:p>1.093863</text:p>
          </table:table-cell>
          <table:table-cell office:value-type="float" office:value="1.577748" calcext:value-type="float">
            <text:p>1.577748</text:p>
          </table:table-cell>
          <table:table-cell office:value-type="float" office:value="3.258443" calcext:value-type="float">
            <text:p>3.258443</text:p>
          </table:table-cell>
          <table:table-cell office:value-type="float" office:value="1.664532" calcext:value-type="float">
            <text:p>1.664532</text:p>
          </table:table-cell>
          <table:table-cell office:value-type="float" office:value="1.59258" calcext:value-type="float">
            <text:p>1.59258</text:p>
          </table:table-cell>
          <table:table-cell office:value-type="float" office:value="2.286555" calcext:value-type="float">
            <text:p>2.286555</text:p>
          </table:table-cell>
          <table:table-cell office:value-type="float" office:value="2.206743" calcext:value-type="float">
            <text:p>2.206743</text:p>
          </table:table-cell>
          <table:table-cell office:value-type="float" office:value="1.243828" calcext:value-type="float">
            <text:p>1.243828</text:p>
          </table:table-cell>
          <table:table-cell office:value-type="float" office:value="1.527804" calcext:value-type="float">
            <text:p>1.527804</text:p>
          </table:table-cell>
          <table:table-cell office:value-type="float" office:value="1.562951" calcext:value-type="float">
            <text:p>1.562951</text:p>
          </table:table-cell>
          <table:table-cell office:value-type="float" office:value="1.594369" calcext:value-type="float">
            <text:p>1.594369</text:p>
          </table:table-cell>
          <table:table-cell office:value-type="float" office:value="1.105466" calcext:value-type="float">
            <text:p>1.105466</text:p>
          </table:table-cell>
          <table:table-cell office:value-type="float" office:value="2.208175" calcext:value-type="float">
            <text:p>2.208175</text:p>
          </table:table-cell>
          <table:table-cell office:value-type="float" office:value="1.418642" calcext:value-type="float">
            <text:p>1.418642</text:p>
          </table:table-cell>
          <table:table-cell office:value-type="float" office:value="1.855207" calcext:value-type="float">
            <text:p>1.855207</text:p>
          </table:table-cell>
          <table:table-cell office:value-type="float" office:value="1.846715" calcext:value-type="float">
            <text:p>1.846715</text:p>
          </table:table-cell>
          <table:table-cell office:value-type="float" office:value="1.567967" calcext:value-type="float">
            <text:p>1.567967</text:p>
          </table:table-cell>
          <table:table-cell office:value-type="float" office:value="2.21693" calcext:value-type="float">
            <text:p>2.21693</text:p>
          </table:table-cell>
          <table:table-cell office:value-type="float" office:value="1.563948" calcext:value-type="float">
            <text:p>1.563948</text:p>
          </table:table-cell>
          <table:table-cell office:value-type="float" office:value="1.881492" calcext:value-type="float">
            <text:p>1.881492</text:p>
          </table:table-cell>
          <table:table-cell office:value-type="float" office:value="2.150935" calcext:value-type="float">
            <text:p>2.150935</text:p>
          </table:table-cell>
          <table:table-cell office:value-type="float" office:value="2.13357" calcext:value-type="float">
            <text:p>2.13357</text:p>
          </table:table-cell>
          <table:table-cell office:value-type="float" office:value="1.573752" calcext:value-type="float">
            <text:p>1.573752</text:p>
          </table:table-cell>
          <table:table-cell office:value-type="float" office:value="2.134147" calcext:value-type="float">
            <text:p>2.134147</text:p>
          </table:table-cell>
          <table:table-cell office:value-type="float" office:value="1.634492" calcext:value-type="float">
            <text:p>1.634492</text:p>
          </table:table-cell>
          <table:table-cell office:value-type="float" office:value="1.522144" calcext:value-type="float">
            <text:p>1.522144</text:p>
          </table:table-cell>
          <table:table-cell office:value-type="float" office:value="2.008543" calcext:value-type="float">
            <text:p>2.008543</text:p>
          </table:table-cell>
          <table:table-cell office:value-type="float" office:value="2.152176" calcext:value-type="float">
            <text:p>2.152176</text:p>
          </table:table-cell>
          <table:table-cell office:value-type="float" office:value="2.749786" calcext:value-type="float">
            <text:p>2.749786</text:p>
          </table:table-cell>
          <table:table-cell office:value-type="float" office:value="1.973437" calcext:value-type="float">
            <text:p>1.973437</text:p>
          </table:table-cell>
          <table:table-cell office:value-type="float" office:value="2.142748" calcext:value-type="float">
            <text:p>2.142748</text:p>
          </table:table-cell>
          <table:table-cell office:value-type="float" office:value="1.198113" calcext:value-type="float">
            <text:p>1.198113</text:p>
          </table:table-cell>
          <table:table-cell office:value-type="float" office:value="2.248306" calcext:value-type="float">
            <text:p>2.248306</text:p>
          </table:table-cell>
          <table:table-cell office:value-type="float" office:value="2.142738" calcext:value-type="float">
            <text:p>2.142738</text:p>
          </table:table-cell>
          <table:table-cell office:value-type="float" office:value="2.671142" calcext:value-type="float">
            <text:p>2.671142</text:p>
          </table:table-cell>
          <table:table-cell office:value-type="float" office:value="1.541301" calcext:value-type="float">
            <text:p>1.541301</text:p>
          </table:table-cell>
          <table:table-cell office:value-type="float" office:value="1.549889" calcext:value-type="float">
            <text:p>1.549889</text:p>
          </table:table-cell>
          <table:table-cell office:value-type="float" office:value="2.343362" calcext:value-type="float">
            <text:p>2.343362</text:p>
          </table:table-cell>
          <table:table-cell office:value-type="float" office:value="3.193904" calcext:value-type="float">
            <text:p>3.193904</text:p>
          </table:table-cell>
          <table:table-cell office:value-type="float" office:value="2.160525" calcext:value-type="float">
            <text:p>2.160525</text:p>
          </table:table-cell>
        </table:table-row>
        <table:table-row table:style-name="ro1">
          <table:table-cell office:value-type="float" office:value="0.99523" calcext:value-type="float">
            <text:p>0.99523</text:p>
          </table:table-cell>
          <table:table-cell office:value-type="float" office:value="1.352264" calcext:value-type="float">
            <text:p>1.352264</text:p>
          </table:table-cell>
          <table:table-cell office:value-type="float" office:value="3.050716" calcext:value-type="float">
            <text:p>3.050716</text:p>
          </table:table-cell>
          <table:table-cell office:value-type="float" office:value="1.506011" calcext:value-type="float">
            <text:p>1.506011</text:p>
          </table:table-cell>
          <table:table-cell office:value-type="float" office:value="1.381547" calcext:value-type="float">
            <text:p>1.381547</text:p>
          </table:table-cell>
          <table:table-cell office:value-type="float" office:value="3.012782" calcext:value-type="float">
            <text:p>3.012782</text:p>
          </table:table-cell>
          <table:table-cell office:value-type="float" office:value="2.000498" calcext:value-type="float">
            <text:p>2.000498</text:p>
          </table:table-cell>
          <table:table-cell office:value-type="float" office:value="1.36811" calcext:value-type="float">
            <text:p>1.36811</text:p>
          </table:table-cell>
          <table:table-cell office:value-type="float" office:value="1.367305" calcext:value-type="float">
            <text:p>1.367305</text:p>
          </table:table-cell>
          <table:table-cell office:value-type="float" office:value="1.668973" calcext:value-type="float">
            <text:p>1.668973</text:p>
          </table:table-cell>
          <table:table-cell office:value-type="float" office:value="1.373617" calcext:value-type="float">
            <text:p>1.373617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2.039193" calcext:value-type="float">
            <text:p>2.039193</text:p>
          </table:table-cell>
          <table:table-cell office:value-type="float" office:value="1.331083" calcext:value-type="float">
            <text:p>1.331083</text:p>
          </table:table-cell>
          <table:table-cell office:value-type="float" office:value="1.493058" calcext:value-type="float">
            <text:p>1.493058</text:p>
          </table:table-cell>
          <table:table-cell office:value-type="float" office:value="1.839975" calcext:value-type="float">
            <text:p>1.839975</text:p>
          </table:table-cell>
          <table:table-cell office:value-type="float" office:value="1.485673" calcext:value-type="float">
            <text:p>1.485673</text:p>
          </table:table-cell>
          <table:table-cell office:value-type="float" office:value="2.004602" calcext:value-type="float">
            <text:p>2.004602</text:p>
          </table:table-cell>
          <table:table-cell office:value-type="float" office:value="1.351855" calcext:value-type="float">
            <text:p>1.351855</text:p>
          </table:table-cell>
          <table:table-cell office:value-type="float" office:value="1.518207" calcext:value-type="float">
            <text:p>1.518207</text:p>
          </table:table-cell>
          <table:table-cell office:value-type="float" office:value="1.936404" calcext:value-type="float">
            <text:p>1.936404</text:p>
          </table:table-cell>
          <table:table-cell office:value-type="float" office:value="1.94374" calcext:value-type="float">
            <text:p>1.94374</text:p>
          </table:table-cell>
          <table:table-cell office:value-type="float" office:value="1.194667" calcext:value-type="float">
            <text:p>1.194667</text:p>
          </table:table-cell>
          <table:table-cell office:value-type="float" office:value="1.928374" calcext:value-type="float">
            <text:p>1.928374</text:p>
          </table:table-cell>
          <table:table-cell office:value-type="float" office:value="1.45491" calcext:value-type="float">
            <text:p>1.45491</text:p>
          </table:table-cell>
          <table:table-cell office:value-type="float" office:value="1.312735" calcext:value-type="float">
            <text:p>1.312735</text:p>
          </table:table-cell>
          <table:table-cell office:value-type="float" office:value="1.938833" calcext:value-type="float">
            <text:p>1.938833</text:p>
          </table:table-cell>
          <table:table-cell office:value-type="float" office:value="1.943079" calcext:value-type="float">
            <text:p>1.943079</text:p>
          </table:table-cell>
          <table:table-cell office:value-type="float" office:value="3.563066" calcext:value-type="float">
            <text:p>3.563066</text:p>
          </table:table-cell>
          <table:table-cell office:value-type="float" office:value="1.970846" calcext:value-type="float">
            <text:p>1.970846</text:p>
          </table:table-cell>
          <table:table-cell office:value-type="float" office:value="1.934918" calcext:value-type="float">
            <text:p>1.934918</text:p>
          </table:table-cell>
          <table:table-cell office:value-type="float" office:value="1.430729" calcext:value-type="float">
            <text:p>1.430729</text:p>
          </table:table-cell>
          <table:table-cell office:value-type="float" office:value="2.058919" calcext:value-type="float">
            <text:p>2.058919</text:p>
          </table:table-cell>
          <table:table-cell office:value-type="float" office:value="1.911487" calcext:value-type="float">
            <text:p>1.911487</text:p>
          </table:table-cell>
          <table:table-cell office:value-type="float" office:value="2.525776" calcext:value-type="float">
            <text:p>2.525776</text:p>
          </table:table-cell>
          <table:table-cell office:value-type="float" office:value="2.146425" calcext:value-type="float">
            <text:p>2.146425</text:p>
          </table:table-cell>
          <table:table-cell office:value-type="float" office:value="1.399082" calcext:value-type="float">
            <text:p>1.399082</text:p>
          </table:table-cell>
          <table:table-cell office:value-type="float" office:value="1.937163" calcext:value-type="float">
            <text:p>1.937163</text:p>
          </table:table-cell>
          <table:table-cell office:value-type="float" office:value="2.978765" calcext:value-type="float">
            <text:p>2.978765</text:p>
          </table:table-cell>
          <table:table-cell office:value-type="float" office:value="1.978376" calcext:value-type="float">
            <text:p>1.978376</text:p>
          </table:table-cell>
        </table:table-row>
        <table:table-row table:style-name="ro1">
          <table:table-cell office:value-type="float" office:value="1.125215" calcext:value-type="float">
            <text:p>1.125215</text:p>
          </table:table-cell>
          <table:table-cell office:value-type="float" office:value="1.144895" calcext:value-type="float">
            <text:p>1.144895</text:p>
          </table:table-cell>
          <table:table-cell office:value-type="float" office:value="2.847641" calcext:value-type="float">
            <text:p>2.847641</text:p>
          </table:table-cell>
          <table:table-cell office:value-type="float" office:value="1.350929" calcext:value-type="float">
            <text:p>1.350929</text:p>
          </table:table-cell>
          <table:table-cell office:value-type="float" office:value="1.170082" calcext:value-type="float">
            <text:p>1.170082</text:p>
          </table:table-cell>
          <table:table-cell office:value-type="float" office:value="2.861218" calcext:value-type="float">
            <text:p>2.861218</text:p>
          </table:table-cell>
          <table:table-cell office:value-type="float" office:value="1.7864" calcext:value-type="float">
            <text:p>1.7864</text:p>
          </table:table-cell>
          <table:table-cell office:value-type="float" office:value="1.153402" calcext:value-type="float">
            <text:p>1.153402</text:p>
          </table:table-cell>
          <table:table-cell office:value-type="float" office:value="1.158311" calcext:value-type="float">
            <text:p>1.158311</text:p>
          </table:table-cell>
          <table:table-cell office:value-type="float" office:value="1.548969" calcext:value-type="float">
            <text:p>1.548969</text:p>
          </table:table-cell>
          <table:table-cell office:value-type="float" office:value="1.165576" calcext:value-type="float">
            <text:p>1.165576</text:p>
          </table:table-cell>
          <table:table-cell office:value-type="float" office:value="1.15246" calcext:value-type="float">
            <text:p>1.15246</text:p>
          </table:table-cell>
          <table:table-cell office:value-type="float" office:value="1.817944" calcext:value-type="float">
            <text:p>1.817944</text:p>
          </table:table-cell>
          <table:table-cell office:value-type="float" office:value="1.251226" calcext:value-type="float">
            <text:p>1.251226</text:p>
          </table:table-cell>
          <table:table-cell office:value-type="float" office:value="1.768359" calcext:value-type="float">
            <text:p>1.768359</text:p>
          </table:table-cell>
          <table:table-cell office:value-type="float" office:value="1.567375" calcext:value-type="float">
            <text:p>1.567375</text:p>
          </table:table-cell>
          <table:table-cell office:value-type="float" office:value="1.747753" calcext:value-type="float">
            <text:p>1.747753</text:p>
          </table:table-cell>
          <table:table-cell office:value-type="float" office:value="1.790992" calcext:value-type="float">
            <text:p>1.790992</text:p>
          </table:table-cell>
          <table:table-cell office:value-type="float" office:value="1.142184" calcext:value-type="float">
            <text:p>1.142184</text:p>
          </table:table-cell>
          <table:table-cell office:value-type="float" office:value="1.628244" calcext:value-type="float">
            <text:p>1.628244</text:p>
          </table:table-cell>
          <table:table-cell office:value-type="float" office:value="1.730747" calcext:value-type="float">
            <text:p>1.730747</text:p>
          </table:table-cell>
          <table:table-cell office:value-type="float" office:value="1.911573" calcext:value-type="float">
            <text:p>1.911573</text:p>
          </table:table-cell>
          <table:table-cell office:value-type="float" office:value="0.915932" calcext:value-type="float">
            <text:p>0.915932</text:p>
          </table:table-cell>
          <table:table-cell office:value-type="float" office:value="1.725769" calcext:value-type="float">
            <text:p>1.725769</text:p>
          </table:table-cell>
          <table:table-cell office:value-type="float" office:value="1.622592" calcext:value-type="float">
            <text:p>1.622592</text:p>
          </table:table-cell>
          <table:table-cell office:value-type="float" office:value="1.101995" calcext:value-type="float">
            <text:p>1.101995</text:p>
          </table:table-cell>
          <table:table-cell office:value-type="float" office:value="1.722646" calcext:value-type="float">
            <text:p>1.722646</text:p>
          </table:table-cell>
          <table:table-cell office:value-type="float" office:value="1.729424" calcext:value-type="float">
            <text:p>1.729424</text:p>
          </table:table-cell>
          <table:table-cell office:value-type="float" office:value="3.414902" calcext:value-type="float">
            <text:p>3.414902</text:p>
          </table:table-cell>
          <table:table-cell office:value-type="float" office:value="1.553699" calcext:value-type="float">
            <text:p>1.553699</text:p>
          </table:table-cell>
          <table:table-cell office:value-type="float" office:value="1.735106" calcext:value-type="float">
            <text:p>1.735106</text:p>
          </table:table-cell>
          <table:table-cell office:value-type="float" office:value="1.270914" calcext:value-type="float">
            <text:p>1.270914</text:p>
          </table:table-cell>
          <table:table-cell office:value-type="float" office:value="2.013205" calcext:value-type="float">
            <text:p>2.013205</text:p>
          </table:table-cell>
          <table:table-cell office:value-type="float" office:value="1.334308" calcext:value-type="float">
            <text:p>1.334308</text:p>
          </table:table-cell>
          <table:table-cell office:value-type="float" office:value="2.3883" calcext:value-type="float">
            <text:p>2.3883</text:p>
          </table:table-cell>
          <table:table-cell office:value-type="float" office:value="1.832092" calcext:value-type="float">
            <text:p>1.832092</text:p>
          </table:table-cell>
          <table:table-cell office:value-type="float" office:value="1.289068" calcext:value-type="float">
            <text:p>1.289068</text:p>
          </table:table-cell>
          <table:table-cell office:value-type="float" office:value="1.917191" calcext:value-type="float">
            <text:p>1.917191</text:p>
          </table:table-cell>
          <table:table-cell office:value-type="float" office:value="2.781433" calcext:value-type="float">
            <text:p>2.781433</text:p>
          </table:table-cell>
          <table:table-cell office:value-type="float" office:value="1.742851" calcext:value-type="float">
            <text:p>1.742851</text:p>
          </table:table-cell>
        </table:table-row>
        <table:table-row table:style-name="ro1">
          <table:table-cell office:value-type="float" office:value="0.944739" calcext:value-type="float">
            <text:p>0.944739</text:p>
          </table:table-cell>
          <table:table-cell office:value-type="float" office:value="0.935701" calcext:value-type="float">
            <text:p>0.935701</text:p>
          </table:table-cell>
          <table:table-cell office:value-type="float" office:value="2.62692" calcext:value-type="float">
            <text:p>2.62692</text:p>
          </table:table-cell>
          <table:table-cell office:value-type="float" office:value="0.83996" calcext:value-type="float">
            <text:p>0.83996</text:p>
          </table:table-cell>
          <table:table-cell office:value-type="float" office:value="0.958127" calcext:value-type="float">
            <text:p>0.958127</text:p>
          </table:table-cell>
          <table:table-cell office:value-type="float" office:value="2.656906" calcext:value-type="float">
            <text:p>2.656906</text:p>
          </table:table-cell>
          <table:table-cell office:value-type="float" office:value="1.580106" calcext:value-type="float">
            <text:p>1.580106</text:p>
          </table:table-cell>
          <table:table-cell office:value-type="float" office:value="0.95299" calcext:value-type="float">
            <text:p>0.95299</text:p>
          </table:table-cell>
          <table:table-cell office:value-type="float" office:value="0.952425" calcext:value-type="float">
            <text:p>0.952425</text:p>
          </table:table-cell>
          <table:table-cell office:value-type="float" office:value="1.320056" calcext:value-type="float">
            <text:p>1.320056</text:p>
          </table:table-cell>
          <table:table-cell office:value-type="float" office:value="0.958518" calcext:value-type="float">
            <text:p>0.958518</text:p>
          </table:table-cell>
          <table:table-cell office:value-type="float" office:value="0.965569" calcext:value-type="float">
            <text:p>0.965569</text:p>
          </table:table-cell>
          <table:table-cell office:value-type="float" office:value="1.608626" calcext:value-type="float">
            <text:p>1.608626</text:p>
          </table:table-cell>
          <table:table-cell office:value-type="float" office:value="1.102115" calcext:value-type="float">
            <text:p>1.102115</text:p>
          </table:table-cell>
          <table:table-cell office:value-type="float" office:value="1.637791" calcext:value-type="float">
            <text:p>1.637791</text:p>
          </table:table-cell>
          <table:table-cell office:value-type="float" office:value="1.559368" calcext:value-type="float">
            <text:p>1.559368</text:p>
          </table:table-cell>
          <table:table-cell office:value-type="float" office:value="1.571496" calcext:value-type="float">
            <text:p>1.571496</text:p>
          </table:table-cell>
          <table:table-cell office:value-type="float" office:value="1.578663" calcext:value-type="float">
            <text:p>1.578663</text:p>
          </table:table-cell>
          <table:table-cell office:value-type="float" office:value="0.93686" calcext:value-type="float">
            <text:p>0.93686</text:p>
          </table:table-cell>
          <table:table-cell office:value-type="float" office:value="1.909052" calcext:value-type="float">
            <text:p>1.909052</text:p>
          </table:table-cell>
          <table:table-cell office:value-type="float" office:value="1.521273" calcext:value-type="float">
            <text:p>1.521273</text:p>
          </table:table-cell>
          <table:table-cell office:value-type="float" office:value="1.82132" calcext:value-type="float">
            <text:p>1.82132</text:p>
          </table:table-cell>
          <table:table-cell office:value-type="float" office:value="1.005569" calcext:value-type="float">
            <text:p>1.005569</text:p>
          </table:table-cell>
          <table:table-cell office:value-type="float" office:value="1.50974" calcext:value-type="float">
            <text:p>1.50974</text:p>
          </table:table-cell>
          <table:table-cell office:value-type="float" office:value="1.683715" calcext:value-type="float">
            <text:p>1.683715</text:p>
          </table:table-cell>
          <table:table-cell office:value-type="float" office:value="0.894088" calcext:value-type="float">
            <text:p>0.894088</text:p>
          </table:table-cell>
          <table:table-cell office:value-type="float" office:value="1.516122" calcext:value-type="float">
            <text:p>1.516122</text:p>
          </table:table-cell>
          <table:table-cell office:value-type="float" office:value="1.530475" calcext:value-type="float">
            <text:p>1.530475</text:p>
          </table:table-cell>
          <table:table-cell office:value-type="float" office:value="3.198941" calcext:value-type="float">
            <text:p>3.198941</text:p>
          </table:table-cell>
          <table:table-cell office:value-type="float" office:value="1.324765" calcext:value-type="float">
            <text:p>1.324765</text:p>
          </table:table-cell>
          <table:table-cell office:value-type="float" office:value="1.522777" calcext:value-type="float">
            <text:p>1.522777</text:p>
          </table:table-cell>
          <table:table-cell office:value-type="float" office:value="1.218622" calcext:value-type="float">
            <text:p>1.218622</text:p>
          </table:table-cell>
          <table:table-cell office:value-type="float" office:value="1.8239" calcext:value-type="float">
            <text:p>1.8239</text:p>
          </table:table-cell>
          <table:table-cell office:value-type="float" office:value="1.603762" calcext:value-type="float">
            <text:p>1.603762</text:p>
          </table:table-cell>
          <table:table-cell office:value-type="float" office:value="2.299615" calcext:value-type="float">
            <text:p>2.299615</text:p>
          </table:table-cell>
          <table:table-cell office:value-type="float" office:value="1.828344" calcext:value-type="float">
            <text:p>1.828344</text:p>
          </table:table-cell>
          <table:table-cell office:value-type="float" office:value="1.115685" calcext:value-type="float">
            <text:p>1.115685</text:p>
          </table:table-cell>
          <table:table-cell office:value-type="float" office:value="1.808795" calcext:value-type="float">
            <text:p>1.808795</text:p>
          </table:table-cell>
          <table:table-cell office:value-type="float" office:value="2.565901" calcext:value-type="float">
            <text:p>2.565901</text:p>
          </table:table-cell>
          <table:table-cell office:value-type="float" office:value="1.523798" calcext:value-type="float">
            <text:p>1.523798</text:p>
          </table:table-cell>
        </table:table-row>
        <table:table-row table:style-name="ro1">
          <table:table-cell office:value-type="float" office:value="0.73184" calcext:value-type="float">
            <text:p>0.73184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2.4116" calcext:value-type="float">
            <text:p>2.4116</text:p>
          </table:table-cell>
          <table:table-cell office:value-type="float" office:value="0.934722" calcext:value-type="float">
            <text:p>0.934722</text:p>
          </table:table-cell>
          <table:table-cell office:value-type="float" office:value="0.745246" calcext:value-type="float">
            <text:p>0.745246</text:p>
          </table:table-cell>
          <table:table-cell office:value-type="float" office:value="2.443824" calcext:value-type="float">
            <text:p>2.443824</text:p>
          </table:table-cell>
          <table:table-cell office:value-type="float" office:value="1.370503" calcext:value-type="float">
            <text:p>1.370503</text:p>
          </table:table-cell>
          <table:table-cell office:value-type="float" office:value="0.748316" calcext:value-type="float">
            <text:p>0.748316</text:p>
          </table:table-cell>
          <table:table-cell office:value-type="float" office:value="0.739897" calcext:value-type="float">
            <text:p>0.739897</text:p>
          </table:table-cell>
          <table:table-cell office:value-type="float" office:value="1.36095" calcext:value-type="float">
            <text:p>1.36095</text:p>
          </table:table-cell>
          <table:table-cell office:value-type="float" office:value="0.746054" calcext:value-type="float">
            <text:p>0.746054</text:p>
          </table:table-cell>
          <table:table-cell office:value-type="float" office:value="0.751231" calcext:value-type="float">
            <text:p>0.751231</text:p>
          </table:table-cell>
          <table:table-cell office:value-type="float" office:value="1.402454" calcext:value-type="float">
            <text:p>1.402454</text:p>
          </table:table-cell>
          <table:table-cell office:value-type="float" office:value="1.338488" calcext:value-type="float">
            <text:p>1.338488</text:p>
          </table:table-cell>
          <table:table-cell office:value-type="float" office:value="1.360007" calcext:value-type="float">
            <text:p>1.360007</text:p>
          </table:table-cell>
          <table:table-cell office:value-type="float" office:value="1.540112" calcext:value-type="float">
            <text:p>1.540112</text:p>
          </table:table-cell>
          <table:table-cell office:value-type="float" office:value="1.356699" calcext:value-type="float">
            <text:p>1.356699</text:p>
          </table:table-cell>
          <table:table-cell office:value-type="float" office:value="1.370677" calcext:value-type="float">
            <text:p>1.370677</text:p>
          </table:table-cell>
          <table:table-cell office:value-type="float" office:value="0.729527" calcext:value-type="float">
            <text:p>0.729527</text:p>
          </table:table-cell>
          <table:table-cell office:value-type="float" office:value="1.82931" calcext:value-type="float">
            <text:p>1.82931</text:p>
          </table:table-cell>
          <table:table-cell office:value-type="float" office:value="1.310383" calcext:value-type="float">
            <text:p>1.310383</text:p>
          </table:table-cell>
          <table:table-cell office:value-type="float" office:value="1.557269" calcext:value-type="float">
            <text:p>1.557269</text:p>
          </table:table-cell>
          <table:table-cell office:value-type="float" office:value="1.019405" calcext:value-type="float">
            <text:p>1.019405</text:p>
          </table:table-cell>
          <table:table-cell office:value-type="float" office:value="1.307381" calcext:value-type="float">
            <text:p>1.307381</text:p>
          </table:table-cell>
          <table:table-cell office:value-type="float" office:value="1.563087" calcext:value-type="float">
            <text:p>1.563087</text:p>
          </table:table-cell>
          <table:table-cell office:value-type="float" office:value="0.679874" calcext:value-type="float">
            <text:p>0.679874</text:p>
          </table:table-cell>
          <table:table-cell office:value-type="float" office:value="1.307663" calcext:value-type="float">
            <text:p>1.307663</text:p>
          </table:table-cell>
          <table:table-cell office:value-type="float" office:value="1.313606" calcext:value-type="float">
            <text:p>1.313606</text:p>
          </table:table-cell>
          <table:table-cell office:value-type="float" office:value="2.990392" calcext:value-type="float">
            <text:p>2.990392</text:p>
          </table:table-cell>
          <table:table-cell office:value-type="float" office:value="1.339213" calcext:value-type="float">
            <text:p>1.339213</text:p>
          </table:table-cell>
          <table:table-cell office:value-type="float" office:value="1.310248" calcext:value-type="float">
            <text:p>1.310248</text:p>
          </table:table-cell>
          <table:table-cell office:value-type="float" office:value="1.147316" calcext:value-type="float">
            <text:p>1.147316</text:p>
          </table:table-cell>
          <table:table-cell office:value-type="float" office:value="1.637939" calcext:value-type="float">
            <text:p>1.637939</text:p>
          </table:table-cell>
          <table:table-cell office:value-type="float" office:value="1.645303" calcext:value-type="float">
            <text:p>1.645303</text:p>
          </table:table-cell>
          <table:table-cell office:value-type="float" office:value="2.052759" calcext:value-type="float">
            <text:p>2.052759</text:p>
          </table:table-cell>
          <table:table-cell office:value-type="float" office:value="1.733596" calcext:value-type="float">
            <text:p>1.733596</text:p>
          </table:table-cell>
          <table:table-cell office:value-type="float" office:value="0.734767" calcext:value-type="float">
            <text:p>0.734767</text:p>
          </table:table-cell>
          <table:table-cell office:value-type="float" office:value="1.605421" calcext:value-type="float">
            <text:p>1.605421</text:p>
          </table:table-cell>
          <table:table-cell office:value-type="float" office:value="2.359134" calcext:value-type="float">
            <text:p>2.359134</text:p>
          </table:table-cell>
          <table:table-cell office:value-type="float" office:value="1.31244" calcext:value-type="float">
            <text:p>1.31244</text:p>
          </table:table-cell>
        </table:table-row>
        <table:table-row table:style-name="ro1">
          <table:table-cell office:value-type="float" office:value="0.530033" calcext:value-type="float">
            <text:p>0.530033</text:p>
          </table:table-cell>
          <table:table-cell office:value-type="float" office:value="0.5256" calcext:value-type="float">
            <text:p>0.5256</text:p>
          </table:table-cell>
          <table:table-cell office:value-type="float" office:value="2.215083" calcext:value-type="float">
            <text:p>2.215083</text:p>
          </table:table-cell>
          <table:table-cell office:value-type="float" office:value="0.843234" calcext:value-type="float">
            <text:p>0.843234</text:p>
          </table:table-cell>
          <table:table-cell office:value-type="float" office:value="0.537096" calcext:value-type="float">
            <text:p>0.537096</text:p>
          </table:table-cell>
          <table:table-cell office:value-type="float" office:value="2.243005" calcext:value-type="float">
            <text:p>2.243005</text:p>
          </table:table-cell>
          <table:table-cell office:value-type="float" office:value="1.158847" calcext:value-type="float">
            <text:p>1.158847</text:p>
          </table:table-cell>
          <table:table-cell office:value-type="float" office:value="0.538933" calcext:value-type="float">
            <text:p>0.538933</text:p>
          </table:table-cell>
          <table:table-cell office:value-type="float" office:value="0.52879" calcext:value-type="float">
            <text:p>0.52879</text:p>
          </table:table-cell>
          <table:table-cell office:value-type="float" office:value="1.174972" calcext:value-type="float">
            <text:p>1.174972</text:p>
          </table:table-cell>
          <table:table-cell office:value-type="float" office:value="0.533489" calcext:value-type="float">
            <text:p>0.533489</text:p>
          </table:table-cell>
          <table:table-cell office:value-type="float" office:value="0.53445" calcext:value-type="float">
            <text:p>0.53445</text:p>
          </table:table-cell>
          <table:table-cell office:value-type="float" office:value="1.185383" calcext:value-type="float">
            <text:p>1.185383</text:p>
          </table:table-cell>
          <table:table-cell office:value-type="float" office:value="1.155319" calcext:value-type="float">
            <text:p>1.155319</text:p>
          </table:table-cell>
          <table:table-cell office:value-type="float" office:value="1.144598" calcext:value-type="float">
            <text:p>1.144598</text:p>
          </table:table-cell>
          <table:table-cell office:value-type="float" office:value="1.260296" calcext:value-type="float">
            <text:p>1.260296</text:p>
          </table:table-cell>
          <table:table-cell office:value-type="float" office:value="1.151664" calcext:value-type="float">
            <text:p>1.151664</text:p>
          </table:table-cell>
          <table:table-cell office:value-type="float" office:value="1.157468" calcext:value-type="float">
            <text:p>1.157468</text:p>
          </table:table-cell>
          <table:table-cell office:value-type="float" office:value="0.524212" calcext:value-type="float">
            <text:p>0.524212</text:p>
          </table:table-cell>
          <table:table-cell office:value-type="float" office:value="1.2533" calcext:value-type="float">
            <text:p>1.2533</text:p>
          </table:table-cell>
          <table:table-cell office:value-type="float" office:value="1.097692" calcext:value-type="float">
            <text:p>1.097692</text:p>
          </table:table-cell>
          <table:table-cell office:value-type="float" office:value="1.532718" calcext:value-type="float">
            <text:p>1.532718</text:p>
          </table:table-cell>
          <table:table-cell office:value-type="float" office:value="0.848255" calcext:value-type="float">
            <text:p>0.848255</text:p>
          </table:table-cell>
          <table:table-cell office:value-type="float" office:value="1.096451" calcext:value-type="float">
            <text:p>1.096451</text:p>
          </table:table-cell>
          <table:table-cell office:value-type="float" office:value="1.357802" calcext:value-type="float">
            <text:p>1.357802</text:p>
          </table:table-cell>
          <table:table-cell office:value-type="float" office:value="0.473204" calcext:value-type="float">
            <text:p>0.473204</text:p>
          </table:table-cell>
          <table:table-cell office:value-type="float" office:value="1.095021" calcext:value-type="float">
            <text:p>1.095021</text:p>
          </table:table-cell>
          <table:table-cell office:value-type="float" office:value="1.103029" calcext:value-type="float">
            <text:p>1.103029</text:p>
          </table:table-cell>
          <table:table-cell office:value-type="float" office:value="2.784987" calcext:value-type="float">
            <text:p>2.784987</text:p>
          </table:table-cell>
          <table:table-cell office:value-type="float" office:value="1.32272" calcext:value-type="float">
            <text:p>1.32272</text:p>
          </table:table-cell>
          <table:table-cell office:value-type="float" office:value="1.104122" calcext:value-type="float">
            <text:p>1.104122</text:p>
          </table:table-cell>
          <table:table-cell office:value-type="float" office:value="0.886155" calcext:value-type="float">
            <text:p>0.886155</text:p>
          </table:table-cell>
          <table:table-cell office:value-type="float" office:value="1.577719" calcext:value-type="float">
            <text:p>1.577719</text:p>
          </table:table-cell>
          <table:table-cell office:value-type="float" office:value="1.030335" calcext:value-type="float">
            <text:p>1.030335</text:p>
          </table:table-cell>
          <table:table-cell office:value-type="float" office:value="2.023658" calcext:value-type="float">
            <text:p>2.023658</text:p>
          </table:table-cell>
          <table:table-cell office:value-type="float" office:value="1.50447" calcext:value-type="float">
            <text:p>1.50447</text:p>
          </table:table-cell>
          <table:table-cell office:value-type="float" office:value="0.752403" calcext:value-type="float">
            <text:p>0.752403</text:p>
          </table:table-cell>
          <table:table-cell office:value-type="float" office:value="1.474543" calcext:value-type="float">
            <text:p>1.474543</text:p>
          </table:table-cell>
          <table:table-cell office:value-type="float" office:value="2.150536" calcext:value-type="float">
            <text:p>2.150536</text:p>
          </table:table-cell>
          <table:table-cell office:value-type="float" office:value="1.106746" calcext:value-type="float">
            <text:p>1.106746</text:p>
          </table:table-cell>
        </table:table-row>
        <table:table-row table:style-name="ro1">
          <table:table-cell office:value-type="float" office:value="0.314539" calcext:value-type="float">
            <text:p>0.314539</text:p>
          </table:table-cell>
          <table:table-cell office:value-type="float" office:value="0.315248" calcext:value-type="float">
            <text:p>0.315248</text:p>
          </table:table-cell>
          <table:table-cell office:value-type="float" office:value="1.991959" calcext:value-type="float">
            <text:p>1.991959</text:p>
          </table:table-cell>
          <table:table-cell office:value-type="float" office:value="0.936914" calcext:value-type="float">
            <text:p>0.936914</text:p>
          </table:table-cell>
          <table:table-cell office:value-type="float" office:value="0.32423" calcext:value-type="float">
            <text:p>0.32423</text:p>
          </table:table-cell>
          <table:table-cell office:value-type="float" office:value="2.022591" calcext:value-type="float">
            <text:p>2.022591</text:p>
          </table:table-cell>
          <table:table-cell office:value-type="float" office:value="0.948826" calcext:value-type="float">
            <text:p>0.948826</text:p>
          </table:table-cell>
          <table:table-cell office:value-type="float" office:value="0.320752" calcext:value-type="float">
            <text:p>0.320752</text:p>
          </table:table-cell>
          <table:table-cell office:value-type="float" office:value="0.321436" calcext:value-type="float">
            <text:p>0.321436</text:p>
          </table:table-cell>
          <table:table-cell office:value-type="float" office:value="0.960581" calcext:value-type="float">
            <text:p>0.960581</text:p>
          </table:table-cell>
          <table:table-cell office:value-type="float" office:value="0.332735" calcext:value-type="float">
            <text:p>0.332735</text:p>
          </table:table-cell>
          <table:table-cell office:value-type="float" office:value="0.334838" calcext:value-type="float">
            <text:p>0.334838</text:p>
          </table:table-cell>
          <table:table-cell office:value-type="float" office:value="0.963121" calcext:value-type="float">
            <text:p>0.963121</text:p>
          </table:table-cell>
          <table:table-cell office:value-type="float" office:value="0.944205" calcext:value-type="float">
            <text:p>0.944205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40286" calcext:value-type="float">
            <text:p>0.940286</text:p>
          </table:table-cell>
          <table:table-cell office:value-type="float" office:value="0.937677" calcext:value-type="float">
            <text:p>0.937677</text:p>
          </table:table-cell>
          <table:table-cell office:value-type="float" office:value="0.944152" calcext:value-type="float">
            <text:p>0.944152</text:p>
          </table:table-cell>
          <table:table-cell office:value-type="float" office:value="0.314568" calcext:value-type="float">
            <text:p>0.314568</text:p>
          </table:table-cell>
          <table:table-cell office:value-type="float" office:value="1.45092" calcext:value-type="float">
            <text:p>1.45092</text:p>
          </table:table-cell>
          <table:table-cell office:value-type="float" office:value="0.89225" calcext:value-type="float">
            <text:p>0.89225</text:p>
          </table:table-cell>
          <table:table-cell office:value-type="float" office:value="1.892527" calcext:value-type="float">
            <text:p>1.892527</text:p>
          </table:table-cell>
          <table:table-cell office:value-type="float" office:value="0.672068" calcext:value-type="float">
            <text:p>0.672068</text:p>
          </table:table-cell>
          <table:table-cell office:value-type="float" office:value="0.884704" calcext:value-type="float">
            <text:p>0.884704</text:p>
          </table:table-cell>
          <table:table-cell office:value-type="float" office:value="1.242903" calcext:value-type="float">
            <text:p>1.24290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0.890058" calcext:value-type="float">
            <text:p>0.890058</text:p>
          </table:table-cell>
          <table:table-cell office:value-type="float" office:value="0.893576" calcext:value-type="float">
            <text:p>0.893576</text:p>
          </table:table-cell>
          <table:table-cell office:value-type="float" office:value="2.58329" calcext:value-type="float">
            <text:p>2.58329</text:p>
          </table:table-cell>
          <table:table-cell office:value-type="float" office:value="1.372431" calcext:value-type="float">
            <text:p>1.372431</text:p>
          </table:table-cell>
          <table:table-cell office:value-type="float" office:value="0.886519" calcext:value-type="float">
            <text:p>0.886519</text:p>
          </table:table-cell>
          <table:table-cell office:value-type="float" office:value="0.874594" calcext:value-type="float">
            <text:p>0.874594</text:p>
          </table:table-cell>
          <table:table-cell office:value-type="float" office:value="0.977393" calcext:value-type="float">
            <text:p>0.977393</text:p>
          </table:table-cell>
          <table:table-cell office:value-type="float" office:value="1.310129" calcext:value-type="float">
            <text:p>1.310129</text:p>
          </table:table-cell>
          <table:table-cell office:value-type="float" office:value="1.823328" calcext:value-type="float">
            <text:p>1.823328</text:p>
          </table:table-cell>
          <table:table-cell office:value-type="float" office:value="1.417653" calcext:value-type="float">
            <text:p>1.417653</text:p>
          </table:table-cell>
          <table:table-cell office:value-type="float" office:value="0.620986" calcext:value-type="float">
            <text:p>0.620986</text:p>
          </table:table-cell>
          <table:table-cell office:value-type="float" office:value="1.011533" calcext:value-type="float">
            <text:p>1.011533</text:p>
          </table:table-cell>
          <table:table-cell office:value-type="float" office:value="1.941767" calcext:value-type="float">
            <text:p>1.941767</text:p>
          </table:table-cell>
          <table:table-cell office:value-type="float" office:value="0.896542" calcext:value-type="float">
            <text:p>0.896542</text:p>
          </table:table-cell>
        </table:table-row>
        <table:table-row table:style-name="ro1">
          <table:table-cell office:value-type="float" office:value="0.000715" calcext:value-type="float">
            <text:p>0.000715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1.785931" calcext:value-type="float">
            <text:p>1.785931</text:p>
          </table:table-cell>
          <table:table-cell office:value-type="float" office:value="0.735402" calcext:value-type="float">
            <text:p>0.735402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1.817499" calcext:value-type="float">
            <text:p>1.817499</text:p>
          </table:table-cell>
          <table:table-cell office:value-type="float" office:value="0.737822" calcext:value-type="float">
            <text:p>0.737822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746944" calcext:value-type="float">
            <text:p>0.746944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748789" calcext:value-type="float">
            <text:p>0.748789</text:p>
          </table:table-cell>
          <table:table-cell office:value-type="float" office:value="0.731573" calcext:value-type="float">
            <text:p>0.731573</text:p>
          </table:table-cell>
          <table:table-cell office:value-type="float" office:value="0.729885" calcext:value-type="float">
            <text:p>0.729885</text:p>
          </table:table-cell>
          <table:table-cell office:value-type="float" office:value="0.734195" calcext:value-type="float">
            <text:p>0.734195</text:p>
          </table:table-cell>
          <table:table-cell office:value-type="float" office:value="0.731863" calcext:value-type="float">
            <text:p>0.731863</text:p>
          </table:table-cell>
          <table:table-cell office:value-type="float" office:value="0.737831" calcext:value-type="float">
            <text:p>0.737831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1.243962" calcext:value-type="float">
            <text:p>1.243962</text:p>
          </table:table-cell>
          <table:table-cell office:value-type="float" office:value="0.678111" calcext:value-type="float">
            <text:p>0.678111</text:p>
          </table:table-cell>
          <table:table-cell office:value-type="float" office:value="1.72184" calcext:value-type="float">
            <text:p>1.72184</text:p>
          </table:table-cell>
          <table:table-cell office:value-type="float" office:value="0.421361" calcext:value-type="float">
            <text:p>0.421361</text:p>
          </table:table-cell>
          <table:table-cell office:value-type="float" office:value="0.680612" calcext:value-type="float">
            <text:p>0.680612</text:p>
          </table:table-cell>
          <table:table-cell office:value-type="float" office:value="1.689277" calcext:value-type="float">
            <text:p>1.689277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680664" calcext:value-type="float">
            <text:p>0.680664</text:p>
          </table:table-cell>
          <table:table-cell office:value-type="float" office:value="0.68314" calcext:value-type="float">
            <text:p>0.68314</text:p>
          </table:table-cell>
          <table:table-cell office:value-type="float" office:value="2.358992" calcext:value-type="float">
            <text:p>2.358992</text:p>
          </table:table-cell>
          <table:table-cell office:value-type="float" office:value="0.865333" calcext:value-type="float">
            <text:p>0.865333</text:p>
          </table:table-cell>
          <table:table-cell office:value-type="float" office:value="0.682125" calcext:value-type="float">
            <text:p>0.682125</text:p>
          </table:table-cell>
          <table:table-cell office:value-type="float" office:value="0.676768" calcext:value-type="float">
            <text:p>0.676768</text:p>
          </table:table-cell>
          <table:table-cell office:value-type="float" office:value="1.148479" calcext:value-type="float">
            <text:p>1.148479</text:p>
          </table:table-cell>
          <table:table-cell office:value-type="float" office:value="1.694424" calcext:value-type="float">
            <text:p>1.694424</text:p>
          </table:table-cell>
          <table:table-cell office:value-type="float" office:value="1.722766" calcext:value-type="float">
            <text:p>1.722766</text:p>
          </table:table-cell>
          <table:table-cell office:value-type="float" office:value="1.228877" calcext:value-type="float">
            <text:p>1.228877</text:p>
          </table:table-cell>
          <table:table-cell office:value-type="float" office:value="0.669246" calcext:value-type="float">
            <text:p>0.669246</text:p>
          </table:table-cell>
          <table:table-cell office:value-type="float" office:value="1.098681" calcext:value-type="float">
            <text:p>1.098681</text:p>
          </table:table-cell>
          <table:table-cell office:value-type="float" office:value="1.738364" calcext:value-type="float">
            <text:p>1.738364</text:p>
          </table:table-cell>
          <table:table-cell office:value-type="float" office:value="0.688211" calcext:value-type="float">
            <text:p>0.6882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7493" calcext:value-type="float">
            <text:p>1.57493</text:p>
          </table:table-cell>
          <table:table-cell office:value-type="float" office:value="0.539252" calcext:value-type="float">
            <text:p>0.539252</text:p>
          </table:table-cell>
          <table:table-cell office:value-type="float" office:value="0" calcext:value-type="float">
            <text:p>0</text:p>
          </table:table-cell>
          <table:table-cell office:value-type="float" office:value="1.596067" calcext:value-type="float">
            <text:p>1.596067</text:p>
          </table:table-cell>
          <table:table-cell office:value-type="float" office:value="0.528331" calcext:value-type="float">
            <text:p>0.528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9622" calcext:value-type="float">
            <text:p>0.53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9285" calcext:value-type="float">
            <text:p>0.539285</text:p>
          </table:table-cell>
          <table:table-cell office:value-type="float" office:value="0.52689" calcext:value-type="float">
            <text:p>0.52689</text:p>
          </table:table-cell>
          <table:table-cell office:value-type="float" office:value="0.520707" calcext:value-type="float">
            <text:p>0.520707</text:p>
          </table:table-cell>
          <table:table-cell office:value-type="float" office:value="0.523513" calcext:value-type="float">
            <text:p>0.523513</text:p>
          </table:table-cell>
          <table:table-cell office:value-type="float" office:value="0.528988" calcext:value-type="float">
            <text:p>0.528988</text:p>
          </table:table-cell>
          <table:table-cell office:value-type="float" office:value="0.521621" calcext:value-type="float">
            <text:p>0.521621</text:p>
          </table:table-cell>
          <table:table-cell office:value-type="float" office:value="0" calcext:value-type="float">
            <text:p>0</text:p>
          </table:table-cell>
          <table:table-cell office:value-type="float" office:value="1.104581" calcext:value-type="float">
            <text:p>1.104581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1.50821" calcext:value-type="float">
            <text:p>1.50821</text:p>
          </table:table-cell>
          <table:table-cell office:value-type="float" office:value="0.471541" calcext:value-type="float">
            <text:p>0.471541</text:p>
          </table:table-cell>
          <table:table-cell office:value-type="float" office:value="0.47212" calcext:value-type="float">
            <text:p>0.47212</text:p>
          </table:table-cell>
          <table:table-cell office:value-type="float" office:value="1.513858" calcext:value-type="float">
            <text:p>1.513858</text:p>
          </table:table-cell>
          <table:table-cell office:value-type="float" office:value="0" calcext:value-type="float">
            <text:p>0</text:p>
          </table:table-cell>
          <table:table-cell office:value-type="float" office:value="0.472044" calcext:value-type="float">
            <text:p>0.472044</text:p>
          </table:table-cell>
          <table:table-cell office:value-type="float" office:value="0.471968" calcext:value-type="float">
            <text:p>0.471968</text:p>
          </table:table-cell>
          <table:table-cell office:value-type="float" office:value="2.145625" calcext:value-type="float">
            <text:p>2.145625</text:p>
          </table:table-cell>
          <table:table-cell office:value-type="float" office:value="0.994272" calcext:value-type="float">
            <text:p>0.994272</text:p>
          </table:table-cell>
          <table:table-cell office:value-type="float" office:value="0.470396" calcext:value-type="float">
            <text:p>0.470396</text:p>
          </table:table-cell>
          <table:table-cell office:value-type="float" office:value="0.471012" calcext:value-type="float">
            <text:p>0.471012</text:p>
          </table:table-cell>
          <table:table-cell office:value-type="float" office:value="0.974052" calcext:value-type="float">
            <text:p>0.974052</text:p>
          </table:table-cell>
          <table:table-cell office:value-type="float" office:value="1.518647" calcext:value-type="float">
            <text:p>1.518647</text:p>
          </table:table-cell>
          <table:table-cell office:value-type="float" office:value="1.575681" calcext:value-type="float">
            <text:p>1.575681</text:p>
          </table:table-cell>
          <table:table-cell office:value-type="float" office:value="1.496049" calcext:value-type="float">
            <text:p>1.496049</text:p>
          </table:table-cell>
          <table:table-cell office:value-type="float" office:value="0.472086" calcext:value-type="float">
            <text:p>0.472086</text:p>
          </table:table-cell>
          <table:table-cell office:value-type="float" office:value="1.498841" calcext:value-type="float">
            <text:p>1.498841</text:p>
          </table:table-cell>
          <table:table-cell office:value-type="float" office:value="1.527776" calcext:value-type="float">
            <text:p>1.527776</text:p>
          </table:table-cell>
          <table:table-cell office:value-type="float" office:value="0.472999" calcext:value-type="float">
            <text:p>0.4729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370109" calcext:value-type="float">
            <text:p>1.370109</text:p>
          </table:table-cell>
          <table:table-cell office:value-type="float" office:value="0.315926" calcext:value-type="float">
            <text:p>0.315926</text:p>
          </table:table-cell>
          <table:table-cell office:value-type="float" office:value="0" calcext:value-type="float">
            <text:p>0</text:p>
          </table:table-cell>
          <table:table-cell office:value-type="float" office:value="1.383079" calcext:value-type="float">
            <text:p>1.383079</text:p>
          </table:table-cell>
          <table:table-cell office:value-type="float" office:value="0.320519" calcext:value-type="float">
            <text:p>0.320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722" calcext:value-type="float">
            <text:p>0.324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883" calcext:value-type="float">
            <text:p>0.333883</text:p>
          </table:table-cell>
          <table:table-cell office:value-type="float" office:value="0.318488" calcext:value-type="float">
            <text:p>0.318488</text:p>
          </table:table-cell>
          <table:table-cell office:value-type="float" office:value="0.314212" calcext:value-type="float">
            <text:p>0.314212</text:p>
          </table:table-cell>
          <table:table-cell office:value-type="float" office:value="0.314317" calcext:value-type="float">
            <text:p>0.314317</text:p>
          </table:table-cell>
          <table:table-cell office:value-type="float" office:value="0.315634" calcext:value-type="float">
            <text:p>0.315634</text:p>
          </table:table-cell>
          <table:table-cell office:value-type="float" office:value="0.316971" calcext:value-type="float">
            <text:p>0.316971</text:p>
          </table:table-cell>
          <table:table-cell office:value-type="float" office:value="0" calcext:value-type="float">
            <text:p>0</text:p>
          </table:table-cell>
          <table:table-cell office:value-type="float" office:value="0.736062" calcext:value-type="float">
            <text:p>0.736062</text:p>
          </table:table-cell>
          <table:table-cell office:value-type="float" office:value="0.268198" calcext:value-type="float">
            <text:p>0.268198</text:p>
          </table:table-cell>
          <table:table-cell office:value-type="float" office:value="1.301952" calcext:value-type="float">
            <text:p>1.301952</text:p>
          </table:table-cell>
          <table:table-cell office:value-type="float" office:value="0.273115" calcext:value-type="float">
            <text:p>0.273115</text:p>
          </table:table-cell>
          <table:table-cell office:value-type="float" office:value="0.263354" calcext:value-type="float">
            <text:p>0.263354</text:p>
          </table:table-cell>
          <table:table-cell office:value-type="float" office:value="1.304244" calcext:value-type="float">
            <text:p>1.304244</text:p>
          </table:table-cell>
          <table:table-cell office:value-type="float" office:value="0" calcext:value-type="float">
            <text:p>0</text:p>
          </table:table-cell>
          <table:table-cell office:value-type="float" office:value="0.263839" calcext:value-type="float">
            <text:p>0.263839</text:p>
          </table:table-cell>
          <table:table-cell office:value-type="float" office:value="0.266267" calcext:value-type="float">
            <text:p>0.266267</text:p>
          </table:table-cell>
          <table:table-cell office:value-type="float" office:value="1.937761" calcext:value-type="float">
            <text:p>1.937761</text:p>
          </table:table-cell>
          <table:table-cell office:value-type="float" office:value="0.911159" calcext:value-type="float">
            <text:p>0.911159</text:p>
          </table:table-cell>
          <table:table-cell office:value-type="float" office:value="0.265155" calcext:value-type="float">
            <text:p>0.265155</text:p>
          </table:table-cell>
          <table:table-cell office:value-type="float" office:value="0.264373" calcext:value-type="float">
            <text:p>0.264373</text:p>
          </table:table-cell>
          <table:table-cell office:value-type="float" office:value="1.282695" calcext:value-type="float">
            <text:p>1.282695</text:p>
          </table:table-cell>
          <table:table-cell office:value-type="float" office:value="1.30582" calcext:value-type="float">
            <text:p>1.30582</text:p>
          </table:table-cell>
          <table:table-cell office:value-type="float" office:value="1.388994" calcext:value-type="float">
            <text:p>1.388994</text:p>
          </table:table-cell>
          <table:table-cell office:value-type="float" office:value="1.323058" calcext:value-type="float">
            <text:p>1.323058</text:p>
          </table:table-cell>
          <table:table-cell office:value-type="float" office:value="0.265317" calcext:value-type="float">
            <text:p>0.265317</text:p>
          </table:table-cell>
          <table:table-cell office:value-type="float" office:value="1.316095" calcext:value-type="float">
            <text:p>1.316095</text:p>
          </table:table-cell>
          <table:table-cell office:value-type="float" office:value="1.315353" calcext:value-type="float">
            <text:p>1.315353</text:p>
          </table:table-cell>
          <table:table-cell office:value-type="float" office:value="0.264926" calcext:value-type="float">
            <text:p>0.2649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150686" calcext:value-type="float">
            <text:p>1.150686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" calcext:value-type="float">
            <text:p>0</text:p>
          </table:table-cell>
          <table:table-cell office:value-type="float" office:value="1.161499" calcext:value-type="float">
            <text:p>1.161499</text:p>
          </table:table-cell>
          <table:table-cell office:value-type="float" office:value="0.000336" calcext:value-type="float">
            <text:p>0.00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5" calcext:value-type="float">
            <text:p>0.00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" calcext:value-type="float">
            <text:p>0</text:p>
          </table:table-cell>
          <table:table-cell office:value-type="float" office:value="0.806527" calcext:value-type="float">
            <text:p>0.806527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1.093462" calcext:value-type="float">
            <text:p>1.093462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1.094426" calcext:value-type="float">
            <text:p>1.094426</text:p>
          </table:table-cell>
          <table:table-cell office:value-type="float" office:value="0" calcext:value-type="float">
            <text:p>0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1.724825" calcext:value-type="float">
            <text:p>1.724825</text:p>
          </table:table-cell>
          <table:table-cell office:value-type="float" office:value="0.77406" calcext:value-type="float">
            <text:p>0.77406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1.100365" calcext:value-type="float">
            <text:p>1.100365</text:p>
          </table:table-cell>
          <table:table-cell office:value-type="float" office:value="1.101034" calcext:value-type="float">
            <text:p>1.101034</text:p>
          </table:table-cell>
          <table:table-cell office:value-type="float" office:value="1.291448" calcext:value-type="float">
            <text:p>1.291448</text:p>
          </table:table-cell>
          <table:table-cell office:value-type="float" office:value="1.103387" calcext:value-type="float">
            <text:p>1.103387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1.104615" calcext:value-type="float">
            <text:p>1.104615</text:p>
          </table:table-cell>
          <table:table-cell office:value-type="float" office:value="1.105879" calcext:value-type="float">
            <text:p>1.105879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0039" calcext:value-type="float">
            <text:p>0.95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5655" calcext:value-type="float">
            <text:p>0.9556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724732" calcext:value-type="float">
            <text:p>0.724732</text:p>
          </table:table-cell>
          <table:table-cell office:value-type="float" office:value="0" calcext:value-type="float">
            <text:p>0</text:p>
          </table:table-cell>
          <table:table-cell office:value-type="float" office:value="0.887676" calcext:value-type="float">
            <text:p>0.887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759" calcext:value-type="float">
            <text:p>0.886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8616" calcext:value-type="float">
            <text:p>1.518616</text:p>
          </table:table-cell>
          <table:table-cell office:value-type="float" office:value="0.875824" calcext:value-type="float">
            <text:p>0.87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0889" calcext:value-type="float">
            <text:p>0.890889</text:p>
          </table:table-cell>
          <table:table-cell office:value-type="float" office:value="0.890575" calcext:value-type="float">
            <text:p>0.890575</text:p>
          </table:table-cell>
          <table:table-cell office:value-type="float" office:value="1.138889" calcext:value-type="float">
            <text:p>1.138889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" calcext:value-type="float">
            <text:p>0</text:p>
          </table:table-cell>
          <table:table-cell office:value-type="float" office:value="0.893506" calcext:value-type="float">
            <text:p>0.893506</text:p>
          </table:table-cell>
          <table:table-cell office:value-type="float" office:value="0.895662" calcext:value-type="float">
            <text:p>0.895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7245" calcext:value-type="float">
            <text:p>0.737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2888" calcext:value-type="float">
            <text:p>0.74288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61058" calcext:value-type="float">
            <text:p>0.461058</text:p>
          </table:table-cell>
          <table:table-cell office:value-type="float" office:value="0" calcext:value-type="float">
            <text:p>0</text:p>
          </table:table-cell>
          <table:table-cell office:value-type="float" office:value="0.678088" calcext:value-type="float">
            <text:p>0.67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767" calcext:value-type="float">
            <text:p>0.679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09346" calcext:value-type="float">
            <text:p>1.309346</text:p>
          </table:table-cell>
          <table:table-cell office:value-type="float" office:value="0.681902" calcext:value-type="float">
            <text:p>0.681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1067" calcext:value-type="float">
            <text:p>0.681067</text:p>
          </table:table-cell>
          <table:table-cell office:value-type="float" office:value="0.681257" calcext:value-type="float">
            <text:p>0.681257</text:p>
          </table:table-cell>
          <table:table-cell office:value-type="float" office:value="0.970853" calcext:value-type="float">
            <text:p>0.970853</text:p>
          </table:table-cell>
          <table:table-cell office:value-type="float" office:value="0.68375" calcext:value-type="float">
            <text:p>0.68375</text:p>
          </table:table-cell>
          <table:table-cell office:value-type="float" office:value="0" calcext:value-type="float">
            <text:p>0</text:p>
          </table:table-cell>
          <table:table-cell office:value-type="float" office:value="0.684134" calcext:value-type="float">
            <text:p>0.684134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2341" calcext:value-type="float">
            <text:p>0.52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91" calcext:value-type="float">
            <text:p>0.535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09637" calcext:value-type="float">
            <text:p>0.109637</text:p>
          </table:table-cell>
          <table:table-cell office:value-type="float" office:value="0" calcext:value-type="float">
            <text:p>0</text:p>
          </table:table-cell>
          <table:table-cell office:value-type="float" office:value="0.472101" calcext:value-type="float">
            <text:p>0.472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869" calcext:value-type="float">
            <text:p>0.470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8801" calcext:value-type="float">
            <text:p>1.098801</text:p>
          </table:table-cell>
          <table:table-cell office:value-type="float" office:value="0.474473" calcext:value-type="float">
            <text:p>0.47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3" calcext:value-type="float">
            <text:p>0.4733</text:p>
          </table:table-cell>
          <table:table-cell office:value-type="float" office:value="0.472026" calcext:value-type="float">
            <text:p>0.472026</text:p>
          </table:table-cell>
          <table:table-cell office:value-type="float" office:value="0.799183" calcext:value-type="float">
            <text:p>0.799183</text:p>
          </table:table-cell>
          <table:table-cell office:value-type="float" office:value="0.472501" calcext:value-type="float">
            <text:p>0.472501</text:p>
          </table:table-cell>
          <table:table-cell office:value-type="float" office:value="0" calcext:value-type="float">
            <text:p>0</text:p>
          </table:table-cell>
          <table:table-cell office:value-type="float" office:value="0.475805" calcext:value-type="float">
            <text:p>0.475805</text:p>
          </table:table-cell>
          <table:table-cell office:value-type="float" office:value="0.476055" calcext:value-type="float">
            <text:p>0.476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22098" calcext:value-type="float">
            <text:p>0.32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2037" calcext:value-type="float">
            <text:p>0.3220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15563" calcext:value-type="float">
            <text:p>0.315563</text:p>
          </table:table-cell>
          <table:table-cell office:value-type="float" office:value="0" calcext:value-type="float">
            <text:p>0</text:p>
          </table:table-cell>
          <table:table-cell office:value-type="float" office:value="0.263458" calcext:value-type="float">
            <text:p>0.26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428" calcext:value-type="float">
            <text:p>0.265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0443" calcext:value-type="float">
            <text:p>0.890443</text:p>
          </table:table-cell>
          <table:table-cell office:value-type="float" office:value="0.265145" calcext:value-type="float">
            <text:p>0.265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376" calcext:value-type="float">
            <text:p>0.264376</text:p>
          </table:table-cell>
          <table:table-cell office:value-type="float" office:value="0.264869" calcext:value-type="float">
            <text:p>0.264869</text:p>
          </table:table-cell>
          <table:table-cell office:value-type="float" office:value="0.870284" calcext:value-type="float">
            <text:p>0.870284</text:p>
          </table:table-cell>
          <table:table-cell office:value-type="float" office:value="0.267211" calcext:value-type="float">
            <text:p>0.267211</text:p>
          </table:table-cell>
          <table:table-cell office:value-type="float" office:value="0" calcext:value-type="float">
            <text:p>0</text:p>
          </table:table-cell>
          <table:table-cell office:value-type="float" office:value="0.266894" calcext:value-type="float">
            <text:p>0.266894</text:p>
          </table:table-cell>
          <table:table-cell office:value-type="float" office:value="0.269325" calcext:value-type="float">
            <text:p>0.269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87" calcext:value-type="float">
            <text:p>0.000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" calcext:value-type="float">
            <text:p>0.0003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" calcext:value-type="float">
            <text:p>0</text:p>
          </table:table-cell>
          <table:table-cell office:value-type="float" office:value="0.000379" calcext:value-type="float">
            <text:p>0.00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9" calcext:value-type="float">
            <text:p>0.000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0282" calcext:value-type="float">
            <text:p>0.680282</text:p>
          </table:table-cell>
          <table:table-cell office:value-type="float" office:value="0.000353" calcext:value-type="float">
            <text:p>0.000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341" calcext:value-type="float">
            <text:p>0.000341</text:p>
          </table:table-cell>
          <table:table-cell office:value-type="float" office:value="0.678481" calcext:value-type="float">
            <text:p>0.678481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" calcext:value-type="float">
            <text:p>0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0.472865" calcext:value-type="float">
            <text:p>0.4728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71826" calcext:value-type="float">
            <text:p>0.4718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0.266596" calcext:value-type="float">
            <text:p>0.2665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6464" calcext:value-type="float">
            <text:p>0.2664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0.000348" calcext:value-type="float">
            <text:p>0.0003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58" calcext:value-type="float">
            <text:p>0.0003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2:29:02.233585733</meta:creation-date>
    <dc:date>2017-03-01T02:32:58.176765423</dc:date>
    <meta:editing-duration>P0D</meta:editing-duration>
    <meta:editing-cycles>1</meta:editing-cycles>
    <meta:document-statistic meta:table-count="4" meta:cell-count="9361" meta:object-count="0"/>
    <meta:generator>LibreOffice/4.2.8.2$Linux_X86_64 LibreOffice_project/420m0$Build-2</meta:generator>
  </office:meta>
</office:document-meta>
</file>